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matriz_filial</text:p>
          </table:table-cell>
          <table:table-cell office:value-type="string" calcext:value-type="string">
            <text:p>razao_social</text:p>
          </table:table-cell>
          <table:table-cell office:value-type="string" calcext:value-type="string">
            <text:p>nome_fantasia</text:p>
          </table:table-cell>
          <table:table-cell office:value-type="string" calcext:value-type="string">
            <text:p>situacao</text:p>
          </table:table-cell>
          <table:table-cell office:value-type="string" calcext:value-type="string">
            <text:p>data_situacao</text:p>
          </table:table-cell>
          <table:table-cell office:value-type="string" calcext:value-type="string">
            <text:p>motivo_situacao</text:p>
          </table:table-cell>
          <table:table-cell office:value-type="string" calcext:value-type="string">
            <text:p>nm_cidade_exterior</text:p>
          </table:table-cell>
          <table:table-cell office:value-type="string" calcext:value-type="string">
            <text:p>cod_pais</text:p>
          </table:table-cell>
          <table:table-cell office:value-type="string" calcext:value-type="string">
            <text:p>nome_pais</text:p>
          </table:table-cell>
          <table:table-cell office:value-type="string" calcext:value-type="string">
            <text:p>cod_nat_juridica</text:p>
          </table:table-cell>
          <table:table-cell office:value-type="string" calcext:value-type="string">
            <text:p>data_inicio_ativ</text:p>
          </table:table-cell>
          <table:table-cell office:value-type="string" calcext:value-type="string">
            <text:p>cnae_fiscal</text:p>
          </table:table-cell>
          <table:table-cell office:value-type="string" calcext:value-type="string">
            <text:p>tipo_logradouro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cod_municipi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ddd_1</text:p>
          </table:table-cell>
          <table:table-cell office:value-type="string" calcext:value-type="string">
            <text:p>telefone_1</text:p>
          </table:table-cell>
          <table:table-cell office:value-type="string" calcext:value-type="string">
            <text:p>ddd_2</text:p>
          </table:table-cell>
          <table:table-cell office:value-type="string" calcext:value-type="string">
            <text:p>telefone_2</text:p>
          </table:table-cell>
          <table:table-cell office:value-type="string" calcext:value-type="string">
            <text:p>ddd_fax</text:p>
          </table:table-cell>
          <table:table-cell office:value-type="string" calcext:value-type="string">
            <text:p>num_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qualif_resp</text:p>
          </table:table-cell>
          <table:table-cell office:value-type="string" calcext:value-type="string">
            <text:p>capital_social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opc_simples</text:p>
          </table:table-cell>
          <table:table-cell office:value-type="string" calcext:value-type="string">
            <text:p>data_opc_simple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IRECAO GERAL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QUADRA</text:p>
          </table:table-cell>
          <table:table-cell office:value-type="string" calcext:value-type="string">
            <text:p>SAUN QUADRA 5 LOTE B TORRES I, II E III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NDAR 1 A 16 <text:s text:c="13"/>SALA <text:s/>101 A 1601 <text:s text:c="9"/>ANDAR 1 A 16 <text:s text:c="13"/>SALA <text:s/>101 A 1601 <text:s text:c="9"/>ANDAR 1 A 16 <text:s text:c="13"/>SALA <text:s/>101 A 1601</text:p>
          </table:table-cell>
          <table:table-cell office:value-type="string" calcext:value-type="string">
            <text:p>ASA NORTE</text:p>
          </table:table-cell>
          <table:table-cell office:value-type="float" office:value="70040912" calcext:value-type="float">
            <text:p>70040912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office:value-type="float" office:value="61" calcext:value-type="float">
            <text:p>61</text:p>
          </table:table-cell>
          <table:table-cell office:value-type="float" office:value="34939002" calcext:value-type="float">
            <text:p>3493900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4931040" calcext:value-type="float">
            <text:p>34931040</text:p>
          </table:table-cell>
          <table:table-cell office:value-type="string" calcext:value-type="string">
            <text:p>SECEX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0000000000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NAUS (AM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0813" calcext:value-type="float">
            <text:p>19760813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UILHERME MOREIRA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005300" calcext:value-type="float">
            <text:p>69005300</text:p>
          </table:table-cell>
          <table:table-cell office:value-type="string" calcext:value-type="string">
            <text:p>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NA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ESIDENTE VARGAS BELEM (P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/>
          <table:table-cell office:value-type="string" calcext:value-type="string">
            <text:p>AVEN PRESIDENTE VARGAS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COMERCIO</text:p>
          </table:table-cell>
          <table:table-cell office:value-type="float" office:value="66010900" calcext:value-type="float">
            <text:p>66010900</text:p>
          </table:table-cell>
          <table:table-cell office:value-type="string" calcext:value-type="string">
            <text:p>P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ELE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OS - SANTOS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1010908" calcext:value-type="float">
            <text:p>11010908</text:p>
          </table:table-cell>
          <table:table-cell office:value-type="string" calcext:value-type="string">
            <text:p>SP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SANT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S 4 JORNADA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030002" calcext:value-type="float">
            <text:p>28030002</text:p>
          </table:table-cell>
          <table:table-cell office:value-type="string" calcext:value-type="string">
            <text:p>RJ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CAMPOS DOS GOYTACAZ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LVADOR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4A AVENIDA</text:p>
          </table:table-cell>
          <table:table-cell office:value-type="string" calcext:value-type="string">
            <text:p>CENTRO ADMINISTRATIVO DA BAHIA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CENTRO ADMINISTRATIVO DA BAHIA</text:p>
          </table:table-cell>
          <table:table-cell office:value-type="float" office:value="41745002" calcext:value-type="float">
            <text:p>41745002</text:p>
          </table:table-cell>
          <table:table-cell office:value-type="string" calcext:value-type="string">
            <text:p>BA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SALVADOR</text:p>
          </table:table-cell>
          <table:table-cell office:value-type="float" office:value="71" calcext:value-type="float">
            <text:p>71</text:p>
          </table:table-cell>
          <table:table-cell office:value-type="float" office:value="33628803" calcext:value-type="float">
            <text:p>33628803</text:p>
          </table:table-cell>
          <table:table-cell office:value-type="float" office:value="71" calcext:value-type="float">
            <text:p>71</text:p>
          </table:table-cell>
          <table:table-cell office:value-type="float" office:value="33628952" calcext:value-type="float">
            <text:p>33628952</text:p>
          </table:table-cell>
          <table:table-cell office:value-type="float" office:value="71" calcext:value-type="float">
            <text:p>71</text:p>
          </table:table-cell>
          <table:table-cell office:value-type="float" office:value="32420844" calcext:value-type="float">
            <text:p>32420844</text:p>
          </table:table-cell>
          <table:table-cell office:value-type="string" calcext:value-type="string">
            <text:p>AGE000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ECIFE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NDAR 1</text:p>
          </table:table-cell>
          <table:table-cell office:value-type="string" calcext:value-type="string">
            <text:p>RECIFE</text:p>
          </table:table-cell>
          <table:table-cell office:value-type="float" office:value="50030310" calcext:value-type="float">
            <text:p>50030310</text:p>
          </table:table-cell>
          <table:table-cell office:value-type="string" calcext:value-type="string">
            <text:p>PE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RECIFE</text:p>
          </table:table-cell>
          <table:table-cell office:value-type="float" office:value="81" calcext:value-type="float">
            <text:p>81</text:p>
          </table:table-cell>
          <table:table-cell office:value-type="float" office:value="34257433" calcext:value-type="float">
            <text:p>34257433</text:p>
          </table:table-cell>
          <table:table-cell office:value-type="float" office:value="81" calcext:value-type="float">
            <text:p>81</text:p>
          </table:table-cell>
          <table:table-cell office:value-type="float" office:value="34257233" calcext:value-type="float">
            <text:p>34257233</text:p>
          </table:table-cell>
          <table:table-cell office:value-type="float" office:value="81" calcext:value-type="float">
            <text:p>81</text:p>
          </table:table-cell>
          <table:table-cell office:value-type="float" office:value="34257520" calcext:value-type="float">
            <text:p>34257520</text:p>
          </table:table-cell>
          <table:table-cell office:value-type="string" calcext:value-type="string">
            <text:p>AGE0007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TOR PUBLICO - FORTALEZA (C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NTOS DUMONT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3 ANDAR</text:p>
          </table:table-cell>
          <table:table-cell office:value-type="string" calcext:value-type="string">
            <text:p>ALDEOTA</text:p>
          </table:table-cell>
          <table:table-cell office:value-type="float" office:value="60150165" calcext:value-type="float">
            <text:p>60150165</text:p>
          </table:table-cell>
          <table:table-cell office:value-type="string" calcext:value-type="string">
            <text:p>CE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FORTALEZA</text:p>
          </table:table-cell>
          <table:table-cell office:value-type="float" office:value="85" calcext:value-type="float">
            <text:p>85</text:p>
          </table:table-cell>
          <table:table-cell office:value-type="float" office:value="32667805" calcext:value-type="float">
            <text:p>32667805</text:p>
          </table:table-cell>
          <table:table-cell office:value-type="float" office:value="85" calcext:value-type="float">
            <text:p>85</text:p>
          </table:table-cell>
          <table:table-cell office:value-type="float" office:value="32667829" calcext:value-type="float">
            <text:p>32667829</text:p>
          </table:table-cell>
          <table:table-cell office:value-type="float" office:value="85" calcext:value-type="float">
            <text:p>85</text:p>
          </table:table-cell>
          <table:table-cell office:value-type="float" office:value="33660808" calcext:value-type="float">
            <text:p>33660808</text:p>
          </table:table-cell>
          <table:table-cell office:value-type="string" calcext:value-type="string">
            <text:p>AGE000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ACA TIRADENTES - CURITIBA PR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TIRADENTES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0020100" calcext:value-type="float">
            <text:p>80020100</text:p>
          </table:table-cell>
          <table:table-cell office:value-type="string" calcext:value-type="string">
            <text:p>PR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CURIT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RTO ALEGRE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URUGUAI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0010901" calcext:value-type="float">
            <text:p>90010901</text:p>
          </table:table-cell>
          <table:table-cell office:value-type="string" calcext:value-type="string">
            <text:p>RS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PORTO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OAO PESSOA (PB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float" office:value="1817" calcext:value-type="float">
            <text:p>181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020388" calcext:value-type="float">
            <text:p>58020388</text:p>
          </table:table-cell>
          <table:table-cell office:value-type="string" calcext:value-type="string">
            <text:p>PB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JOAO PESSO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RES CORACOES - TRES CORACOES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ODILON RESENDE ANDRA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410001" calcext:value-type="float">
            <text:p>37410001</text:p>
          </table:table-cell>
          <table:table-cell office:value-type="string" calcext:value-type="string">
            <text:p>MG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TRES CORACO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CEIO (AL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LIVRAMENTO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020913" calcext:value-type="float">
            <text:p>57020913</text:p>
          </table:table-cell>
          <table:table-cell office:value-type="string" calcext:value-type="string">
            <text:p>AL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MACE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RUMB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3 DE JUNHO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331050" calcext:value-type="float">
            <text:p>79331050</text:p>
          </table:table-cell>
          <table:table-cell office:value-type="string" calcext:value-type="string">
            <text:p>MS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CORUM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UBERAB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LEOPOLDINO DE OLIVEIRA</text:p>
          </table:table-cell>
          <table:table-cell office:value-type="float" office:value="3635" calcext:value-type="float">
            <text:p>36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010000" calcext:value-type="float">
            <text:p>38010000</text:p>
          </table:table-cell>
          <table:table-cell office:value-type="string" calcext:value-type="string">
            <text:p>MG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UBER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LORIANOPOLIS (SC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XV DE NOVEMBRO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010400" calcext:value-type="float">
            <text:p>88010400</text:p>
          </table:table-cell>
          <table:table-cell office:value-type="string" calcext:value-type="string">
            <text:p>SC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FLORIA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CAJU (S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NERAL VALADA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ERREO, 1AND E 3AND</text:p>
          </table:table-cell>
          <table:table-cell office:value-type="string" calcext:value-type="string">
            <text:p>CENTRO</text:p>
          </table:table-cell>
          <table:table-cell office:value-type="float" office:value="49010520" calcext:value-type="float">
            <text:p>49010520</text:p>
          </table:table-cell>
          <table:table-cell office:value-type="string" calcext:value-type="string">
            <text:p>SE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ARACAJU</text:p>
          </table:table-cell>
          <table:table-cell office:value-type="float" office:value="79" calcext:value-type="float">
            <text:p>79</text:p>
          </table:table-cell>
          <table:table-cell office:value-type="float" office:value="2121000" calcext:value-type="float">
            <text:p>212100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118403" calcext:value-type="float">
            <text:p>21184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PAULO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BENTO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LHEUS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QUES DE PARANAGUA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653000" calcext:value-type="float">
            <text:p>45653000</text:p>
          </table:table-cell>
          <table:table-cell office:value-type="string" calcext:value-type="string">
            <text:p>BA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ILHEUS</text:p>
          </table:table-cell>
          <table:table-cell office:value-type="float" office:value="73" calcext:value-type="float">
            <text:p>73</text:p>
          </table:table-cell>
          <table:table-cell office:value-type="float" office:value="32347400" calcext:value-type="float">
            <text:p>32347400</text:p>
          </table:table-cell>
          <table:table-cell office:value-type="float" office:value="73" calcext:value-type="float">
            <text:p>73</text:p>
          </table:table-cell>
          <table:table-cell office:value-type="float" office:value="32347410" calcext:value-type="float">
            <text:p>32347410</text:p>
          </table:table-cell>
          <table:table-cell office:value-type="float" office:value="73" calcext:value-type="float">
            <text:p>73</text:p>
          </table:table-cell>
          <table:table-cell office:value-type="float" office:value="32347410" calcext:value-type="float">
            <text:p>32347410</text:p>
          </table:table-cell>
          <table:table-cell office:value-type="string" calcext:value-type="string">
            <text:p>AGE0019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LUI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OMES DE CASTRO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020230" calcext:value-type="float">
            <text:p>65020230</text:p>
          </table:table-cell>
          <table:table-cell office:value-type="string" calcext:value-type="string">
            <text:p>MA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AO LU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TORIA - E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IO XII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010340" calcext:value-type="float">
            <text:p>29010340</text:p>
          </table:table-cell>
          <table:table-cell office:value-type="string" calcext:value-type="string">
            <text:p>ES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VITORIA</text:p>
          </table:table-cell>
          <table:table-cell table:number-columns-repeated="6"/>
          <table:table-cell office:value-type="string" calcext:value-type="string">
            <text:p>AGE002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MERCIAL NATAL (RN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CIDADE ALTA</text:p>
          </table:table-cell>
          <table:table-cell office:value-type="float" office:value="59025002" calcext:value-type="float">
            <text:p>59025002</text:p>
          </table:table-cell>
          <table:table-cell office:value-type="string" calcext:value-type="string">
            <text:p>RN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NAT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NAIB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GRACA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200120" calcext:value-type="float">
            <text:p>64200120</text:p>
          </table:table-cell>
          <table:table-cell office:value-type="string" calcext:value-type="string">
            <text:p>PI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PARNA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MPRESA JUIZ DE FOR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HALFELD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ERCEIRO ANDAR</text:p>
          </table:table-cell>
          <table:table-cell office:value-type="string" calcext:value-type="string">
            <text:p>CENTRO</text:p>
          </table:table-cell>
          <table:table-cell office:value-type="float" office:value="36010003" calcext:value-type="float">
            <text:p>36010003</text:p>
          </table:table-cell>
          <table:table-cell office:value-type="string" calcext:value-type="string">
            <text:p>MG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JUIZ DE FORA</text:p>
          </table:table-cell>
          <table:table-cell office:value-type="float" office:value="32" calcext:value-type="float">
            <text:p>32</text:p>
          </table:table-cell>
          <table:table-cell office:value-type="float" office:value="36905000" calcext:value-type="float">
            <text:p>36905000</text:p>
          </table:table-cell>
          <table:table-cell office:value-type="float" office:value="32" calcext:value-type="float">
            <text:p>32</text:p>
          </table:table-cell>
          <table:table-cell office:value-type="float" office:value="40033001" calcext:value-type="float">
            <text:p>40033001</text:p>
          </table:table-cell>
          <table:table-cell table:number-columns-repeated="2"/>
          <table:table-cell office:value-type="string" calcext:value-type="string">
            <text:p>AGE002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TAGUASE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ULINO FERNANDE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770024" calcext:value-type="float">
            <text:p>36770024</text:p>
          </table:table-cell>
          <table:table-cell office:value-type="string" calcext:value-type="string">
            <text:p>MG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CATAGUAS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ECHAL DEODORO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800000" calcext:value-type="float">
            <text:p>36800000</text:p>
          </table:table-cell>
          <table:table-cell office:value-type="string" calcext:value-type="string">
            <text:p>MG</text:p>
          </table:table-cell>
          <table:table-cell office:value-type="float" office:value="4265" calcext:value-type="float">
            <text:p>4265</text:p>
          </table:table-cell>
          <table:table-cell office:value-type="string" calcext:value-type="string">
            <text:p>CARANGOL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U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ARAL GURGEL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SP</text:p>
          </table:table-cell>
          <table:table-cell office:value-type="float" office:value="6607" calcext:value-type="float">
            <text:p>6607</text:p>
          </table:table-cell>
          <table:table-cell office:value-type="string" calcext:value-type="string">
            <text:p>JA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BEIRAO PRET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UQUE DE CAXIAS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015020" calcext:value-type="float">
            <text:p>14015020</text:p>
          </table:table-cell>
          <table:table-cell office:value-type="string" calcext:value-type="string">
            <text:p>SP</text:p>
          </table:table-cell>
          <table:table-cell office:value-type="float" office:value="6969" calcext:value-type="float">
            <text:p>6969</text:p>
          </table:table-cell>
          <table:table-cell office:value-type="string" calcext:value-type="string">
            <text:p>RIBEIRAO PRE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ELOTA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OBO DA COSTA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010150" calcext:value-type="float">
            <text:p>96010150</text:p>
          </table:table-cell>
          <table:table-cell office:value-type="string" calcext:value-type="string">
            <text:p>RS</text:p>
          </table:table-cell>
          <table:table-cell office:value-type="float" office:value="8791" calcext:value-type="float">
            <text:p>8791</text:p>
          </table:table-cell>
          <table:table-cell office:value-type="string" calcext:value-type="string">
            <text:p>PELOT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UGUSTO RIBAS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4010300" calcext:value-type="float">
            <text:p>84010300</text:p>
          </table:table-cell>
          <table:table-cell office:value-type="string" calcext:value-type="string">
            <text:p>PR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PONTA GROS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RETOS - BARRETOS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float" office:value="20" calcext:value-type="float">
            <text:p>2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780070" calcext:value-type="float">
            <text:p>14780070</text:p>
          </table:table-cell>
          <table:table-cell office:value-type="string" calcext:value-type="string">
            <text:p>SP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BARRET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ARGINHA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SE DE RESENDE PAIV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066070" calcext:value-type="float">
            <text:p>37066070</text:p>
          </table:table-cell>
          <table:table-cell office:value-type="string" calcext:value-type="string">
            <text:p>MG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VARGI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ELO HORIZONTE CENTR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IO DE JANEIRO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0160041" calcext:value-type="float">
            <text:p>30160041</text:p>
          </table:table-cell>
          <table:table-cell office:value-type="string" calcext:value-type="string">
            <text:p>MG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BELO HORIZO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GE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NERAL SAMPAIO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400370" calcext:value-type="float">
            <text:p>96400370</text:p>
          </table:table-cell>
          <table:table-cell office:value-type="string" calcext:value-type="string">
            <text:p>RS</text:p>
          </table:table-cell>
          <table:table-cell office:value-type="float" office:value="8531" calcext:value-type="float">
            <text:p>8531</text:p>
          </table:table-cell>
          <table:table-cell office:value-type="string" calcext:value-type="string">
            <text:p>BAG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NA DO LIVRAMENT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S ANDRADAS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573001" calcext:value-type="float">
            <text:p>97573001</text:p>
          </table:table-cell>
          <table:table-cell office:value-type="string" calcext:value-type="string">
            <text:p>RS</text:p>
          </table:table-cell>
          <table:table-cell office:value-type="float" office:value="8845" calcext:value-type="float">
            <text:p>8845</text:p>
          </table:table-cell>
          <table:table-cell office:value-type="string" calcext:value-type="string">
            <text:p>SANTANA DO LIVRAMEN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SSOR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VIGARIO ANTONIO JOAQUI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600520" calcext:value-type="float">
            <text:p>59600520</text:p>
          </table:table-cell>
          <table:table-cell office:value-type="string" calcext:value-type="string">
            <text:p>RN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MOSSO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URU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IMEIRO DE AGOSTO</text:p>
          </table:table-cell>
          <table:table-cell office:value-type="string" calcext:value-type="string">
            <text:p>7-6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010010" calcext:value-type="float">
            <text:p>17010010</text:p>
          </table:table-cell>
          <table:table-cell office:value-type="string" calcext:value-type="string">
            <text:p>SP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BAUR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OINVILLE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UIZ NIEMEY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201060" calcext:value-type="float">
            <text:p>89201060</text:p>
          </table:table-cell>
          <table:table-cell office:value-type="string" calcext:value-type="string">
            <text:p>SC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JOINVILL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SE DE ALENCAR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400000" calcext:value-type="float">
            <text:p>62400000</text:p>
          </table:table-cell>
          <table:table-cell office:value-type="string" calcext:value-type="string">
            <text:p>CE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CAMOC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J J SEAB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360000" calcext:value-type="float">
            <text:p>44360000</text:p>
          </table:table-cell>
          <table:table-cell office:value-type="string" calcext:value-type="string">
            <text:p>BA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SAO FELIX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EIRA DE SANTANA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NSELHEIRO FRANCO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002272" calcext:value-type="float">
            <text:p>44002272</text:p>
          </table:table-cell>
          <table:table-cell office:value-type="string" calcext:value-type="string">
            <text:p>BA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FEIRA DE SANTANA</text:p>
          </table:table-cell>
          <table:table-cell office:value-type="float" office:value="75" calcext:value-type="float">
            <text:p>75</text:p>
          </table:table-cell>
          <table:table-cell office:value-type="float" office:value="36029000" calcext:value-type="float">
            <text:p>36029000</text:p>
          </table:table-cell>
          <table:table-cell office:value-type="float" office:value="75" calcext:value-type="float">
            <text:p>75</text:p>
          </table:table-cell>
          <table:table-cell office:value-type="float" office:value="40033001" calcext:value-type="float">
            <text:p>40033001</text:p>
          </table:table-cell>
          <table:table-cell table:number-columns-repeated="2"/>
          <table:table-cell office:value-type="string" calcext:value-type="string">
            <text:p>AGE004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CHOEIRA DO SUL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508011" calcext:value-type="float">
            <text:p>96508011</text:p>
          </table:table-cell>
          <table:table-cell office:value-type="string" calcext:value-type="string">
            <text:p>RS</text:p>
          </table:table-cell>
          <table:table-cell office:value-type="float" office:value="8559" calcext:value-type="float">
            <text:p>8559</text:p>
          </table:table-cell>
          <table:table-cell office:value-type="string" calcext:value-type="string">
            <text:p>CACHOEIRA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JOAO VA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780000" calcext:value-type="float">
            <text:p>75780000</text:p>
          </table:table-cell>
          <table:table-cell office:value-type="string" calcext:value-type="string">
            <text:p>GO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IPAME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ERESINA ( PI 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LVARO MENDES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000060" calcext:value-type="float">
            <text:p>64000060</text:p>
          </table:table-cell>
          <table:table-cell office:value-type="string" calcext:value-type="string">
            <text:p>PI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TERES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URUGUAIAN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TO MARTINS</text:p>
          </table:table-cell>
          <table:table-cell office:value-type="float" office:value="2609" calcext:value-type="float">
            <text:p>260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510001" calcext:value-type="float">
            <text:p>97510001</text:p>
          </table:table-cell>
          <table:table-cell office:value-type="string" calcext:value-type="string">
            <text:p>RS</text:p>
          </table:table-cell>
          <table:table-cell office:value-type="float" office:value="8951" calcext:value-type="float">
            <text:p>8951</text:p>
          </table:table-cell>
          <table:table-cell office:value-type="string" calcext:value-type="string">
            <text:p>URUGUAI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UIABA (MT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E MELGACO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005300" calcext:value-type="float">
            <text:p>78005300</text:p>
          </table:table-cell>
          <table:table-cell office:value-type="string" calcext:value-type="string">
            <text:p>MT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CUI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GENCIA RIO (RJ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NADOR DANTAS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0031202" calcext:value-type="float">
            <text:p>20031202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office:value-type="float" office:value="21" calcext:value-type="float">
            <text:p>21</text:p>
          </table:table-cell>
          <table:table-cell office:value-type="float" office:value="5752332" calcext:value-type="float">
            <text:p>57523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76414" calcext:value-type="float">
            <text:p>57764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FONSO PENA - CAMPO GRANDE (M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FONSO PENA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002074" calcext:value-type="float">
            <text:p>79002074</text:p>
          </table:table-cell>
          <table:table-cell office:value-type="string" calcext:value-type="string">
            <text:p>MS</text:p>
          </table:table-cell>
          <table:table-cell office:value-type="float" office:value="9051" calcext:value-type="float">
            <text:p>9051</text:p>
          </table:table-cell>
          <table:table-cell office:value-type="string" calcext:value-type="string">
            <text:p>CAMPO GRAN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UQUE DE CAXIAS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200000" calcext:value-type="float">
            <text:p>57200000</text:p>
          </table:table-cell>
          <table:table-cell office:value-type="string" calcext:value-type="string">
            <text:p>AL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PENE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TANDUVA - CATANDUVA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ERNAMBUCO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801320" calcext:value-type="float">
            <text:p>15801320</text:p>
          </table:table-cell>
          <table:table-cell office:value-type="string" calcext:value-type="string">
            <text:p>SP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CATANDU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CAE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UI BARBOSA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7910361" calcext:value-type="float">
            <text:p>27910361</text:p>
          </table:table-cell>
          <table:table-cell office:value-type="string" calcext:value-type="string">
            <text:p>RJ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MACA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INAS CENTRO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COSTA AGUIAR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010061" calcext:value-type="float">
            <text:p>13010061</text:p>
          </table:table-cell>
          <table:table-cell office:value-type="string" calcext:value-type="string">
            <text:p>SP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CAMPI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RANC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JOR CLAUDIANO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400690" calcext:value-type="float">
            <text:p>14400690</text:p>
          </table:table-cell>
          <table:table-cell office:value-type="string" calcext:value-type="string">
            <text:p>SP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FR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EBEDOURO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ONSENHOR ARISTIDES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700119" calcext:value-type="float">
            <text:p>14700119</text:p>
          </table:table-cell>
          <table:table-cell office:value-type="string" calcext:value-type="string">
            <text:p>SP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BEBEDOU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HAVANTES - CHAVANTES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RACA DOS EXPEDICIONARIO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970000" calcext:value-type="float">
            <text:p>18970000</text:p>
          </table:table-cell>
          <table:table-cell office:value-type="string" calcext:value-type="string">
            <text:p>SP</text:p>
          </table:table-cell>
          <table:table-cell office:value-type="float" office:value="6337" calcext:value-type="float">
            <text:p>6337</text:p>
          </table:table-cell>
          <table:table-cell office:value-type="string" calcext:value-type="string">
            <text:p>CHAVANTES</text:p>
          </table:table-cell>
          <table:table-cell office:value-type="float" office:value="14" calcext:value-type="float">
            <text:p>14</text:p>
          </table:table-cell>
          <table:table-cell office:value-type="float" office:value="33421721" calcext:value-type="float">
            <text:p>33421721</text:p>
          </table:table-cell>
          <table:table-cell office:value-type="float" office:value="14" calcext:value-type="float">
            <text:p>14</text:p>
          </table:table-cell>
          <table:table-cell office:value-type="float" office:value="33421722" calcext:value-type="float">
            <text:p>33421722</text:p>
          </table:table-cell>
          <table:table-cell table:number-columns-repeated="2"/>
          <table:table-cell office:value-type="string" calcext:value-type="string">
            <text:p>AGE005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RACICABA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SE BONIFACIO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400340" calcext:value-type="float">
            <text:p>13400340</text:p>
          </table:table-cell>
          <table:table-cell office:value-type="string" calcext:value-type="string">
            <text:p>SP</text:p>
          </table:table-cell>
          <table:table-cell office:value-type="float" office:value="6875" calcext:value-type="float">
            <text:p>6875</text:p>
          </table:table-cell>
          <table:table-cell office:value-type="string" calcext:value-type="string">
            <text:p>PIRACIC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.JOSE DO RIO PRET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OLUNTARIOS DE S PAULO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042102" calcext:value-type="float">
            <text:p>15042102</text:p>
          </table:table-cell>
          <table:table-cell office:value-type="string" calcext:value-type="string">
            <text:p>SP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SAO JOSE DO RIO PRE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IN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21 DE ABRIL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400033" calcext:value-type="float">
            <text:p>16400033</text:p>
          </table:table-cell>
          <table:table-cell office:value-type="string" calcext:value-type="string">
            <text:p>SP</text:p>
          </table:table-cell>
          <table:table-cell office:value-type="float" office:value="6643" calcext:value-type="float">
            <text:p>6643</text:p>
          </table:table-cell>
          <table:table-cell office:value-type="string" calcext:value-type="string">
            <text:p>LIN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ATISTA MARQU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200000" calcext:value-type="float">
            <text:p>44200000</text:p>
          </table:table-cell>
          <table:table-cell office:value-type="string" calcext:value-type="string">
            <text:p>BA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SANTO AMA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EQUIE-BA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 ITALI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200191" calcext:value-type="float">
            <text:p>45200191</text:p>
          </table:table-cell>
          <table:table-cell office:value-type="string" calcext:value-type="string">
            <text:p>BA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JEQUI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EOFILO OTONI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PAMINONDAS OTTONI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SEDE</text:p>
          </table:table-cell>
          <table:table-cell office:value-type="float" office:value="39800600" calcext:value-type="float">
            <text:p>39800600</text:p>
          </table:table-cell>
          <table:table-cell office:value-type="string" calcext:value-type="string">
            <text:p>MG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TEOFILO OTON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BACENA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OS ANDRADAS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202179" calcext:value-type="float">
            <text:p>36202179</text:p>
          </table:table-cell>
          <table:table-cell office:value-type="string" calcext:value-type="string">
            <text:p>MG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BARBACE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INA GRANDE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100030" calcext:value-type="float">
            <text:p>58100030</text:p>
          </table:table-cell>
          <table:table-cell office:value-type="string" calcext:value-type="string">
            <text:p>PB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CAMPINA GRAN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ONDE RIBEIRO DO VALL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800000" calcext:value-type="float">
            <text:p>37800000</text:p>
          </table:table-cell>
          <table:table-cell office:value-type="string" calcext:value-type="string">
            <text:p>MG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GUAXUP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OV ARMANDO S OLIVEIRA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870672" calcext:value-type="float">
            <text:p>13870672</text:p>
          </table:table-cell>
          <table:table-cell office:value-type="string" calcext:value-type="string">
            <text:p>SP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SAO JOAO DA BOA V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JOSE DO RIO PARDO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ECHAL DEODORO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720000" calcext:value-type="float">
            <text:p>13720000</text:p>
          </table:table-cell>
          <table:table-cell office:value-type="string" calcext:value-type="string">
            <text:p>SP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SAO JOSE DO RIO PAR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ARANHUNS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NTO ANTONIO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293000" calcext:value-type="float">
            <text:p>55293000</text:p>
          </table:table-cell>
          <table:table-cell office:value-type="string" calcext:value-type="string">
            <text:p>PE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GARANHUN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COVERDE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LCIDES CURSINO 6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506907" calcext:value-type="float">
            <text:p>56506907</text:p>
          </table:table-cell>
          <table:table-cell office:value-type="string" calcext:value-type="string">
            <text:p>PE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ARCOVERDE</text:p>
          </table:table-cell>
          <table:table-cell office:value-type="float" office:value="87" calcext:value-type="float">
            <text:p>87</text:p>
          </table:table-cell>
          <table:table-cell office:value-type="float" office:value="38221486" calcext:value-type="float">
            <text:p>38221486</text:p>
          </table:table-cell>
          <table:table-cell office:value-type="float" office:value="87" calcext:value-type="float">
            <text:p>87</text:p>
          </table:table-cell>
          <table:table-cell office:value-type="float" office:value="38221399" calcext:value-type="float">
            <text:p>38221399</text:p>
          </table:table-cell>
          <table:table-cell office:value-type="float" office:value="87" calcext:value-type="float">
            <text:p>87</text:p>
          </table:table-cell>
          <table:table-cell office:value-type="float" office:value="38221505" calcext:value-type="float">
            <text:p>38221505</text:p>
          </table:table-cell>
          <table:table-cell office:value-type="string" calcext:value-type="string">
            <text:p>AGE006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UAZEIRO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ARAO DO RIO BRANCO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903400" calcext:value-type="float">
            <text:p>48903400</text:p>
          </table:table-cell>
          <table:table-cell office:value-type="string" calcext:value-type="string">
            <text:p>BA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JUAZ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BUNA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ULINO VIEIR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ERREO1 E 2.ANDARES</text:p>
          </table:table-cell>
          <table:table-cell office:value-type="string" calcext:value-type="string">
            <text:p>CENTRO</text:p>
          </table:table-cell>
          <table:table-cell office:value-type="float" office:value="45600912" calcext:value-type="float">
            <text:p>45600912</text:p>
          </table:table-cell>
          <table:table-cell office:value-type="string" calcext:value-type="string">
            <text:p>BA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ITABUNA</text:p>
          </table:table-cell>
          <table:table-cell office:value-type="float" office:value="73" calcext:value-type="float">
            <text:p>73</text:p>
          </table:table-cell>
          <table:table-cell office:value-type="float" office:value="32144000" calcext:value-type="float">
            <text:p>321440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2144026" calcext:value-type="float">
            <text:p>32144026</text:p>
          </table:table-cell>
          <table:table-cell office:value-type="string" calcext:value-type="string">
            <text:p>AGE0070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BRANC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RLINDO PORTO LEAL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918340" calcext:value-type="float">
            <text:p>69918340</text:p>
          </table:table-cell>
          <table:table-cell office:value-type="string" calcext:value-type="string">
            <text:p>A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IO BRAN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ITEROI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MARAL PEIXOTO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4140005" calcext:value-type="float">
            <text:p>24140005</text:p>
          </table:table-cell>
          <table:table-cell office:value-type="string" calcext:value-type="string">
            <text:p>RJ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NITERO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RA PIRAI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ULO DE FRONTI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7123120" calcext:value-type="float">
            <text:p>27123120</text:p>
          </table:table-cell>
          <table:table-cell office:value-type="string" calcext:value-type="string">
            <text:p>RJ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BARRA DO PIR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PERUNA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ARDOSO MOREIRA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300000" calcext:value-type="float">
            <text:p>28300000</text:p>
          </table:table-cell>
          <table:table-cell office:value-type="string" calcext:value-type="string">
            <text:p>RJ</text:p>
          </table:table-cell>
          <table:table-cell office:value-type="float" office:value="5843" calcext:value-type="float">
            <text:p>5843</text:p>
          </table:table-cell>
          <table:table-cell office:value-type="string" calcext:value-type="string">
            <text:p>ITAPERU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817" calcext:value-type="float">
            <text:p>198208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NZE DE NOVEMBRO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08000" calcext:value-type="float">
            <text:p>89108000</text:p>
          </table:table-cell>
          <table:table-cell office:value-type="string" calcext:value-type="string">
            <text:p>SC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MASSARAND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UBATE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 EPAMINONDAS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010020" calcext:value-type="float">
            <text:p>12010020</text:p>
          </table:table-cell>
          <table:table-cell office:value-type="string" calcext:value-type="string">
            <text:p>SP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TAUBA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RAJU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TALIBA LEONE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800000" calcext:value-type="float">
            <text:p>18800000</text:p>
          </table:table-cell>
          <table:table-cell office:value-type="string" calcext:value-type="string">
            <text:p>SP</text:p>
          </table:table-cell>
          <table:table-cell office:value-type="float" office:value="6877" calcext:value-type="float">
            <text:p>6877</text:p>
          </table:table-cell>
          <table:table-cell office:value-type="string" calcext:value-type="string">
            <text:p>PIRAJ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NTA POR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2623" calcext:value-type="float">
            <text:p>26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900001" calcext:value-type="float">
            <text:p>79900001</text:p>
          </table:table-cell>
          <table:table-cell office:value-type="string" calcext:value-type="string">
            <text:p>MS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PONTA PO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TUCATU-SP EST. 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EMILIO PEDUT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600410" calcext:value-type="float">
            <text:p>18600410</text:p>
          </table:table-cell>
          <table:table-cell office:value-type="string" calcext:value-type="string">
            <text:p>SP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BOTUCAT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ETROPOLIS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ULO BARBOSA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5629900" calcext:value-type="float">
            <text:p>25629900</text:p>
          </table:table-cell>
          <table:table-cell office:value-type="string" calcext:value-type="string">
            <text:p>RJ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PETR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OVA IGUACU RJ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OVERNADOR PORTELA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6221030" calcext:value-type="float">
            <text:p>26221030</text:p>
          </table:table-cell>
          <table:table-cell office:value-type="string" calcext:value-type="string">
            <text:p>RJ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NOVA IGUAC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RAQUARA SP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DRE DUARTE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801310" calcext:value-type="float">
            <text:p>14801310</text:p>
          </table:table-cell>
          <table:table-cell office:value-type="string" calcext:value-type="string">
            <text:p>SP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ARARAQU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CHOEIRO DE ITAPEMIRIM-E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ERONIMO MONTEIR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300902" calcext:value-type="float">
            <text:p>29300902</text:p>
          </table:table-cell>
          <table:table-cell office:value-type="string" calcext:value-type="string">
            <text:p>ES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CACHOEIRO DE ITAPEMIR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GRANDE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JAMIN CONSTAN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200090" calcext:value-type="float">
            <text:p>96200090</text:p>
          </table:table-cell>
          <table:table-cell office:value-type="string" calcext:value-type="string">
            <text:p>RS</text:p>
          </table:table-cell>
          <table:table-cell office:value-type="float" office:value="8815" calcext:value-type="float">
            <text:p>8815</text:p>
          </table:table-cell>
          <table:table-cell office:value-type="string" calcext:value-type="string">
            <text:p>RIO GRAN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OBRAL CE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JOSE SABOIA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011040" calcext:value-type="float">
            <text:p>62011040</text:p>
          </table:table-cell>
          <table:table-cell office:value-type="string" calcext:value-type="string">
            <text:p>CE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SOBR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TOR PUBLICO - GOIANIA (GO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OIAS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4563220" calcext:value-type="float">
            <text:p>74563220</text:p>
          </table:table-cell>
          <table:table-cell office:value-type="string" calcext:value-type="string">
            <text:p>GO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GOIAN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TETE-RIO DE JANEIRO RJ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CAT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B-SOLO 1 E 2 AND</text:p>
          </table:table-cell>
          <table:table-cell office:value-type="string" calcext:value-type="string">
            <text:p>CATETE</text:p>
          </table:table-cell>
          <table:table-cell office:value-type="float" office:value="22220001" calcext:value-type="float">
            <text:p>22220001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NTE NOVA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JOAO PINHEIRO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430020" calcext:value-type="float">
            <text:p>35430020</text:p>
          </table:table-cell>
          <table:table-cell office:value-type="string" calcext:value-type="string">
            <text:p>MG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PONTE NO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XIAS DO SUL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QUES DO HERVAL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020260" calcext:value-type="float">
            <text:p>95020260</text:p>
          </table:table-cell>
          <table:table-cell office:value-type="string" calcext:value-type="string">
            <text:p>RS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CAXIAS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GUARI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ODOLFO PAIXAO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440122" calcext:value-type="float">
            <text:p>38440122</text:p>
          </table:table-cell>
          <table:table-cell office:value-type="string" calcext:value-type="string">
            <text:p>MG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ARAGUA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DURIRA-RIO DE JANEIR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GMAR DA FONSEC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AV TERREO/SOBRELOJ</text:p>
          </table:table-cell>
          <table:table-cell office:value-type="string" calcext:value-type="string">
            <text:p>MADUREIRA</text:p>
          </table:table-cell>
          <table:table-cell office:value-type="float" office:value="21351040" calcext:value-type="float">
            <text:p>2135104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SSO FUND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TO GONCALVES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010010" calcext:value-type="float">
            <text:p>99010010</text:p>
          </table:table-cell>
          <table:table-cell office:value-type="string" calcext:value-type="string">
            <text:p>RS</text:p>
          </table:table-cell>
          <table:table-cell office:value-type="float" office:value="8785" calcext:value-type="float">
            <text:p>8785</text:p>
          </table:table-cell>
          <table:table-cell office:value-type="string" calcext:value-type="string">
            <text:p>PASSO FUN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NDEIRA 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IZ E BARROS</text:p>
          </table:table-cell>
          <table:table-cell office:value-type="string" calcext:value-type="string">
            <text:p>13 A</text:p>
          </table:table-cell>
          <table:table-cell/>
          <table:table-cell office:value-type="string" calcext:value-type="string">
            <text:p>MARACANA</text:p>
          </table:table-cell>
          <table:table-cell office:value-type="float" office:value="20270004" calcext:value-type="float">
            <text:p>20270004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BARA DE ALENCAR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100340" calcext:value-type="float">
            <text:p>63100340</text:p>
          </table:table-cell>
          <table:table-cell office:value-type="string" calcext:value-type="string">
            <text:p>CE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RA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 130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ANDAR 1</text:p>
          </table:table-cell>
          <table:table-cell office:value-type="string" calcext:value-type="string">
            <text:p>CENTRO</text:p>
          </table:table-cell>
          <table:table-cell office:value-type="float" office:value="89010915" calcext:value-type="float">
            <text:p>89010915</text:p>
          </table:table-cell>
          <table:table-cell office:value-type="string" calcext:value-type="string">
            <text:p>SC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BLUMENAU</text:p>
          </table:table-cell>
          <table:table-cell office:value-type="float" office:value="47" calcext:value-type="float">
            <text:p>47</text:p>
          </table:table-cell>
          <table:table-cell office:value-type="float" office:value="33212300" calcext:value-type="float">
            <text:p>33212300</text:p>
          </table:table-cell>
          <table:table-cell office:value-type="float" office:value="47" calcext:value-type="float">
            <text:p>47</text:p>
          </table:table-cell>
          <table:table-cell office:value-type="float" office:value="33212331" calcext:value-type="float">
            <text:p>33212331</text:p>
          </table:table-cell>
          <table:table-cell office:value-type="float" office:value="47" calcext:value-type="float">
            <text:p>47</text:p>
          </table:table-cell>
          <table:table-cell office:value-type="float" office:value="33222121" calcext:value-type="float">
            <text:p>33222121</text:p>
          </table:table-cell>
          <table:table-cell office:value-type="string" calcext:value-type="string">
            <text:p>AGE009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LORIANO PI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SEBASTIAO MARTINS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800002" calcext:value-type="float">
            <text:p>64800002</text:p>
          </table:table-cell>
          <table:table-cell office:value-type="string" calcext:value-type="string">
            <text:p>PI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FLORIAN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ESIDENTE PRUDENTE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ENENTE NICOLAU MAFFEI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9010010" calcext:value-type="float">
            <text:p>19010010</text:p>
          </table:table-cell>
          <table:table-cell office:value-type="string" calcext:value-type="string">
            <text:p>SP</text:p>
          </table:table-cell>
          <table:table-cell office:value-type="float" office:value="6929" calcext:value-type="float">
            <text:p>6929</text:p>
          </table:table-cell>
          <table:table-cell office:value-type="string" calcext:value-type="string">
            <text:p>PRESIDENTE PRUDE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4" calcext:value-type="float">
            <text:p>9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UBERLANDI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FONSO PENA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400060" calcext:value-type="float">
            <text:p>38400060</text:p>
          </table:table-cell>
          <table:table-cell office:value-type="string" calcext:value-type="string">
            <text:p>MG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UBERLAND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JUVENCIO CARNEIRO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900000" calcext:value-type="float">
            <text:p>58900000</text:p>
          </table:table-cell>
          <table:table-cell office:value-type="string" calcext:value-type="string">
            <text:p>P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CAJAZEI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ALCANTARA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86400000" calcext:value-type="float">
            <text:p>86400000</text:p>
          </table:table-cell>
          <table:table-cell office:value-type="string" calcext:value-type="string">
            <text:p>PR</text:p>
          </table:table-cell>
          <table:table-cell office:value-type="float" office:value="7629" calcext:value-type="float">
            <text:p>7629</text:p>
          </table:table-cell>
          <table:table-cell office:value-type="string" calcext:value-type="string">
            <text:p>JACAREZ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EIER 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IAS DA CRUZ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EIER</text:p>
          </table:table-cell>
          <table:table-cell office:value-type="float" office:value="20720012" calcext:value-type="float">
            <text:p>20720012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RTO VELH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M PEDRO II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900010" calcext:value-type="float">
            <text:p>78900010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O VEL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URVELO (MG)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NTONIO OLINTO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790000" calcext:value-type="float">
            <text:p>35790000</text:p>
          </table:table-cell>
          <table:table-cell office:value-type="string" calcext:value-type="string">
            <text:p>MG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CURVE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NTES CLAROS-MG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ONCALVES FIGUEIR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400900" calcext:value-type="float">
            <text:p>39400900</text:p>
          </table:table-cell>
          <table:table-cell office:value-type="string" calcext:value-type="string">
            <text:p>MG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MONTES CLAR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NTOS DUMONT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9700000" calcext:value-type="float">
            <text:p>19700000</text:p>
          </table:table-cell>
          <table:table-cell office:value-type="string" calcext:value-type="string">
            <text:p>SP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PARAGUACU PAUL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69" calcext:value-type="float">
            <text:p>10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LUIS MIRAND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280000" calcext:value-type="float">
            <text:p>64280000</text:p>
          </table:table-cell>
          <table:table-cell office:value-type="string" calcext:value-type="string">
            <text:p>PI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AMPO MA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AO XXIII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500000" calcext:value-type="float">
            <text:p>28500000</text:p>
          </table:table-cell>
          <table:table-cell office:value-type="string" calcext:value-type="string">
            <text:p>RJ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CANTAGA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LCADAO - LONDRINA (PR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ARANA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010370" calcext:value-type="float">
            <text:p>86010370</text:p>
          </table:table-cell>
          <table:table-cell office:value-type="string" calcext:value-type="string">
            <text:p>PR</text:p>
          </table:table-cell>
          <table:table-cell office:value-type="float" office:value="7667" calcext:value-type="float">
            <text:p>7667</text:p>
          </table:table-cell>
          <table:table-cell office:value-type="string" calcext:value-type="string">
            <text:p>LONDR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SENADOR COHIM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800000" calcext:value-type="float">
            <text:p>44800000</text:p>
          </table:table-cell>
          <table:table-cell office:value-type="string" calcext:value-type="string">
            <text:p>BA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MUNDO NOV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IRMINO MAI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700000" calcext:value-type="float">
            <text:p>57700000</text:p>
          </table:table-cell>
          <table:table-cell office:value-type="string" calcext:value-type="string">
            <text:p>AL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VICO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NISIO JOSE MOREIRA</text:p>
          </table:table-cell>
          <table:table-cell office:value-type="string" calcext:value-type="string">
            <text:p>22/5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130001" calcext:value-type="float">
            <text:p>15130001</text:p>
          </table:table-cell>
          <table:table-cell office:value-type="string" calcext:value-type="string">
            <text:p>SP</text:p>
          </table:table-cell>
          <table:table-cell office:value-type="float" office:value="6707" calcext:value-type="float">
            <text:p>6707</text:p>
          </table:table-cell>
          <table:table-cell office:value-type="string" calcext:value-type="string">
            <text:p>MIRASSO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LATINA-ES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XPED ABILIO DOS SANTOS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700070" calcext:value-type="float">
            <text:p>29700070</text:p>
          </table:table-cell>
          <table:table-cell office:value-type="string" calcext:value-type="string">
            <text:p>ES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COLAT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O ANASTACIO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TALIBA LEONEL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9360000" calcext:value-type="float">
            <text:p>19360000</text:p>
          </table:table-cell>
          <table:table-cell office:value-type="string" calcext:value-type="string">
            <text:p>SP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SANTO ANASTACIO</text:p>
          </table:table-cell>
          <table:table-cell office:value-type="float" office:value="18" calcext:value-type="float">
            <text:p>18</text:p>
          </table:table-cell>
          <table:table-cell office:value-type="float" office:value="32633600" calcext:value-type="float">
            <text:p>32633600</text:p>
          </table:table-cell>
          <table:table-cell office:value-type="float" office:value="18" calcext:value-type="float">
            <text:p>18</text:p>
          </table:table-cell>
          <table:table-cell office:value-type="float" office:value="32633684" calcext:value-type="float">
            <text:p>32633684</text:p>
          </table:table-cell>
          <table:table-cell table:number-columns-repeated="2"/>
          <table:table-cell office:value-type="string" calcext:value-type="string">
            <text:p>AGE0113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ERALDO ARRUDA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500000" calcext:value-type="float">
            <text:p>16500000</text:p>
          </table:table-cell>
          <table:table-cell office:value-type="string" calcext:value-type="string">
            <text:p>SP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CAFELAND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 CONCEICAO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540000" calcext:value-type="float">
            <text:p>55540000</text:p>
          </table:table-cell>
          <table:table-cell office:value-type="string" calcext:value-type="string">
            <text:p>PE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PALMA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817" calcext:value-type="float">
            <text:p>198208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RLOS WEB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295000" calcext:value-type="float">
            <text:p>89295000</text:p>
          </table:table-cell>
          <table:table-cell office:value-type="string" calcext:value-type="string">
            <text:p>SC</text:p>
          </table:table-cell>
          <table:table-cell office:value-type="float" office:value="8295" calcext:value-type="float">
            <text:p>8295</text:p>
          </table:table-cell>
          <table:table-cell office:value-type="string" calcext:value-type="string">
            <text:p>RIO NEGR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11" calcext:value-type="float">
            <text:p>11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OPES TROVAO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900000" calcext:value-type="float">
            <text:p>49900000</text:p>
          </table:table-cell>
          <table:table-cell office:value-type="string" calcext:value-type="string">
            <text:p>SE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PROP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IS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620000" calcext:value-type="float">
            <text:p>14620000</text:p>
          </table:table-cell>
          <table:table-cell office:value-type="string" calcext:value-type="string">
            <text:p>SP</text:p>
          </table:table-cell>
          <table:table-cell office:value-type="float" office:value="6787" calcext:value-type="float">
            <text:p>6787</text:p>
          </table:table-cell>
          <table:table-cell office:value-type="string" calcext:value-type="string">
            <text:p>ORLAND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83" calcext:value-type="float">
            <text:p>11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9 DE JULH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960000" calcext:value-type="float">
            <text:p>14960000</text:p>
          </table:table-cell>
          <table:table-cell office:value-type="string" calcext:value-type="string">
            <text:p>SP</text:p>
          </table:table-cell>
          <table:table-cell office:value-type="float" office:value="6771" calcext:value-type="float">
            <text:p>6771</text:p>
          </table:table-cell>
          <table:table-cell office:value-type="string" calcext:value-type="string">
            <text:p>NOVO HORIZO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17" calcext:value-type="float">
            <text:p>1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ONS CLOVIS DUART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800000" calcext:value-type="float">
            <text:p>57800000</text:p>
          </table:table-cell>
          <table:table-cell office:value-type="string" calcext:value-type="string">
            <text:p>AL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UNIAO DOS PALMA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CATI CE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ALEXANDRINO C LIMA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800000" calcext:value-type="float">
            <text:p>62800000</text:p>
          </table:table-cell>
          <table:table-cell office:value-type="string" calcext:value-type="string">
            <text:p>CE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ARACAT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EOCLECIANO BEZERRA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500005" calcext:value-type="float">
            <text:p>63500005</text:p>
          </table:table-cell>
          <table:table-cell office:value-type="string" calcext:value-type="string">
            <text:p>C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GUAT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QUIDAUANA-M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NOEL A PAES DE BARROS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200000" calcext:value-type="float">
            <text:p>79200000</text:p>
          </table:table-cell>
          <table:table-cell office:value-type="string" calcext:value-type="string">
            <text:p>MS</text:p>
          </table:table-cell>
          <table:table-cell office:value-type="float" office:value="9021" calcext:value-type="float">
            <text:p>9021</text:p>
          </table:table-cell>
          <table:table-cell office:value-type="string" calcext:value-type="string">
            <text:p>AQUIDAU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QUIM BENEDITO SILVA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600050" calcext:value-type="float">
            <text:p>65600050</text:p>
          </table:table-cell>
          <table:table-cell office:value-type="string" calcext:value-type="string">
            <text:p>MA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XI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0813" calcext:value-type="float">
            <text:p>19760813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 BAHIA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270000" calcext:value-type="float">
            <text:p>39270000</text:p>
          </table:table-cell>
          <table:table-cell office:value-type="string" calcext:value-type="string">
            <text:p>MG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PIRAPO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 MARI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010422" calcext:value-type="float">
            <text:p>97010422</text:p>
          </table:table-cell>
          <table:table-cell office:value-type="string" calcext:value-type="string">
            <text:p>RS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SANTA MA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93" calcext:value-type="float">
            <text:p>12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 GRANDE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ARAL COSTA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AMPO GRANDE</text:p>
          </table:table-cell>
          <table:table-cell office:value-type="float" office:value="23050260" calcext:value-type="float">
            <text:p>2305026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74" calcext:value-type="float">
            <text:p>12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ICO-RN EST. 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ORONEL MARTINIANO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RN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CAI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QUATRO DE JULHO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260000" calcext:value-type="float">
            <text:p>64260000</text:p>
          </table:table-cell>
          <table:table-cell office:value-type="string" calcext:value-type="string">
            <text:p>PI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PIRIPI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REM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UI BARBOSA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005080" calcext:value-type="float">
            <text:p>68005080</text:p>
          </table:table-cell>
          <table:table-cell office:value-type="string" calcext:value-type="string">
            <text:p>PA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ANTAREM</text:p>
          </table:table-cell>
          <table:table-cell office:value-type="float" office:value="91" calcext:value-type="float">
            <text:p>91</text:p>
          </table:table-cell>
          <table:table-cell office:value-type="float" office:value="5232600" calcext:value-type="float">
            <text:p>52326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ESENDE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LBINO DE ALMEIDA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7542070" calcext:value-type="float">
            <text:p>27542070</text:p>
          </table:table-cell>
          <table:table-cell office:value-type="string" calcext:value-type="string">
            <text:p>RJ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RESEN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RECHIM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ALENTIM ZAMBONATTO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99700010" calcext:value-type="float">
            <text:p>99700010</text:p>
          </table:table-cell>
          <table:table-cell office:value-type="string" calcext:value-type="string">
            <text:p>RS</text:p>
          </table:table-cell>
          <table:table-cell office:value-type="float" office:value="8637" calcext:value-type="float">
            <text:p>8637</text:p>
          </table:table-cell>
          <table:table-cell office:value-type="string" calcext:value-type="string">
            <text:p>ERECH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IMORES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7601900" calcext:value-type="float">
            <text:p>17601900</text:p>
          </table:table-cell>
          <table:table-cell office:value-type="string" calcext:value-type="string">
            <text:p>SP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TUP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XV DE NOVEMBRO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990510" calcext:value-type="float">
            <text:p>15990510</text:p>
          </table:table-cell>
          <table:table-cell office:value-type="string" calcext:value-type="string">
            <text:p>SP</text:p>
          </table:table-cell>
          <table:table-cell office:value-type="float" office:value="6687" calcext:value-type="float">
            <text:p>6687</text:p>
          </table:table-cell>
          <table:table-cell office:value-type="string" calcext:value-type="string">
            <text:p>MAT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01" calcext:value-type="float">
            <text:p>13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COBINA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NADOR PEDRO LAGO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44700000" calcext:value-type="float">
            <text:p>44700000</text:p>
          </table:table-cell>
          <table:table-cell office:value-type="string" calcext:value-type="string">
            <text:p>BA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JACOB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84" calcext:value-type="float">
            <text:p>13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LMEIRA DOS INDIOS AL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UIS SILVEIR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601250" calcext:value-type="float">
            <text:p>57601250</text:p>
          </table:table-cell>
          <table:table-cell office:value-type="string" calcext:value-type="string">
            <text:p>AL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PALMEIRA DOS INDI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65" calcext:value-type="float">
            <text:p>13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OACABA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600000" calcext:value-type="float">
            <text:p>89600000</text:p>
          </table:table-cell>
          <table:table-cell office:value-type="string" calcext:value-type="string">
            <text:p>SC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JOAC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O ANGEL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801590" calcext:value-type="float">
            <text:p>98801590</text:p>
          </table:table-cell>
          <table:table-cell office:value-type="string" calcext:value-type="string">
            <text:p>RS</text:p>
          </table:table-cell>
          <table:table-cell office:value-type="float" office:value="8853" calcext:value-type="float">
            <text:p>8853</text:p>
          </table:table-cell>
          <table:table-cell office:value-type="string" calcext:value-type="string">
            <text:p>SANTO ANGE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27" calcext:value-type="float">
            <text:p>13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AJEADO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LIO DE CASTILHOS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900010" calcext:value-type="float">
            <text:p>95900010</text:p>
          </table:table-cell>
          <table:table-cell office:value-type="string" calcext:value-type="string">
            <text:p>RS</text:p>
          </table:table-cell>
          <table:table-cell office:value-type="float" office:value="8729" calcext:value-type="float">
            <text:p>8729</text:p>
          </table:table-cell>
          <table:table-cell office:value-type="string" calcext:value-type="string">
            <text:p>LAJEA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851000" calcext:value-type="float">
            <text:p>85851000</text:p>
          </table:table-cell>
          <table:table-cell office:value-type="string" calcext:value-type="string">
            <text:p>PR</text:p>
          </table:table-cell>
          <table:table-cell office:value-type="float" office:value="7563" calcext:value-type="float">
            <text:p>7563</text:p>
          </table:table-cell>
          <table:table-cell office:value-type="string" calcext:value-type="string">
            <text:p>FOZ DO IGUAC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ALTO CAFEZAL</text:p>
          </table:table-cell>
          <table:table-cell office:value-type="float" office:value="17502000" calcext:value-type="float">
            <text:p>17502000</text:p>
          </table:table-cell>
          <table:table-cell office:value-type="string" calcext:value-type="string">
            <text:p>SP</text:p>
          </table:table-cell>
          <table:table-cell office:value-type="float" office:value="6681" calcext:value-type="float">
            <text:p>6681</text:p>
          </table:table-cell>
          <table:table-cell office:value-type="string" calcext:value-type="string">
            <text:p>MARILIA</text:p>
          </table:table-cell>
          <table:table-cell office:value-type="float" office:value="14" calcext:value-type="float">
            <text:p>14</text:p>
          </table:table-cell>
          <table:table-cell office:value-type="float" office:value="33032350" calcext:value-type="float">
            <text:p>33032350</text:p>
          </table:table-cell>
          <table:table-cell table:number-columns-repeated="4"/>
          <table:table-cell office:value-type="string" calcext:value-type="string">
            <text:p>AGE014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908" calcext:value-type="float">
            <text:p>198209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RESTANI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CENTRO</text:p>
          </table:table-cell>
          <table:table-cell office:value-type="float" office:value="89985000" calcext:value-type="float">
            <text:p>89985000</text:p>
          </table:table-cell>
          <table:table-cell office:value-type="string" calcext:value-type="string">
            <text:p>SC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PALMA SOL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03" calcext:value-type="float">
            <text:p>14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BANDEIRA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860000" calcext:value-type="float">
            <text:p>45860000</text:p>
          </table:table-cell>
          <table:table-cell office:value-type="string" calcext:value-type="string">
            <text:p>BA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CANAVIEI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LEGRETE R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NERAL VITORINO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7542310" calcext:value-type="float">
            <text:p>97542310</text:p>
          </table:table-cell>
          <table:table-cell office:value-type="string" calcext:value-type="string">
            <text:p>RS</text:p>
          </table:table-cell>
          <table:table-cell office:value-type="float" office:value="8507" calcext:value-type="float">
            <text:p>8507</text:p>
          </table:table-cell>
          <table:table-cell office:value-type="string" calcext:value-type="string">
            <text:p>ALEGRE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SWALDO CRUZ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150000" calcext:value-type="float">
            <text:p>15150000</text:p>
          </table:table-cell>
          <table:table-cell office:value-type="string" calcext:value-type="string">
            <text:p>SP</text:p>
          </table:table-cell>
          <table:table-cell office:value-type="float" office:value="6729" calcext:value-type="float">
            <text:p>6729</text:p>
          </table:table-cell>
          <table:table-cell office:value-type="string" calcext:value-type="string">
            <text:p>MONTE APRAZIVE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SE BARONE MERCADANTE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440000" calcext:value-type="float">
            <text:p>15440000</text:p>
          </table:table-cell>
          <table:table-cell office:value-type="string" calcext:value-type="string">
            <text:p>SP</text:p>
          </table:table-cell>
          <table:table-cell office:value-type="float" office:value="6761" calcext:value-type="float">
            <text:p>6761</text:p>
          </table:table-cell>
          <table:table-cell office:value-type="string" calcext:value-type="string">
            <text:p>NOVA GRANA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37" calcext:value-type="float">
            <text:p>14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GUARA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ALCIDES MARQU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300000" calcext:value-type="float">
            <text:p>96300000</text:p>
          </table:table-cell>
          <table:table-cell office:value-type="string" calcext:value-type="string">
            <text:p>RS</text:p>
          </table:table-cell>
          <table:table-cell office:value-type="float" office:value="8721" calcext:value-type="float">
            <text:p>8721</text:p>
          </table:table-cell>
          <table:table-cell office:value-type="string" calcext:value-type="string">
            <text:p>JAGUAR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OMISSA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EDRO DE TOLEDO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370000" calcext:value-type="float">
            <text:p>16370000</text:p>
          </table:table-cell>
          <table:table-cell office:value-type="string" calcext:value-type="string">
            <text:p>SP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PROMISS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07" calcext:value-type="float">
            <text:p>14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ANCIA SE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24 DE OUTUBRO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200000" calcext:value-type="float">
            <text:p>49200000</text:p>
          </table:table-cell>
          <table:table-cell office:value-type="string" calcext:value-type="string">
            <text:p>SE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ESTANC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ORTO ROCH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905250" calcext:value-type="float">
            <text:p>28905250</text:p>
          </table:table-cell>
          <table:table-cell office:value-type="string" calcext:value-type="string">
            <text:p>RJ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CABO FR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PITACIO PESSO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700020" calcext:value-type="float">
            <text:p>58700020</text:p>
          </table:table-cell>
          <table:table-cell office:value-type="string" calcext:value-type="string">
            <text:p>PB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PAT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FRANKLIN REZEN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600000" calcext:value-type="float">
            <text:p>39600000</text:p>
          </table:table-cell>
          <table:table-cell office:value-type="string" calcext:value-type="string">
            <text:p>MG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ARACU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85" calcext:value-type="float">
            <text:p>15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GABRIEL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FERNANDO ABBOT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300010" calcext:value-type="float">
            <text:p>97300010</text:p>
          </table:table-cell>
          <table:table-cell office:value-type="string" calcext:value-type="string">
            <text:p>RS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SAO GABRIE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REF SILVIO G CAMAR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580000" calcext:value-type="float">
            <text:p>13580000</text:p>
          </table:table-cell>
          <table:table-cell office:value-type="string" calcext:value-type="string">
            <text:p>SP</text:p>
          </table:table-cell>
          <table:table-cell office:value-type="float" office:value="6959" calcext:value-type="float">
            <text:p>6959</text:p>
          </table:table-cell>
          <table:table-cell office:value-type="string" calcext:value-type="string">
            <text:p>RIBEIRAO BONI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47" calcext:value-type="float">
            <text:p>15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ENENTE JOSE TEIXEIRA</text:p>
          </table:table-cell>
          <table:table-cell office:value-type="string" calcext:value-type="string">
            <text:p>23 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360000" calcext:value-type="float">
            <text:p>28360000</text:p>
          </table:table-cell>
          <table:table-cell office:value-type="string" calcext:value-type="string">
            <text:p>RJ</text:p>
          </table:table-cell>
          <table:table-cell office:value-type="float" office:value="5811" calcext:value-type="float">
            <text:p>5811</text:p>
          </table:table-cell>
          <table:table-cell office:value-type="string" calcext:value-type="string">
            <text:p>BOM JESUS DO ITABAPO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28" calcext:value-type="float">
            <text:p>15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SOARES DE OLIVEIRA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500000" calcext:value-type="float">
            <text:p>14500000</text:p>
          </table:table-cell>
          <table:table-cell office:value-type="string" calcext:value-type="string">
            <text:p>SP</text:p>
          </table:table-cell>
          <table:table-cell office:value-type="float" office:value="6583" calcext:value-type="float">
            <text:p>6583</text:p>
          </table:table-cell>
          <table:table-cell office:value-type="string" calcext:value-type="string">
            <text:p>ITUVERA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09" calcext:value-type="float">
            <text:p>15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SSUNCAO PARAGUAI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UNCA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RAGUAI</text:p>
          </table:table-cell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IDA SANTA TERESA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COMPLEJO BLUE TOWER <text:s text:c="6"/>TORRE 1 <text:s text:c="18"/>PISO 19</text:p>
          </table:table-cell>
          <table:table-cell office:value-type="string" calcext:value-type="string">
            <text:p>AVENIDA SANTA TERESA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90" calcext:value-type="float">
            <text:p>15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LAGOINHAS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RACILIANO FREITA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010110" calcext:value-type="float">
            <text:p>48010110</text:p>
          </table:table-cell>
          <table:table-cell office:value-type="string" calcext:value-type="string">
            <text:p>BA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ALAGOINHAS</text:p>
          </table:table-cell>
          <table:table-cell office:value-type="float" office:value="75" calcext:value-type="float">
            <text:p>75</text:p>
          </table:table-cell>
          <table:table-cell office:value-type="float" office:value="34228550" calcext:value-type="float">
            <text:p>34228550</text:p>
          </table:table-cell>
          <table:table-cell office:value-type="float" office:value="75" calcext:value-type="float">
            <text:p>75</text:p>
          </table:table-cell>
          <table:table-cell office:value-type="float" office:value="40033001" calcext:value-type="float">
            <text:p>40033001</text:p>
          </table:table-cell>
          <table:table-cell table:number-columns-repeated="2"/>
          <table:table-cell office:value-type="string" calcext:value-type="string">
            <text:p>AGE015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70" calcext:value-type="float">
            <text:p>15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UARU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SE MARTINS 5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NOSSA SENHORA DAS DORES</text:p>
          </table:table-cell>
          <table:table-cell office:value-type="float" office:value="55002903" calcext:value-type="float">
            <text:p>55002903</text:p>
          </table:table-cell>
          <table:table-cell office:value-type="string" calcext:value-type="string">
            <text:p>PE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CARUARU</text:p>
          </table:table-cell>
          <table:table-cell office:value-type="float" office:value="81" calcext:value-type="float">
            <text:p>81</text:p>
          </table:table-cell>
          <table:table-cell office:value-type="float" office:value="37221888" calcext:value-type="float">
            <text:p>37221888</text:p>
          </table:table-cell>
          <table:table-cell office:value-type="float" office:value="81" calcext:value-type="float">
            <text:p>81</text:p>
          </table:table-cell>
          <table:table-cell office:value-type="float" office:value="30461799" calcext:value-type="float">
            <text:p>30461799</text:p>
          </table:table-cell>
          <table:table-cell office:value-type="float" office:value="81" calcext:value-type="float">
            <text:p>81</text:p>
          </table:table-cell>
          <table:table-cell office:value-type="float" office:value="30461775" calcext:value-type="float">
            <text:p>30461775</text:p>
          </table:table-cell>
          <table:table-cell office:value-type="string" calcext:value-type="string">
            <text:p>AGE0159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4" calcext:value-type="float">
            <text:p>1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RAJUI-SP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3 DE MAIO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600000" calcext:value-type="float">
            <text:p>16600000</text:p>
          </table:table-cell>
          <table:table-cell office:value-type="string" calcext:value-type="string">
            <text:p>SP</text:p>
          </table:table-cell>
          <table:table-cell office:value-type="float" office:value="6879" calcext:value-type="float">
            <text:p>6879</text:p>
          </table:table-cell>
          <table:table-cell office:value-type="string" calcext:value-type="string">
            <text:p>PIRAJ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NDRELANDIA - ANDRELANDI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519" calcext:value-type="float">
            <text:p>1982051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AO ZUQUI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300000" calcext:value-type="float">
            <text:p>37300000</text:p>
          </table:table-cell>
          <table:table-cell office:value-type="string" calcext:value-type="string">
            <text:p>MG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ANDRELANDIA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76" calcext:value-type="float">
            <text:p>16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JOAO DEL REI MG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HERMILIO ALVES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307328" calcext:value-type="float">
            <text:p>36307328</text:p>
          </table:table-cell>
          <table:table-cell office:value-type="string" calcext:value-type="string">
            <text:p>MG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SAO JOAO DEL REI</text:p>
          </table:table-cell>
          <table:table-cell office:value-type="float" office:value="32" calcext:value-type="float">
            <text:p>32</text:p>
          </table:table-cell>
          <table:table-cell office:value-type="float" office:value="33718500" calcext:value-type="float">
            <text:p>337185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3718285" calcext:value-type="float">
            <text:p>33718285</text:p>
          </table:table-cell>
          <table:table-cell office:value-type="string" calcext:value-type="string">
            <text:p>AGE0162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57" calcext:value-type="float">
            <text:p>16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RASSUNUNG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UQUE DE CAXIAS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635000" calcext:value-type="float">
            <text:p>13635000</text:p>
          </table:table-cell>
          <table:table-cell office:value-type="string" calcext:value-type="string">
            <text:p>SP</text:p>
          </table:table-cell>
          <table:table-cell office:value-type="float" office:value="6887" calcext:value-type="float">
            <text:p>6887</text:p>
          </table:table-cell>
          <table:table-cell office:value-type="string" calcext:value-type="string">
            <text:p>PIRASSUNU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38" calcext:value-type="float">
            <text:p>16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RES EPITACIO PESSOA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PB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ITABAI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19" calcext:value-type="float">
            <text:p>16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OLIMPIA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MATRIZ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400000" calcext:value-type="float">
            <text:p>15400000</text:p>
          </table:table-cell>
          <table:table-cell office:value-type="string" calcext:value-type="string">
            <text:p>SP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OLIMP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8" calcext:value-type="float">
            <text:p>16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OVERNADOR VALADARE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VEREADOR MARIO ROCH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5010390" calcext:value-type="float">
            <text:p>35010390</text:p>
          </table:table-cell>
          <table:table-cell office:value-type="string" calcext:value-type="string">
            <text:p>MG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GOVERNADOR VALADA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RAGANCA PAULISTA-SP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SE BONIFACIO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900130" calcext:value-type="float">
            <text:p>12900130</text:p>
          </table:table-cell>
          <table:table-cell office:value-type="string" calcext:value-type="string">
            <text:p>SP</text:p>
          </table:table-cell>
          <table:table-cell office:value-type="float" office:value="6251" calcext:value-type="float">
            <text:p>6251</text:p>
          </table:table-cell>
          <table:table-cell office:value-type="string" calcext:value-type="string">
            <text:p>BRAGANCA PAUL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LFENAS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TULIO VARGAS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7130001" calcext:value-type="float">
            <text:p>37130001</text:p>
          </table:table-cell>
          <table:table-cell office:value-type="string" calcext:value-type="string">
            <text:p>MG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ALFE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42" calcext:value-type="float">
            <text:p>16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ETE DE SETEMBRO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560000" calcext:value-type="float">
            <text:p>97560000</text:p>
          </table:table-cell>
          <table:table-cell office:value-type="string" calcext:value-type="string">
            <text:p>RS</text:p>
          </table:table-cell>
          <table:table-cell office:value-type="float" office:value="8809" calcext:value-type="float">
            <text:p>8809</text:p>
          </table:table-cell>
          <table:table-cell office:value-type="string" calcext:value-type="string">
            <text:p>QUAR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6" calcext:value-type="float">
            <text:p>17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ACARI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OREIRA PAZ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200000" calcext:value-type="float">
            <text:p>95200000</text:p>
          </table:table-cell>
          <table:table-cell office:value-type="string" calcext:value-type="string">
            <text:p>RS</text:p>
          </table:table-cell>
          <table:table-cell office:value-type="float" office:value="8953" calcext:value-type="float">
            <text:p>8953</text:p>
          </table:table-cell>
          <table:table-cell office:value-type="string" calcext:value-type="string">
            <text:p>VACARIA</text:p>
          </table:table-cell>
          <table:table-cell office:value-type="float" office:value="54" calcext:value-type="float">
            <text:p>54</text:p>
          </table:table-cell>
          <table:table-cell office:value-type="float" office:value="32321311" calcext:value-type="float">
            <text:p>3232131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2321055" calcext:value-type="float">
            <text:p>32321055</text:p>
          </table:table-cell>
          <table:table-cell office:value-type="string" calcext:value-type="string">
            <text:p>age0170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NSELHEIRO DANTA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970280" calcext:value-type="float">
            <text:p>13970280</text:p>
          </table:table-cell>
          <table:table-cell office:value-type="string" calcext:value-type="string">
            <text:p>SP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ITAP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8" calcext:value-type="float">
            <text:p>17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CLARO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RES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500270" calcext:value-type="float">
            <text:p>13500270</text:p>
          </table:table-cell>
          <table:table-cell office:value-type="string" calcext:value-type="string">
            <text:p>SP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RIO CLA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29" calcext:value-type="float">
            <text:p>17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A ESPERANCA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QUINZE DE OUTUBRO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170000" calcext:value-type="float">
            <text:p>37170000</text:p>
          </table:table-cell>
          <table:table-cell office:value-type="string" calcext:value-type="string">
            <text:p>MG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BOA ESPER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ICAS - BICAS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SOUZA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600000" calcext:value-type="float">
            <text:p>36600000</text:p>
          </table:table-cell>
          <table:table-cell office:value-type="string" calcext:value-type="string">
            <text:p>MG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BICAS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.JOSE DOS CAMPO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. NELSON D'AVILA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227788" calcext:value-type="float">
            <text:p>12227788</text:p>
          </table:table-cell>
          <table:table-cell office:value-type="string" calcext:value-type="string">
            <text:p>SP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SAO JOSE DOS CAMP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71" calcext:value-type="float">
            <text:p>17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 BELO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ONEGO ULISSE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270000" calcext:value-type="float">
            <text:p>37270000</text:p>
          </table:table-cell>
          <table:table-cell office:value-type="string" calcext:value-type="string">
            <text:p>MG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CAMPO BE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52" calcext:value-type="float">
            <text:p>17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ATINGA - CARATING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ESARIO ALVI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300036" calcext:value-type="float">
            <text:p>35300036</text:p>
          </table:table-cell>
          <table:table-cell office:value-type="string" calcext:value-type="string">
            <text:p>MG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CARATINGA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33" calcext:value-type="float">
            <text:p>178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ALPARAIS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880000" calcext:value-type="float">
            <text:p>16880000</text:p>
          </table:table-cell>
          <table:table-cell office:value-type="string" calcext:value-type="string">
            <text:p>SP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VALPARAI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14" calcext:value-type="float">
            <text:p>17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CATUBA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RUI BARBOSA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010000" calcext:value-type="float">
            <text:p>16010000</text:p>
          </table:table-cell>
          <table:table-cell office:value-type="string" calcext:value-type="string">
            <text:p>SP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ARACAT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58" calcext:value-type="float">
            <text:p>18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 CRUZ DO SUL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ECHAL DEODOR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DAR 1, 2 E 3</text:p>
          </table:table-cell>
          <table:table-cell office:value-type="string" calcext:value-type="string">
            <text:p>CENTRO</text:p>
          </table:table-cell>
          <table:table-cell office:value-type="float" office:value="96810908" calcext:value-type="float">
            <text:p>96810908</text:p>
          </table:table-cell>
          <table:table-cell office:value-type="string" calcext:value-type="string">
            <text:p>RS</text:p>
          </table:table-cell>
          <table:table-cell office:value-type="float" office:value="8839" calcext:value-type="float">
            <text:p>8839</text:p>
          </table:table-cell>
          <table:table-cell office:value-type="string" calcext:value-type="string">
            <text:p>SANTA CRUZ DO SUL</text:p>
          </table:table-cell>
          <table:table-cell office:value-type="float" office:value="51" calcext:value-type="float">
            <text:p>51</text:p>
          </table:table-cell>
          <table:table-cell office:value-type="float" office:value="37157200" calcext:value-type="float">
            <text:p>371572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157230" calcext:value-type="float">
            <text:p>37157230</text:p>
          </table:table-cell>
          <table:table-cell office:value-type="string" calcext:value-type="string">
            <text:p>age0180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39" calcext:value-type="float">
            <text:p>18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ECHAL FLORI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5700010" calcext:value-type="float">
            <text:p>95700010</text:p>
          </table:table-cell>
          <table:table-cell office:value-type="string" calcext:value-type="string">
            <text:p>RS</text:p>
          </table:table-cell>
          <table:table-cell office:value-type="float" office:value="8541" calcext:value-type="float">
            <text:p>8541</text:p>
          </table:table-cell>
          <table:table-cell office:value-type="string" calcext:value-type="string">
            <text:p>BENTO GONCALV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RATI PR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MUNHOZ DA ROCHA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4500000" calcext:value-type="float">
            <text:p>84500000</text:p>
          </table:table-cell>
          <table:table-cell office:value-type="string" calcext:value-type="string">
            <text:p>PR</text:p>
          </table:table-cell>
          <table:table-cell office:value-type="float" office:value="7607" calcext:value-type="float">
            <text:p>7607</text:p>
          </table:table-cell>
          <table:table-cell office:value-type="string" calcext:value-type="string">
            <text:p>IRAT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9" calcext:value-type="float">
            <text:p>18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ARA RIO DE JANEIRO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UENOS AIRE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0061000" calcext:value-type="float">
            <text:p>2006100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CERES MT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JOSE DULC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200000" calcext:value-type="float">
            <text:p>78200000</text:p>
          </table:table-cell>
          <table:table-cell office:value-type="string" calcext:value-type="string">
            <text:p>MT</text:p>
          </table:table-cell>
          <table:table-cell office:value-type="float" office:value="9047" calcext:value-type="float">
            <text:p>9047</text:p>
          </table:table-cell>
          <table:table-cell office:value-type="string" calcext:value-type="string">
            <text:p>CACE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62" calcext:value-type="float">
            <text:p>18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LEOPOLD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INDEPENDENCIA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3010001" calcext:value-type="float">
            <text:p>93010001</text:p>
          </table:table-cell>
          <table:table-cell office:value-type="string" calcext:value-type="string">
            <text:p>RS</text:p>
          </table:table-cell>
          <table:table-cell office:value-type="float" office:value="8877" calcext:value-type="float">
            <text:p>8877</text:p>
          </table:table-cell>
          <table:table-cell office:value-type="string" calcext:value-type="string">
            <text:p>SAO LEOPOL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43" calcext:value-type="float">
            <text:p>186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ESIDENTE VARGA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400000" calcext:value-type="float">
            <text:p>29400000</text:p>
          </table:table-cell>
          <table:table-cell office:value-type="string" calcext:value-type="string">
            <text:p>ES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MIMOS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24" calcext:value-type="float">
            <text:p>18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BORJ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DENTE VARGAS</text:p>
          </table:table-cell>
          <table:table-cell office:value-type="float" office:value="2122" calcext:value-type="float">
            <text:p>21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670000" calcext:value-type="float">
            <text:p>97670000</text:p>
          </table:table-cell>
          <table:table-cell office:value-type="string" calcext:value-type="string">
            <text:p>RS</text:p>
          </table:table-cell>
          <table:table-cell office:value-type="float" office:value="8863" calcext:value-type="float">
            <text:p>8863</text:p>
          </table:table-cell>
          <table:table-cell office:value-type="string" calcext:value-type="string">
            <text:p>SAO BORJ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05" calcext:value-type="float">
            <text:p>18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TORIA DA CONQUIST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ARAO DO RIO BRANCO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000385" calcext:value-type="float">
            <text:p>45000385</text:p>
          </table:table-cell>
          <table:table-cell office:value-type="string" calcext:value-type="string">
            <text:p>BA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VITORIA DA CONQU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96" calcext:value-type="float">
            <text:p>18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S-2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280000" calcext:value-type="float">
            <text:p>17280000</text:p>
          </table:table-cell>
          <table:table-cell office:value-type="string" calcext:value-type="string">
            <text:p>SP</text:p>
          </table:table-cell>
          <table:table-cell office:value-type="float" office:value="6835" calcext:value-type="float">
            <text:p>6835</text:p>
          </table:table-cell>
          <table:table-cell office:value-type="string" calcext:value-type="string">
            <text:p>PEDERNEI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TOS DE MINAS - PATOS DE MINAS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JOR GOTE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700001" calcext:value-type="float">
            <text:p>38700001</text:p>
          </table:table-cell>
          <table:table-cell office:value-type="string" calcext:value-type="string">
            <text:p>MG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PATOS DE MINAS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OROCAB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XV DE NOVEMBRO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010081" calcext:value-type="float">
            <text:p>18010081</text:p>
          </table:table-cell>
          <table:table-cell office:value-type="string" calcext:value-type="string">
            <text:p>SP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SOROC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91" calcext:value-type="float">
            <text:p>19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NTONIO JOSE CENTENO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180000" calcext:value-type="float">
            <text:p>96180000</text:p>
          </table:table-cell>
          <table:table-cell office:value-type="string" calcext:value-type="string">
            <text:p>RS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CAMAQ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72" calcext:value-type="float">
            <text:p>19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RUZ ALT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INHEIRO MACHADO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010750" calcext:value-type="float">
            <text:p>98010750</text:p>
          </table:table-cell>
          <table:table-cell office:value-type="string" calcext:value-type="string">
            <text:p>RS</text:p>
          </table:table-cell>
          <table:table-cell office:value-type="float" office:value="8619" calcext:value-type="float">
            <text:p>8619</text:p>
          </table:table-cell>
          <table:table-cell office:value-type="string" calcext:value-type="string">
            <text:p>CRUZ AL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53" calcext:value-type="float">
            <text:p>19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SSOS-MG EST.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ROUCA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900152" calcext:value-type="float">
            <text:p>37900152</text:p>
          </table:table-cell>
          <table:table-cell office:value-type="string" calcext:value-type="string">
            <text:p>MG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PASS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34" calcext:value-type="float">
            <text:p>19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OM PEDRIT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450000" calcext:value-type="float">
            <text:p>96450000</text:p>
          </table:table-cell>
          <table:table-cell office:value-type="string" calcext:value-type="string">
            <text:p>RS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DOM PEDRI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15" calcext:value-type="float">
            <text:p>19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504" calcext:value-type="float">
            <text:p>198205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ENADOR EURICO RESENDE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845000" calcext:value-type="float">
            <text:p>29845000</text:p>
          </table:table-cell>
          <table:table-cell office:value-type="string" calcext:value-type="string">
            <text:p>ES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BOA ESPER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04" calcext:value-type="float">
            <text:p>19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628" calcext:value-type="float">
            <text:p>19820628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ARANA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640000" calcext:value-type="float">
            <text:p>78640000</text:p>
          </table:table-cell>
          <table:table-cell office:value-type="string" calcext:value-type="string">
            <text:p>MT</text:p>
          </table:table-cell>
          <table:table-cell office:value-type="float" office:value="9193" calcext:value-type="float">
            <text:p>9193</text:p>
          </table:table-cell>
          <table:table-cell office:value-type="string" calcext:value-type="string">
            <text:p>CANAR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87" calcext:value-type="float">
            <text:p>19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RANCISCO M CEGAR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250000" calcext:value-type="float">
            <text:p>17250000</text:p>
          </table:table-cell>
          <table:table-cell office:value-type="string" calcext:value-type="string">
            <text:p>SP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BARI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LIO PRESTES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206420" calcext:value-type="float">
            <text:p>18206420</text:p>
          </table:table-cell>
          <table:table-cell office:value-type="string" calcext:value-type="string">
            <text:p>SP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ITAPETIN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6" calcext:value-type="float">
            <text:p>20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UARABIR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XV DE NOVEMBRO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200000" calcext:value-type="float">
            <text:p>58200000</text:p>
          </table:table-cell>
          <table:table-cell office:value-type="string" calcext:value-type="string">
            <text:p>PB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GUARAB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RCOLINO M CABRAL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701001" calcext:value-type="float">
            <text:p>88701001</text:p>
          </table:table-cell>
          <table:table-cell office:value-type="string" calcext:value-type="string">
            <text:p>SC</text:p>
          </table:table-cell>
          <table:table-cell office:value-type="float" office:value="8367" calcext:value-type="float">
            <text:p>8367</text:p>
          </table:table-cell>
          <table:table-cell office:value-type="string" calcext:value-type="string">
            <text:p>TUBAR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LOS CHAGAS - CARLOS CHAGAS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OF ANTONIO E DA SILV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864000" calcext:value-type="float">
            <text:p>39864000</text:p>
          </table:table-cell>
          <table:table-cell office:value-type="string" calcext:value-type="string">
            <text:p>MG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CARLOS CHAGAS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VARE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NTA CATARINA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700005" calcext:value-type="float">
            <text:p>18700005</text:p>
          </table:table-cell>
          <table:table-cell office:value-type="string" calcext:value-type="string">
            <text:p>SP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AVARE</text:p>
          </table:table-cell>
          <table:table-cell office:value-type="float" office:value="14" calcext:value-type="float">
            <text:p>14</text:p>
          </table:table-cell>
          <table:table-cell office:value-type="float" office:value="37323322" calcext:value-type="float">
            <text:p>37323322</text:p>
          </table:table-cell>
          <table:table-cell office:value-type="float" office:value="14" calcext:value-type="float">
            <text:p>14</text:p>
          </table:table-cell>
          <table:table-cell office:value-type="float" office:value="37323347" calcext:value-type="float">
            <text:p>37323347</text:p>
          </table:table-cell>
          <table:table-cell office:value-type="float" office:value="14" calcext:value-type="float">
            <text:p>14</text:p>
          </table:table-cell>
          <table:table-cell office:value-type="float" office:value="37323372" calcext:value-type="float">
            <text:p>37323372</text:p>
          </table:table-cell>
          <table:table-cell office:value-type="string" calcext:value-type="string">
            <text:p>AGE0203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INTE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301115" calcext:value-type="float">
            <text:p>38301115</text:p>
          </table:table-cell>
          <table:table-cell office:value-type="string" calcext:value-type="string">
            <text:p>MG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ITUIUT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0" calcext:value-type="float">
            <text:p>20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OURO FINO - OURO FINO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JOR SEBASTIAO PIRES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37570000" calcext:value-type="float">
            <text:p>37570000</text:p>
          </table:table-cell>
          <table:table-cell office:value-type="string" calcext:value-type="string">
            <text:p>MG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OURO FINO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21" calcext:value-type="float">
            <text:p>20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ELIPE SCHMIDT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300001" calcext:value-type="float">
            <text:p>89300001</text:p>
          </table:table-cell>
          <table:table-cell office:value-type="string" calcext:value-type="string">
            <text:p>SC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MAF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02" calcext:value-type="float">
            <text:p>20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506" calcext:value-type="float">
            <text:p>198205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O MASC DE MORAIS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790000" calcext:value-type="float">
            <text:p>49790000</text:p>
          </table:table-cell>
          <table:table-cell office:value-type="string" calcext:value-type="string">
            <text:p>SE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AQUID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93" calcext:value-type="float">
            <text:p>20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RES LAGOAS-M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RANAIBA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601050" calcext:value-type="float">
            <text:p>79601050</text:p>
          </table:table-cell>
          <table:table-cell office:value-type="string" calcext:value-type="string">
            <text:p>MS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TRES LAGO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74" calcext:value-type="float">
            <text:p>20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 TERESA E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ERONIMO VERVLOET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650000" calcext:value-type="float">
            <text:p>29650000</text:p>
          </table:table-cell>
          <table:table-cell office:value-type="string" calcext:value-type="string">
            <text:p>ES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ANTA TERE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XA MG -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ANTONIO CARLOS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183083" calcext:value-type="float">
            <text:p>38183083</text:p>
          </table:table-cell>
          <table:table-cell office:value-type="string" calcext:value-type="string">
            <text:p>MG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ARAX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99" calcext:value-type="float">
            <text:p>21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RACAJU M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ELANIO GARCIA BARBOSA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150000" calcext:value-type="float">
            <text:p>79150000</text:p>
          </table:table-cell>
          <table:table-cell office:value-type="string" calcext:value-type="string">
            <text:p>MS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MARACAJ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ORMIGA - FORMIG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RNARDES DE FARIA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570000" calcext:value-type="float">
            <text:p>35570000</text:p>
          </table:table-cell>
          <table:table-cell office:value-type="string" calcext:value-type="string">
            <text:p>MG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FORMIGA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EDRA AZUL- PEDRA AZUL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LEMENTE FRANC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970000" calcext:value-type="float">
            <text:p>39970000</text:p>
          </table:table-cell>
          <table:table-cell office:value-type="string" calcext:value-type="string">
            <text:p>MG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PEDRA AZUL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CU RN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ENADOR JOAO CAMARA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650000" calcext:value-type="float">
            <text:p>59650000</text:p>
          </table:table-cell>
          <table:table-cell office:value-type="string" calcext:value-type="string">
            <text:p>RN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ASS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IMORES - AIMORES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AO PINHEI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200000" calcext:value-type="float">
            <text:p>35200000</text:p>
          </table:table-cell>
          <table:table-cell office:value-type="string" calcext:value-type="string">
            <text:p>MG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AIMORES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1" calcext:value-type="float">
            <text:p>21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IMEIR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OUTOR LUCIANO ESTEVE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480048" calcext:value-type="float">
            <text:p>13480048</text:p>
          </table:table-cell>
          <table:table-cell office:value-type="string" calcext:value-type="string">
            <text:p>SP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LIME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84" calcext:value-type="float">
            <text:p>21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UTOR CRUZ MACHADO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84600010" calcext:value-type="float">
            <text:p>84600010</text:p>
          </table:table-cell>
          <table:table-cell office:value-type="string" calcext:value-type="string">
            <text:p>PR</text:p>
          </table:table-cell>
          <table:table-cell office:value-type="float" office:value="7937" calcext:value-type="float">
            <text:p>7937</text:p>
          </table:table-cell>
          <table:table-cell office:value-type="string" calcext:value-type="string">
            <text:p>UNIAO DA VITO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65" calcext:value-type="float">
            <text:p>218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JAMIN CONSTAN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900000" calcext:value-type="float">
            <text:p>18900000</text:p>
          </table:table-cell>
          <table:table-cell office:value-type="string" calcext:value-type="string">
            <text:p>SP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SANTA CRUZ DO RIO PAR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46" calcext:value-type="float">
            <text:p>21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URITI ALEGRE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 ABADIA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660000" calcext:value-type="float">
            <text:p>75660000</text:p>
          </table:table-cell>
          <table:table-cell office:value-type="string" calcext:value-type="string">
            <text:p>GO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URITI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900000" calcext:value-type="float">
            <text:p>55900000</text:p>
          </table:table-cell>
          <table:table-cell office:value-type="string" calcext:value-type="string">
            <text:p>PE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GOI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60" calcext:value-type="float">
            <text:p>22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VERDE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AFAEL NASCIMENTO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SETOR CENTRAL</text:p>
          </table:table-cell>
          <table:table-cell office:value-type="float" office:value="75901290" calcext:value-type="float">
            <text:p>75901290</text:p>
          </table:table-cell>
          <table:table-cell office:value-type="string" calcext:value-type="string">
            <text:p>GO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RIO VERDE</text:p>
          </table:table-cell>
          <table:table-cell office:value-type="float" office:value="64" calcext:value-type="float">
            <text:p>64</text:p>
          </table:table-cell>
          <table:table-cell office:value-type="float" office:value="36111100" calcext:value-type="float">
            <text:p>36111100</text:p>
          </table:table-cell>
          <table:table-cell office:value-type="float" office:value="64" calcext:value-type="float">
            <text:p>64</text:p>
          </table:table-cell>
          <table:table-cell office:value-type="float" office:value="40033001" calcext:value-type="float">
            <text:p>40033001</text:p>
          </table:table-cell>
          <table:table-cell office:value-type="float" office:value="64" calcext:value-type="float">
            <text:p>64</text:p>
          </table:table-cell>
          <table:table-cell office:value-type="float" office:value="36213997" calcext:value-type="float">
            <text:p>36213997</text:p>
          </table:table-cell>
          <table:table-cell office:value-type="string" calcext:value-type="string">
            <text:p>AGE022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MATEUS E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NES DOS SANTOS NEVES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930010" calcext:value-type="float">
            <text:p>29930010</text:p>
          </table:table-cell>
          <table:table-cell office:value-type="string" calcext:value-type="string">
            <text:p>ES</text:p>
          </table:table-cell>
          <table:table-cell office:value-type="float" office:value="5697" calcext:value-type="float">
            <text:p>5697</text:p>
          </table:table-cell>
          <table:table-cell office:value-type="string" calcext:value-type="string">
            <text:p>SAO MATE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SSI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UI BARBOSA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9800003" calcext:value-type="float">
            <text:p>19800003</text:p>
          </table:table-cell>
          <table:table-cell office:value-type="string" calcext:value-type="string">
            <text:p>SP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ASS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03" calcext:value-type="float">
            <text:p>22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RNELIO PROCOPIO PR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TO GROSSO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300000" calcext:value-type="float">
            <text:p>86300000</text:p>
          </table:table-cell>
          <table:table-cell office:value-type="string" calcext:value-type="string">
            <text:p>PR</text:p>
          </table:table-cell>
          <table:table-cell office:value-type="float" office:value="7525" calcext:value-type="float">
            <text:p>7525</text:p>
          </table:table-cell>
          <table:table-cell office:value-type="string" calcext:value-type="string">
            <text:p>CORNELIO PROCOP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94" calcext:value-type="float">
            <text:p>22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NTONIO C MAGALHA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REDIO</text:p>
          </table:table-cell>
          <table:table-cell office:value-type="string" calcext:value-type="string">
            <text:p>CENTRO</text:p>
          </table:table-cell>
          <table:table-cell office:value-type="float" office:value="48700000" calcext:value-type="float">
            <text:p>48700000</text:p>
          </table:table-cell>
          <table:table-cell office:value-type="string" calcext:value-type="string">
            <text:p>BA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SERRI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75" calcext:value-type="float">
            <text:p>22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817" calcext:value-type="float">
            <text:p>198208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ELO HORIZONTE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870000" calcext:value-type="float">
            <text:p>89870000</text:p>
          </table:table-cell>
          <table:table-cell office:value-type="string" calcext:value-type="string">
            <text:p>SC</text:p>
          </table:table-cell>
          <table:table-cell office:value-type="float" office:value="8253" calcext:value-type="float">
            <text:p>8253</text:p>
          </table:table-cell>
          <table:table-cell office:value-type="string" calcext:value-type="string">
            <text:p>PINHALZ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S MARIANIS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7100000" calcext:value-type="float">
            <text:p>47100000</text:p>
          </table:table-cell>
          <table:table-cell office:value-type="string" calcext:value-type="string">
            <text:p>BA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BAR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37" calcext:value-type="float">
            <text:p>22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NHOR DO BONFIM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JOSE GONCALVES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970000" calcext:value-type="float">
            <text:p>48970000</text:p>
          </table:table-cell>
          <table:table-cell office:value-type="string" calcext:value-type="string">
            <text:p>BA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SENHOR DO BONF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18" calcext:value-type="float">
            <text:p>22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ARQUE DAS AGUAS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500000" calcext:value-type="float">
            <text:p>58500000</text:p>
          </table:table-cell>
          <table:table-cell office:value-type="string" calcext:value-type="string">
            <text:p>PB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MONT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ETITE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NTANA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400000" calcext:value-type="float">
            <text:p>46400000</text:p>
          </table:table-cell>
          <table:table-cell office:value-type="string" calcext:value-type="string">
            <text:p>BA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CAETI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REIRAS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SE DE ALENCA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QUADRA51 <text:s text:c="17"/>LOTE <text:s/>01</text:p>
          </table:table-cell>
          <table:table-cell office:value-type="string" calcext:value-type="string">
            <text:p>CENTRO</text:p>
          </table:table-cell>
          <table:table-cell office:value-type="float" office:value="47800120" calcext:value-type="float">
            <text:p>47800120</text:p>
          </table:table-cell>
          <table:table-cell office:value-type="string" calcext:value-type="string">
            <text:p>BA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BARREIRAS</text:p>
          </table:table-cell>
          <table:table-cell office:value-type="float" office:value="77" calcext:value-type="float">
            <text:p>77</text:p>
          </table:table-cell>
          <table:table-cell office:value-type="float" office:value="36129700" calcext:value-type="float">
            <text:p>36129700</text:p>
          </table:table-cell>
          <table:table-cell office:value-type="float" office:value="77" calcext:value-type="float">
            <text:p>77</text:p>
          </table:table-cell>
          <table:table-cell office:value-type="float" office:value="40033001" calcext:value-type="float">
            <text:p>40033001</text:p>
          </table:table-cell>
          <table:table-cell office:value-type="float" office:value="77" calcext:value-type="float">
            <text:p>77</text:p>
          </table:table-cell>
          <table:table-cell office:value-type="float" office:value="36129720" calcext:value-type="float">
            <text:p>36129720</text:p>
          </table:table-cell>
          <table:table-cell office:value-type="string" calcext:value-type="string">
            <text:p>AGE023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13" calcext:value-type="float">
            <text:p>23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NTO ANTONIO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700000" calcext:value-type="float">
            <text:p>55700000</text:p>
          </table:table-cell>
          <table:table-cell office:value-type="string" calcext:value-type="string">
            <text:p>PE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LIMO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02" calcext:value-type="float">
            <text:p>2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RIANA AMALIA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602011" calcext:value-type="float">
            <text:p>55602011</text:p>
          </table:table-cell>
          <table:table-cell office:value-type="string" calcext:value-type="string">
            <text:p>PE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VITORIA DE SANTO ANT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85" calcext:value-type="float">
            <text:p>23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RUZEIRO DO SUL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ODRIGUES ALVES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980000" calcext:value-type="float">
            <text:p>69980000</text:p>
          </table:table-cell>
          <table:table-cell office:value-type="string" calcext:value-type="string">
            <text:p>A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RUZEIR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 VITORIA DO PALMAR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230000" calcext:value-type="float">
            <text:p>96230000</text:p>
          </table:table-cell>
          <table:table-cell office:value-type="string" calcext:value-type="string">
            <text:p>RS</text:p>
          </table:table-cell>
          <table:table-cell office:value-type="float" office:value="8849" calcext:value-type="float">
            <text:p>8849</text:p>
          </table:table-cell>
          <table:table-cell office:value-type="string" calcext:value-type="string">
            <text:p>SANTA VITORIA DO PALMA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47" calcext:value-type="float">
            <text:p>23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ESIDENTE OLEGARIO - PRESIDENTE OLEGARIO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429" calcext:value-type="float">
            <text:p>1982042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ELISBERTO FONSECA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750000" calcext:value-type="float">
            <text:p>38750000</text:p>
          </table:table-cell>
          <table:table-cell office:value-type="string" calcext:value-type="string">
            <text:p>MG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PRESIDENTE OLEGARIO</text:p>
          </table:table-cell>
          <table:table-cell table:number-columns-repeated="6"/>
          <table:table-cell office:value-type="string" calcext:value-type="string">
            <text:p>AGE1333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28" calcext:value-type="float">
            <text:p>23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TOTO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63700001" calcext:value-type="float">
            <text:p>63700001</text:p>
          </table:table-cell>
          <table:table-cell office:value-type="string" calcext:value-type="string">
            <text:p>CE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RATE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09" calcext:value-type="float">
            <text:p>23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OM PEDRO II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400000" calcext:value-type="float">
            <text:p>44400000</text:p>
          </table:table-cell>
          <table:table-cell office:value-type="string" calcext:value-type="string">
            <text:p>BA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ZA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90" calcext:value-type="float">
            <text:p>23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NTOS DUMONT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600000" calcext:value-type="float">
            <text:p>63600000</text:p>
          </table:table-cell>
          <table:table-cell office:value-type="string" calcext:value-type="string">
            <text:p>C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SENADOR POMPE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23" calcext:value-type="float">
            <text:p>24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LOURIVAL MON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300000" calcext:value-type="float">
            <text:p>45300000</text:p>
          </table:table-cell>
          <table:table-cell office:value-type="string" calcext:value-type="string">
            <text:p>BA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AMARGO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04" calcext:value-type="float">
            <text:p>24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ODRIGUES JUNIOR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900002" calcext:value-type="float">
            <text:p>63900002</text:p>
          </table:table-cell>
          <table:table-cell office:value-type="string" calcext:value-type="string">
            <text:p>CE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QUIXA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95" calcext:value-type="float">
            <text:p>24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RIO BRANCO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725000" calcext:value-type="float">
            <text:p>65725000</text:p>
          </table:table-cell>
          <table:table-cell office:value-type="string" calcext:value-type="string">
            <text:p>MA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PEDREI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76" calcext:value-type="float">
            <text:p>24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64120000" calcext:value-type="float">
            <text:p>64120000</text:p>
          </table:table-cell>
          <table:table-cell office:value-type="string" calcext:value-type="string">
            <text:p>PI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UNI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57" calcext:value-type="float">
            <text:p>24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817" calcext:value-type="float">
            <text:p>198208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960000" calcext:value-type="float">
            <text:p>88960000</text:p>
          </table:table-cell>
          <table:table-cell office:value-type="string" calcext:value-type="string">
            <text:p>SC</text:p>
          </table:table-cell>
          <table:table-cell office:value-type="float" office:value="8349" calcext:value-type="float">
            <text:p>8349</text:p>
          </table:table-cell>
          <table:table-cell office:value-type="string" calcext:value-type="string">
            <text:p>SOMBR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XAVI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545000" calcext:value-type="float">
            <text:p>45545000</text:p>
          </table:table-cell>
          <table:table-cell office:value-type="string" calcext:value-type="string">
            <text:p>BA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UBAIT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SERGIO MAGALHAES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912225" calcext:value-type="float">
            <text:p>56912225</text:p>
          </table:table-cell>
          <table:table-cell office:value-type="string" calcext:value-type="string">
            <text:p>PE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SERRA TALHA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760000" calcext:value-type="float">
            <text:p>78760000</text:p>
          </table:table-cell>
          <table:table-cell office:value-type="string" calcext:value-type="string">
            <text:p>MT</text:p>
          </table:table-cell>
          <table:table-cell office:value-type="float" office:value="9083" calcext:value-type="float">
            <text:p>9083</text:p>
          </table:table-cell>
          <table:table-cell office:value-type="string" calcext:value-type="string">
            <text:p>GUIRAT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80" calcext:value-type="float">
            <text:p>24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LCEBIADES SILVA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400000" calcext:value-type="float">
            <text:p>65400000</text:p>
          </table:table-cell>
          <table:table-cell office:value-type="string" calcext:value-type="string">
            <text:p>MA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CO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61" calcext:value-type="float">
            <text:p>24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AMOS METR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OFESSOR LAC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AMOS</text:p>
          </table:table-cell>
          <table:table-cell office:value-type="float" office:value="21060120" calcext:value-type="float">
            <text:p>2106012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NTE RORAIMA - BOA VISTA (RR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LAYCON DE PAIVA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ENTRO CIVICO</text:p>
          </table:table-cell>
          <table:table-cell office:value-type="float" office:value="69301250" calcext:value-type="float">
            <text:p>69301250</text:p>
          </table:table-cell>
          <table:table-cell office:value-type="string" calcext:value-type="string">
            <text:p>R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OA V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86" calcext:value-type="float">
            <text:p>25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HORACIO DE MATTO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960000" calcext:value-type="float">
            <text:p>46960000</text:p>
          </table:table-cell>
          <table:table-cell office:value-type="string" calcext:value-type="string">
            <text:p>BA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LENCO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67" calcext:value-type="float">
            <text:p>25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UIZA AMELIA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240000" calcext:value-type="float">
            <text:p>64240000</text:p>
          </table:table-cell>
          <table:table-cell office:value-type="string" calcext:value-type="string">
            <text:p>PI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PIRACURU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48" calcext:value-type="float">
            <text:p>25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RAGANCA P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L FLORIANO PEIXOTO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600000" calcext:value-type="float">
            <text:p>68600000</text:p>
          </table:table-cell>
          <table:table-cell office:value-type="string" calcext:value-type="string">
            <text:p>P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RAG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29" calcext:value-type="float">
            <text:p>25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CO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FELIX PACHEC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600002" calcext:value-type="float">
            <text:p>64600002</text:p>
          </table:table-cell>
          <table:table-cell office:value-type="string" calcext:value-type="string">
            <text:p>PI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PIC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AO JOSE FILHO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160000" calcext:value-type="float">
            <text:p>64160000</text:p>
          </table:table-cell>
          <table:table-cell office:value-type="string" calcext:value-type="string">
            <text:p>PI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LUZILAND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90" calcext:value-type="float">
            <text:p>25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EP RAIMUNDO CHAVES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250000" calcext:value-type="float">
            <text:p>68250000</text:p>
          </table:table-cell>
          <table:table-cell office:value-type="string" calcext:value-type="string">
            <text:p>PA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OBID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71" calcext:value-type="float">
            <text:p>25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GUARITINGA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UDENTE DE MORAIS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900000" calcext:value-type="float">
            <text:p>15900000</text:p>
          </table:table-cell>
          <table:table-cell office:value-type="string" calcext:value-type="string">
            <text:p>SP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TAQUARIT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52" calcext:value-type="float">
            <text:p>25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UDE-METR.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OUSA E SILVA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GAMBOA</text:p>
          </table:table-cell>
          <table:table-cell office:value-type="float" office:value="20220560" calcext:value-type="float">
            <text:p>2022056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33" calcext:value-type="float">
            <text:p>25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EGO ALCINDIN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3203330" calcext:value-type="float">
            <text:p>83203330</text:p>
          </table:table-cell>
          <table:table-cell office:value-type="string" calcext:value-type="string">
            <text:p>PR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PARANAG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77" calcext:value-type="float">
            <text:p>26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NTEVIDEU URUGUAI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INTE E CINCO DE MAYO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SQ TRINTA E TRES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58" calcext:value-type="float">
            <text:p>26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CAP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- INDEPENDENCIA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900090" calcext:value-type="float">
            <text:p>68900090</text:p>
          </table:table-cell>
          <table:table-cell office:value-type="string" calcext:value-type="string">
            <text:p>AP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MACAPA</text:p>
          </table:table-cell>
          <table:table-cell office:value-type="float" office:value="96" calcext:value-type="float">
            <text:p>96</text:p>
          </table:table-cell>
          <table:table-cell office:value-type="float" office:value="2232155" calcext:value-type="float">
            <text:p>223215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39" calcext:value-type="float">
            <text:p>26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OLTA REDOND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EREADOR L F GUIMARA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TERRADO</text:p>
          </table:table-cell>
          <table:table-cell office:value-type="float" office:value="27211130" calcext:value-type="float">
            <text:p>27211130</text:p>
          </table:table-cell>
          <table:table-cell office:value-type="string" calcext:value-type="string">
            <text:p>RJ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VOLTA REDON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PES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SSIS BRASIL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760000" calcext:value-type="float">
            <text:p>96760000</text:p>
          </table:table-cell>
          <table:table-cell office:value-type="string" calcext:value-type="string">
            <text:p>RS</text:p>
          </table:table-cell>
          <table:table-cell office:value-type="float" office:value="8925" calcext:value-type="float">
            <text:p>8925</text:p>
          </table:table-cell>
          <table:table-cell office:value-type="string" calcext:value-type="string">
            <text:p>TAP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09" calcext:value-type="float">
            <text:p>26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O ANDRE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NADOR FLAQUER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010160" calcext:value-type="float">
            <text:p>9010160</text:p>
          </table:table-cell>
          <table:table-cell office:value-type="string" calcext:value-type="string">
            <text:p>SP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SANTO AND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81" calcext:value-type="float">
            <text:p>26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CRISTOVAO 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CRISTOVAO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SAO CRISTOVAO</text:p>
          </table:table-cell>
          <table:table-cell office:value-type="float" office:value="20940000" calcext:value-type="float">
            <text:p>2094000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office:value-type="float" office:value="21" calcext:value-type="float">
            <text:p>21</text:p>
          </table:table-cell>
          <table:table-cell office:value-type="float" office:value="8085244" calcext:value-type="float">
            <text:p>808524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085491" calcext:value-type="float">
            <text:p>8085491</text:p>
          </table:table-cell>
          <table:table-cell office:value-type="string" calcext:value-type="string">
            <text:p>INFRERIO@BANCODOBRASI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62" calcext:value-type="float">
            <text:p>26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ORES DO INDAIA - DORES DO INDAI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REFEITO MARIO CARNEIRO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610000" calcext:value-type="float">
            <text:p>35610000</text:p>
          </table:table-cell>
          <table:table-cell office:value-type="string" calcext:value-type="string">
            <text:p>MG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DORES DO INDAIA</text:p>
          </table:table-cell>
          <table:table-cell office:value-type="float" office:value="37" calcext:value-type="float">
            <text:p>37</text:p>
          </table:table-cell>
          <table:table-cell office:value-type="float" office:value="35511400" calcext:value-type="float">
            <text:p>35511400</text:p>
          </table:table-cell>
          <table:table-cell table:number-columns-repeated="4"/>
          <table:table-cell office:value-type="string" calcext:value-type="string">
            <text:p>AGE026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43" calcext:value-type="float">
            <text:p>26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ELA VISTA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UIA LOPES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260000" calcext:value-type="float">
            <text:p>79260000</text:p>
          </table:table-cell>
          <table:table-cell office:value-type="string" calcext:value-type="string">
            <text:p>MS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BELA V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24" calcext:value-type="float">
            <text:p>268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OTUPORANGA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AZONAS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string" calcext:value-type="string">
            <text:p>PATRIMONIO NOVO</text:p>
          </table:table-cell>
          <table:table-cell office:value-type="float" office:value="15500004" calcext:value-type="float">
            <text:p>15500004</text:p>
          </table:table-cell>
          <table:table-cell office:value-type="string" calcext:value-type="string">
            <text:p>SP</text:p>
          </table:table-cell>
          <table:table-cell office:value-type="float" office:value="7245" calcext:value-type="float">
            <text:p>7245</text:p>
          </table:table-cell>
          <table:table-cell office:value-type="string" calcext:value-type="string">
            <text:p>VOTUPORANGA</text:p>
          </table:table-cell>
          <table:table-cell office:value-type="float" office:value="17" calcext:value-type="float">
            <text:p>17</text:p>
          </table:table-cell>
          <table:table-cell office:value-type="float" office:value="34224000" calcext:value-type="float">
            <text:p>34224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4224004" calcext:value-type="float">
            <text:p>342240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05" calcext:value-type="float">
            <text:p>26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9 DE JULHO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875455" calcext:value-type="float">
            <text:p>14875455</text:p>
          </table:table-cell>
          <table:table-cell office:value-type="string" calcext:value-type="string">
            <text:p>SP</text:p>
          </table:table-cell>
          <table:table-cell office:value-type="float" office:value="6587" calcext:value-type="float">
            <text:p>6587</text:p>
          </table:table-cell>
          <table:table-cell office:value-type="string" calcext:value-type="string">
            <text:p>JABOTICAB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49" calcext:value-type="float">
            <text:p>27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UBA-MG EST.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JOS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500001" calcext:value-type="float">
            <text:p>36500001</text:p>
          </table:table-cell>
          <table:table-cell office:value-type="string" calcext:value-type="string">
            <text:p>MG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20" calcext:value-type="float">
            <text:p>27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TO GONCALVE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7650000" calcext:value-type="float">
            <text:p>97650000</text:p>
          </table:table-cell>
          <table:table-cell office:value-type="string" calcext:value-type="string">
            <text:p>RS</text:p>
          </table:table-cell>
          <table:table-cell office:value-type="float" office:value="8713" calcext:value-type="float">
            <text:p>8713</text:p>
          </table:table-cell>
          <table:table-cell office:value-type="string" calcext:value-type="string">
            <text:p>ITAQ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EDRO DE TOLEDO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9600000" calcext:value-type="float">
            <text:p>19600000</text:p>
          </table:table-cell>
          <table:table-cell office:value-type="string" calcext:value-type="string">
            <text:p>SP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RANCHA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91" calcext:value-type="float">
            <text:p>27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TA TEREZINHA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PCA ANT JOA M ANDRA</text:p>
          </table:table-cell>
          <table:table-cell office:value-type="string" calcext:value-type="string">
            <text:p>CENTRO</text:p>
          </table:table-cell>
          <table:table-cell office:value-type="float" office:value="16900187" calcext:value-type="float">
            <text:p>16900187</text:p>
          </table:table-cell>
          <table:table-cell office:value-type="string" calcext:value-type="string">
            <text:p>SP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ANDRAD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72" calcext:value-type="float">
            <text:p>27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UY BARBOSA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740001" calcext:value-type="float">
            <text:p>38740001</text:p>
          </table:table-cell>
          <table:table-cell office:value-type="string" calcext:value-type="string">
            <text:p>MG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PATROCIN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53" calcext:value-type="float">
            <text:p>27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10524" calcext:value-type="float">
            <text:p>199105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628" calcext:value-type="float">
            <text:p>1982062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ROF AGAMENON MAGALHAES</text:p>
          </table:table-cell>
          <table:table-cell office:value-type="string" calcext:value-type="string">
            <text:p>S 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260000" calcext:value-type="float">
            <text:p>56260000</text:p>
          </table:table-cell>
          <table:table-cell office:value-type="string" calcext:value-type="string">
            <text:p>PE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IPUB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34" calcext:value-type="float">
            <text:p>27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SUL SC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ELHO NETO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9160001" calcext:value-type="float">
            <text:p>89160001</text:p>
          </table:table-cell>
          <table:table-cell office:value-type="string" calcext:value-type="string">
            <text:p>SC</text:p>
          </table:table-cell>
          <table:table-cell office:value-type="float" office:value="8291" calcext:value-type="float">
            <text:p>8291</text:p>
          </table:table-cell>
          <table:table-cell office:value-type="string" calcext:value-type="string">
            <text:p>RI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15" calcext:value-type="float">
            <text:p>27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EBASTIAO FLEURY CURADO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600000" calcext:value-type="float">
            <text:p>76600000</text:p>
          </table:table-cell>
          <table:table-cell office:value-type="string" calcext:value-type="string">
            <text:p>GO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GOI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04" calcext:value-type="float">
            <text:p>27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FAUSTO CARDOSO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500001" calcext:value-type="float">
            <text:p>49500001</text:p>
          </table:table-cell>
          <table:table-cell office:value-type="string" calcext:value-type="string">
            <text:p>S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ITABAI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87" calcext:value-type="float">
            <text:p>27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INTERNACIONAL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780000" calcext:value-type="float">
            <text:p>17780000</text:p>
          </table:table-cell>
          <table:table-cell office:value-type="string" calcext:value-type="string">
            <text:p>SP</text:p>
          </table:table-cell>
          <table:table-cell office:value-type="float" office:value="6649" calcext:value-type="float">
            <text:p>6649</text:p>
          </table:table-cell>
          <table:table-cell office:value-type="string" calcext:value-type="string">
            <text:p>LUCE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PELA SE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IQUEIRA DE MENEZES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700000" calcext:value-type="float">
            <text:p>49700000</text:p>
          </table:table-cell>
          <table:table-cell office:value-type="string" calcext:value-type="string">
            <text:p>SE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CAPEL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ERONIMO MONTEIRO</text:p>
          </table:table-cell>
          <table:table-cell office:value-type="string" calcext:value-type="string">
            <text:p>38/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500000" calcext:value-type="float">
            <text:p>29500000</text:p>
          </table:table-cell>
          <table:table-cell office:value-type="string" calcext:value-type="string">
            <text:p>ES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82" calcext:value-type="float">
            <text:p>28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O RIO BRANCO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140000" calcext:value-type="float">
            <text:p>45140000</text:p>
          </table:table-cell>
          <table:table-cell office:value-type="string" calcext:value-type="string">
            <text:p>BA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ITAMB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63" calcext:value-type="float">
            <text:p>28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OM DANIE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480000" calcext:value-type="float">
            <text:p>39480000</text:p>
          </table:table-cell>
          <table:table-cell office:value-type="string" calcext:value-type="string">
            <text:p>MG</text:p>
          </table:table-cell>
          <table:table-cell office:value-type="float" office:value="4703" calcext:value-type="float">
            <text:p>4703</text:p>
          </table:table-cell>
          <table:table-cell office:value-type="string" calcext:value-type="string">
            <text:p>JANUA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44" calcext:value-type="float">
            <text:p>28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GENCIA ALMENAR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ENEDITO VALADARES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900000" calcext:value-type="float">
            <text:p>39900000</text:p>
          </table:table-cell>
          <table:table-cell office:value-type="string" calcext:value-type="string">
            <text:p>MG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ALMEN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25" calcext:value-type="float">
            <text:p>28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FLAVIO SILVANY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880000" calcext:value-type="float">
            <text:p>46880000</text:p>
          </table:table-cell>
          <table:table-cell office:value-type="string" calcext:value-type="string">
            <text:p>BA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ITABER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06" calcext:value-type="float">
            <text:p>28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URIAE MG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SCHOAL BERNARDINO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880000" calcext:value-type="float">
            <text:p>36880000</text:p>
          </table:table-cell>
          <table:table-cell office:value-type="string" calcext:value-type="string">
            <text:p>MG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MURIA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TAFOGO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PR DE BOTAFOGO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TAFOGO</text:p>
          </table:table-cell>
          <table:table-cell office:value-type="float" office:value="22250040" calcext:value-type="float">
            <text:p>2225004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78" calcext:value-type="float">
            <text:p>2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GENCIA TIJUCA (RJ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NDE DE BONFIM</text:p>
          </table:table-cell>
          <table:table-cell office:value-type="string" calcext:value-type="string">
            <text:p>369-A</text:p>
          </table:table-cell>
          <table:table-cell office:value-type="string" calcext:value-type="string">
            <text:p>ANDAR TERREO, 1 E 2</text:p>
          </table:table-cell>
          <table:table-cell office:value-type="string" calcext:value-type="string">
            <text:p>TIJUCA</text:p>
          </table:table-cell>
          <table:table-cell office:value-type="float" office:value="20520051" calcext:value-type="float">
            <text:p>20520051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office:value-type="float" office:value="21" calcext:value-type="float">
            <text:p>21</text:p>
          </table:table-cell>
          <table:table-cell office:value-type="float" office:value="35549800" calcext:value-type="float">
            <text:p>35549800</text:p>
          </table:table-cell>
          <table:table-cell office:value-type="float" office:value="21" calcext:value-type="float">
            <text:p>21</text:p>
          </table:table-cell>
          <table:table-cell office:value-type="float" office:value="35549801" calcext:value-type="float">
            <text:p>35549801</text:p>
          </table:table-cell>
          <table:table-cell office:value-type="float" office:value="21" calcext:value-type="float">
            <text:p>21</text:p>
          </table:table-cell>
          <table:table-cell office:value-type="float" office:value="22686751" calcext:value-type="float">
            <text:p>22686751</text:p>
          </table:table-cell>
          <table:table-cell office:value-type="string" calcext:value-type="string">
            <text:p>age028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59" calcext:value-type="float">
            <text:p>28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PACABANA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NSA SRA DE COPACABANA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TERREO E SOBRELOJA</text:p>
          </table:table-cell>
          <table:table-cell office:value-type="string" calcext:value-type="string">
            <text:p>COPACABANA</text:p>
          </table:table-cell>
          <table:table-cell office:value-type="float" office:value="22011060" calcext:value-type="float">
            <text:p>2201106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92" calcext:value-type="float">
            <text:p>29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JOAQUIM PIZA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400000" calcext:value-type="float">
            <text:p>17400000</text:p>
          </table:table-cell>
          <table:table-cell office:value-type="string" calcext:value-type="string">
            <text:p>SP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GAR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73" calcext:value-type="float">
            <text:p>29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NIBAL MASCARENHAS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980000" calcext:value-type="float">
            <text:p>65980000</text:p>
          </table:table-cell>
          <table:table-cell office:value-type="string" calcext:value-type="string">
            <text:p>MA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CAROL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54" calcext:value-type="float">
            <text:p>29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A DE MINAS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EDITO VALADARES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660630" calcext:value-type="float">
            <text:p>35660630</text:p>
          </table:table-cell>
          <table:table-cell office:value-type="string" calcext:value-type="string">
            <text:p>MG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PARA DE MI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35" calcext:value-type="float">
            <text:p>29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EIA-PB EST. 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.CUNHA LIMA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397000" calcext:value-type="float">
            <text:p>58397000</text:p>
          </table:table-cell>
          <table:table-cell office:value-type="string" calcext:value-type="string">
            <text:p>PB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RE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16" calcext:value-type="float">
            <text:p>29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GI DAS CRUZES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VOL FERNANDO P FRANCO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10500" calcext:value-type="float">
            <text:p>8710500</text:p>
          </table:table-cell>
          <table:table-cell office:value-type="string" calcext:value-type="string">
            <text:p>SP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MOGI DAS CRUZ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05" calcext:value-type="float">
            <text:p>29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CARLO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NDE DE PINHAL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573284" calcext:value-type="float">
            <text:p>13573284</text:p>
          </table:table-cell>
          <table:table-cell office:value-type="string" calcext:value-type="string">
            <text:p>SP</text:p>
          </table:table-cell>
          <table:table-cell office:value-type="float" office:value="7079" calcext:value-type="float">
            <text:p>7079</text:p>
          </table:table-cell>
          <table:table-cell office:value-type="string" calcext:value-type="string">
            <text:p>SAO CARL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NGU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ONEGO VASCONCELOS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BANGU</text:p>
          </table:table-cell>
          <table:table-cell office:value-type="float" office:value="21810011" calcext:value-type="float">
            <text:p>21810011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69" calcext:value-type="float">
            <text:p>29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OSSA SENHORA DA LAPA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OSSA SENHORA DA LAPA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LAPA</text:p>
          </table:table-cell>
          <table:table-cell office:value-type="float" office:value="5072000" calcext:value-type="float">
            <text:p>5072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40" calcext:value-type="float">
            <text:p>29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ENHA DE FRANCA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ENHA DE FRANCA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PENHA DE FRANCA</text:p>
          </table:table-cell>
          <table:table-cell office:value-type="float" office:value="3606010" calcext:value-type="float">
            <text:p>360601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N PINHEIRO MACHADO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010100" calcext:value-type="float">
            <text:p>85010100</text:p>
          </table:table-cell>
          <table:table-cell office:value-type="string" calcext:value-type="string">
            <text:p>PR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GUARAPUA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ACA DA ARVORE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ABAQUARA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MIRANDOPOLIS</text:p>
          </table:table-cell>
          <table:table-cell office:value-type="float" office:value="4046000" calcext:value-type="float">
            <text:p>4046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80" calcext:value-type="float">
            <text:p>30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PIRANGA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OM PASTO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ERREO</text:p>
          </table:table-cell>
          <table:table-cell office:value-type="string" calcext:value-type="string">
            <text:p>IPIRANGA</text:p>
          </table:table-cell>
          <table:table-cell office:value-type="float" office:value="4203050" calcext:value-type="float">
            <text:p>420305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MANUEL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PITACIO PESSOA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650000" calcext:value-type="float">
            <text:p>18650000</text:p>
          </table:table-cell>
          <table:table-cell office:value-type="string" calcext:value-type="string">
            <text:p>SP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SAO MANUE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41" calcext:value-type="float">
            <text:p>30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RAS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ANGEL PESTANA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BRAS</text:p>
          </table:table-cell>
          <table:table-cell office:value-type="float" office:value="3002000" calcext:value-type="float">
            <text:p>3002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22" calcext:value-type="float">
            <text:p>30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PARDO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. JOAO PESSOA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640970" calcext:value-type="float">
            <text:p>96640970</text:p>
          </table:table-cell>
          <table:table-cell office:value-type="string" calcext:value-type="string">
            <text:p>RS</text:p>
          </table:table-cell>
          <table:table-cell office:value-type="float" office:value="8817" calcext:value-type="float">
            <text:p>8817</text:p>
          </table:table-cell>
          <table:table-cell office:value-type="string" calcext:value-type="string">
            <text:p>RIO PARDO</text:p>
          </table:table-cell>
          <table:table-cell office:value-type="float" office:value="51" calcext:value-type="float">
            <text:p>51</text:p>
          </table:table-cell>
          <table:table-cell office:value-type="float" office:value="37311234" calcext:value-type="float">
            <text:p>3731123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311843" calcext:value-type="float">
            <text:p>37311843</text:p>
          </table:table-cell>
          <table:table-cell office:value-type="string" calcext:value-type="string">
            <text:p>age030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03" calcext:value-type="float">
            <text:p>30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JAI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ELIPE SCHMIDT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301041" calcext:value-type="float">
            <text:p>88301041</text:p>
          </table:table-cell>
          <table:table-cell office:value-type="string" calcext:value-type="string">
            <text:p>SC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ITAJ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94" calcext:value-type="float">
            <text:p>30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UARATINGUET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ONSENHOR FILIPPO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510470" calcext:value-type="float">
            <text:p>12510470</text:p>
          </table:table-cell>
          <table:table-cell office:value-type="string" calcext:value-type="string">
            <text:p>SP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GUARATINGUE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75" calcext:value-type="float">
            <text:p>30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AGE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NOEL THIAGO DE CAST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501020" calcext:value-type="float">
            <text:p>88501020</text:p>
          </table:table-cell>
          <table:table-cell office:value-type="string" calcext:value-type="string">
            <text:p>SC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LAG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56" calcext:value-type="float">
            <text:p>30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JUBA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DOLFO OLINTO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7500034" calcext:value-type="float">
            <text:p>37500034</text:p>
          </table:table-cell>
          <table:table-cell office:value-type="string" calcext:value-type="string">
            <text:p>MG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ITAJ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37" calcext:value-type="float">
            <text:p>30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SSIS FIGUEIREDO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701000" calcext:value-type="float">
            <text:p>37701000</text:p>
          </table:table-cell>
          <table:table-cell office:value-type="string" calcext:value-type="string">
            <text:p>MG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POCOS DE CALD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70" calcext:value-type="float">
            <text:p>3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OVE DE JULH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19500000" calcext:value-type="float">
            <text:p>19500000</text:p>
          </table:table-cell>
          <table:table-cell office:value-type="string" calcext:value-type="string">
            <text:p>SP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MARTI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TALA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ERICANO DO BRASI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701300" calcext:value-type="float">
            <text:p>75701300</text:p>
          </table:table-cell>
          <table:table-cell office:value-type="string" calcext:value-type="string">
            <text:p>GO</text:p>
          </table:table-cell>
          <table:table-cell office:value-type="float" office:value="9301" calcext:value-type="float">
            <text:p>9301</text:p>
          </table:table-cell>
          <table:table-cell office:value-type="string" calcext:value-type="string">
            <text:p>CATAL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NSELHEIRO PAULINO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470000" calcext:value-type="float">
            <text:p>28470000</text:p>
          </table:table-cell>
          <table:table-cell office:value-type="string" calcext:value-type="string">
            <text:p>RJ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SANTO ANTONIO DE PAD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13" calcext:value-type="float">
            <text:p>31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TAI GO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OIAS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801701" calcext:value-type="float">
            <text:p>75801701</text:p>
          </table:table-cell>
          <table:table-cell office:value-type="string" calcext:value-type="string">
            <text:p>GO</text:p>
          </table:table-cell>
          <table:table-cell office:value-type="float" office:value="9433" calcext:value-type="float">
            <text:p>9433</text:p>
          </table:table-cell>
          <table:table-cell office:value-type="string" calcext:value-type="string">
            <text:p>JAT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OVO HAMBURG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51231" calcext:value-type="float">
            <text:p>1965123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NGENHEIRO INACIO PLANG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SO 2</text:p>
          </table:table-cell>
          <table:table-cell office:value-type="string" calcext:value-type="string">
            <text:p>CENTRO</text:p>
          </table:table-cell>
          <table:table-cell office:value-type="float" office:value="93510120" calcext:value-type="float">
            <text:p>93510120</text:p>
          </table:table-cell>
          <table:table-cell office:value-type="string" calcext:value-type="string">
            <text:p>RS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NOVO HAMBURG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85" calcext:value-type="float">
            <text:p>31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RES RIO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VALMIR PECANH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5809280" calcext:value-type="float">
            <text:p>25809280</text:p>
          </table:table-cell>
          <table:table-cell office:value-type="string" calcext:value-type="string">
            <text:p>RJ</text:p>
          </table:table-cell>
          <table:table-cell office:value-type="float" office:value="5919" calcext:value-type="float">
            <text:p>5919</text:p>
          </table:table-cell>
          <table:table-cell office:value-type="string" calcext:value-type="string">
            <text:p>TRES RI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66" calcext:value-type="float">
            <text:p>31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NHUACU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ORDOVIL PINTO COELHO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900000" calcext:value-type="float">
            <text:p>36900000</text:p>
          </table:table-cell>
          <table:table-cell office:value-type="string" calcext:value-type="string">
            <text:p>MG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MANHUAC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47" calcext:value-type="float">
            <text:p>31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390000" calcext:value-type="float">
            <text:p>86390000</text:p>
          </table:table-cell>
          <table:table-cell office:value-type="string" calcext:value-type="string">
            <text:p>PR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CAMB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28" calcext:value-type="float">
            <text:p>31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NTENEGRO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AMIRO BARCELOS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780000" calcext:value-type="float">
            <text:p>95780000</text:p>
          </table:table-cell>
          <table:table-cell office:value-type="string" calcext:value-type="string">
            <text:p>RS</text:p>
          </table:table-cell>
          <table:table-cell office:value-type="float" office:value="8749" calcext:value-type="float">
            <text:p>8749</text:p>
          </table:table-cell>
          <table:table-cell office:value-type="string" calcext:value-type="string">
            <text:p>MONTENEG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09" calcext:value-type="float">
            <text:p>31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2 DE NOVEMBRO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473291" calcext:value-type="float">
            <text:p>13473291</text:p>
          </table:table-cell>
          <table:table-cell office:value-type="string" calcext:value-type="string">
            <text:p>SP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AMERIC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42" calcext:value-type="float">
            <text:p>32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INCESA IZABEL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9400000" calcext:value-type="float">
            <text:p>19400000</text:p>
          </table:table-cell>
          <table:table-cell office:value-type="string" calcext:value-type="string">
            <text:p>SP</text:p>
          </table:table-cell>
          <table:table-cell office:value-type="float" office:value="6931" calcext:value-type="float">
            <text:p>6931</text:p>
          </table:table-cell>
          <table:table-cell office:value-type="string" calcext:value-type="string">
            <text:p>PRESIDENTE VENCESLA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23" calcext:value-type="float">
            <text:p>32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HAPECO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string" calcext:value-type="string">
            <text:p>533-N</text:p>
          </table:table-cell>
          <table:table-cell office:value-type="string" calcext:value-type="string">
            <text:p>ESQ. COM MAL DEODORO</text:p>
          </table:table-cell>
          <table:table-cell office:value-type="string" calcext:value-type="string">
            <text:p>CENTRO</text:p>
          </table:table-cell>
          <table:table-cell office:value-type="float" office:value="89802000" calcext:value-type="float">
            <text:p>89802000</text:p>
          </table:table-cell>
          <table:table-cell office:value-type="string" calcext:value-type="string">
            <text:p>SC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CHAPECO</text:p>
          </table:table-cell>
          <table:table-cell office:value-type="float" office:value="49" calcext:value-type="float">
            <text:p>49</text:p>
          </table:table-cell>
          <table:table-cell office:value-type="float" office:value="33212300" calcext:value-type="float">
            <text:p>33212300</text:p>
          </table:table-cell>
          <table:table-cell office:value-type="float" office:value="49" calcext:value-type="float">
            <text:p>49</text:p>
          </table:table-cell>
          <table:table-cell office:value-type="float" office:value="33212301" calcext:value-type="float">
            <text:p>33212301</text:p>
          </table:table-cell>
          <table:table-cell office:value-type="float" office:value="49" calcext:value-type="float">
            <text:p>49</text:p>
          </table:table-cell>
          <table:table-cell office:value-type="float" office:value="33212370" calcext:value-type="float">
            <text:p>33212370</text:p>
          </table:table-cell>
          <table:table-cell office:value-type="string" calcext:value-type="string">
            <text:p>age032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04" calcext:value-type="float">
            <text:p>32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CAETANO DO SUL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ARDEAL ARCOVER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10030" calcext:value-type="float">
            <text:p>9510030</text:p>
          </table:table-cell>
          <table:table-cell office:value-type="string" calcext:value-type="string">
            <text:p>SP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SAO CAETAN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95" calcext:value-type="float">
            <text:p>32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DRE RAUL VIEIRA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900000" calcext:value-type="float">
            <text:p>62900000</text:p>
          </table:table-cell>
          <table:table-cell office:value-type="string" calcext:value-type="string">
            <text:p>CE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RUSS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76" calcext:value-type="float">
            <text:p>32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NAPOLI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DEZEMBR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024070" calcext:value-type="float">
            <text:p>75024070</text:p>
          </table:table-cell>
          <table:table-cell office:value-type="string" calcext:value-type="string">
            <text:p>GO</text:p>
          </table:table-cell>
          <table:table-cell office:value-type="float" office:value="9221" calcext:value-type="float">
            <text:p>9221</text:p>
          </table:table-cell>
          <table:table-cell office:value-type="string" calcext:value-type="string">
            <text:p>ANA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57" calcext:value-type="float">
            <text:p>32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O ANTONIO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ANTAS BARRETO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SANTO ANTONIO</text:p>
          </table:table-cell>
          <table:table-cell office:value-type="float" office:value="50010360" calcext:value-type="float">
            <text:p>50010360</text:p>
          </table:table-cell>
          <table:table-cell office:value-type="string" calcext:value-type="string">
            <text:p>PE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RECIF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38" calcext:value-type="float">
            <text:p>32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TORQUATO TAPAJOS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100003" calcext:value-type="float">
            <text:p>69100003</text:p>
          </table:table-cell>
          <table:table-cell office:value-type="string" calcext:value-type="string">
            <text:p>AM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TACOATI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LOURENCO DO SUL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170000" calcext:value-type="float">
            <text:p>96170000</text:p>
          </table:table-cell>
          <table:table-cell office:value-type="string" calcext:value-type="string">
            <text:p>RS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SAO LOURENC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08" calcext:value-type="float">
            <text:p>328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RLOS BUENO DE TOLEDO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580000" calcext:value-type="float">
            <text:p>17580000</text:p>
          </table:table-cell>
          <table:table-cell office:value-type="string" calcext:value-type="string">
            <text:p>SP</text:p>
          </table:table-cell>
          <table:table-cell office:value-type="float" office:value="6901" calcext:value-type="float">
            <text:p>6901</text:p>
          </table:table-cell>
          <table:table-cell office:value-type="string" calcext:value-type="string">
            <text:p>POMPE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80" calcext:value-type="float">
            <text:p>32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UQUE DE CAXIA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DENTE KENNEDY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25221150" calcext:value-type="float">
            <text:p>25221150</text:p>
          </table:table-cell>
          <table:table-cell office:value-type="string" calcext:value-type="string">
            <text:p>RJ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DUQUE DE CAXI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14" calcext:value-type="float">
            <text:p>33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OSARIO DO SUL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413" calcext:value-type="float">
            <text:p>19820413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ARO SOUTO</text:p>
          </table:table-cell>
          <table:table-cell office:value-type="float" office:value="2125" calcext:value-type="float">
            <text:p>2125</text:p>
          </table:table-cell>
          <table:table-cell table:number-columns-repeated="2"/>
          <table:table-cell office:value-type="float" office:value="97590000" calcext:value-type="float">
            <text:p>97590000</text:p>
          </table:table-cell>
          <table:table-cell office:value-type="string" calcext:value-type="string">
            <text:p>RS</text:p>
          </table:table-cell>
          <table:table-cell office:value-type="float" office:value="8831" calcext:value-type="float">
            <text:p>8831</text:p>
          </table:table-cell>
          <table:table-cell office:value-type="string" calcext:value-type="string">
            <text:p>ROSARI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03" calcext:value-type="float">
            <text:p>33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ARCENIO MOREIRA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500000" calcext:value-type="float">
            <text:p>57500000</text:p>
          </table:table-cell>
          <table:table-cell office:value-type="string" calcext:value-type="string">
            <text:p>AL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SANTANA DO IPANEM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86" calcext:value-type="float">
            <text:p>33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BILIO MARTINS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250000" calcext:value-type="float">
            <text:p>62250000</text:p>
          </table:table-cell>
          <table:table-cell office:value-type="string" calcext:value-type="string">
            <text:p>CE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IP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67" calcext:value-type="float">
            <text:p>33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EDUARDO RIBEIRO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151293" calcext:value-type="float">
            <text:p>69151293</text:p>
          </table:table-cell>
          <table:table-cell office:value-type="string" calcext:value-type="string">
            <text:p>AM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ARINTIN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48" calcext:value-type="float">
            <text:p>33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XV DE NOVEMBRO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760000" calcext:value-type="float">
            <text:p>62760000</text:p>
          </table:table-cell>
          <table:table-cell office:value-type="string" calcext:value-type="string">
            <text:p>CE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BATURI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29" calcext:value-type="float">
            <text:p>335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OVA FRIBURG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ERMEVAL MOREIR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610160" calcext:value-type="float">
            <text:p>28610160</text:p>
          </table:table-cell>
          <table:table-cell office:value-type="string" calcext:value-type="string">
            <text:p>RJ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NOVA FRIBURGO</text:p>
          </table:table-cell>
          <table:table-cell office:value-type="float" office:value="21" calcext:value-type="float">
            <text:p>21</text:p>
          </table:table-cell>
          <table:table-cell office:value-type="float" office:value="8085244" calcext:value-type="float">
            <text:p>808524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085491" calcext:value-type="float">
            <text:p>8085491</text:p>
          </table:table-cell>
          <table:table-cell office:value-type="string" calcext:value-type="string">
            <text:p>infrerio@bancodobrasil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AUDELINO FREIR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400000" calcext:value-type="float">
            <text:p>49400000</text:p>
          </table:table-cell>
          <table:table-cell office:value-type="string" calcext:value-type="string">
            <text:p>SE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LAGAR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90" calcext:value-type="float">
            <text:p>33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ULINO AQUINO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98170000" calcext:value-type="float">
            <text:p>98170000</text:p>
          </table:table-cell>
          <table:table-cell office:value-type="string" calcext:value-type="string">
            <text:p>RS</text:p>
          </table:table-cell>
          <table:table-cell office:value-type="float" office:value="8947" calcext:value-type="float">
            <text:p>8947</text:p>
          </table:table-cell>
          <table:table-cell office:value-type="string" calcext:value-type="string">
            <text:p>TUPANCIRE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71" calcext:value-type="float">
            <text:p>33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ROIO GRANDE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UTOR MONTEIRO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CENTRO ARROIO GRANDE</text:p>
          </table:table-cell>
          <table:table-cell office:value-type="float" office:value="96330000" calcext:value-type="float">
            <text:p>96330000</text:p>
          </table:table-cell>
          <table:table-cell office:value-type="string" calcext:value-type="string">
            <text:p>RS</text:p>
          </table:table-cell>
          <table:table-cell office:value-type="float" office:value="8525" calcext:value-type="float">
            <text:p>8525</text:p>
          </table:table-cell>
          <table:table-cell office:value-type="string" calcext:value-type="string">
            <text:p>ARROIO GRAN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52" calcext:value-type="float">
            <text:p>33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 ROS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8780001" calcext:value-type="float">
            <text:p>98780001</text:p>
          </table:table-cell>
          <table:table-cell office:value-type="string" calcext:value-type="string">
            <text:p>RS</text:p>
          </table:table-cell>
          <table:table-cell office:value-type="float" office:value="8847" calcext:value-type="float">
            <text:p>8847</text:p>
          </table:table-cell>
          <table:table-cell office:value-type="string" calcext:value-type="string">
            <text:p>SANTA RO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96" calcext:value-type="float">
            <text:p>34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UNDIAI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 PADROEIRA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201025" calcext:value-type="float">
            <text:p>13201025</text:p>
          </table:table-cell>
          <table:table-cell office:value-type="string" calcext:value-type="string">
            <text:p>SP</text:p>
          </table:table-cell>
          <table:table-cell office:value-type="float" office:value="6619" calcext:value-type="float">
            <text:p>6619</text:p>
          </table:table-cell>
          <table:table-cell office:value-type="string" calcext:value-type="string">
            <text:p>JUNDI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77" calcext:value-type="float">
            <text:p>34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ARAO DE ARARAS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600040" calcext:value-type="float">
            <text:p>13600040</text:p>
          </table:table-cell>
          <table:table-cell office:value-type="string" calcext:value-type="string">
            <text:p>SP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ARA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58" calcext:value-type="float">
            <text:p>34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UAIBA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TAVIANO <text:s/>MANOEL DE OLIVEIRA JUNIO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2500000" calcext:value-type="float">
            <text:p>92500000</text:p>
          </table:table-cell>
          <table:table-cell office:value-type="string" calcext:value-type="string">
            <text:p>RS</text:p>
          </table:table-cell>
          <table:table-cell office:value-type="float" office:value="8685" calcext:value-type="float">
            <text:p>8685</text:p>
          </table:table-cell>
          <table:table-cell office:value-type="string" calcext:value-type="string">
            <text:p>GUA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39" calcext:value-type="float">
            <text:p>34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NOINHAS SC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NADOR FELIPE SCHMID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460000" calcext:value-type="float">
            <text:p>89460000</text:p>
          </table:table-cell>
          <table:table-cell office:value-type="string" calcext:value-type="string">
            <text:p>SC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CANOINH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10" calcext:value-type="float">
            <text:p>34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ONSELHEIRO MAT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100000" calcext:value-type="float">
            <text:p>39100000</text:p>
          </table:table-cell>
          <table:table-cell office:value-type="string" calcext:value-type="string">
            <text:p>MG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DIAMANT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09" calcext:value-type="float">
            <text:p>34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VIDAL RAMOS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790000" calcext:value-type="float">
            <text:p>88790000</text:p>
          </table:table-cell>
          <table:table-cell office:value-type="string" calcext:value-type="string">
            <text:p>SC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LAGU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81" calcext:value-type="float">
            <text:p>3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IDADE ALTA-METR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231" calcext:value-type="float">
            <text:p>1969123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ETE DE SETEMBRO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NDAR TERREO E 1 SOBRELOJA</text:p>
          </table:table-cell>
          <table:table-cell office:value-type="string" calcext:value-type="string">
            <text:p>DOIS DE JULHO</text:p>
          </table:table-cell>
          <table:table-cell office:value-type="float" office:value="40060000" calcext:value-type="float">
            <text:p>40060000</text:p>
          </table:table-cell>
          <table:table-cell office:value-type="string" calcext:value-type="string">
            <text:p>BA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SALVADOR</text:p>
          </table:table-cell>
          <table:table-cell office:value-type="float" office:value="71" calcext:value-type="float">
            <text:p>71</text:p>
          </table:table-cell>
          <table:table-cell office:value-type="float" office:value="33207000" calcext:value-type="float">
            <text:p>33207000</text:p>
          </table:table-cell>
          <table:table-cell office:value-type="float" office:value="71" calcext:value-type="float">
            <text:p>71</text:p>
          </table:table-cell>
          <table:table-cell office:value-type="float" office:value="33207223" calcext:value-type="float">
            <text:p>33207223</text:p>
          </table:table-cell>
          <table:table-cell office:value-type="float" office:value="71" calcext:value-type="float">
            <text:p>71</text:p>
          </table:table-cell>
          <table:table-cell office:value-type="float" office:value="33207344" calcext:value-type="float">
            <text:p>33207344</text:p>
          </table:table-cell>
          <table:table-cell office:value-type="string" calcext:value-type="string">
            <text:p>age034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62" calcext:value-type="float">
            <text:p>34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CARLOS SAMPAIO FILHO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300001" calcext:value-type="float">
            <text:p>16300001</text:p>
          </table:table-cell>
          <table:table-cell office:value-type="string" calcext:value-type="string">
            <text:p>SP</text:p>
          </table:table-cell>
          <table:table-cell office:value-type="float" office:value="6847" calcext:value-type="float">
            <text:p>6847</text:p>
          </table:table-cell>
          <table:table-cell office:value-type="string" calcext:value-type="string">
            <text:p>PENA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43" calcext:value-type="float">
            <text:p>34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IRIGUI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TO DA CRUZ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200053" calcext:value-type="float">
            <text:p>16200053</text:p>
          </table:table-cell>
          <table:table-cell office:value-type="string" calcext:value-type="string">
            <text:p>SP</text:p>
          </table:table-cell>
          <table:table-cell office:value-type="float" office:value="6229" calcext:value-type="float">
            <text:p>6229</text:p>
          </table:table-cell>
          <table:table-cell office:value-type="string" calcext:value-type="string">
            <text:p>BIRIG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24" calcext:value-type="float">
            <text:p>349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OLANDIA PR ESTABELECIMENTO UNIFICAD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EXPEDICIONARIOS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600001" calcext:value-type="float">
            <text:p>86600001</text:p>
          </table:table-cell>
          <table:table-cell office:value-type="string" calcext:value-type="string">
            <text:p>PR</text:p>
          </table:table-cell>
          <table:table-cell office:value-type="float" office:value="7825" calcext:value-type="float">
            <text:p>7825</text:p>
          </table:table-cell>
          <table:table-cell office:value-type="string" calcext:value-type="string">
            <text:p>ROLAND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68" calcext:value-type="float">
            <text:p>35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RRINHOS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IO GRANDE DO SUL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650000" calcext:value-type="float">
            <text:p>75650000</text:p>
          </table:table-cell>
          <table:table-cell office:value-type="string" calcext:value-type="string">
            <text:p>GO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MORRINH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300001" calcext:value-type="float">
            <text:p>14300001</text:p>
          </table:table-cell>
          <table:table-cell office:value-type="string" calcext:value-type="string">
            <text:p>SP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BATATA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20" calcext:value-type="float">
            <text:p>35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UQUE DE CAXIAS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87013180" calcext:value-type="float">
            <text:p>87013180</text:p>
          </table:table-cell>
          <table:table-cell office:value-type="string" calcext:value-type="string">
            <text:p>PR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MAR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INHEIRO MACHADO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700000" calcext:value-type="float">
            <text:p>97700000</text:p>
          </table:table-cell>
          <table:table-cell office:value-type="string" calcext:value-type="string">
            <text:p>RS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SANTIAG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91" calcext:value-type="float">
            <text:p>35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U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LORIANO PEIXOTO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300005" calcext:value-type="float">
            <text:p>13300005</text:p>
          </table:table-cell>
          <table:table-cell office:value-type="string" calcext:value-type="string">
            <text:p>SP</text:p>
          </table:table-cell>
          <table:table-cell office:value-type="float" office:value="6579" calcext:value-type="float">
            <text:p>6579</text:p>
          </table:table-cell>
          <table:table-cell office:value-type="string" calcext:value-type="string">
            <text:p>IT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72" calcext:value-type="float">
            <text:p>35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RUI BARBOS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800700" calcext:value-type="float">
            <text:p>86800700</text:p>
          </table:table-cell>
          <table:table-cell office:value-type="string" calcext:value-type="string">
            <text:p>PR</text:p>
          </table:table-cell>
          <table:table-cell office:value-type="float" office:value="7425" calcext:value-type="float">
            <text:p>7425</text:p>
          </table:table-cell>
          <table:table-cell office:value-type="string" calcext:value-type="string">
            <text:p>APUCARA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53" calcext:value-type="float">
            <text:p>35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LEM PARAIBA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DAO ARAUJ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660000" calcext:value-type="float">
            <text:p>36660000</text:p>
          </table:table-cell>
          <table:table-cell office:value-type="string" calcext:value-type="string">
            <text:p>MG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ALEM PARA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34" calcext:value-type="float">
            <text:p>35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PIAU-BA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TE DE SETEMBR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570000" calcext:value-type="float">
            <text:p>45570000</text:p>
          </table:table-cell>
          <table:table-cell office:value-type="string" calcext:value-type="string">
            <text:p>BA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IPIA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15" calcext:value-type="float">
            <text:p>35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AZINH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LORES DA CUNHA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500000" calcext:value-type="float">
            <text:p>99500000</text:p>
          </table:table-cell>
          <table:table-cell office:value-type="string" calcext:value-type="string">
            <text:p>RS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CARAZ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04" calcext:value-type="float">
            <text:p>35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RAPONGAS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701000" calcext:value-type="float">
            <text:p>86701000</text:p>
          </table:table-cell>
          <table:table-cell office:value-type="string" calcext:value-type="string">
            <text:p>PR</text:p>
          </table:table-cell>
          <table:table-cell office:value-type="float" office:value="7427" calcext:value-type="float">
            <text:p>7427</text:p>
          </table:table-cell>
          <table:table-cell office:value-type="string" calcext:value-type="string">
            <text:p>ARAPONG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30" calcext:value-type="float">
            <text:p>36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MAZONAS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975000" calcext:value-type="float">
            <text:p>86975000</text:p>
          </table:table-cell>
          <table:table-cell office:value-type="string" calcext:value-type="string">
            <text:p>PR</text:p>
          </table:table-cell>
          <table:table-cell office:value-type="float" office:value="7677" calcext:value-type="float">
            <text:p>7677</text:p>
          </table:table-cell>
          <table:table-cell office:value-type="string" calcext:value-type="string">
            <text:p>MANDAGUA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URRAIS NOVOS RN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ORONEL JOSE BEZERRA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380000" calcext:value-type="float">
            <text:p>59380000</text:p>
          </table:table-cell>
          <table:table-cell office:value-type="string" calcext:value-type="string">
            <text:p>RN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CURRAIS NOV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LMEIRA DAS MISSOES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ORGES DE MEDEIRO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300000" calcext:value-type="float">
            <text:p>98300000</text:p>
          </table:table-cell>
          <table:table-cell office:value-type="string" calcext:value-type="string">
            <text:p>RS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PALMEIRA DAS MISSO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82" calcext:value-type="float">
            <text:p>36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AGOA VERMELH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NDRE DA ROCH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5300000" calcext:value-type="float">
            <text:p>95300000</text:p>
          </table:table-cell>
          <table:table-cell office:value-type="string" calcext:value-type="string">
            <text:p>RS</text:p>
          </table:table-cell>
          <table:table-cell office:value-type="float" office:value="8727" calcext:value-type="float">
            <text:p>8727</text:p>
          </table:table-cell>
          <table:table-cell office:value-type="string" calcext:value-type="string">
            <text:p>LAGOA VERMEL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63" calcext:value-type="float">
            <text:p>36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AVRA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AUGUSTO SILV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200000" calcext:value-type="float">
            <text:p>37200000</text:p>
          </table:table-cell>
          <table:table-cell office:value-type="string" calcext:value-type="string">
            <text:p>MG</text:p>
          </table:table-cell>
          <table:table-cell office:value-type="float" office:value="4763" calcext:value-type="float">
            <text:p>4763</text:p>
          </table:table-cell>
          <table:table-cell office:value-type="string" calcext:value-type="string">
            <text:p>LAV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44" calcext:value-type="float">
            <text:p>36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RONEL FABRICIANO MG EST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K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5170460" calcext:value-type="float">
            <text:p>35170460</text:p>
          </table:table-cell>
          <table:table-cell office:value-type="string" calcext:value-type="string">
            <text:p>MG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CORONEL FABRICIAN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25" calcext:value-type="float">
            <text:p>36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ONCALVES DIA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500000" calcext:value-type="float">
            <text:p>38500000</text:p>
          </table:table-cell>
          <table:table-cell office:value-type="string" calcext:value-type="string">
            <text:p>MG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MONTE CARME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06" calcext:value-type="float">
            <text:p>36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ARRAPOS - PORTO ALEGRE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ARRAPOS</text:p>
          </table:table-cell>
          <table:table-cell office:value-type="float" office:value="2505" calcext:value-type="float">
            <text:p>2505</text:p>
          </table:table-cell>
          <table:table-cell/>
          <table:table-cell office:value-type="string" calcext:value-type="string">
            <text:p>SAO GERALDO</text:p>
          </table:table-cell>
          <table:table-cell office:value-type="float" office:value="90220006" calcext:value-type="float">
            <text:p>90220006</text:p>
          </table:table-cell>
          <table:table-cell office:value-type="string" calcext:value-type="string">
            <text:p>RS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PORTO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97" calcext:value-type="float">
            <text:p>36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USO ALEGRE - POUSO ALEGRE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OUTOR LISBO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DO IMPAR</text:p>
          </table:table-cell>
          <table:table-cell office:value-type="string" calcext:value-type="string">
            <text:p>CENTRO</text:p>
          </table:table-cell>
          <table:table-cell office:value-type="float" office:value="37550109" calcext:value-type="float">
            <text:p>37550109</text:p>
          </table:table-cell>
          <table:table-cell office:value-type="string" calcext:value-type="string">
            <text:p>MG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POUSO ALEGRE</text:p>
          </table:table-cell>
          <table:table-cell office:value-type="float" office:value="35" calcext:value-type="float">
            <text:p>35</text:p>
          </table:table-cell>
          <table:table-cell office:value-type="float" office:value="34494600" calcext:value-type="float">
            <text:p>34494600</text:p>
          </table:table-cell>
          <table:table-cell table:number-columns-repeated="4"/>
          <table:table-cell office:value-type="string" calcext:value-type="string">
            <text:p>AGE036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78" calcext:value-type="float">
            <text:p>36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TO ANTONIO PATRULHA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CEL VICTOR VILLA VER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TANGUEIRAS</text:p>
          </table:table-cell>
          <table:table-cell office:value-type="float" office:value="95500000" calcext:value-type="float">
            <text:p>95500000</text:p>
          </table:table-cell>
          <table:table-cell office:value-type="string" calcext:value-type="string">
            <text:p>RS</text:p>
          </table:table-cell>
          <table:table-cell office:value-type="float" office:value="8855" calcext:value-type="float">
            <text:p>8855</text:p>
          </table:table-cell>
          <table:table-cell office:value-type="string" calcext:value-type="string">
            <text:p>SANTO ANTONIO DA PATRUL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EMERVAL AMARA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560000" calcext:value-type="float">
            <text:p>29560000</text:p>
          </table:table-cell>
          <table:table-cell office:value-type="string" calcext:value-type="string">
            <text:p>ES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GUAC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92" calcext:value-type="float">
            <text:p>37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JUI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700000" calcext:value-type="float">
            <text:p>98700000</text:p>
          </table:table-cell>
          <table:table-cell office:value-type="string" calcext:value-type="string">
            <text:p>RS</text:p>
          </table:table-cell>
          <table:table-cell office:value-type="float" office:value="8705" calcext:value-type="float">
            <text:p>8705</text:p>
          </table:table-cell>
          <table:table-cell office:value-type="string" calcext:value-type="string">
            <text:p>IJ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73" calcext:value-type="float">
            <text:p>37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IVINOPOLI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PAULO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500006" calcext:value-type="float">
            <text:p>35500006</text:p>
          </table:table-cell>
          <table:table-cell office:value-type="string" calcext:value-type="string">
            <text:p>MG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DIVI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54" calcext:value-type="float">
            <text:p>37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RACENA-SP EST. 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DENTE VARGAS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900000" calcext:value-type="float">
            <text:p>17900000</text:p>
          </table:table-cell>
          <table:table-cell office:value-type="string" calcext:value-type="string">
            <text:p>SP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DRACE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35" calcext:value-type="float">
            <text:p>37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INOCENCIO BRAGA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500001" calcext:value-type="float">
            <text:p>62500001</text:p>
          </table:table-cell>
          <table:table-cell office:value-type="string" calcext:value-type="string">
            <text:p>CE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ITAPIPO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16" calcext:value-type="float">
            <text:p>37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ARAO DO RIO BRANCO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500001" calcext:value-type="float">
            <text:p>89500001</text:p>
          </table:table-cell>
          <table:table-cell office:value-type="string" calcext:value-type="string">
            <text:p>SC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CACAD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05" calcext:value-type="float">
            <text:p>37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UMBIARA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REPUBLICA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503260" calcext:value-type="float">
            <text:p>75503260</text:p>
          </table:table-cell>
          <table:table-cell office:value-type="string" calcext:value-type="string">
            <text:p>GO</text:p>
          </table:table-cell>
          <table:table-cell office:value-type="float" office:value="9425" calcext:value-type="float">
            <text:p>9425</text:p>
          </table:table-cell>
          <table:table-cell office:value-type="string" calcext:value-type="string">
            <text:p>ITUMBI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88" calcext:value-type="float">
            <text:p>37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ORMOSA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ISC DE PORTO SEGURO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3801310" calcext:value-type="float">
            <text:p>73801310</text:p>
          </table:table-cell>
          <table:table-cell office:value-type="string" calcext:value-type="string">
            <text:p>GO</text:p>
          </table:table-cell>
          <table:table-cell office:value-type="float" office:value="9361" calcext:value-type="float">
            <text:p>9361</text:p>
          </table:table-cell>
          <table:table-cell office:value-type="string" calcext:value-type="string">
            <text:p>FORMO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69" calcext:value-type="float">
            <text:p>37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DURVAL GROSS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350000" calcext:value-type="float">
            <text:p>35350000</text:p>
          </table:table-cell>
          <table:table-cell office:value-type="string" calcext:value-type="string">
            <text:p>MG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RAUL SOA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40" calcext:value-type="float">
            <text:p>37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OURINHO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NTONIO CARLOS MORI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9900080" calcext:value-type="float">
            <text:p>19900080</text:p>
          </table:table-cell>
          <table:table-cell office:value-type="string" calcext:value-type="string">
            <text:p>SP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OURINH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83" calcext:value-type="float">
            <text:p>38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EPUT QUINTINO VARGAS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600001" calcext:value-type="float">
            <text:p>38600001</text:p>
          </table:table-cell>
          <table:table-cell office:value-type="string" calcext:value-type="string">
            <text:p>MG</text:p>
          </table:table-cell>
          <table:table-cell office:value-type="float" office:value="4939" calcext:value-type="float">
            <text:p>4939</text:p>
          </table:table-cell>
          <table:table-cell office:value-type="string" calcext:value-type="string">
            <text:p>PARACAT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64" calcext:value-type="float">
            <text:p>38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ANAVAI PR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TULIO VARGAS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704010" calcext:value-type="float">
            <text:p>87704010</text:p>
          </table:table-cell>
          <table:table-cell office:value-type="string" calcext:value-type="string">
            <text:p>PR</text:p>
          </table:table-cell>
          <table:table-cell office:value-type="float" office:value="7749" calcext:value-type="float">
            <text:p>7749</text:p>
          </table:table-cell>
          <table:table-cell office:value-type="string" calcext:value-type="string">
            <text:p>PARANAV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45" calcext:value-type="float">
            <text:p>38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426" calcext:value-type="float">
            <text:p>198204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OF CARLOS A WOLNEY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300000" calcext:value-type="float">
            <text:p>77300000</text:p>
          </table:table-cell>
          <table:table-cell office:value-type="string" calcext:value-type="string">
            <text:p>TO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DIA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26" calcext:value-type="float">
            <text:p>38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S ELISEOS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05001" calcext:value-type="float">
            <text:p>1205001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07" calcext:value-type="float">
            <text:p>38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OCA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E RAPOSO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OOCA</text:p>
          </table:table-cell>
          <table:table-cell office:value-type="float" office:value="3118000" calcext:value-type="float">
            <text:p>3118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98" calcext:value-type="float">
            <text:p>38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NHEIROS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S PINHEIROS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PINHEIROS</text:p>
          </table:table-cell>
          <table:table-cell office:value-type="float" office:value="5422002" calcext:value-type="float">
            <text:p>5422002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79" calcext:value-type="float">
            <text:p>38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NA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OLUNTARIOS DA PATRIA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string" calcext:value-type="string">
            <text:p>SANTANA</text:p>
          </table:table-cell>
          <table:table-cell office:value-type="float" office:value="2011300" calcext:value-type="float">
            <text:p>20113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O AMARO PAULISTA,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ULO EIRO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S. AMARO PAULISTA</text:p>
          </table:table-cell>
          <table:table-cell office:value-type="float" office:value="4752010" calcext:value-type="float">
            <text:p>475201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30" calcext:value-type="float">
            <text:p>38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DE JANEIRO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220000" calcext:value-type="float">
            <text:p>86220000</text:p>
          </table:table-cell>
          <table:table-cell office:value-type="string" calcext:value-type="string">
            <text:p>PR</text:p>
          </table:table-cell>
          <table:table-cell office:value-type="float" office:value="7437" calcext:value-type="float">
            <text:p>7437</text:p>
          </table:table-cell>
          <table:table-cell office:value-type="string" calcext:value-type="string">
            <text:p>ASS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11" calcext:value-type="float">
            <text:p>3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RAMIRO PEREIRA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960000" calcext:value-type="float">
            <text:p>39960000</text:p>
          </table:table-cell>
          <table:table-cell office:value-type="string" calcext:value-type="string">
            <text:p>MG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JEQUITINHO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55" calcext:value-type="float">
            <text:p>39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DR.MENDONCA LIM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CAIXA POSTAL 17</text:p>
          </table:table-cell>
          <table:table-cell office:value-type="string" calcext:value-type="string">
            <text:p>CENTRO</text:p>
          </table:table-cell>
          <table:table-cell office:value-type="float" office:value="78957000" calcext:value-type="float">
            <text:p>78957000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JARA-MIR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36" calcext:value-type="float">
            <text:p>39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OURADO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QUIM TEIXEIRA ALVES</text:p>
          </table:table-cell>
          <table:table-cell office:value-type="float" office:value="1796" calcext:value-type="float">
            <text:p>1796</text:p>
          </table:table-cell>
          <table:table-cell table:number-columns-repeated="2"/>
          <table:table-cell office:value-type="float" office:value="79841030" calcext:value-type="float">
            <text:p>79841030</text:p>
          </table:table-cell>
          <table:table-cell office:value-type="string" calcext:value-type="string">
            <text:p>MS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DOURAD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17" calcext:value-type="float">
            <text:p>39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INELANDIA - RIO DE JANEIR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13 DE MAIO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0031000" calcext:value-type="float">
            <text:p>2003100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06" calcext:value-type="float">
            <text:p>39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EDRO CALDEIR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9390000" calcext:value-type="float">
            <text:p>39390000</text:p>
          </table:table-cell>
          <table:table-cell office:value-type="string" calcext:value-type="string">
            <text:p>MG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BOCAIU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89" calcext:value-type="float">
            <text:p>39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GONCALO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NILO PECANHA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4445300" calcext:value-type="float">
            <text:p>24445300</text:p>
          </table:table-cell>
          <table:table-cell office:value-type="string" calcext:value-type="string">
            <text:p>RJ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SAO GONCA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60" calcext:value-type="float">
            <text:p>39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TE LAGOAS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TRAVESSA</text:p>
          </table:table-cell>
          <table:table-cell office:value-type="string" calcext:value-type="string">
            <text:p>JUAREZ TANUR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5700024" calcext:value-type="float">
            <text:p>35700024</text:p>
          </table:table-cell>
          <table:table-cell office:value-type="string" calcext:value-type="string">
            <text:p>MG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SETE LAGO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40" calcext:value-type="float">
            <text:p>39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ASTELO BRANC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680000" calcext:value-type="float">
            <text:p>39680000</text:p>
          </table:table-cell>
          <table:table-cell office:value-type="string" calcext:value-type="string">
            <text:p>MG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CAPELI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21" calcext:value-type="float">
            <text:p>39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USCELINO KUBITSCHEK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740000" calcext:value-type="float">
            <text:p>39740000</text:p>
          </table:table-cell>
          <table:table-cell office:value-type="string" calcext:value-type="string">
            <text:p>MG</text:p>
          </table:table-cell>
          <table:table-cell office:value-type="float" office:value="4559" calcext:value-type="float">
            <text:p>4559</text:p>
          </table:table-cell>
          <table:table-cell office:value-type="string" calcext:value-type="string">
            <text:p>GUANHA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02" calcext:value-type="float">
            <text:p>39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UENO BRANDA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430000" calcext:value-type="float">
            <text:p>38430000</text:p>
          </table:table-cell>
          <table:table-cell office:value-type="string" calcext:value-type="string">
            <text:p>MG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TUPACIGUARA</text:p>
          </table:table-cell>
          <table:table-cell office:value-type="float" office:value="34" calcext:value-type="float">
            <text:p>34</text:p>
          </table:table-cell>
          <table:table-cell office:value-type="float" office:value="32813711" calcext:value-type="float">
            <text:p>32813711</text:p>
          </table:table-cell>
          <table:table-cell office:value-type="float" office:value="34" calcext:value-type="float">
            <text:p>34</text:p>
          </table:table-cell>
          <table:table-cell office:value-type="float" office:value="32812189" calcext:value-type="float">
            <text:p>32812189</text:p>
          </table:table-cell>
          <table:table-cell office:value-type="float" office:value="34" calcext:value-type="float">
            <text:p>34</text:p>
          </table:table-cell>
          <table:table-cell office:value-type="float" office:value="32814162" calcext:value-type="float">
            <text:p>32814162</text:p>
          </table:table-cell>
          <table:table-cell office:value-type="string" calcext:value-type="string">
            <text:p>AGE039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93" calcext:value-type="float">
            <text:p>39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NTONIO CARL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750000" calcext:value-type="float">
            <text:p>37750000</text:p>
          </table:table-cell>
          <table:table-cell office:value-type="string" calcext:value-type="string">
            <text:p>MG</text:p>
          </table:table-cell>
          <table:table-cell office:value-type="float" office:value="4779" calcext:value-type="float">
            <text:p>4779</text:p>
          </table:table-cell>
          <table:table-cell office:value-type="string" calcext:value-type="string">
            <text:p>MACHA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61" calcext:value-type="float">
            <text:p>40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IO DE JANEIRO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280000" calcext:value-type="float">
            <text:p>86280000</text:p>
          </table:table-cell>
          <table:table-cell office:value-type="string" calcext:value-type="string">
            <text:p>PR</text:p>
          </table:table-cell>
          <table:table-cell office:value-type="float" office:value="7941" calcext:value-type="float">
            <text:p>7941</text:p>
          </table:table-cell>
          <table:table-cell office:value-type="string" calcext:value-type="string">
            <text:p>UR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42" calcext:value-type="float">
            <text:p>4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RUSQUE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AS COMUNIDADES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350360" calcext:value-type="float">
            <text:p>88350360</text:p>
          </table:table-cell>
          <table:table-cell office:value-type="string" calcext:value-type="string">
            <text:p>SC</text:p>
          </table:table-cell>
          <table:table-cell office:value-type="float" office:value="8055" calcext:value-type="float">
            <text:p>8055</text:p>
          </table:table-cell>
          <table:table-cell office:value-type="string" calcext:value-type="string">
            <text:p>BRUSQU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ERNANDOPOLIS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IO DE JANEIRO</text:p>
          </table:table-cell>
          <table:table-cell office:value-type="float" office:value="2162" calcext:value-type="float">
            <text:p>2162</text:p>
          </table:table-cell>
          <table:table-cell/>
          <table:table-cell office:value-type="string" calcext:value-type="string">
            <text:p>SEDE</text:p>
          </table:table-cell>
          <table:table-cell office:value-type="float" office:value="15600001" calcext:value-type="float">
            <text:p>15600001</text:p>
          </table:table-cell>
          <table:table-cell office:value-type="string" calcext:value-type="string">
            <text:p>SP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FERNAND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04" calcext:value-type="float">
            <text:p>40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COMERCIO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560000" calcext:value-type="float">
            <text:p>89560000</text:p>
          </table:table-cell>
          <table:table-cell office:value-type="string" calcext:value-type="string">
            <text:p>SC</text:p>
          </table:table-cell>
          <table:table-cell office:value-type="float" office:value="8379" calcext:value-type="float">
            <text:p>8379</text:p>
          </table:table-cell>
          <table:table-cell office:value-type="string" calcext:value-type="string">
            <text:p>VIDE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95" calcext:value-type="float">
            <text:p>404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NILO PECANHA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7600000" calcext:value-type="float">
            <text:p>27600000</text:p>
          </table:table-cell>
          <table:table-cell office:value-type="string" calcext:value-type="string">
            <text:p>RJ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VALE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76" calcext:value-type="float">
            <text:p>40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RAGUA DO SUL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LORIANO PEIXOT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251150" calcext:value-type="float">
            <text:p>89251150</text:p>
          </table:table-cell>
          <table:table-cell office:value-type="string" calcext:value-type="string">
            <text:p>SC</text:p>
          </table:table-cell>
          <table:table-cell office:value-type="float" office:value="8175" calcext:value-type="float">
            <text:p>8175</text:p>
          </table:table-cell>
          <table:table-cell office:value-type="string" calcext:value-type="string">
            <text:p>JARAGUA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57" calcext:value-type="float">
            <text:p>40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 MOURAO (PR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PAULO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300390" calcext:value-type="float">
            <text:p>87300390</text:p>
          </table:table-cell>
          <table:table-cell office:value-type="string" calcext:value-type="string">
            <text:p>PR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CAMPO MOUR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38" calcext:value-type="float">
            <text:p>40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RICIUMA SC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801500" calcext:value-type="float">
            <text:p>88801500</text:p>
          </table:table-cell>
          <table:table-cell office:value-type="string" calcext:value-type="string">
            <text:p>SC</text:p>
          </table:table-cell>
          <table:table-cell office:value-type="float" office:value="8089" calcext:value-type="float">
            <text:p>8089</text:p>
          </table:table-cell>
          <table:table-cell office:value-type="string" calcext:value-type="string">
            <text:p>CRICIUM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SEBASTIAO DO PARAISO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OMENDADOR JOSE HONORIO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950000" calcext:value-type="float">
            <text:p>37950000</text:p>
          </table:table-cell>
          <table:table-cell office:value-type="string" calcext:value-type="string">
            <text:p>MG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SAO SEBASTIAO DO PARAI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08" calcext:value-type="float">
            <text:p>40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OVA PRAT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ERNANDO LUZZATTO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320000" calcext:value-type="float">
            <text:p>95320000</text:p>
          </table:table-cell>
          <table:table-cell office:value-type="string" calcext:value-type="string">
            <text:p>RS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NOVA PRA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NCORDIA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COMERCIO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700001" calcext:value-type="float">
            <text:p>89700001</text:p>
          </table:table-cell>
          <table:table-cell office:value-type="string" calcext:value-type="string">
            <text:p>SC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CONCORD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RANCISCO JALLES</text:p>
          </table:table-cell>
          <table:table-cell office:value-type="float" office:value="2161" calcext:value-type="float">
            <text:p>216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700002" calcext:value-type="float">
            <text:p>15700002</text:p>
          </table:table-cell>
          <table:table-cell office:value-type="string" calcext:value-type="string">
            <text:p>SP</text:p>
          </table:table-cell>
          <table:table-cell office:value-type="float" office:value="6597" calcext:value-type="float">
            <text:p>6597</text:p>
          </table:table-cell>
          <table:table-cell office:value-type="string" calcext:value-type="string">
            <text:p>JAL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NHUMIRIM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AUL SOARES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970000" calcext:value-type="float">
            <text:p>36970000</text:p>
          </table:table-cell>
          <table:table-cell office:value-type="string" calcext:value-type="string">
            <text:p>MG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MANHUMIR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UNIZ BARRETTO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730330" calcext:value-type="float">
            <text:p>13730330</text:p>
          </table:table-cell>
          <table:table-cell office:value-type="string" calcext:value-type="string">
            <text:p>SP</text:p>
          </table:table-cell>
          <table:table-cell office:value-type="float" office:value="6711" calcext:value-type="float">
            <text:p>6711</text:p>
          </table:table-cell>
          <table:table-cell office:value-type="string" calcext:value-type="string">
            <text:p>MOCO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67" calcext:value-type="float">
            <text:p>41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SENADOR TEMISTOCLES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380000" calcext:value-type="float">
            <text:p>44380000</text:p>
          </table:table-cell>
          <table:table-cell office:value-type="string" calcext:value-type="string">
            <text:p>BA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CRUZ DAS ALM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48" calcext:value-type="float">
            <text:p>41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PRIGIO DE TOLEDO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940670" calcext:value-type="float">
            <text:p>12940670</text:p>
          </table:table-cell>
          <table:table-cell office:value-type="string" calcext:value-type="string">
            <text:p>SP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ATIBA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29" calcext:value-type="float">
            <text:p>41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QUAR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LIO DE CASTILHOS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600000" calcext:value-type="float">
            <text:p>95600000</text:p>
          </table:table-cell>
          <table:table-cell office:value-type="string" calcext:value-type="string">
            <text:p>RS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TAQU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SE BONIFACI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700000" calcext:value-type="float">
            <text:p>45700000</text:p>
          </table:table-cell>
          <table:table-cell office:value-type="string" calcext:value-type="string">
            <text:p>BA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ITAPET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90" calcext:value-type="float">
            <text:p>41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JOSE JULIO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700000" calcext:value-type="float">
            <text:p>13700000</text:p>
          </table:table-cell>
          <table:table-cell office:value-type="string" calcext:value-type="string">
            <text:p>SP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CASA BR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71" calcext:value-type="float">
            <text:p>41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EL QUITO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540000" calcext:value-type="float">
            <text:p>14540000</text:p>
          </table:table-cell>
          <table:table-cell office:value-type="string" calcext:value-type="string">
            <text:p>SP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IGARAPA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05" calcext:value-type="float">
            <text:p>4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XV DE NOVEMBRO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460000" calcext:value-type="float">
            <text:p>18460000</text:p>
          </table:table-cell>
          <table:table-cell office:value-type="string" calcext:value-type="string">
            <text:p>SP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ITARA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96" calcext:value-type="float">
            <text:p>42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ERICO MIAR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190000" calcext:value-type="float">
            <text:p>37190000</text:p>
          </table:table-cell>
          <table:table-cell office:value-type="string" calcext:value-type="string">
            <text:p>MG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TRES PONT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77" calcext:value-type="float">
            <text:p>42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RUTAL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MATRIZ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200000" calcext:value-type="float">
            <text:p>38200000</text:p>
          </table:table-cell>
          <table:table-cell office:value-type="string" calcext:value-type="string">
            <text:p>MG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FRUT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58" calcext:value-type="float">
            <text:p>42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LIO CASTILHOS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960000" calcext:value-type="float">
            <text:p>95960000</text:p>
          </table:table-cell>
          <table:table-cell office:value-type="string" calcext:value-type="string">
            <text:p>RS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ENCANTA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39" calcext:value-type="float">
            <text:p>42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NCRUZILHADA DO SUL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.OZY TEIXEIR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610000" calcext:value-type="float">
            <text:p>96610000</text:p>
          </table:table-cell>
          <table:table-cell office:value-type="string" calcext:value-type="string">
            <text:p>RS</text:p>
          </table:table-cell>
          <table:table-cell office:value-type="float" office:value="8635" calcext:value-type="float">
            <text:p>8635</text:p>
          </table:table-cell>
          <table:table-cell office:value-type="string" calcext:value-type="string">
            <text:p>ENCRUZILHADA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UNA MG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ÇA</text:p>
          </table:table-cell>
          <table:table-cell office:value-type="string" calcext:value-type="string">
            <text:p>DOUTOR AUGUSTO GONCALVES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680054" calcext:value-type="float">
            <text:p>35680054</text:p>
          </table:table-cell>
          <table:table-cell office:value-type="string" calcext:value-type="string">
            <text:p>MG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ITAUNA</text:p>
          </table:table-cell>
          <table:table-cell office:value-type="float" office:value="37" calcext:value-type="float">
            <text:p>37</text:p>
          </table:table-cell>
          <table:table-cell office:value-type="float" office:value="32421344" calcext:value-type="float">
            <text:p>32421344</text:p>
          </table:table-cell>
          <table:table-cell office:value-type="float" office:value="37" calcext:value-type="float">
            <text:p>37</text:p>
          </table:table-cell>
          <table:table-cell office:value-type="float" office:value="32421059" calcext:value-type="float">
            <text:p>32421059</text:p>
          </table:table-cell>
          <table:table-cell office:value-type="float" office:value="37" calcext:value-type="float">
            <text:p>37</text:p>
          </table:table-cell>
          <table:table-cell office:value-type="float" office:value="32421874" calcext:value-type="float">
            <text:p>32421874</text:p>
          </table:table-cell>
          <table:table-cell office:value-type="string" calcext:value-type="string">
            <text:p>AGE042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09" calcext:value-type="float">
            <text:p>42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ECHAL DEODORO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430000" calcext:value-type="float">
            <text:p>86430000</text:p>
          </table:table-cell>
          <table:table-cell office:value-type="string" calcext:value-type="string">
            <text:p>PR</text:p>
          </table:table-cell>
          <table:table-cell office:value-type="float" office:value="7859" calcext:value-type="float">
            <text:p>7859</text:p>
          </table:table-cell>
          <table:table-cell office:value-type="string" calcext:value-type="string">
            <text:p>SANTO ANTONIO DA PLAT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81" calcext:value-type="float">
            <text:p>42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BERNARDO DO CAMP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RUBATUBA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25620" calcext:value-type="float">
            <text:p>9725620</text:p>
          </table:table-cell>
          <table:table-cell office:value-type="string" calcext:value-type="string">
            <text:p>SP</text:p>
          </table:table-cell>
          <table:table-cell office:value-type="float" office:value="7075" calcext:value-type="float">
            <text:p>7075</text:p>
          </table:table-cell>
          <table:table-cell office:value-type="string" calcext:value-type="string">
            <text:p>SAO BERNARDO DO CAMP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62" calcext:value-type="float">
            <text:p>42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COS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UENO BRANDAO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570001" calcext:value-type="float">
            <text:p>36570001</text:p>
          </table:table-cell>
          <table:table-cell office:value-type="string" calcext:value-type="string">
            <text:p>MG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VICO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43" calcext:value-type="float">
            <text:p>42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ANDEIRANTES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360000" calcext:value-type="float">
            <text:p>86360000</text:p>
          </table:table-cell>
          <table:table-cell office:value-type="string" calcext:value-type="string">
            <text:p>PR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BANDEIRANT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REL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ORGES DE MEDEIROS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880000" calcext:value-type="float">
            <text:p>95880000</text:p>
          </table:table-cell>
          <table:table-cell office:value-type="string" calcext:value-type="string">
            <text:p>RS</text:p>
          </table:table-cell>
          <table:table-cell office:value-type="float" office:value="8653" calcext:value-type="float">
            <text:p>8653</text:p>
          </table:table-cell>
          <table:table-cell office:value-type="string" calcext:value-type="string">
            <text:p>ESTREL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68" calcext:value-type="float">
            <text:p>43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UAPORE RS -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ONS J B SCALABRIN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200000" calcext:value-type="float">
            <text:p>99200000</text:p>
          </table:table-cell>
          <table:table-cell office:value-type="string" calcext:value-type="string">
            <text:p>RS</text:p>
          </table:table-cell>
          <table:table-cell office:value-type="float" office:value="8687" calcext:value-type="float">
            <text:p>8687</text:p>
          </table:table-cell>
          <table:table-cell office:value-type="string" calcext:value-type="string">
            <text:p>GUAPO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49" calcext:value-type="float">
            <text:p>43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UARARAPE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N S DA CONCEICAO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700000" calcext:value-type="float">
            <text:p>16700000</text:p>
          </table:table-cell>
          <table:table-cell office:value-type="string" calcext:value-type="string">
            <text:p>SP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GUARARAP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FRANCISCO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010210" calcext:value-type="float">
            <text:p>63010210</text:p>
          </table:table-cell>
          <table:table-cell office:value-type="string" calcext:value-type="string">
            <text:p>C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JUAZEIRO DO NOR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SE MOL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35290000" calcext:value-type="float">
            <text:p>35290000</text:p>
          </table:table-cell>
          <table:table-cell office:value-type="string" calcext:value-type="string">
            <text:p>MG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MANTE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91" calcext:value-type="float">
            <text:p>43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ACA MAUA METR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ISCONDE DE INHAUMA</text:p>
          </table:table-cell>
          <table:table-cell office:value-type="string" calcext:value-type="string">
            <text:p>74 76</text:p>
          </table:table-cell>
          <table:table-cell office:value-type="string" calcext:value-type="string">
            <text:p>RUA DA QUITANDA <text:s text:c="10"/>185</text:p>
          </table:table-cell>
          <table:table-cell office:value-type="string" calcext:value-type="string">
            <text:p>CENTRO</text:p>
          </table:table-cell>
          <table:table-cell office:value-type="float" office:value="20091007" calcext:value-type="float">
            <text:p>20091007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office:value-type="float" office:value="21" calcext:value-type="float">
            <text:p>21</text:p>
          </table:table-cell>
          <table:table-cell office:value-type="float" office:value="35549900" calcext:value-type="float">
            <text:p>35549900</text:p>
          </table:table-cell>
          <table:table-cell office:value-type="float" office:value="21" calcext:value-type="float">
            <text:p>21</text:p>
          </table:table-cell>
          <table:table-cell office:value-type="float" office:value="35549901" calcext:value-type="float">
            <text:p>35549901</text:p>
          </table:table-cell>
          <table:table-cell office:value-type="float" office:value="21" calcext:value-type="float">
            <text:p>21</text:p>
          </table:table-cell>
          <table:table-cell office:value-type="float" office:value="25163254" calcext:value-type="float">
            <text:p>25163254</text:p>
          </table:table-cell>
          <table:table-cell office:value-type="string" calcext:value-type="string">
            <text:p>age043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72" calcext:value-type="float">
            <text:p>43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INCEZA ISABEL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930000" calcext:value-type="float">
            <text:p>17930000</text:p>
          </table:table-cell>
          <table:table-cell office:value-type="string" calcext:value-type="string">
            <text:p>SP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TUPI PAUL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53" calcext:value-type="float">
            <text:p>43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LUIZ GONZAG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REZE DE MAIO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800000" calcext:value-type="float">
            <text:p>97800000</text:p>
          </table:table-cell>
          <table:table-cell office:value-type="string" calcext:value-type="string">
            <text:p>RS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AO LUIZ GONZA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34" calcext:value-type="float">
            <text:p>43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ACINTO SILVEIRA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580000" calcext:value-type="float">
            <text:p>39580000</text:p>
          </table:table-cell>
          <table:table-cell office:value-type="string" calcext:value-type="string">
            <text:p>MG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FRANCISCO 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15" calcext:value-type="float">
            <text:p>43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700000" calcext:value-type="float">
            <text:p>17700000</text:p>
          </table:table-cell>
          <table:table-cell office:value-type="string" calcext:value-type="string">
            <text:p>SP</text:p>
          </table:table-cell>
          <table:table-cell office:value-type="float" office:value="6793" calcext:value-type="float">
            <text:p>6793</text:p>
          </table:table-cell>
          <table:table-cell office:value-type="string" calcext:value-type="string">
            <text:p>OSVALDO CRUZ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59" calcext:value-type="float">
            <text:p>44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EREIRA BARRETO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AUZI KASSIM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370000" calcext:value-type="float">
            <text:p>15370000</text:p>
          </table:table-cell>
          <table:table-cell office:value-type="string" calcext:value-type="string">
            <text:p>SP</text:p>
          </table:table-cell>
          <table:table-cell office:value-type="float" office:value="6849" calcext:value-type="float">
            <text:p>6849</text:p>
          </table:table-cell>
          <table:table-cell office:value-type="string" calcext:value-type="string">
            <text:p>PEREIRA BARRETO</text:p>
          </table:table-cell>
          <table:table-cell office:value-type="float" office:value="18" calcext:value-type="float">
            <text:p>18</text:p>
          </table:table-cell>
          <table:table-cell office:value-type="float" office:value="37468650" calcext:value-type="float">
            <text:p>37468650</text:p>
          </table:table-cell>
          <table:table-cell office:value-type="float" office:value="18" calcext:value-type="float">
            <text:p>18</text:p>
          </table:table-cell>
          <table:table-cell office:value-type="float" office:value="40033001" calcext:value-type="float">
            <text:p>40033001</text:p>
          </table:table-cell>
          <table:table-cell office:value-type="float" office:value="18" calcext:value-type="float">
            <text:p>18</text:p>
          </table:table-cell>
          <table:table-cell office:value-type="float" office:value="37044743" calcext:value-type="float">
            <text:p>37044743</text:p>
          </table:table-cell>
          <table:table-cell office:value-type="string" calcext:value-type="string">
            <text:p>AGE0440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30" calcext:value-type="float">
            <text:p>44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LO HORIZONT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160000" calcext:value-type="float">
            <text:p>86160000</text:p>
          </table:table-cell>
          <table:table-cell office:value-type="string" calcext:value-type="string">
            <text:p>PR</text:p>
          </table:table-cell>
          <table:table-cell office:value-type="float" office:value="7779" calcext:value-type="float">
            <text:p>7779</text:p>
          </table:table-cell>
          <table:table-cell office:value-type="string" calcext:value-type="string">
            <text:p>PORECAT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UZ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TES MA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94/902</text:p>
          </table:table-cell>
          <table:table-cell office:value-type="string" calcext:value-type="string">
            <text:p>LUZ</text:p>
          </table:table-cell>
          <table:table-cell office:value-type="float" office:value="1031000" calcext:value-type="float">
            <text:p>1031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RACA XV DE NOVEMBRO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540000" calcext:value-type="float">
            <text:p>35540000</text:p>
          </table:table-cell>
          <table:table-cell office:value-type="string" calcext:value-type="string">
            <text:p>MG</text:p>
          </table:table-cell>
          <table:table-cell office:value-type="float" office:value="4911" calcext:value-type="float">
            <text:p>4911</text:p>
          </table:table-cell>
          <table:table-cell office:value-type="string" calcext:value-type="string">
            <text:p>OLIVEIRA</text:p>
          </table:table-cell>
          <table:table-cell office:value-type="float" office:value="37" calcext:value-type="float">
            <text:p>37</text:p>
          </table:table-cell>
          <table:table-cell office:value-type="float" office:value="33319550" calcext:value-type="float">
            <text:p>3331955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319551" calcext:value-type="float">
            <text:p>33319551</text:p>
          </table:table-cell>
          <table:table-cell office:value-type="string" calcext:value-type="string">
            <text:p>AGE0443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82" calcext:value-type="float">
            <text:p>44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ETULIO VARGA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ORGES DE MEDEIROS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900000" calcext:value-type="float">
            <text:p>99900000</text:p>
          </table:table-cell>
          <table:table-cell office:value-type="string" calcext:value-type="string">
            <text:p>RS</text:p>
          </table:table-cell>
          <table:table-cell office:value-type="float" office:value="8677" calcext:value-type="float">
            <text:p>8677</text:p>
          </table:table-cell>
          <table:table-cell office:value-type="string" calcext:value-type="string">
            <text:p>GETULIO VARG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EGIS PACHECO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630000" calcext:value-type="float">
            <text:p>45630000</text:p>
          </table:table-cell>
          <table:table-cell office:value-type="string" calcext:value-type="string">
            <text:p>BA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ITAJUIP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ISMAEL GOUVEA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870000" calcext:value-type="float">
            <text:p>55870000</text:p>
          </table:table-cell>
          <table:table-cell office:value-type="string" calcext:value-type="string">
            <text:p>PE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TIMBA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25" calcext:value-type="float">
            <text:p>44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RELA DO SUL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TULIO VARGA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525000" calcext:value-type="float">
            <text:p>38525000</text:p>
          </table:table-cell>
          <table:table-cell office:value-type="string" calcext:value-type="string">
            <text:p>MG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ESTRELA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06" calcext:value-type="float">
            <text:p>44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IRANDOPOLI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9 DE JULHO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6800000" calcext:value-type="float">
            <text:p>16800000</text:p>
          </table:table-cell>
          <table:table-cell office:value-type="string" calcext:value-type="string">
            <text:p>SP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MIRAND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97" calcext:value-type="float">
            <text:p>44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PITAO NEC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12701350" calcext:value-type="float">
            <text:p>12701350</text:p>
          </table:table-cell>
          <table:table-cell office:value-type="string" calcext:value-type="string">
            <text:p>SP</text:p>
          </table:table-cell>
          <table:table-cell office:value-type="float" office:value="6369" calcext:value-type="float">
            <text:p>6369</text:p>
          </table:table-cell>
          <table:table-cell office:value-type="string" calcext:value-type="string">
            <text:p>CRUZ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20" calcext:value-type="float">
            <text:p>45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UENOS AIRES ARGENTIN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RMIENTO</text:p>
          </table:table-cell>
          <table:table-cell office:value-type="float" office:value="487" calcext:value-type="float">
            <text:p>487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01" calcext:value-type="float">
            <text:p>45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XV DE NOVEMBRO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190000" calcext:value-type="float">
            <text:p>15190000</text:p>
          </table:table-cell>
          <table:table-cell office:value-type="string" calcext:value-type="string">
            <text:p>SP</text:p>
          </table:table-cell>
          <table:table-cell office:value-type="float" office:value="6753" calcext:value-type="float">
            <text:p>6753</text:p>
          </table:table-cell>
          <table:table-cell office:value-type="string" calcext:value-type="string">
            <text:p>NHANDE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92" calcext:value-type="float">
            <text:p>45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IBERTY MALL (DF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OMERCIAL NOR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QUADRA02 <text:s text:c="17"/>BLOCO D <text:s text:c="18"/>LOJA <text:s/>043/053 <text:s text:c="12"/>TERREO</text:p>
          </table:table-cell>
          <table:table-cell office:value-type="string" calcext:value-type="string">
            <text:p>ASA NORTE</text:p>
          </table:table-cell>
          <table:table-cell office:value-type="float" office:value="70712904" calcext:value-type="float">
            <text:p>70712904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office:value-type="float" office:value="61" calcext:value-type="float">
            <text:p>61</text:p>
          </table:table-cell>
          <table:table-cell office:value-type="float" office:value="33271957" calcext:value-type="float">
            <text:p>3327195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3272051" calcext:value-type="float">
            <text:p>332720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73" calcext:value-type="float">
            <text:p>45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527" calcext:value-type="float">
            <text:p>198205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IRGOLINO DE S CAMPOS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PB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ALBERTO TOR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400000" calcext:value-type="float">
            <text:p>28400000</text:p>
          </table:table-cell>
          <table:table-cell office:value-type="string" calcext:value-type="string">
            <text:p>RJ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SAO FIDE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35" calcext:value-type="float">
            <text:p>45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ENEDITO VALADARES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8190000" calcext:value-type="float">
            <text:p>38190000</text:p>
          </table:table-cell>
          <table:table-cell office:value-type="string" calcext:value-type="string">
            <text:p>MG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SACRAMEN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3 DE MAIO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903050" calcext:value-type="float">
            <text:p>13903050</text:p>
          </table:table-cell>
          <table:table-cell office:value-type="string" calcext:value-type="string">
            <text:p>SP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AMPA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05" calcext:value-type="float">
            <text:p>45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RES PASSOS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TULIO VARGAS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600000" calcext:value-type="float">
            <text:p>98600000</text:p>
          </table:table-cell>
          <table:table-cell office:value-type="string" calcext:value-type="string">
            <text:p>RS</text:p>
          </table:table-cell>
          <table:table-cell office:value-type="float" office:value="8941" calcext:value-type="float">
            <text:p>8941</text:p>
          </table:table-cell>
          <table:table-cell office:value-type="string" calcext:value-type="string">
            <text:p>TRES PASS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88" calcext:value-type="float">
            <text:p>45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ERE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EOPOLDINA SALGADO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300000" calcext:value-type="float">
            <text:p>76300000</text:p>
          </table:table-cell>
          <table:table-cell office:value-type="string" calcext:value-type="string">
            <text:p>GO</text:p>
          </table:table-cell>
          <table:table-cell office:value-type="float" office:value="9307" calcext:value-type="float">
            <text:p>9307</text:p>
          </table:table-cell>
          <table:table-cell office:value-type="string" calcext:value-type="string">
            <text:p>CE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69" calcext:value-type="float">
            <text:p>45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NTA BARBARA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450013" calcext:value-type="float">
            <text:p>13450013</text:p>
          </table:table-cell>
          <table:table-cell office:value-type="string" calcext:value-type="string">
            <text:p>SP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SANTA BARBARA D'OES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NGRA DOS REI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COMERCIO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3900010" calcext:value-type="float">
            <text:p>23900010</text:p>
          </table:table-cell>
          <table:table-cell office:value-type="string" calcext:value-type="string">
            <text:p>RJ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ANGRA DOS RE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83" calcext:value-type="float">
            <text:p>46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A PAZ BOLIVI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PAZ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OLIVIA</text:p>
          </table:table-cell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V. 20 DE OCTUBRE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ANDAR 14</text:p>
          </table:table-cell>
          <table:table-cell office:value-type="string" calcext:value-type="string">
            <text:p>SOPOCACHI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64" calcext:value-type="float">
            <text:p>46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240000" calcext:value-type="float">
            <text:p>36240000</text:p>
          </table:table-cell>
          <table:table-cell office:value-type="string" calcext:value-type="string">
            <text:p>MG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SANTOS DUMONT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45" calcext:value-type="float">
            <text:p>46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RES DO RI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NOEL G. DE ARAUJO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200000" calcext:value-type="float">
            <text:p>75200000</text:p>
          </table:table-cell>
          <table:table-cell office:value-type="string" calcext:value-type="string">
            <text:p>GO</text:p>
          </table:table-cell>
          <table:table-cell office:value-type="float" office:value="9545" calcext:value-type="float">
            <text:p>9545</text:p>
          </table:table-cell>
          <table:table-cell office:value-type="string" calcext:value-type="string">
            <text:p>PIRES DO R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26" calcext:value-type="float">
            <text:p>46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ENJAMIN GUIMARAES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220000" calcext:value-type="float">
            <text:p>37220000</text:p>
          </table:table-cell>
          <table:table-cell office:value-type="string" calcext:value-type="string">
            <text:p>MG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BOM SUCES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07" calcext:value-type="float">
            <text:p>46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ARIBALDI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5720000" calcext:value-type="float">
            <text:p>95720000</text:p>
          </table:table-cell>
          <table:table-cell office:value-type="string" calcext:value-type="string">
            <text:p>RS</text:p>
          </table:table-cell>
          <table:table-cell office:value-type="float" office:value="8669" calcext:value-type="float">
            <text:p>8669</text:p>
          </table:table-cell>
          <table:table-cell office:value-type="string" calcext:value-type="string">
            <text:p>GARIBALD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98" calcext:value-type="float">
            <text:p>46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FRANCISCO DO SUL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HERCILIO LUZ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240000" calcext:value-type="float">
            <text:p>89240000</text:p>
          </table:table-cell>
          <table:table-cell office:value-type="string" calcext:value-type="string">
            <text:p>SC</text:p>
          </table:table-cell>
          <table:table-cell office:value-type="float" office:value="8319" calcext:value-type="float">
            <text:p>8319</text:p>
          </table:table-cell>
          <table:table-cell office:value-type="string" calcext:value-type="string">
            <text:p>SAO FRANCISC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79" calcext:value-type="float">
            <text:p>46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DILON NEGRAO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900000" calcext:value-type="float">
            <text:p>14900000</text:p>
          </table:table-cell>
          <table:table-cell office:value-type="string" calcext:value-type="string">
            <text:p>SP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ITA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50" calcext:value-type="float">
            <text:p>46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EDRO NOLASC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230000" calcext:value-type="float">
            <text:p>35230000</text:p>
          </table:table-cell>
          <table:table-cell office:value-type="string" calcext:value-type="string">
            <text:p>MG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RESPLEND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30" calcext:value-type="float">
            <text:p>469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RA MANSA RIO DE JANEIRO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QUIM LEIT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7330040" calcext:value-type="float">
            <text:p>27330040</text:p>
          </table:table-cell>
          <table:table-cell office:value-type="string" calcext:value-type="string">
            <text:p>RJ</text:p>
          </table:table-cell>
          <table:table-cell office:value-type="float" office:value="5807" calcext:value-type="float">
            <text:p>5807</text:p>
          </table:table-cell>
          <table:table-cell office:value-type="string" calcext:value-type="string">
            <text:p>BARRA MAN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74" calcext:value-type="float">
            <text:p>47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IO BRANCO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800000" calcext:value-type="float">
            <text:p>17800000</text:p>
          </table:table-cell>
          <table:table-cell office:value-type="string" calcext:value-type="string">
            <text:p>SP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ADAMANT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55" calcext:value-type="float">
            <text:p>47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NERAL OSORIO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700000" calcext:value-type="float">
            <text:p>36700000</text:p>
          </table:table-cell>
          <table:table-cell office:value-type="string" calcext:value-type="string">
            <text:p>MG</text:p>
          </table:table-cell>
          <table:table-cell office:value-type="float" office:value="4767" calcext:value-type="float">
            <text:p>4767</text:p>
          </table:table-cell>
          <table:table-cell office:value-type="string" calcext:value-type="string">
            <text:p>LEOPOLD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CEDO BRAG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BOLICAO</text:p>
          </table:table-cell>
          <table:table-cell office:value-type="float" office:value="20755180" calcext:value-type="float">
            <text:p>2075518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17" calcext:value-type="float">
            <text:p>47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OURO PRET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JOS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400000" calcext:value-type="float">
            <text:p>35400000</text:p>
          </table:table-cell>
          <table:table-cell office:value-type="string" calcext:value-type="string">
            <text:p>MG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OURO PRE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06" calcext:value-type="float">
            <text:p>47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JOAO P FERNANDE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990000" calcext:value-type="float">
            <text:p>13990000</text:p>
          </table:table-cell>
          <table:table-cell office:value-type="string" calcext:value-type="string">
            <text:p>SP</text:p>
          </table:table-cell>
          <table:table-cell office:value-type="float" office:value="6865" calcext:value-type="float">
            <text:p>6865</text:p>
          </table:table-cell>
          <table:table-cell office:value-type="string" calcext:value-type="string">
            <text:p>ESPIRITO SANTO DO PINH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89" calcext:value-type="float">
            <text:p>47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ONZE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790000" calcext:value-type="float">
            <text:p>14790000</text:p>
          </table:table-cell>
          <table:table-cell office:value-type="string" calcext:value-type="string">
            <text:p>SP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GUA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60" calcext:value-type="float">
            <text:p>47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STORGA PR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JOSE S DE AZEVEDO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730000" calcext:value-type="float">
            <text:p>86730000</text:p>
          </table:table-cell>
          <table:table-cell office:value-type="string" calcext:value-type="string">
            <text:p>PR</text:p>
          </table:table-cell>
          <table:table-cell office:value-type="float" office:value="7439" calcext:value-type="float">
            <text:p>7439</text:p>
          </table:table-cell>
          <table:table-cell office:value-type="string" calcext:value-type="string">
            <text:p>ASTOR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TV AUGUSTO SEVER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500000" calcext:value-type="float">
            <text:p>59500000</text:p>
          </table:table-cell>
          <table:table-cell office:value-type="string" calcext:value-type="string">
            <text:p>RN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ACA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21" calcext:value-type="float">
            <text:p>47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NES SANTOS NEVES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901401" calcext:value-type="float">
            <text:p>29901401</text:p>
          </table:table-cell>
          <table:table-cell office:value-type="string" calcext:value-type="string">
            <text:p>ES</text:p>
          </table:table-cell>
          <table:table-cell office:value-type="float" office:value="5663" calcext:value-type="float">
            <text:p>5663</text:p>
          </table:table-cell>
          <table:table-cell office:value-type="string" calcext:value-type="string">
            <text:p>LINHA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02" calcext:value-type="float">
            <text:p>47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NOAS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JANEIRO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2010300" calcext:value-type="float">
            <text:p>92010300</text:p>
          </table:table-cell>
          <table:table-cell office:value-type="string" calcext:value-type="string">
            <text:p>RS</text:p>
          </table:table-cell>
          <table:table-cell office:value-type="float" office:value="8589" calcext:value-type="float">
            <text:p>8589</text:p>
          </table:table-cell>
          <table:table-cell office:value-type="string" calcext:value-type="string">
            <text:p>CANO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46" calcext:value-type="float">
            <text:p>48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RALDO ROMANO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860000" calcext:value-type="float">
            <text:p>39860000</text:p>
          </table:table-cell>
          <table:table-cell office:value-type="string" calcext:value-type="string">
            <text:p>MG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NANUQU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27" calcext:value-type="float">
            <text:p>48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ESEMBAR.PONTES VIEIRA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1940005" calcext:value-type="float">
            <text:p>61940005</text:p>
          </table:table-cell>
          <table:table-cell office:value-type="string" calcext:value-type="string">
            <text:p>CE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MARANGUAP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08" calcext:value-type="float">
            <text:p>48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FREI FELIX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200000" calcext:value-type="float">
            <text:p>39200000</text:p>
          </table:table-cell>
          <table:table-cell office:value-type="string" calcext:value-type="string">
            <text:p>MG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CORIN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99" calcext:value-type="float">
            <text:p>48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GOTARDO-MG EST. 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SAO SEBASTIA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800000" calcext:value-type="float">
            <text:p>38800000</text:p>
          </table:table-cell>
          <table:table-cell office:value-type="string" calcext:value-type="string">
            <text:p>MG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SAO GOTAR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70" calcext:value-type="float">
            <text:p>48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WLADISLAU GARCIA GOMES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500000" calcext:value-type="float">
            <text:p>79500000</text:p>
          </table:table-cell>
          <table:table-cell office:value-type="string" calcext:value-type="string">
            <text:p>MS</text:p>
          </table:table-cell>
          <table:table-cell office:value-type="float" office:value="9125" calcext:value-type="float">
            <text:p>9125</text:p>
          </table:table-cell>
          <table:table-cell office:value-type="string" calcext:value-type="string">
            <text:p>PARANA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50" calcext:value-type="float">
            <text:p>48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J XAVIER DA SILVA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4165000" calcext:value-type="float">
            <text:p>84165000</text:p>
          </table:table-cell>
          <table:table-cell office:value-type="string" calcext:value-type="string">
            <text:p>PR</text:p>
          </table:table-cell>
          <table:table-cell office:value-type="float" office:value="7495" calcext:value-type="float">
            <text:p>7495</text:p>
          </table:table-cell>
          <table:table-cell office:value-type="string" calcext:value-type="string">
            <text:p>CAST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31" calcext:value-type="float">
            <text:p>48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ARROUPILHA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PENA DE MORAES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170010" calcext:value-type="float">
            <text:p>95170010</text:p>
          </table:table-cell>
          <table:table-cell office:value-type="string" calcext:value-type="string">
            <text:p>RS</text:p>
          </table:table-cell>
          <table:table-cell office:value-type="float" office:value="8655" calcext:value-type="float">
            <text:p>8655</text:p>
          </table:table-cell>
          <table:table-cell office:value-type="string" calcext:value-type="string">
            <text:p>FARROUPILHA</text:p>
          </table:table-cell>
          <table:table-cell office:value-type="float" office:value="54" calcext:value-type="float">
            <text:p>54</text:p>
          </table:table-cell>
          <table:table-cell office:value-type="float" office:value="32610600" calcext:value-type="float">
            <text:p>32610600</text:p>
          </table:table-cell>
          <table:table-cell office:value-type="float" office:value="54" calcext:value-type="float">
            <text:p>54</text:p>
          </table:table-cell>
          <table:table-cell office:value-type="float" office:value="32600608" calcext:value-type="float">
            <text:p>32600608</text:p>
          </table:table-cell>
          <table:table-cell office:value-type="float" office:value="54" calcext:value-type="float">
            <text:p>54</text:p>
          </table:table-cell>
          <table:table-cell office:value-type="float" office:value="32610614" calcext:value-type="float">
            <text:p>32610614</text:p>
          </table:table-cell>
          <table:table-cell office:value-type="string" calcext:value-type="string">
            <text:p>age048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12" calcext:value-type="float">
            <text:p>48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POMBA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.ULTIMO DE CARVALH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180000" calcext:value-type="float">
            <text:p>36180000</text:p>
          </table:table-cell>
          <table:table-cell office:value-type="string" calcext:value-type="string">
            <text:p>MG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RIO POM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01" calcext:value-type="float">
            <text:p>48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SEPE R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VERISSIMO</text:p>
          </table:table-cell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97340000" calcext:value-type="float">
            <text:p>97340000</text:p>
          </table:table-cell>
          <table:table-cell office:value-type="string" calcext:value-type="string">
            <text:p>RS</text:p>
          </table:table-cell>
          <table:table-cell office:value-type="float" office:value="8895" calcext:value-type="float">
            <text:p>8895</text:p>
          </table:table-cell>
          <table:table-cell office:value-type="string" calcext:value-type="string">
            <text:p>SAO SEP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84" calcext:value-type="float">
            <text:p>48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EPUTADO NACIP RAYDA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780000" calcext:value-type="float">
            <text:p>39780000</text:p>
          </table:table-cell>
          <table:table-cell office:value-type="string" calcext:value-type="string">
            <text:p>MG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SANTA MARIA DO SUAC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18" calcext:value-type="float">
            <text:p>49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OLEDADE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L. FLORIANO PEIXOTO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300000" calcext:value-type="float">
            <text:p>99300000</text:p>
          </table:table-cell>
          <table:table-cell office:value-type="string" calcext:value-type="string">
            <text:p>RS</text:p>
          </table:table-cell>
          <table:table-cell office:value-type="float" office:value="8919" calcext:value-type="float">
            <text:p>8919</text:p>
          </table:table-cell>
          <table:table-cell office:value-type="string" calcext:value-type="string">
            <text:p>SOLEDA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07" calcext:value-type="float">
            <text:p>49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OIATUB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ZONAS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600000" calcext:value-type="float">
            <text:p>75600000</text:p>
          </table:table-cell>
          <table:table-cell office:value-type="string" calcext:value-type="string">
            <text:p>GO</text:p>
          </table:table-cell>
          <table:table-cell office:value-type="float" office:value="9379" calcext:value-type="float">
            <text:p>9379</text:p>
          </table:table-cell>
          <table:table-cell office:value-type="string" calcext:value-type="string">
            <text:p>GOIAT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80" calcext:value-type="float">
            <text:p>49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SE ANTONIO DE CAMPOS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1900000" calcext:value-type="float">
            <text:p>11900000</text:p>
          </table:table-cell>
          <table:table-cell office:value-type="string" calcext:value-type="string">
            <text:p>SP</text:p>
          </table:table-cell>
          <table:table-cell office:value-type="float" office:value="6953" calcext:value-type="float">
            <text:p>6953</text:p>
          </table:table-cell>
          <table:table-cell office:value-type="string" calcext:value-type="string">
            <text:p>REGIST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60" calcext:value-type="float">
            <text:p>49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CAREPAGUA METR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REMARIO DANTAS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JACAREPAGUA</text:p>
          </table:table-cell>
          <table:table-cell office:value-type="float" office:value="22735010" calcext:value-type="float">
            <text:p>2273501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41" calcext:value-type="float">
            <text:p>49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 JUSCELINO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39300000" calcext:value-type="float">
            <text:p>39300000</text:p>
          </table:table-cell>
          <table:table-cell office:value-type="string" calcext:value-type="string">
            <text:p>MG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SAO FRANCIS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22" calcext:value-type="float">
            <text:p>49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TUPI</text:p>
          </table:table-cell>
          <table:table-cell office:value-type="float" office:value="2581" calcext:value-type="float">
            <text:p>25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501268" calcext:value-type="float">
            <text:p>85501268</text:p>
          </table:table-cell>
          <table:table-cell office:value-type="string" calcext:value-type="string">
            <text:p>PR</text:p>
          </table:table-cell>
          <table:table-cell office:value-type="float" office:value="7751" calcext:value-type="float">
            <text:p>7751</text:p>
          </table:table-cell>
          <table:table-cell office:value-type="string" calcext:value-type="string">
            <text:p>PATO BRANCO</text:p>
          </table:table-cell>
          <table:table-cell office:value-type="float" office:value="46" calcext:value-type="float">
            <text:p>46</text:p>
          </table:table-cell>
          <table:table-cell office:value-type="float" office:value="32201400" calcext:value-type="float">
            <text:p>32201400</text:p>
          </table:table-cell>
          <table:table-cell office:value-type="float" office:value="46" calcext:value-type="float">
            <text:p>46</text:p>
          </table:table-cell>
          <table:table-cell office:value-type="float" office:value="32201417" calcext:value-type="float">
            <text:p>32201417</text:p>
          </table:table-cell>
          <table:table-cell office:value-type="float" office:value="46" calcext:value-type="float">
            <text:p>46</text:p>
          </table:table-cell>
          <table:table-cell office:value-type="float" office:value="32253321" calcext:value-type="float">
            <text:p>32253321</text:p>
          </table:table-cell>
          <table:table-cell office:value-type="string" calcext:value-type="string">
            <text:p>AGE049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03" calcext:value-type="float">
            <text:p>49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ELARMINO ESSADO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400000" calcext:value-type="float">
            <text:p>75400000</text:p>
          </table:table-cell>
          <table:table-cell office:value-type="string" calcext:value-type="string">
            <text:p>GO</text:p>
          </table:table-cell>
          <table:table-cell office:value-type="float" office:value="9395" calcext:value-type="float">
            <text:p>9395</text:p>
          </table:table-cell>
          <table:table-cell office:value-type="string" calcext:value-type="string">
            <text:p>INHUM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94" calcext:value-type="float">
            <text:p>49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CENTE DE CARVALHO 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NG LAFAYETE STOCKL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LA DA PENHA</text:p>
          </table:table-cell>
          <table:table-cell office:value-type="float" office:value="21221390" calcext:value-type="float">
            <text:p>2122139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75" calcext:value-type="float">
            <text:p>49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TELIO MACHADO LOUREIRO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860000" calcext:value-type="float">
            <text:p>17860000</text:p>
          </table:table-cell>
          <table:table-cell office:value-type="string" calcext:value-type="string">
            <text:p>SP</text:p>
          </table:table-cell>
          <table:table-cell office:value-type="float" office:value="6799" calcext:value-type="float">
            <text:p>6799</text:p>
          </table:table-cell>
          <table:table-cell office:value-type="string" calcext:value-type="string">
            <text:p>PACAEMB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56" calcext:value-type="float">
            <text:p>49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60814" calcext:value-type="float">
            <text:p>199608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NELIO MAGALHAES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443000" calcext:value-type="float">
            <text:p>37443000</text:p>
          </table:table-cell>
          <table:table-cell office:value-type="string" calcext:value-type="string">
            <text:p>MG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BAEPEND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24" calcext:value-type="float">
            <text:p>50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JERONIM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SOARES DE CARVALHO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700000" calcext:value-type="float">
            <text:p>96700000</text:p>
          </table:table-cell>
          <table:table-cell office:value-type="string" calcext:value-type="string">
            <text:p>RS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SAO JERONIM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05" calcext:value-type="float">
            <text:p>50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RANDI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EXPEDICIONARIO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560000" calcext:value-type="float">
            <text:p>99560000</text:p>
          </table:table-cell>
          <table:table-cell office:value-type="string" calcext:value-type="string">
            <text:p>RS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SARAND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96" calcext:value-type="float">
            <text:p>50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MO PARANAIBA-MG EST.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RISTIDES DE MELO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840000" calcext:value-type="float">
            <text:p>38840000</text:p>
          </table:table-cell>
          <table:table-cell office:value-type="string" calcext:value-type="string">
            <text:p>MG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CARMO DO PARANA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77" calcext:value-type="float">
            <text:p>50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MPRESA CONTAGEM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O CESAR DE OLIVEIRA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SEGUNDO PAVIMENTO</text:p>
          </table:table-cell>
          <table:table-cell office:value-type="string" calcext:value-type="string">
            <text:p>ELDORADO</text:p>
          </table:table-cell>
          <table:table-cell office:value-type="float" office:value="32315000" calcext:value-type="float">
            <text:p>32315000</text:p>
          </table:table-cell>
          <table:table-cell office:value-type="string" calcext:value-type="string">
            <text:p>MG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CONTAGEM</text:p>
          </table:table-cell>
          <table:table-cell office:value-type="float" office:value="31" calcext:value-type="float">
            <text:p>31</text:p>
          </table:table-cell>
          <table:table-cell office:value-type="float" office:value="33999500" calcext:value-type="float">
            <text:p>33999500</text:p>
          </table:table-cell>
          <table:table-cell office:value-type="float" office:value="31" calcext:value-type="float">
            <text:p>31</text:p>
          </table:table-cell>
          <table:table-cell office:value-type="float" office:value="40033001" calcext:value-type="float">
            <text:p>40033001</text:p>
          </table:table-cell>
          <table:table-cell table:number-columns-repeated="2"/>
          <table:table-cell office:value-type="string" calcext:value-type="string">
            <text:p>AGE0503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58" calcext:value-type="float">
            <text:p>50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NSELHEIRO LAFAIETE-MG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ELO VIANA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400001" calcext:value-type="float">
            <text:p>36400001</text:p>
          </table:table-cell>
          <table:table-cell office:value-type="string" calcext:value-type="string">
            <text:p>MG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CONSELHEIRO LAFAIE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39" calcext:value-type="float">
            <text:p>50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UDENTE DE MORAIS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940000" calcext:value-type="float">
            <text:p>14940000</text:p>
          </table:table-cell>
          <table:table-cell office:value-type="string" calcext:value-type="string">
            <text:p>SP</text:p>
          </table:table-cell>
          <table:table-cell office:value-type="float" office:value="6493" calcext:value-type="float">
            <text:p>6493</text:p>
          </table:table-cell>
          <table:table-cell office:value-type="string" calcext:value-type="string">
            <text:p>IBIT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10" calcext:value-type="float">
            <text:p>50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GUILHERM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330000" calcext:value-type="float">
            <text:p>35330000</text:p>
          </table:table-cell>
          <table:table-cell office:value-type="string" calcext:value-type="string">
            <text:p>MG</text:p>
          </table:table-cell>
          <table:table-cell office:value-type="float" office:value="4617" calcext:value-type="float">
            <text:p>4617</text:p>
          </table:table-cell>
          <table:table-cell office:value-type="string" calcext:value-type="string">
            <text:p>INHAPIM</text:p>
          </table:table-cell>
          <table:table-cell office:value-type="float" office:value="33" calcext:value-type="float">
            <text:p>33</text:p>
          </table:table-cell>
          <table:table-cell office:value-type="float" office:value="33151250" calcext:value-type="float">
            <text:p>33151250</text:p>
          </table:table-cell>
          <table:table-cell office:value-type="float" office:value="33" calcext:value-type="float">
            <text:p>33</text:p>
          </table:table-cell>
          <table:table-cell office:value-type="float" office:value="33151379" calcext:value-type="float">
            <text:p>33151379</text:p>
          </table:table-cell>
          <table:table-cell office:value-type="float" office:value="33" calcext:value-type="float">
            <text:p>33</text:p>
          </table:table-cell>
          <table:table-cell office:value-type="float" office:value="33151320" calcext:value-type="float">
            <text:p>33151320</text:p>
          </table:table-cell>
          <table:table-cell office:value-type="string" calcext:value-type="string">
            <text:p>AGE050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09" calcext:value-type="float">
            <text:p>50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OM JESUS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490000" calcext:value-type="float">
            <text:p>15490000</text:p>
          </table:table-cell>
          <table:table-cell office:value-type="string" calcext:value-type="string">
            <text:p>SP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PAULO DE FA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81" calcext:value-type="float">
            <text:p>5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UNAI-MG EST.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JOS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610000" calcext:value-type="float">
            <text:p>38610000</text:p>
          </table:table-cell>
          <table:table-cell office:value-type="string" calcext:value-type="string">
            <text:p>MG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UN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62" calcext:value-type="float">
            <text:p>509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14 DE DEZEMBR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AIXA POSTAL 01</text:p>
          </table:table-cell>
          <table:table-cell office:value-type="string" calcext:value-type="string">
            <text:p>CENTRO</text:p>
          </table:table-cell>
          <table:table-cell office:value-type="float" office:value="87600000" calcext:value-type="float">
            <text:p>87600000</text:p>
          </table:table-cell>
          <table:table-cell office:value-type="string" calcext:value-type="string">
            <text:p>PR</text:p>
          </table:table-cell>
          <table:table-cell office:value-type="float" office:value="7721" calcext:value-type="float">
            <text:p>7721</text:p>
          </table:table-cell>
          <table:table-cell office:value-type="string" calcext:value-type="string">
            <text:p>NOVA ESPER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04" calcext:value-type="float">
            <text:p>5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NCHIET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400450" calcext:value-type="float">
            <text:p>18400450</text:p>
          </table:table-cell>
          <table:table-cell office:value-type="string" calcext:value-type="string">
            <text:p>SP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ITAPE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87" calcext:value-type="float">
            <text:p>51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1 DE AGOSTO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270010" calcext:value-type="float">
            <text:p>18270010</text:p>
          </table:table-cell>
          <table:table-cell office:value-type="string" calcext:value-type="string">
            <text:p>SP</text:p>
          </table:table-cell>
          <table:table-cell office:value-type="float" office:value="7181" calcext:value-type="float">
            <text:p>7181</text:p>
          </table:table-cell>
          <table:table-cell office:value-type="string" calcext:value-type="string">
            <text:p>TAT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68" calcext:value-type="float">
            <text:p>5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ARLOS HUGUENEY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780000" calcext:value-type="float">
            <text:p>78780000</text:p>
          </table:table-cell>
          <table:table-cell office:value-type="string" calcext:value-type="string">
            <text:p>MT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ALTO ARAGUA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49" calcext:value-type="float">
            <text:p>5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RANGATU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160/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550000" calcext:value-type="float">
            <text:p>76550000</text:p>
          </table:table-cell>
          <table:table-cell office:value-type="string" calcext:value-type="string">
            <text:p>GO</text:p>
          </table:table-cell>
          <table:table-cell office:value-type="float" office:value="9555" calcext:value-type="float">
            <text:p>9555</text:p>
          </table:table-cell>
          <table:table-cell office:value-type="string" calcext:value-type="string">
            <text:p>PORANGAT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20" calcext:value-type="float">
            <text:p>51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RTO FERREIRA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ORNELIO PROCOPIO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660000" calcext:value-type="float">
            <text:p>13660000</text:p>
          </table:table-cell>
          <table:table-cell office:value-type="string" calcext:value-type="string">
            <text:p>SP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PORTO FERRE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HUMBERTO MENDONCA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190000" calcext:value-type="float">
            <text:p>76190000</text:p>
          </table:table-cell>
          <table:table-cell office:value-type="string" calcext:value-type="string">
            <text:p>GO</text:p>
          </table:table-cell>
          <table:table-cell office:value-type="float" office:value="9511" calcext:value-type="float">
            <text:p>9511</text:p>
          </table:table-cell>
          <table:table-cell office:value-type="string" calcext:value-type="string">
            <text:p>PALMEIRAS DE GOI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91" calcext:value-type="float">
            <text:p>51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RANA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400000" calcext:value-type="float">
            <text:p>87400000</text:p>
          </table:table-cell>
          <table:table-cell office:value-type="string" calcext:value-type="string">
            <text:p>PR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CRUZEIRO DO OES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72" calcext:value-type="float">
            <text:p>51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URITIBANOS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VIDAL RAMOS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520000" calcext:value-type="float">
            <text:p>89520000</text:p>
          </table:table-cell>
          <table:table-cell office:value-type="string" calcext:value-type="string">
            <text:p>SC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CURITIBAN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53" calcext:value-type="float">
            <text:p>51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PEMIRIM E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PHILOQUIO DE MORENO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330000" calcext:value-type="float">
            <text:p>29330000</text:p>
          </table:table-cell>
          <table:table-cell office:value-type="string" calcext:value-type="string">
            <text:p>ES</text:p>
          </table:table-cell>
          <table:table-cell office:value-type="float" office:value="5655" calcext:value-type="float">
            <text:p>5655</text:p>
          </table:table-cell>
          <table:table-cell office:value-type="string" calcext:value-type="string">
            <text:p>ITAPEMIR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34" calcext:value-type="float">
            <text:p>51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JOAO DO PIAUI PI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NOE CARVALHO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760000" calcext:value-type="float">
            <text:p>64760000</text:p>
          </table:table-cell>
          <table:table-cell office:value-type="string" calcext:value-type="string">
            <text:p>PI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SAO JOAO DO PIA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78" calcext:value-type="float">
            <text:p>52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REPUBLICA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900000" calcext:value-type="float">
            <text:p>87900000</text:p>
          </table:table-cell>
          <table:table-cell office:value-type="string" calcext:value-type="string">
            <text:p>PR</text:p>
          </table:table-cell>
          <table:table-cell office:value-type="float" office:value="7663" calcext:value-type="float">
            <text:p>7663</text:p>
          </table:table-cell>
          <table:table-cell office:value-type="string" calcext:value-type="string">
            <text:p>LOAN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59" calcext:value-type="float">
            <text:p>52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MBAL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NDIDO DE ASSIS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840000" calcext:value-type="float">
            <text:p>58840000</text:p>
          </table:table-cell>
          <table:table-cell office:value-type="string" calcext:value-type="string">
            <text:p>PB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POMB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30" calcext:value-type="float">
            <text:p>52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MBUI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SE AUGUSTO CHAVES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900000" calcext:value-type="float">
            <text:p>38900000</text:p>
          </table:table-cell>
          <table:table-cell office:value-type="string" calcext:value-type="string">
            <text:p>MG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BAMB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10" calcext:value-type="float">
            <text:p>52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130375" calcext:value-type="float">
            <text:p>18130375</text:p>
          </table:table-cell>
          <table:table-cell office:value-type="string" calcext:value-type="string">
            <text:p>SP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SAO ROQU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EL JOAQUIM TOLENTIN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510000" calcext:value-type="float">
            <text:p>39510000</text:p>
          </table:table-cell>
          <table:table-cell office:value-type="string" calcext:value-type="string">
            <text:p>MG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ESPINO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82" calcext:value-type="float">
            <text:p>52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GENCIA IPANEMA - RIO DE JANEIRO (RJ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NA ANGELICA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IPANEMA</text:p>
          </table:table-cell>
          <table:table-cell office:value-type="float" office:value="22420030" calcext:value-type="float">
            <text:p>2242003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63" calcext:value-type="float">
            <text:p>52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QUIRINOPOLI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860000" calcext:value-type="float">
            <text:p>75860000</text:p>
          </table:table-cell>
          <table:table-cell office:value-type="string" calcext:value-type="string">
            <text:p>GO</text:p>
          </table:table-cell>
          <table:table-cell office:value-type="float" office:value="9563" calcext:value-type="float">
            <text:p>9563</text:p>
          </table:table-cell>
          <table:table-cell office:value-type="string" calcext:value-type="string">
            <text:p>QUIRI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44" calcext:value-type="float">
            <text:p>52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ANTONIO PESSOA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220000" calcext:value-type="float">
            <text:p>58220000</text:p>
          </table:table-cell>
          <table:table-cell office:value-type="string" calcext:value-type="string">
            <text:p>PB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BANANEI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25" calcext:value-type="float">
            <text:p>5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GALHAES DE ALMEIDA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700000" calcext:value-type="float">
            <text:p>65700000</text:p>
          </table:table-cell>
          <table:table-cell office:value-type="string" calcext:value-type="string">
            <text:p>MA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BACAB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06" calcext:value-type="float">
            <text:p>52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400000" calcext:value-type="float">
            <text:p>76400000</text:p>
          </table:table-cell>
          <table:table-cell office:value-type="string" calcext:value-type="string">
            <text:p>GO</text:p>
          </table:table-cell>
          <table:table-cell office:value-type="float" office:value="9633" calcext:value-type="float">
            <text:p>9633</text:p>
          </table:table-cell>
          <table:table-cell office:value-type="string" calcext:value-type="string">
            <text:p>URUAC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40" calcext:value-type="float">
            <text:p>53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HERMOGENES COELHO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100000" calcext:value-type="float">
            <text:p>76100000</text:p>
          </table:table-cell>
          <table:table-cell office:value-type="string" calcext:value-type="string">
            <text:p>GO</text:p>
          </table:table-cell>
          <table:table-cell office:value-type="float" office:value="9599" calcext:value-type="float">
            <text:p>9599</text:p>
          </table:table-cell>
          <table:table-cell office:value-type="string" calcext:value-type="string">
            <text:p>SAO LUIS DE MONTES BEL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20" calcext:value-type="float">
            <text:p>53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5746" calcext:value-type="float">
            <text:p>57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812001" calcext:value-type="float">
            <text:p>85812001</text:p>
          </table:table-cell>
          <table:table-cell office:value-type="string" calcext:value-type="string">
            <text:p>PR</text:p>
          </table:table-cell>
          <table:table-cell office:value-type="float" office:value="7493" calcext:value-type="float">
            <text:p>7493</text:p>
          </table:table-cell>
          <table:table-cell office:value-type="string" calcext:value-type="string">
            <text:p>CASCAVEL</text:p>
          </table:table-cell>
          <table:table-cell office:value-type="float" office:value="45" calcext:value-type="float">
            <text:p>45</text:p>
          </table:table-cell>
          <table:table-cell office:value-type="float" office:value="32201811" calcext:value-type="float">
            <text:p>32201811</text:p>
          </table:table-cell>
          <table:table-cell office:value-type="float" office:value="45" calcext:value-type="float">
            <text:p>45</text:p>
          </table:table-cell>
          <table:table-cell office:value-type="float" office:value="32201841" calcext:value-type="float">
            <text:p>32201841</text:p>
          </table:table-cell>
          <table:table-cell office:value-type="float" office:value="45" calcext:value-type="float">
            <text:p>45</text:p>
          </table:table-cell>
          <table:table-cell office:value-type="float" office:value="32242549" calcext:value-type="float">
            <text:p>32242549</text:p>
          </table:table-cell>
          <table:table-cell office:value-type="string" calcext:value-type="string">
            <text:p>AGE053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01" calcext:value-type="float">
            <text:p>53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JOAQUIM FONTENEL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350000" calcext:value-type="float">
            <text:p>62350000</text:p>
          </table:table-cell>
          <table:table-cell office:value-type="string" calcext:value-type="string">
            <text:p>CE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UBAJ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92" calcext:value-type="float">
            <text:p>53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FERREIRA LEAL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340000" calcext:value-type="float">
            <text:p>39340000</text:p>
          </table:table-cell>
          <table:table-cell office:value-type="string" calcext:value-type="string">
            <text:p>MG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CORACAO DE JES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73" calcext:value-type="float">
            <text:p>53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PENH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420000" calcext:value-type="float">
            <text:p>57420000</text:p>
          </table:table-cell>
          <table:table-cell office:value-type="string" calcext:value-type="string">
            <text:p>AL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BATAL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54" calcext:value-type="float">
            <text:p>53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IAGO CHILE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HILE</text:p>
          </table:table-cell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. APOQUINDO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ANDAR 1</text:p>
          </table:table-cell>
          <table:table-cell office:value-type="string" calcext:value-type="string">
            <text:p>LAS CONDES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35" calcext:value-type="float">
            <text:p>53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BILIO SILVA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800000" calcext:value-type="float">
            <text:p>63800000</text:p>
          </table:table-cell>
          <table:table-cell office:value-type="string" calcext:value-type="string">
            <text:p>CE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QUIXERAMOB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16" calcext:value-type="float">
            <text:p>53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BENTO DO UNA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ÇA</text:p>
          </table:table-cell>
          <table:table-cell office:value-type="string" calcext:value-type="string">
            <text:p>CONEGO JOAO RODRIGUES MELO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370000" calcext:value-type="float">
            <text:p>55370000</text:p>
          </table:table-cell>
          <table:table-cell office:value-type="string" calcext:value-type="string">
            <text:p>PE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SAO BENTO DO UNA</text:p>
          </table:table-cell>
          <table:table-cell office:value-type="float" office:value="81" calcext:value-type="float">
            <text:p>81</text:p>
          </table:table-cell>
          <table:table-cell office:value-type="float" office:value="37351323" calcext:value-type="float">
            <text:p>37351323</text:p>
          </table:table-cell>
          <table:table-cell office:value-type="float" office:value="81" calcext:value-type="float">
            <text:p>81</text:p>
          </table:table-cell>
          <table:table-cell office:value-type="float" office:value="37351186" calcext:value-type="float">
            <text:p>37351186</text:p>
          </table:table-cell>
          <table:table-cell office:value-type="float" office:value="81" calcext:value-type="float">
            <text:p>81</text:p>
          </table:table-cell>
          <table:table-cell office:value-type="float" office:value="37351233" calcext:value-type="float">
            <text:p>373512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05" calcext:value-type="float">
            <text:p>53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TE DE SETEMBRO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620000" calcext:value-type="float">
            <text:p>39620000</text:p>
          </table:table-cell>
          <table:table-cell office:value-type="string" calcext:value-type="string">
            <text:p>MG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MED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88" calcext:value-type="float">
            <text:p>53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URELIO ROSA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550000" calcext:value-type="float">
            <text:p>38550000</text:p>
          </table:table-cell>
          <table:table-cell office:value-type="string" calcext:value-type="string">
            <text:p>MG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COROMANDE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11" calcext:value-type="float">
            <text:p>54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900001" calcext:value-type="float">
            <text:p>88900001</text:p>
          </table:table-cell>
          <table:table-cell office:value-type="string" calcext:value-type="string">
            <text:p>SC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ARARANG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RAIAS T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OTAVIO MAGALHA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330000" calcext:value-type="float">
            <text:p>77330000</text:p>
          </table:table-cell>
          <table:table-cell office:value-type="string" calcext:value-type="string">
            <text:p>TO</text:p>
          </table:table-cell>
          <table:table-cell office:value-type="float" office:value="9247" calcext:value-type="float">
            <text:p>9247</text:p>
          </table:table-cell>
          <table:table-cell office:value-type="string" calcext:value-type="string">
            <text:p>ARRAI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83" calcext:value-type="float">
            <text:p>54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PIRACA-AL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ERNANDES LIMA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300070" calcext:value-type="float">
            <text:p>57300070</text:p>
          </table:table-cell>
          <table:table-cell office:value-type="string" calcext:value-type="string">
            <text:p>AL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ARAPIRA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UIA LOPES DA LAGUN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VISCONDE DE TAUNAY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230000" calcext:value-type="float">
            <text:p>79230000</text:p>
          </table:table-cell>
          <table:table-cell office:value-type="string" calcext:value-type="string">
            <text:p>MS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UIA LOPES DA LAGU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RACANJUB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EDRO II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640000" calcext:value-type="float">
            <text:p>75640000</text:p>
          </table:table-cell>
          <table:table-cell office:value-type="string" calcext:value-type="string">
            <text:p>GO</text:p>
          </table:table-cell>
          <table:table-cell office:value-type="float" office:value="9539" calcext:value-type="float">
            <text:p>9539</text:p>
          </table:table-cell>
          <table:table-cell office:value-type="string" calcext:value-type="string">
            <text:p>PIRACANJ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26" calcext:value-type="float">
            <text:p>54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OVERNADOR GONCALVES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400000" calcext:value-type="float">
            <text:p>45400000</text:p>
          </table:table-cell>
          <table:table-cell office:value-type="string" calcext:value-type="string">
            <text:p>BA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VALE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07" calcext:value-type="float">
            <text:p>54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EL LINDOLFO ALVES DIAS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850000" calcext:value-type="float">
            <text:p>75850000</text:p>
          </table:table-cell>
          <table:table-cell office:value-type="string" calcext:value-type="string">
            <text:p>GO</text:p>
          </table:table-cell>
          <table:table-cell office:value-type="float" office:value="9287" calcext:value-type="float">
            <text:p>9287</text:p>
          </table:table-cell>
          <table:table-cell office:value-type="string" calcext:value-type="string">
            <text:p>CAIAPON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98" calcext:value-type="float">
            <text:p>54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NOGUEIRA ACIOLY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430000" calcext:value-type="float">
            <text:p>63430000</text:p>
          </table:table-cell>
          <table:table-cell office:value-type="string" calcext:value-type="string">
            <text:p>C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I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79" calcext:value-type="float">
            <text:p>54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RECE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ARIO DOURADO - SOBRINH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44900000" calcext:value-type="float">
            <text:p>44900000</text:p>
          </table:table-cell>
          <table:table-cell office:value-type="string" calcext:value-type="string">
            <text:p>BA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IREC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50" calcext:value-type="float">
            <text:p>54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LHA DO GOVERNADOR RIO DE JANEIR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DO GALEAO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GUARABU</text:p>
          </table:table-cell>
          <table:table-cell office:value-type="string" calcext:value-type="string">
            <text:p>ILHA DO GOVERNADOR</text:p>
          </table:table-cell>
          <table:table-cell office:value-type="float" office:value="21931242" calcext:value-type="float">
            <text:p>21931242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93" calcext:value-type="float">
            <text:p>55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TV FELIPE CAMARA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330000" calcext:value-type="float">
            <text:p>55330000</text:p>
          </table:table-cell>
          <table:table-cell office:value-type="string" calcext:value-type="string">
            <text:p>PE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BOM CONSEL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74" calcext:value-type="float">
            <text:p>55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ONDONOPOLIS MT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UIABA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700090" calcext:value-type="float">
            <text:p>78700090</text:p>
          </table:table-cell>
          <table:table-cell office:value-type="string" calcext:value-type="string">
            <text:p>MT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RONDO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55" calcext:value-type="float">
            <text:p>55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XIM-M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NTONIO DE ALBUQUERQU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400000" calcext:value-type="float">
            <text:p>79400000</text:p>
          </table:table-cell>
          <table:table-cell office:value-type="string" calcext:value-type="string">
            <text:p>MS</text:p>
          </table:table-cell>
          <table:table-cell office:value-type="float" office:value="9065" calcext:value-type="float">
            <text:p>9065</text:p>
          </table:table-cell>
          <table:table-cell office:value-type="string" calcext:value-type="string">
            <text:p>COX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800000" calcext:value-type="float">
            <text:p>78800000</text:p>
          </table:table-cell>
          <table:table-cell office:value-type="string" calcext:value-type="string">
            <text:p>MT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POXORE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17" calcext:value-type="float">
            <text:p>55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MPERATRIZ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903280" calcext:value-type="float">
            <text:p>65903280</text:p>
          </table:table-cell>
          <table:table-cell office:value-type="string" calcext:value-type="string">
            <text:p>MA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IMPERATRIZ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06" calcext:value-type="float">
            <text:p>55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LENQUER P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TRAVESSA</text:p>
          </table:table-cell>
          <table:table-cell office:value-type="string" calcext:value-type="string">
            <text:p>COLOMBIANO MARVAO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PLANALTO</text:p>
          </table:table-cell>
          <table:table-cell office:value-type="float" office:value="68200000" calcext:value-type="float">
            <text:p>68200000</text:p>
          </table:table-cell>
          <table:table-cell office:value-type="string" calcext:value-type="string">
            <text:p>P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LENQUER</text:p>
          </table:table-cell>
          <table:table-cell office:value-type="float" office:value="93" calcext:value-type="float">
            <text:p>93</text:p>
          </table:table-cell>
          <table:table-cell office:value-type="float" office:value="35261204" calcext:value-type="float">
            <text:p>35261204</text:p>
          </table:table-cell>
          <table:table-cell office:value-type="float" office:value="93" calcext:value-type="float">
            <text:p>93</text:p>
          </table:table-cell>
          <table:table-cell office:value-type="float" office:value="35261207" calcext:value-type="float">
            <text:p>35261207</text:p>
          </table:table-cell>
          <table:table-cell office:value-type="float" office:value="93" calcext:value-type="float">
            <text:p>93</text:p>
          </table:table-cell>
          <table:table-cell office:value-type="float" office:value="35261394" calcext:value-type="float">
            <text:p>35261394</text:p>
          </table:table-cell>
          <table:table-cell office:value-type="string" calcext:value-type="string">
            <text:p>age055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89" calcext:value-type="float">
            <text:p>55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COES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EOCLECIANO TEIXEIRA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260000" calcext:value-type="float">
            <text:p>45260000</text:p>
          </table:table-cell>
          <table:table-cell office:value-type="string" calcext:value-type="string">
            <text:p>BA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POCO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60" calcext:value-type="float">
            <text:p>55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NICUNS (GO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TOCANTINS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QD.44,LT.29,TERREO</text:p>
          </table:table-cell>
          <table:table-cell office:value-type="string" calcext:value-type="string">
            <text:p>CENTRO</text:p>
          </table:table-cell>
          <table:table-cell office:value-type="float" office:value="76170000" calcext:value-type="float">
            <text:p>76170000</text:p>
          </table:table-cell>
          <table:table-cell office:value-type="string" calcext:value-type="string">
            <text:p>GO</text:p>
          </table:table-cell>
          <table:table-cell office:value-type="float" office:value="9225" calcext:value-type="float">
            <text:p>9225</text:p>
          </table:table-cell>
          <table:table-cell office:value-type="string" calcext:value-type="string">
            <text:p>ANICUN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40" calcext:value-type="float">
            <text:p>55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ASSI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800000" calcext:value-type="float">
            <text:p>68800000</text:p>
          </table:table-cell>
          <table:table-cell office:value-type="string" calcext:value-type="string">
            <text:p>P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REV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21" calcext:value-type="float">
            <text:p>55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PURANGA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float" office:value="45" calcext:value-type="float">
            <text:p>45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680000" calcext:value-type="float">
            <text:p>76680000</text:p>
          </table:table-cell>
          <table:table-cell office:value-type="string" calcext:value-type="string">
            <text:p>GO</text:p>
          </table:table-cell>
          <table:table-cell office:value-type="float" office:value="9419" calcext:value-type="float">
            <text:p>9419</text:p>
          </table:table-cell>
          <table:table-cell office:value-type="string" calcext:value-type="string">
            <text:p>ITAPURA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65" calcext:value-type="float">
            <text:p>56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ARAO DO RIO BRANCO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680000" calcext:value-type="float">
            <text:p>36680000</text:p>
          </table:table-cell>
          <table:table-cell office:value-type="string" calcext:value-type="string">
            <text:p>MG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SAO JOAO NEPOMUCEN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46" calcext:value-type="float">
            <text:p>56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FRANCISCO DE ASSIS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REZE DE JANEIRO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97610000" calcext:value-type="float">
            <text:p>97610000</text:p>
          </table:table-cell>
          <table:table-cell office:value-type="string" calcext:value-type="string">
            <text:p>RS</text:p>
          </table:table-cell>
          <table:table-cell office:value-type="float" office:value="8865" calcext:value-type="float">
            <text:p>8865</text:p>
          </table:table-cell>
          <table:table-cell office:value-type="string" calcext:value-type="string">
            <text:p>SAO FRANCISCO DE ASS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27" calcext:value-type="float">
            <text:p>56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BRASIL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485000" calcext:value-type="float">
            <text:p>65485000</text:p>
          </table:table-cell>
          <table:table-cell office:value-type="string" calcext:value-type="string">
            <text:p>MA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ITAPECURU MIR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08" calcext:value-type="float">
            <text:p>56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ADRE MATEUS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571350" calcext:value-type="float">
            <text:p>44571350</text:p>
          </table:table-cell>
          <table:table-cell office:value-type="string" calcext:value-type="string">
            <text:p>BA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SANTO ANTONIO DE JES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99" calcext:value-type="float">
            <text:p>56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HENRIQUE SAMPAIO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745000" calcext:value-type="float">
            <text:p>45745000</text:p>
          </table:table-cell>
          <table:table-cell office:value-type="string" calcext:value-type="string">
            <text:p>BA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IBICAR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70" calcext:value-type="float">
            <text:p>56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RAB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QUADRA</text:p>
          </table:table-cell>
          <table:table-cell office:value-type="string" calcext:value-type="string">
            <text:p>06 - FOLHA 3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OTE <text:s/>52</text:p>
          </table:table-cell>
          <table:table-cell office:value-type="string" calcext:value-type="string">
            <text:p>NOVA MARABA</text:p>
          </table:table-cell>
          <table:table-cell office:value-type="float" office:value="68508060" calcext:value-type="float">
            <text:p>68508060</text:p>
          </table:table-cell>
          <table:table-cell office:value-type="string" calcext:value-type="string">
            <text:p>PA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MARABA</text:p>
          </table:table-cell>
          <table:table-cell office:value-type="float" office:value="94" calcext:value-type="float">
            <text:p>94</text:p>
          </table:table-cell>
          <table:table-cell office:value-type="float" office:value="33224724" calcext:value-type="float">
            <text:p>33224724</text:p>
          </table:table-cell>
          <table:table-cell office:value-type="float" office:value="94" calcext:value-type="float">
            <text:p>94</text:p>
          </table:table-cell>
          <table:table-cell office:value-type="float" office:value="33222117" calcext:value-type="float">
            <text:p>33222117</text:p>
          </table:table-cell>
          <table:table-cell office:value-type="float" office:value="94" calcext:value-type="float">
            <text:p>94</text:p>
          </table:table-cell>
          <table:table-cell office:value-type="float" office:value="33222775" calcext:value-type="float">
            <text:p>33222775</text:p>
          </table:table-cell>
          <table:table-cell office:value-type="string" calcext:value-type="string">
            <text:p>age056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50" calcext:value-type="float">
            <text:p>56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TULIO VARGAS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200000" calcext:value-type="float">
            <text:p>65200000</text:p>
          </table:table-cell>
          <table:table-cell office:value-type="string" calcext:value-type="string">
            <text:p>MA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PINH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31" calcext:value-type="float">
            <text:p>56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TRAVESSA</text:p>
          </table:table-cell>
          <table:table-cell office:value-type="string" calcext:value-type="string">
            <text:p>PEDRO GOMES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371150" calcext:value-type="float">
            <text:p>68371150</text:p>
          </table:table-cell>
          <table:table-cell office:value-type="string" calcext:value-type="string">
            <text:p>PA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LTAM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12" calcext:value-type="float">
            <text:p>56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RAIMUNDO SIMA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940000" calcext:value-type="float">
            <text:p>65940000</text:p>
          </table:table-cell>
          <table:table-cell office:value-type="string" calcext:value-type="string">
            <text:p>MA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GRAJA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01" calcext:value-type="float">
            <text:p>56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LUIZ VIANA FILHO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7640000" calcext:value-type="float">
            <text:p>47640000</text:p>
          </table:table-cell>
          <table:table-cell office:value-type="string" calcext:value-type="string">
            <text:p>BA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SANTA MARIA DA VITO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37" calcext:value-type="float">
            <text:p>57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ONSENHOR ARRUDA CAMARA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800000" calcext:value-type="float">
            <text:p>56800000</text:p>
          </table:table-cell>
          <table:table-cell office:value-type="string" calcext:value-type="string">
            <text:p>PE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AFOGADOS DA INGAZE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18" calcext:value-type="float">
            <text:p>57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INISTRO JOAO ALBERTO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600000" calcext:value-type="float">
            <text:p>78600000</text:p>
          </table:table-cell>
          <table:table-cell office:value-type="string" calcext:value-type="string">
            <text:p>MT</text:p>
          </table:table-cell>
          <table:table-cell office:value-type="float" office:value="9035" calcext:value-type="float">
            <text:p>9035</text:p>
          </table:table-cell>
          <table:table-cell office:value-type="string" calcext:value-type="string">
            <text:p>BARRA DO GARC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07" calcext:value-type="float">
            <text:p>57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OIANDIRA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QUIM NET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740000" calcext:value-type="float">
            <text:p>75740000</text:p>
          </table:table-cell>
          <table:table-cell office:value-type="string" calcext:value-type="string">
            <text:p>GO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GOIAND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ENCOIS PAULISTA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680030" calcext:value-type="float">
            <text:p>18680030</text:p>
          </table:table-cell>
          <table:table-cell office:value-type="string" calcext:value-type="string">
            <text:p>SP</text:p>
          </table:table-cell>
          <table:table-cell office:value-type="float" office:value="6637" calcext:value-type="float">
            <text:p>6637</text:p>
          </table:table-cell>
          <table:table-cell office:value-type="string" calcext:value-type="string">
            <text:p>LENCOIS PAUL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60" calcext:value-type="float">
            <text:p>57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NDAMONHANGAB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ONSENHOR MARCOND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400470" calcext:value-type="float">
            <text:p>12400470</text:p>
          </table:table-cell>
          <table:table-cell office:value-type="string" calcext:value-type="string">
            <text:p>SP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PINDAMONHANG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41" calcext:value-type="float">
            <text:p>57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RAMAD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DRE VERONI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5670000" calcext:value-type="float">
            <text:p>95670000</text:p>
          </table:table-cell>
          <table:table-cell office:value-type="string" calcext:value-type="string">
            <text:p>RS</text:p>
          </table:table-cell>
          <table:table-cell office:value-type="float" office:value="8681" calcext:value-type="float">
            <text:p>8681</text:p>
          </table:table-cell>
          <table:table-cell office:value-type="string" calcext:value-type="string">
            <text:p>GRAMA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22" calcext:value-type="float">
            <text:p>57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ENHA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ICARAGUA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PENHA</text:p>
          </table:table-cell>
          <table:table-cell office:value-type="float" office:value="21020050" calcext:value-type="float">
            <text:p>2102005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03" calcext:value-type="float">
            <text:p>57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EFE AM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LAVO BILAC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470000" calcext:value-type="float">
            <text:p>69470000</text:p>
          </table:table-cell>
          <table:table-cell office:value-type="string" calcext:value-type="string">
            <text:p>AM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TEF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94" calcext:value-type="float">
            <text:p>57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GI MIRIM-SP EST. 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RUI BARBOS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800002" calcext:value-type="float">
            <text:p>13800002</text:p>
          </table:table-cell>
          <table:table-cell office:value-type="string" calcext:value-type="string">
            <text:p>SP</text:p>
          </table:table-cell>
          <table:table-cell office:value-type="float" office:value="6717" calcext:value-type="float">
            <text:p>6717</text:p>
          </table:table-cell>
          <table:table-cell office:value-type="string" calcext:value-type="string">
            <text:p>MOGI MIR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75" calcext:value-type="float">
            <text:p>57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R IMBASSAHY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900000" calcext:value-type="float">
            <text:p>45900000</text:p>
          </table:table-cell>
          <table:table-cell office:value-type="string" calcext:value-type="string">
            <text:p>BA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CARAVEL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09" calcext:value-type="float">
            <text:p>58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TTO MACEDO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370000" calcext:value-type="float">
            <text:p>87370000</text:p>
          </table:table-cell>
          <table:table-cell office:value-type="string" calcext:value-type="string">
            <text:p>PR</text:p>
          </table:table-cell>
          <table:table-cell office:value-type="float" office:value="7707" calcext:value-type="float">
            <text:p>7707</text:p>
          </table:table-cell>
          <table:table-cell office:value-type="string" calcext:value-type="string">
            <text:p>MOREIRA SAL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90" calcext:value-type="float">
            <text:p>58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ONEGO TRINDADE</text:p>
          </table:table-cell>
          <table:table-cell office:value-type="string" calcext:value-type="string">
            <text:p>22 A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280000" calcext:value-type="float">
            <text:p>75280000</text:p>
          </table:table-cell>
          <table:table-cell office:value-type="string" calcext:value-type="string">
            <text:p>GO</text:p>
          </table:table-cell>
          <table:table-cell office:value-type="float" office:value="9503" calcext:value-type="float">
            <text:p>9503</text:p>
          </table:table-cell>
          <table:table-cell office:value-type="string" calcext:value-type="string">
            <text:p>ORIZO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70" calcext:value-type="float">
            <text:p>582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O BATIST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750000" calcext:value-type="float">
            <text:p>55750000</text:p>
          </table:table-cell>
          <table:table-cell office:value-type="string" calcext:value-type="string">
            <text:p>PE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SURUB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51" calcext:value-type="float">
            <text:p>58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TUAPE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ELSO GARCIA</text:p>
          </table:table-cell>
          <table:table-cell office:value-type="float" office:value="4014" calcext:value-type="float">
            <text:p>4014</text:p>
          </table:table-cell>
          <table:table-cell/>
          <table:table-cell office:value-type="string" calcext:value-type="string">
            <text:p>TATUAPE</text:p>
          </table:table-cell>
          <table:table-cell office:value-type="float" office:value="3064000" calcext:value-type="float">
            <text:p>3064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32" calcext:value-type="float">
            <text:p>58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LA MARIA-METR.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UILHERME COTCHING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VILA MARIA</text:p>
          </table:table-cell>
          <table:table-cell office:value-type="float" office:value="2113017" calcext:value-type="float">
            <text:p>2113017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13" calcext:value-type="float">
            <text:p>58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TULIO VARGA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884000" calcext:value-type="float">
            <text:p>58884000</text:p>
          </table:table-cell>
          <table:table-cell office:value-type="string" calcext:value-type="string">
            <text:p>P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ATOLE DO ROC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02" calcext:value-type="float">
            <text:p>58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LAVO BILAC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820000" calcext:value-type="float">
            <text:p>89820000</text:p>
          </table:table-cell>
          <table:table-cell office:value-type="string" calcext:value-type="string">
            <text:p>SC</text:p>
          </table:table-cell>
          <table:table-cell office:value-type="float" office:value="8383" calcext:value-type="float">
            <text:p>8383</text:p>
          </table:table-cell>
          <table:table-cell office:value-type="string" calcext:value-type="string">
            <text:p>XANXE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85" calcext:value-type="float">
            <text:p>58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TE DE SETEMBRO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900220" calcext:value-type="float">
            <text:p>85900220</text:p>
          </table:table-cell>
          <table:table-cell office:value-type="string" calcext:value-type="string">
            <text:p>PR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TOLE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66" calcext:value-type="float">
            <text:p>5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M DESPACHO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MATRIZ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600000" calcext:value-type="float">
            <text:p>35600000</text:p>
          </table:table-cell>
          <table:table-cell office:value-type="string" calcext:value-type="string">
            <text:p>MG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BOM DESPAC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47" calcext:value-type="float">
            <text:p>58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M JESUS PI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7 DE SETEMBR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900000" calcext:value-type="float">
            <text:p>64900000</text:p>
          </table:table-cell>
          <table:table-cell office:value-type="string" calcext:value-type="string">
            <text:p>PI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BOM JES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80" calcext:value-type="float">
            <text:p>59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SILVA MARTINS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520000" calcext:value-type="float">
            <text:p>65520000</text:p>
          </table:table-cell>
          <table:table-cell office:value-type="string" calcext:value-type="string">
            <text:p>MA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BREJ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61" calcext:value-type="float">
            <text:p>59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NIEL DE CARVALH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860000" calcext:value-type="float">
            <text:p>35860000</text:p>
          </table:table-cell>
          <table:table-cell office:value-type="string" calcext:value-type="string">
            <text:p>MG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CONCEICAO DO MATO DENT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42" calcext:value-type="float">
            <text:p>59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LA MILITAR RIO DE JANEIRO RJ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UQUE DE CAXIAS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DEODORO</text:p>
          </table:table-cell>
          <table:table-cell office:value-type="float" office:value="21610000" calcext:value-type="float">
            <text:p>2161000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23" calcext:value-type="float">
            <text:p>59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BANDEIRA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255000" calcext:value-type="float">
            <text:p>44255000</text:p>
          </table:table-cell>
          <table:table-cell office:value-type="string" calcext:value-type="string">
            <text:p>BA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IR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04" calcext:value-type="float">
            <text:p>59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JOSE CASTELO BRANCO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7200000" calcext:value-type="float">
            <text:p>47200000</text:p>
          </table:table-cell>
          <table:table-cell office:value-type="string" calcext:value-type="string">
            <text:p>BA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REMAN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95" calcext:value-type="float">
            <text:p>59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990218" calcext:value-type="float">
            <text:p>199902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DALBERTO R SAMPAIO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800000" calcext:value-type="float">
            <text:p>46800000</text:p>
          </table:table-cell>
          <table:table-cell office:value-type="string" calcext:value-type="string">
            <text:p>BA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RUY BARBO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76" calcext:value-type="float">
            <text:p>59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IO BRANCO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860000" calcext:value-type="float">
            <text:p>64860000</text:p>
          </table:table-cell>
          <table:table-cell office:value-type="string" calcext:value-type="string">
            <text:p>PI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URUC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57" calcext:value-type="float">
            <text:p>59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ZONA SUL - RIO DE JANEIR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NOSSA SENHORA DE COPACABANA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COPACABANA</text:p>
          </table:table-cell>
          <table:table-cell office:value-type="float" office:value="22050001" calcext:value-type="float">
            <text:p>22050001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office:value-type="float" office:value="21" calcext:value-type="float">
            <text:p>21</text:p>
          </table:table-cell>
          <table:table-cell office:value-type="float" office:value="38165800" calcext:value-type="float">
            <text:p>381658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2556946" calcext:value-type="float">
            <text:p>22556946</text:p>
          </table:table-cell>
          <table:table-cell office:value-type="string" calcext:value-type="string">
            <text:p>age0597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38" calcext:value-type="float">
            <text:p>59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EBLON METR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ARTOLOMEU MITRE</text:p>
          </table:table-cell>
          <table:table-cell office:value-type="string" calcext:value-type="string">
            <text:p>438 A</text:p>
          </table:table-cell>
          <table:table-cell/>
          <table:table-cell office:value-type="string" calcext:value-type="string">
            <text:p>LEBLON</text:p>
          </table:table-cell>
          <table:table-cell office:value-type="float" office:value="22431001" calcext:value-type="float">
            <text:p>22431001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19" calcext:value-type="float">
            <text:p>59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MIGUEL D'OESTE SC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L.EURICO GASPAR DUTR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PREDIO PROPRIO</text:p>
          </table:table-cell>
          <table:table-cell office:value-type="string" calcext:value-type="string">
            <text:p>CENTRO</text:p>
          </table:table-cell>
          <table:table-cell office:value-type="float" office:value="89900000" calcext:value-type="float">
            <text:p>89900000</text:p>
          </table:table-cell>
          <table:table-cell office:value-type="string" calcext:value-type="string">
            <text:p>SC</text:p>
          </table:table-cell>
          <table:table-cell office:value-type="float" office:value="8339" calcext:value-type="float">
            <text:p>8339</text:p>
          </table:table-cell>
          <table:table-cell office:value-type="string" calcext:value-type="string">
            <text:p>SAO MIGUEL DO OES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97" calcext:value-type="float">
            <text:p>60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RIPINA PE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COMERCI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280000" calcext:value-type="float">
            <text:p>56280000</text:p>
          </table:table-cell>
          <table:table-cell office:value-type="string" calcext:value-type="string">
            <text:p>PE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ARARIP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78" calcext:value-type="float">
            <text:p>60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OARACI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 J SEAB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RREO</text:p>
          </table:table-cell>
          <table:table-cell office:value-type="string" calcext:value-type="string">
            <text:p>CENTRO</text:p>
          </table:table-cell>
          <table:table-cell office:value-type="float" office:value="45638000" calcext:value-type="float">
            <text:p>45638000</text:p>
          </table:table-cell>
          <table:table-cell office:value-type="string" calcext:value-type="string">
            <text:p>BA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COARACI</text:p>
          </table:table-cell>
          <table:table-cell office:value-type="float" office:value="73" calcext:value-type="float">
            <text:p>73</text:p>
          </table:table-cell>
          <table:table-cell office:value-type="float" office:value="32411710" calcext:value-type="float">
            <text:p>32411710</text:p>
          </table:table-cell>
          <table:table-cell office:value-type="float" office:value="73" calcext:value-type="float">
            <text:p>73</text:p>
          </table:table-cell>
          <table:table-cell office:value-type="float" office:value="32411716" calcext:value-type="float">
            <text:p>32411716</text:p>
          </table:table-cell>
          <table:table-cell office:value-type="float" office:value="73" calcext:value-type="float">
            <text:p>73</text:p>
          </table:table-cell>
          <table:table-cell office:value-type="float" office:value="32411719" calcext:value-type="float">
            <text:p>32411719</text:p>
          </table:table-cell>
          <table:table-cell office:value-type="string" calcext:value-type="string">
            <text:p>AGE060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59" calcext:value-type="float">
            <text:p>60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RANA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4900000" calcext:value-type="float">
            <text:p>84900000</text:p>
          </table:table-cell>
          <table:table-cell office:value-type="string" calcext:value-type="string">
            <text:p>PR</text:p>
          </table:table-cell>
          <table:table-cell office:value-type="float" office:value="7589" calcext:value-type="float">
            <text:p>7589</text:p>
          </table:table-cell>
          <table:table-cell office:value-type="string" calcext:value-type="string">
            <text:p>IBAIT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30" calcext:value-type="float">
            <text:p>60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JOAO DOS PATOS MA EST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 LIBERDA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665000" calcext:value-type="float">
            <text:p>65665000</text:p>
          </table:table-cell>
          <table:table-cell office:value-type="string" calcext:value-type="string">
            <text:p>MA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SAO JOAO DOS PAT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10" calcext:value-type="float">
            <text:p>60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ERANOPOLIS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OSWALDO ARANHA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330000" calcext:value-type="float">
            <text:p>95330000</text:p>
          </table:table-cell>
          <table:table-cell office:value-type="string" calcext:value-type="string">
            <text:p>RS</text:p>
          </table:table-cell>
          <table:table-cell office:value-type="float" office:value="8959" calcext:value-type="float">
            <text:p>8959</text:p>
          </table:table-cell>
          <table:table-cell office:value-type="string" calcext:value-type="string">
            <text:p>VERA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BROBO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ÇA</text:p>
          </table:table-cell>
          <table:table-cell office:value-type="string" calcext:value-type="string">
            <text:p>PREFEITO JOAO FREIRE CARVALHO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180000" calcext:value-type="float">
            <text:p>56180000</text:p>
          </table:table-cell>
          <table:table-cell office:value-type="string" calcext:value-type="string">
            <text:p>PE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CABROBO</text:p>
          </table:table-cell>
          <table:table-cell office:value-type="float" office:value="87" calcext:value-type="float">
            <text:p>87</text:p>
          </table:table-cell>
          <table:table-cell office:value-type="float" office:value="38751125" calcext:value-type="float">
            <text:p>38751125</text:p>
          </table:table-cell>
          <table:table-cell office:value-type="float" office:value="87" calcext:value-type="float">
            <text:p>87</text:p>
          </table:table-cell>
          <table:table-cell office:value-type="float" office:value="38751214" calcext:value-type="float">
            <text:p>38751214</text:p>
          </table:table-cell>
          <table:table-cell office:value-type="float" office:value="87" calcext:value-type="float">
            <text:p>87</text:p>
          </table:table-cell>
          <table:table-cell office:value-type="float" office:value="38751060" calcext:value-type="float">
            <text:p>38751060</text:p>
          </table:table-cell>
          <table:table-cell office:value-type="string" calcext:value-type="string">
            <text:p>age060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82" calcext:value-type="float">
            <text:p>606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.ANTONIO M. GOUVE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3900000" calcext:value-type="float">
            <text:p>73900000</text:p>
          </table:table-cell>
          <table:table-cell office:value-type="string" calcext:value-type="string">
            <text:p>GO</text:p>
          </table:table-cell>
          <table:table-cell office:value-type="float" office:value="9561" calcext:value-type="float">
            <text:p>9561</text:p>
          </table:table-cell>
          <table:table-cell office:value-type="string" calcext:value-type="string">
            <text:p>POSS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63" calcext:value-type="float">
            <text:p>60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AO LUIZ DA SILV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240000" calcext:value-type="float">
            <text:p>35240000</text:p>
          </table:table-cell>
          <table:table-cell office:value-type="string" calcext:value-type="string">
            <text:p>MG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CONSELHEIRO PE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44" calcext:value-type="float">
            <text:p>60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OV WALFREDO SIQUEIR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700000" calcext:value-type="float">
            <text:p>56700000</text:p>
          </table:table-cell>
          <table:table-cell office:value-type="string" calcext:value-type="string">
            <text:p>PE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SAO JOSE DO EGI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25" calcext:value-type="float">
            <text:p>60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ESEMBARGADOR AMARAL</text:p>
          </table:table-cell>
          <table:table-cell office:value-type="float" office:value="2065" calcext:value-type="float">
            <text:p>206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980000" calcext:value-type="float">
            <text:p>64980000</text:p>
          </table:table-cell>
          <table:table-cell office:value-type="string" calcext:value-type="string">
            <text:p>PI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CORRE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69" calcext:value-type="float">
            <text:p>61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PLANADA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ONSENHOR ZACARIAS LUZ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370000" calcext:value-type="float">
            <text:p>48370000</text:p>
          </table:table-cell>
          <table:table-cell office:value-type="string" calcext:value-type="string">
            <text:p>BA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ESPLANA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40" calcext:value-type="float">
            <text:p>6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ANCIA VELHA R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7 DE SETEMBRO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3600010" calcext:value-type="float">
            <text:p>93600010</text:p>
          </table:table-cell>
          <table:table-cell office:value-type="string" calcext:value-type="string">
            <text:p>RS</text:p>
          </table:table-cell>
          <table:table-cell office:value-type="float" office:value="8649" calcext:value-type="float">
            <text:p>8649</text:p>
          </table:table-cell>
          <table:table-cell office:value-type="string" calcext:value-type="string">
            <text:p>ESTANCIA VEL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20" calcext:value-type="float">
            <text:p>6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7 DE SETEMBRO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9680000" calcext:value-type="float">
            <text:p>49680000</text:p>
          </table:table-cell>
          <table:table-cell office:value-type="string" calcext:value-type="string">
            <text:p>SE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NOSSA SENHORA DA GLO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01" calcext:value-type="float">
            <text:p>61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A INES M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COMERCIO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300001" calcext:value-type="float">
            <text:p>65300001</text:p>
          </table:table-cell>
          <table:table-cell office:value-type="string" calcext:value-type="string">
            <text:p>MA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SANTA IN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92" calcext:value-type="float">
            <text:p>61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ES GETULIO VARGA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215000" calcext:value-type="float">
            <text:p>59215000</text:p>
          </table:table-cell>
          <table:table-cell office:value-type="string" calcext:value-type="string">
            <text:p>RN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NOVA CRUZ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73" calcext:value-type="float">
            <text:p>61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BERNARDO RIB VIANNA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555000" calcext:value-type="float">
            <text:p>85555000</text:p>
          </table:table-cell>
          <table:table-cell office:value-type="string" calcext:value-type="string">
            <text:p>PR</text:p>
          </table:table-cell>
          <table:table-cell office:value-type="float" office:value="7733" calcext:value-type="float">
            <text:p>7733</text:p>
          </table:table-cell>
          <table:table-cell office:value-type="string" calcext:value-type="string">
            <text:p>PALM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54" calcext:value-type="float">
            <text:p>61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ENENTE CAMARGO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601610" calcext:value-type="float">
            <text:p>85601610</text:p>
          </table:table-cell>
          <table:table-cell office:value-type="string" calcext:value-type="string">
            <text:p>PR</text:p>
          </table:table-cell>
          <table:table-cell office:value-type="float" office:value="7565" calcext:value-type="float">
            <text:p>7565</text:p>
          </table:table-cell>
          <table:table-cell office:value-type="string" calcext:value-type="string">
            <text:p>FRANCISCO BELTR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35" calcext:value-type="float">
            <text:p>61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LIO DE CASTILHOS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600000" calcext:value-type="float">
            <text:p>96600000</text:p>
          </table:table-cell>
          <table:table-cell office:value-type="string" calcext:value-type="string">
            <text:p>RS</text:p>
          </table:table-cell>
          <table:table-cell office:value-type="float" office:value="8587" calcext:value-type="float">
            <text:p>8587</text:p>
          </table:table-cell>
          <table:table-cell office:value-type="string" calcext:value-type="string">
            <text:p>CANGUC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16" calcext:value-type="float">
            <text:p>61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OUZA NEVES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ZONA 01</text:p>
          </table:table-cell>
          <table:table-cell office:value-type="float" office:value="87200252" calcext:value-type="float">
            <text:p>87200252</text:p>
          </table:table-cell>
          <table:table-cell office:value-type="string" calcext:value-type="string">
            <text:p>PR</text:p>
          </table:table-cell>
          <table:table-cell office:value-type="float" office:value="7505" calcext:value-type="float">
            <text:p>7505</text:p>
          </table:table-cell>
          <table:table-cell office:value-type="string" calcext:value-type="string">
            <text:p>CIANORTE</text:p>
          </table:table-cell>
          <table:table-cell office:value-type="float" office:value="44" calcext:value-type="float">
            <text:p>44</text:p>
          </table:table-cell>
          <table:table-cell office:value-type="float" office:value="36190000" calcext:value-type="float">
            <text:p>36190000</text:p>
          </table:table-cell>
          <table:table-cell table:number-columns-repeated="4"/>
          <table:table-cell office:value-type="string" calcext:value-type="string">
            <text:p>age061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05" calcext:value-type="float">
            <text:p>61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O RIO BRANCO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130000" calcext:value-type="float">
            <text:p>98130000</text:p>
          </table:table-cell>
          <table:table-cell office:value-type="string" calcext:value-type="string">
            <text:p>RS</text:p>
          </table:table-cell>
          <table:table-cell office:value-type="float" office:value="8725" calcext:value-type="float">
            <text:p>8725</text:p>
          </table:table-cell>
          <table:table-cell office:value-type="string" calcext:value-type="string">
            <text:p>JULIO DE CASTILH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30" calcext:value-type="float">
            <text:p>62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LONDRINA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970000" calcext:value-type="float">
            <text:p>87970000</text:p>
          </table:table-cell>
          <table:table-cell office:value-type="string" calcext:value-type="string">
            <text:p>PR</text:p>
          </table:table-cell>
          <table:table-cell office:value-type="float" office:value="7725" calcext:value-type="float">
            <text:p>7725</text:p>
          </table:table-cell>
          <table:table-cell office:value-type="string" calcext:value-type="string">
            <text:p>NOVA LONDR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ULO AFONS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LANDULFO ALVE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602490" calcext:value-type="float">
            <text:p>48602490</text:p>
          </table:table-cell>
          <table:table-cell office:value-type="string" calcext:value-type="string">
            <text:p>BA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PAULO AFON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UTOR CUNHA JUNIOR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170000" calcext:value-type="float">
            <text:p>15170000</text:p>
          </table:table-cell>
          <table:table-cell office:value-type="string" calcext:value-type="string">
            <text:p>SP</text:p>
          </table:table-cell>
          <table:table-cell office:value-type="float" office:value="7169" calcext:value-type="float">
            <text:p>7169</text:p>
          </table:table-cell>
          <table:table-cell office:value-type="string" calcext:value-type="string">
            <text:p>TANAB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IRANDA-MS300896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IRADENTES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380000" calcext:value-type="float">
            <text:p>79380000</text:p>
          </table:table-cell>
          <table:table-cell office:value-type="string" calcext:value-type="string">
            <text:p>MS</text:p>
          </table:table-cell>
          <table:table-cell office:value-type="float" office:value="9111" calcext:value-type="float">
            <text:p>9111</text:p>
          </table:table-cell>
          <table:table-cell office:value-type="string" calcext:value-type="string">
            <text:p>MIRAN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ARAO DE CAMBUI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980000" calcext:value-type="float">
            <text:p>37980000</text:p>
          </table:table-cell>
          <table:table-cell office:value-type="string" calcext:value-type="string">
            <text:p>MG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CASS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45" calcext:value-type="float">
            <text:p>62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M.RENATO RIB.COUTINHO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340000" calcext:value-type="float">
            <text:p>58340000</text:p>
          </table:table-cell>
          <table:table-cell office:value-type="string" calcext:value-type="string">
            <text:p>PB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SAP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26" calcext:value-type="float">
            <text:p>62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NDELARI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EREIRA REGO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930000" calcext:value-type="float">
            <text:p>96930000</text:p>
          </table:table-cell>
          <table:table-cell office:value-type="string" calcext:value-type="string">
            <text:p>RS</text:p>
          </table:table-cell>
          <table:table-cell office:value-type="float" office:value="8581" calcext:value-type="float">
            <text:p>8581</text:p>
          </table:table-cell>
          <table:table-cell office:value-type="string" calcext:value-type="string">
            <text:p>CANDELA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07" calcext:value-type="float">
            <text:p>627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.CASTELO BRANCO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800000" calcext:value-type="float">
            <text:p>28800000</text:p>
          </table:table-cell>
          <table:table-cell office:value-type="string" calcext:value-type="string">
            <text:p>RJ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RIO BONI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98" calcext:value-type="float">
            <text:p>62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AMAO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MARCOS DE ANDRA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4410050" calcext:value-type="float">
            <text:p>94410050</text:p>
          </table:table-cell>
          <table:table-cell office:value-type="string" calcext:value-type="string">
            <text:p>RS</text:p>
          </table:table-cell>
          <table:table-cell office:value-type="float" office:value="8963" calcext:value-type="float">
            <text:p>8963</text:p>
          </table:table-cell>
          <table:table-cell office:value-type="string" calcext:value-type="string">
            <text:p>VIAM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79" calcext:value-type="float">
            <text:p>62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IMBO SC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20000" calcext:value-type="float">
            <text:p>89120000</text:p>
          </table:table-cell>
          <table:table-cell office:value-type="string" calcext:value-type="string">
            <text:p>SC</text:p>
          </table:table-cell>
          <table:table-cell office:value-type="float" office:value="8357" calcext:value-type="float">
            <text:p>8357</text:p>
          </table:table-cell>
          <table:table-cell office:value-type="string" calcext:value-type="string">
            <text:p>TIMB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02" calcext:value-type="float">
            <text:p>63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O RIO BRANCO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3750000" calcext:value-type="float">
            <text:p>83750000</text:p>
          </table:table-cell>
          <table:table-cell office:value-type="string" calcext:value-type="string">
            <text:p>PR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LAP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93" calcext:value-type="float">
            <text:p>63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TO VERDE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429" calcext:value-type="float">
            <text:p>1982042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RALDO CLEMENTE ALVES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527000" calcext:value-type="float">
            <text:p>39527000</text:p>
          </table:table-cell>
          <table:table-cell office:value-type="string" calcext:value-type="string">
            <text:p>MG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MATO VER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74" calcext:value-type="float">
            <text:p>63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PORA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NETO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200000" calcext:value-type="float">
            <text:p>76200000</text:p>
          </table:table-cell>
          <table:table-cell office:value-type="string" calcext:value-type="string">
            <text:p>GO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IPO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55" calcext:value-type="float">
            <text:p>63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ARAN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870000" calcext:value-type="float">
            <text:p>86870000</text:p>
          </table:table-cell>
          <table:table-cell office:value-type="string" calcext:value-type="string">
            <text:p>PR</text:p>
          </table:table-cell>
          <table:table-cell office:value-type="float" office:value="7623" calcext:value-type="float">
            <text:p>7623</text:p>
          </table:table-cell>
          <table:table-cell office:value-type="string" calcext:value-type="string">
            <text:p>IVAIPO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36" calcext:value-type="float">
            <text:p>63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SALVIANO LE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765000" calcext:value-type="float">
            <text:p>58765000</text:p>
          </table:table-cell>
          <table:table-cell office:value-type="string" calcext:value-type="string">
            <text:p>PB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PIAN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17" calcext:value-type="float">
            <text:p>63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BUCI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LINS DE VASCONCELOS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CAMBUCI</text:p>
          </table:table-cell>
          <table:table-cell office:value-type="float" office:value="1538000" calcext:value-type="float">
            <text:p>1538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06" calcext:value-type="float">
            <text:p>63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UARULHOS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ELICIO MARCONDES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010030" calcext:value-type="float">
            <text:p>7010030</text:p>
          </table:table-cell>
          <table:table-cell office:value-type="string" calcext:value-type="string">
            <text:p>SP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GUARULHOS</text:p>
          </table:table-cell>
          <table:table-cell office:value-type="float" office:value="11" calcext:value-type="float">
            <text:p>11</text:p>
          </table:table-cell>
          <table:table-cell office:value-type="float" office:value="24688999" calcext:value-type="float">
            <text:p>246889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4089441" calcext:value-type="float">
            <text:p>24089441</text:p>
          </table:table-cell>
          <table:table-cell office:value-type="string" calcext:value-type="string">
            <text:p>age063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89" calcext:value-type="float">
            <text:p>637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OSASC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NTONIO AGU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093008" calcext:value-type="float">
            <text:p>6093008</text:p>
          </table:table-cell>
          <table:table-cell office:value-type="string" calcext:value-type="string">
            <text:p>SP</text:p>
          </table:table-cell>
          <table:table-cell office:value-type="float" office:value="6789" calcext:value-type="float">
            <text:p>6789</text:p>
          </table:table-cell>
          <table:table-cell office:value-type="string" calcext:value-type="string">
            <text:p>OSAS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60" calcext:value-type="float">
            <text:p>638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GUAINA T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1537" calcext:value-type="float">
            <text:p>15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803070" calcext:value-type="float">
            <text:p>77803070</text:p>
          </table:table-cell>
          <table:table-cell office:value-type="string" calcext:value-type="string">
            <text:p>TO</text:p>
          </table:table-cell>
          <table:table-cell office:value-type="float" office:value="9241" calcext:value-type="float">
            <text:p>9241</text:p>
          </table:table-cell>
          <table:table-cell office:value-type="string" calcext:value-type="string">
            <text:p>ARAGUA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40" calcext:value-type="float">
            <text:p>63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L RONDON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270000" calcext:value-type="float">
            <text:p>76270000</text:p>
          </table:table-cell>
          <table:table-cell office:value-type="string" calcext:value-type="string">
            <text:p>GO</text:p>
          </table:table-cell>
          <table:table-cell office:value-type="float" office:value="9439" calcext:value-type="float">
            <text:p>9439</text:p>
          </table:table-cell>
          <table:table-cell office:value-type="string" calcext:value-type="string">
            <text:p>JUSS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84" calcext:value-type="float">
            <text:p>64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DRE VIANNA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260000" calcext:value-type="float">
            <text:p>63260000</text:p>
          </table:table-cell>
          <table:table-cell office:value-type="string" calcext:value-type="string">
            <text:p>CE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REJO SAN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65" calcext:value-type="float">
            <text:p>64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NDEIRANTES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980000" calcext:value-type="float">
            <text:p>85980000</text:p>
          </table:table-cell>
          <table:table-cell office:value-type="string" calcext:value-type="string">
            <text:p>PR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GUA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46" calcext:value-type="float">
            <text:p>64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RAGU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SILVIO DE CASTRO RIBEI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330000" calcext:value-type="float">
            <text:p>76330000</text:p>
          </table:table-cell>
          <table:table-cell office:value-type="string" calcext:value-type="string">
            <text:p>GO</text:p>
          </table:table-cell>
          <table:table-cell office:value-type="float" office:value="9431" calcext:value-type="float">
            <text:p>9431</text:p>
          </table:table-cell>
          <table:table-cell office:value-type="string" calcext:value-type="string">
            <text:p>JARAG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27" calcext:value-type="float">
            <text:p>64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MOIOS BELO HORIZONTE MG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AMOIOS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0120050" calcext:value-type="float">
            <text:p>30120050</text:p>
          </table:table-cell>
          <table:table-cell office:value-type="string" calcext:value-type="string">
            <text:p>MG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BELO HORIZO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08" calcext:value-type="float">
            <text:p>64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665000" calcext:value-type="float">
            <text:p>89665000</text:p>
          </table:table-cell>
          <table:table-cell office:value-type="string" calcext:value-type="string">
            <text:p>SC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CAPINZ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99" calcext:value-type="float">
            <text:p>64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4211" calcext:value-type="float">
            <text:p>4211</text:p>
          </table:table-cell>
          <table:table-cell table:number-columns-repeated="2"/>
          <table:table-cell office:value-type="float" office:value="87501000" calcext:value-type="float">
            <text:p>87501000</text:p>
          </table:table-cell>
          <table:table-cell office:value-type="string" calcext:value-type="string">
            <text:p>PR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UMUARAM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70" calcext:value-type="float">
            <text:p>64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NA ROSA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MINGOS DE MORAIS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VL MARIANA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50" calcext:value-type="float">
            <text:p>64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LA PRUDENTE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IBITIRAMA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ILA PRUDENTE</text:p>
          </table:table-cell>
          <table:table-cell office:value-type="float" office:value="3134000" calcext:value-type="float">
            <text:p>3134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31" calcext:value-type="float">
            <text:p>648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10524" calcext:value-type="float">
            <text:p>199105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XV DE NOVEMBRO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3370000" calcext:value-type="float">
            <text:p>83370000</text:p>
          </table:table-cell>
          <table:table-cell office:value-type="string" calcext:value-type="string">
            <text:p>PR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ANTON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12" calcext:value-type="float">
            <text:p>64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ERNANDO COSTA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464000" calcext:value-type="float">
            <text:p>37464000</text:p>
          </table:table-cell>
          <table:table-cell office:value-type="string" calcext:value-type="string">
            <text:p>MG</text:p>
          </table:table-cell>
          <table:table-cell office:value-type="float" office:value="4661" calcext:value-type="float">
            <text:p>4661</text:p>
          </table:table-cell>
          <table:table-cell office:value-type="string" calcext:value-type="string">
            <text:p>ITANHAND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56" calcext:value-type="float">
            <text:p>65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60801" calcext:value-type="float">
            <text:p>1966080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XV DE NOVEMBRO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140000" calcext:value-type="float">
            <text:p>38140000</text:p>
          </table:table-cell>
          <table:table-cell office:value-type="string" calcext:value-type="string">
            <text:p>MG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PRA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37" calcext:value-type="float">
            <text:p>65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PANEMA - IPANEM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2100" calcext:value-type="float">
            <text:p>6422100</text:p>
          </table:table-cell>
          <table:table-cell/>
          <table:table-cell office:value-type="string" calcext:value-type="string">
            <text:p>AVEN SETE DE SETEMBRO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950000" calcext:value-type="float">
            <text:p>36950000</text:p>
          </table:table-cell>
          <table:table-cell office:value-type="string" calcext:value-type="string">
            <text:p>MG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IPANEM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18" calcext:value-type="float">
            <text:p>65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ERASMO CORDEIRO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490000" calcext:value-type="float">
            <text:p>86490000</text:p>
          </table:table-cell>
          <table:table-cell office:value-type="string" calcext:value-type="string">
            <text:p>PR</text:p>
          </table:table-cell>
          <table:table-cell office:value-type="float" office:value="7815" calcext:value-type="float">
            <text:p>7815</text:p>
          </table:table-cell>
          <table:table-cell office:value-type="string" calcext:value-type="string">
            <text:p>RIBEIRAO DO PINH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07" calcext:value-type="float">
            <text:p>65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PIRANG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RLOS BIEHL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3800010" calcext:value-type="float">
            <text:p>93800010</text:p>
          </table:table-cell>
          <table:table-cell office:value-type="string" calcext:value-type="string">
            <text:p>RS</text:p>
          </table:table-cell>
          <table:table-cell office:value-type="float" office:value="8899" calcext:value-type="float">
            <text:p>8899</text:p>
          </table:table-cell>
          <table:table-cell office:value-type="string" calcext:value-type="string">
            <text:p>SAPIRA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80" calcext:value-type="float">
            <text:p>65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UZAMBINHO - MUZAMBINHO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OF SALATIEL ALMEID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7890000" calcext:value-type="float">
            <text:p>37890000</text:p>
          </table:table-cell>
          <table:table-cell office:value-type="string" calcext:value-type="string">
            <text:p>MG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MUZAMBINHO</text:p>
          </table:table-cell>
          <table:table-cell table:number-columns-repeated="6"/>
          <table:table-cell office:value-type="string" calcext:value-type="string">
            <text:p>AGE065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60" calcext:value-type="float">
            <text:p>65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O RIO BRANCO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3900000" calcext:value-type="float">
            <text:p>83900000</text:p>
          </table:table-cell>
          <table:table-cell office:value-type="string" calcext:value-type="string">
            <text:p>PR</text:p>
          </table:table-cell>
          <table:table-cell office:value-type="float" office:value="7887" calcext:value-type="float">
            <text:p>7887</text:p>
          </table:table-cell>
          <table:table-cell office:value-type="string" calcext:value-type="string">
            <text:p>SAO MATEUS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EZARIO AMARANT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600000" calcext:value-type="float">
            <text:p>88600000</text:p>
          </table:table-cell>
          <table:table-cell office:value-type="string" calcext:value-type="string">
            <text:p>SC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SAO JOAQU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22" calcext:value-type="float">
            <text:p>65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APOLEAO LAUREANO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175000" calcext:value-type="float">
            <text:p>58175000</text:p>
          </table:table-cell>
          <table:table-cell office:value-type="string" calcext:value-type="string">
            <text:p>P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UI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03" calcext:value-type="float">
            <text:p>65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CARE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INO TEIXEIRA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JACARE</text:p>
          </table:table-cell>
          <table:table-cell office:value-type="float" office:value="20970000" calcext:value-type="float">
            <text:p>2097000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94" calcext:value-type="float">
            <text:p>659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EP JOSE DE ASSI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830002" calcext:value-type="float">
            <text:p>75830002</text:p>
          </table:table-cell>
          <table:table-cell office:value-type="string" calcext:value-type="string">
            <text:p>GO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MINEIR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28" calcext:value-type="float">
            <text:p>66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01012" calcext:value-type="float">
            <text:p>199010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CALLE LIBERTA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ANCO DO BRASIL</text:p>
          </table:table-cell>
          <table:table-cell/>
          <table:table-cell office:value-type="float" office:value="70310500" calcext:value-type="float">
            <text:p>7031050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09" calcext:value-type="float">
            <text:p>66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SSO DA AREIA P ALEGRE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SSIS BRASIL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1010006" calcext:value-type="float">
            <text:p>91010006</text:p>
          </table:table-cell>
          <table:table-cell office:value-type="string" calcext:value-type="string">
            <text:p>RS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PORTO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90" calcext:value-type="float">
            <text:p>66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CONE MT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MPOS SALES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175000" calcext:value-type="float">
            <text:p>78175000</text:p>
          </table:table-cell>
          <table:table-cell office:value-type="string" calcext:value-type="string">
            <text:p>MT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POCON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70" calcext:value-type="float">
            <text:p>66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EAGESP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GASTAO VIDIGAL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VILA LEOPOLDINA</text:p>
          </table:table-cell>
          <table:table-cell office:value-type="float" office:value="5316900" calcext:value-type="float">
            <text:p>53169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51" calcext:value-type="float">
            <text:p>66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INDEPENDENCIA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130000" calcext:value-type="float">
            <text:p>86130000</text:p>
          </table:table-cell>
          <table:table-cell office:value-type="string" calcext:value-type="string">
            <text:p>PR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BELA VISTA DO PARAI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32" calcext:value-type="float">
            <text:p>66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HORACIO KLABI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4261000" calcext:value-type="float">
            <text:p>84261000</text:p>
          </table:table-cell>
          <table:table-cell office:value-type="string" calcext:value-type="string">
            <text:p>PR</text:p>
          </table:table-cell>
          <table:table-cell office:value-type="float" office:value="7915" calcext:value-type="float">
            <text:p>7915</text:p>
          </table:table-cell>
          <table:table-cell office:value-type="string" calcext:value-type="string">
            <text:p>TELEMACO BOR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13" calcext:value-type="float">
            <text:p>66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NAVARRO DE ANDRADE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5775000" calcext:value-type="float">
            <text:p>15775000</text:p>
          </table:table-cell>
          <table:table-cell office:value-type="string" calcext:value-type="string">
            <text:p>SP</text:p>
          </table:table-cell>
          <table:table-cell office:value-type="float" office:value="7033" calcext:value-type="float">
            <text:p>7033</text:p>
          </table:table-cell>
          <table:table-cell office:value-type="string" calcext:value-type="string">
            <text:p>SANTA FE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02" calcext:value-type="float">
            <text:p>667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917" calcext:value-type="float">
            <text:p>197309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ANOEL LOUREIRO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470000" calcext:value-type="float">
            <text:p>78470000</text:p>
          </table:table-cell>
          <table:table-cell office:value-type="string" calcext:value-type="string">
            <text:p>MT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ROSARIO OES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85" calcext:value-type="float">
            <text:p>66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OIANESI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0621" calcext:value-type="float">
            <text:p>1968062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380001" calcext:value-type="float">
            <text:p>76380001</text:p>
          </table:table-cell>
          <table:table-cell office:value-type="string" calcext:value-type="string">
            <text:p>GO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GOIANES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66" calcext:value-type="float">
            <text:p>66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NTONIO PRAD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0822" calcext:value-type="float">
            <text:p>19680822</text:p>
          </table:table-cell>
          <table:table-cell office:value-type="float" office:value="6422100" calcext:value-type="float">
            <text:p>6422100</text:p>
          </table:table-cell>
          <table:table-cell/>
          <table:table-cell office:value-type="string" calcext:value-type="string">
            <text:p>AVEN VALDOMIRO BOCCHES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250000" calcext:value-type="float">
            <text:p>95250000</text:p>
          </table:table-cell>
          <table:table-cell office:value-type="string" calcext:value-type="string">
            <text:p>RS</text:p>
          </table:table-cell>
          <table:table-cell office:value-type="float" office:value="8515" calcext:value-type="float">
            <text:p>8515</text:p>
          </table:table-cell>
          <table:table-cell office:value-type="string" calcext:value-type="string">
            <text:p>ANTONIO PRA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08" calcext:value-type="float">
            <text:p>67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0822" calcext:value-type="float">
            <text:p>1968082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JAMIN CONSTANT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570000" calcext:value-type="float">
            <text:p>96570000</text:p>
          </table:table-cell>
          <table:table-cell office:value-type="string" calcext:value-type="string">
            <text:p>RS</text:p>
          </table:table-cell>
          <table:table-cell office:value-type="float" office:value="8555" calcext:value-type="float">
            <text:p>8555</text:p>
          </table:table-cell>
          <table:table-cell office:value-type="string" calcext:value-type="string">
            <text:p>CACAPAVA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80" calcext:value-type="float">
            <text:p>67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QUARI R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025" calcext:value-type="float">
            <text:p>196810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VID CANABARRO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860000" calcext:value-type="float">
            <text:p>95860000</text:p>
          </table:table-cell>
          <table:table-cell office:value-type="string" calcext:value-type="string">
            <text:p>RS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TAQUA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61" calcext:value-type="float">
            <text:p>67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ENANCIO AIRES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025" calcext:value-type="float">
            <text:p>1968102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SVALDO ARANHA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800000" calcext:value-type="float">
            <text:p>95800000</text:p>
          </table:table-cell>
          <table:table-cell office:value-type="string" calcext:value-type="string">
            <text:p>RS</text:p>
          </table:table-cell>
          <table:table-cell office:value-type="float" office:value="8955" calcext:value-type="float">
            <text:p>8955</text:p>
          </table:table-cell>
          <table:table-cell office:value-type="string" calcext:value-type="string">
            <text:p>VENANCIO AI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42" calcext:value-type="float">
            <text:p>67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025" calcext:value-type="float">
            <text:p>196810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ESTACIO COIMBRA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815000" calcext:value-type="float">
            <text:p>55815000</text:p>
          </table:table-cell>
          <table:table-cell office:value-type="string" calcext:value-type="string">
            <text:p>PE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CARP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23" calcext:value-type="float">
            <text:p>67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107" calcext:value-type="float">
            <text:p>1968110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ELIPE SCHMIDT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290000" calcext:value-type="float">
            <text:p>89290000</text:p>
          </table:table-cell>
          <table:table-cell office:value-type="string" calcext:value-type="string">
            <text:p>SC</text:p>
          </table:table-cell>
          <table:table-cell office:value-type="float" office:value="8311" calcext:value-type="float">
            <text:p>8311</text:p>
          </table:table-cell>
          <table:table-cell office:value-type="string" calcext:value-type="string">
            <text:p>SAO BENTO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04" calcext:value-type="float">
            <text:p>67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205" calcext:value-type="float">
            <text:p>1968120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WALDEMAR FALCA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0055140" calcext:value-type="float">
            <text:p>60055140</text:p>
          </table:table-cell>
          <table:table-cell office:value-type="string" calcext:value-type="string">
            <text:p>CE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FORTALEZ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95" calcext:value-type="float">
            <text:p>67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205" calcext:value-type="float">
            <text:p>1968120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4 DE DEZEMBRO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660000" calcext:value-type="float">
            <text:p>87660000</text:p>
          </table:table-cell>
          <table:table-cell office:value-type="string" calcext:value-type="string">
            <text:p>PR</text:p>
          </table:table-cell>
          <table:table-cell office:value-type="float" office:value="7743" calcext:value-type="float">
            <text:p>7743</text:p>
          </table:table-cell>
          <table:table-cell office:value-type="string" calcext:value-type="string">
            <text:p>PARANACITY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76" calcext:value-type="float">
            <text:p>67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BIRUB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217" calcext:value-type="float">
            <text:p>196812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RAFIM FAGUNDES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200000" calcext:value-type="float">
            <text:p>98200000</text:p>
          </table:table-cell>
          <table:table-cell office:value-type="string" calcext:value-type="string">
            <text:p>RS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IBIR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57" calcext:value-type="float">
            <text:p>67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PER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217" calcext:value-type="float">
            <text:p>196812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15 DE NOVEMBRO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490000" calcext:value-type="float">
            <text:p>99490000</text:p>
          </table:table-cell>
          <table:table-cell office:value-type="string" calcext:value-type="string">
            <text:p>RS</text:p>
          </table:table-cell>
          <table:table-cell office:value-type="float" office:value="8923" calcext:value-type="float">
            <text:p>8923</text:p>
          </table:table-cell>
          <table:table-cell office:value-type="string" calcext:value-type="string">
            <text:p>TAPE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38" calcext:value-type="float">
            <text:p>67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ERRO LARG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217" calcext:value-type="float">
            <text:p>196812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900000" calcext:value-type="float">
            <text:p>97900000</text:p>
          </table:table-cell>
          <table:table-cell office:value-type="string" calcext:value-type="string">
            <text:p>RS</text:p>
          </table:table-cell>
          <table:table-cell office:value-type="float" office:value="8601" calcext:value-type="float">
            <text:p>8601</text:p>
          </table:table-cell>
          <table:table-cell office:value-type="string" calcext:value-type="string">
            <text:p>CERRO LARG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71" calcext:value-type="float">
            <text:p>68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REDERICO WESTPHALEN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217" calcext:value-type="float">
            <text:p>196812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ESIDENTE KENNEDY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8400000" calcext:value-type="float">
            <text:p>98400000</text:p>
          </table:table-cell>
          <table:table-cell office:value-type="string" calcext:value-type="string">
            <text:p>RS</text:p>
          </table:table-cell>
          <table:table-cell office:value-type="float" office:value="8667" calcext:value-type="float">
            <text:p>8667</text:p>
          </table:table-cell>
          <table:table-cell office:value-type="string" calcext:value-type="string">
            <text:p>FREDERICO WESTPHALEN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52" calcext:value-type="float">
            <text:p>68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U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81217" calcext:value-type="float">
            <text:p>196812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ARAO DE MAUA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310000" calcext:value-type="float">
            <text:p>9310000</text:p>
          </table:table-cell>
          <table:table-cell office:value-type="string" calcext:value-type="string">
            <text:p>SP</text:p>
          </table:table-cell>
          <table:table-cell office:value-type="float" office:value="6689" calcext:value-type="float">
            <text:p>6689</text:p>
          </table:table-cell>
          <table:table-cell office:value-type="string" calcext:value-type="string">
            <text:p>MA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33" calcext:value-type="float">
            <text:p>68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DRE CACIQUE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910000" calcext:value-type="float">
            <text:p>98910000</text:p>
          </table:table-cell>
          <table:table-cell office:value-type="string" calcext:value-type="string">
            <text:p>RS</text:p>
          </table:table-cell>
          <table:table-cell office:value-type="float" office:value="8939" calcext:value-type="float">
            <text:p>8939</text:p>
          </table:table-cell>
          <table:table-cell office:value-type="string" calcext:value-type="string">
            <text:p>TRES DE MA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14" calcext:value-type="float">
            <text:p>68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EN JOAQUIM M SIQUEIR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2315310" calcext:value-type="float">
            <text:p>12315310</text:p>
          </table:table-cell>
          <table:table-cell office:value-type="string" calcext:value-type="string">
            <text:p>SP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JACARE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03" calcext:value-type="float">
            <text:p>68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ACHAO DO JACUIPE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EL MARCOLINO MASCARENHA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640000" calcext:value-type="float">
            <text:p>44640000</text:p>
          </table:table-cell>
          <table:table-cell office:value-type="string" calcext:value-type="string">
            <text:p>BA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RIACHAO DO JACUIPE</text:p>
          </table:table-cell>
          <table:table-cell office:value-type="float" office:value="75" calcext:value-type="float">
            <text:p>75</text:p>
          </table:table-cell>
          <table:table-cell office:value-type="float" office:value="32642114" calcext:value-type="float">
            <text:p>32642114</text:p>
          </table:table-cell>
          <table:table-cell office:value-type="float" office:value="75" calcext:value-type="float">
            <text:p>75</text:p>
          </table:table-cell>
          <table:table-cell office:value-type="float" office:value="32642113" calcext:value-type="float">
            <text:p>32642113</text:p>
          </table:table-cell>
          <table:table-cell office:value-type="float" office:value="75" calcext:value-type="float">
            <text:p>75</text:p>
          </table:table-cell>
          <table:table-cell office:value-type="float" office:value="32642122" calcext:value-type="float">
            <text:p>32642122</text:p>
          </table:table-cell>
          <table:table-cell office:value-type="string" calcext:value-type="string">
            <text:p>AGE068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86" calcext:value-type="float">
            <text:p>68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S NOVOS SC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FARRAPO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620000" calcext:value-type="float">
            <text:p>89620000</text:p>
          </table:table-cell>
          <table:table-cell office:value-type="string" calcext:value-type="string">
            <text:p>SC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CAMPOS NOV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67" calcext:value-type="float">
            <text:p>68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OVA YORK ESTADOS UNIDO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IORK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STADOS UNIDOS</text:p>
          </table:table-cell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535 MADISON AVENU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NDAR 34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48" calcext:value-type="float">
            <text:p>687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REGUESIA DO O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NTA MARINA</text:p>
          </table:table-cell>
          <table:table-cell office:value-type="float" office:value="2618" calcext:value-type="float">
            <text:p>2618</text:p>
          </table:table-cell>
          <table:table-cell/>
          <table:table-cell office:value-type="string" calcext:value-type="string">
            <text:p>FREGUESIA DO O</text:p>
          </table:table-cell>
          <table:table-cell office:value-type="float" office:value="2732040" calcext:value-type="float">
            <text:p>273204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29" calcext:value-type="float">
            <text:p>68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BAETE-MG EST.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ADER MOURA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620000" calcext:value-type="float">
            <text:p>35620000</text:p>
          </table:table-cell>
          <table:table-cell office:value-type="string" calcext:value-type="string">
            <text:p>MG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ABAE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04" calcext:value-type="float">
            <text:p>19690604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DE SAO PEDRO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760000" calcext:value-type="float">
            <text:p>45760000</text:p>
          </table:table-cell>
          <table:table-cell office:value-type="string" calcext:value-type="string">
            <text:p>BA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MACARAN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43" calcext:value-type="float">
            <text:p>69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12" calcext:value-type="float">
            <text:p>1969061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USTODIO P VENCIO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920000" calcext:value-type="float">
            <text:p>75920000</text:p>
          </table:table-cell>
          <table:table-cell office:value-type="string" calcext:value-type="string">
            <text:p>GO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SANTA HELENA DE GOI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24" calcext:value-type="float">
            <text:p>69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INA VERDE - CAMPINA VERDE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612" calcext:value-type="float">
            <text:p>19690612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ONZE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38270000" calcext:value-type="float">
            <text:p>38270000</text:p>
          </table:table-cell>
          <table:table-cell office:value-type="string" calcext:value-type="string">
            <text:p>MG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CAMPINA VERDE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05" calcext:value-type="float">
            <text:p>69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RTEIRINHA - PORTEIRINH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728" calcext:value-type="float">
            <text:p>19690728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EL. ODILON COELH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39520000" calcext:value-type="float">
            <text:p>39520000</text:p>
          </table:table-cell>
          <table:table-cell office:value-type="string" calcext:value-type="string">
            <text:p>MG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PORTEIRINHA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96" calcext:value-type="float">
            <text:p>69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728" calcext:value-type="float">
            <text:p>19690728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IONISIO CERQUEIRA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500000" calcext:value-type="float">
            <text:p>44500000</text:p>
          </table:table-cell>
          <table:table-cell office:value-type="string" calcext:value-type="string">
            <text:p>BA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CASTRO ALV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77" calcext:value-type="float">
            <text:p>69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OSORI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728" calcext:value-type="float">
            <text:p>19690728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TO GONCALVES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520000" calcext:value-type="float">
            <text:p>95520000</text:p>
          </table:table-cell>
          <table:table-cell office:value-type="string" calcext:value-type="string">
            <text:p>RS</text:p>
          </table:table-cell>
          <table:table-cell office:value-type="float" office:value="8773" calcext:value-type="float">
            <text:p>8773</text:p>
          </table:table-cell>
          <table:table-cell office:value-type="string" calcext:value-type="string">
            <text:p>OSOR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58" calcext:value-type="float">
            <text:p>69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819" calcext:value-type="float">
            <text:p>1969081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3601030" calcext:value-type="float">
            <text:p>83601030</text:p>
          </table:table-cell>
          <table:table-cell office:value-type="string" calcext:value-type="string">
            <text:p>PR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CAMPO LARG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39" calcext:value-type="float">
            <text:p>69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BIRAMA SC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819" calcext:value-type="float">
            <text:p>1969081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XV DE NOVEMBRO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40000" calcext:value-type="float">
            <text:p>89140000</text:p>
          </table:table-cell>
          <table:table-cell office:value-type="string" calcext:value-type="string">
            <text:p>SC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IBIRAM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10" calcext:value-type="float">
            <text:p>69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TE DE SETEMBRO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904" calcext:value-type="float">
            <text:p>196909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7 DE SETEMBRO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BOA VISTA</text:p>
          </table:table-cell>
          <table:table-cell office:value-type="float" office:value="50060070" calcext:value-type="float">
            <text:p>50060070</text:p>
          </table:table-cell>
          <table:table-cell office:value-type="string" calcext:value-type="string">
            <text:p>PE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RECIF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09" calcext:value-type="float">
            <text:p>69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0904" calcext:value-type="float">
            <text:p>19690904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JULIO DE CASTILHOS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680000" calcext:value-type="float">
            <text:p>95680000</text:p>
          </table:table-cell>
          <table:table-cell office:value-type="string" calcext:value-type="string">
            <text:p>RS</text:p>
          </table:table-cell>
          <table:table-cell office:value-type="float" office:value="8585" calcext:value-type="float">
            <text:p>8585</text:p>
          </table:table-cell>
          <table:table-cell office:value-type="string" calcext:value-type="string">
            <text:p>CANEL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81" calcext:value-type="float">
            <text:p>69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002" calcext:value-type="float">
            <text:p>196910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RODRIGUES DE ABREU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360000" calcext:value-type="float">
            <text:p>13360000</text:p>
          </table:table-cell>
          <table:table-cell office:value-type="string" calcext:value-type="string">
            <text:p>SP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CAPIVA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50" calcext:value-type="float">
            <text:p>7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013" calcext:value-type="float">
            <text:p>19691013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ELSO CASTR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560000" calcext:value-type="float">
            <text:p>63560000</text:p>
          </table:table-cell>
          <table:table-cell office:value-type="string" calcext:value-type="string">
            <text:p>CE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ACOPI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30" calcext:value-type="float">
            <text:p>70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014" calcext:value-type="float">
            <text:p>1969101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EL EZEQUIEL MERG SOUZ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200000" calcext:value-type="float">
            <text:p>59200000</text:p>
          </table:table-cell>
          <table:table-cell office:value-type="string" calcext:value-type="string">
            <text:p>RN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SANTA CRUZ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11" calcext:value-type="float">
            <text:p>70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016" calcext:value-type="float">
            <text:p>196910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VITORIA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830000" calcext:value-type="float">
            <text:p>29830000</text:p>
          </table:table-cell>
          <table:table-cell office:value-type="string" calcext:value-type="string">
            <text:p>ES</text:p>
          </table:table-cell>
          <table:table-cell office:value-type="float" office:value="5677" calcext:value-type="float">
            <text:p>5677</text:p>
          </table:table-cell>
          <table:table-cell office:value-type="string" calcext:value-type="string">
            <text:p>NOVA VENEC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016" calcext:value-type="float">
            <text:p>196910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MANOEL RIBAS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4950000" calcext:value-type="float">
            <text:p>84950000</text:p>
          </table:table-cell>
          <table:table-cell office:value-type="string" calcext:value-type="string">
            <text:p>PR</text:p>
          </table:table-cell>
          <table:table-cell office:value-type="float" office:value="7943" calcext:value-type="float">
            <text:p>7943</text:p>
          </table:table-cell>
          <table:table-cell office:value-type="string" calcext:value-type="string">
            <text:p>WENCESLAU BRAZ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83" calcext:value-type="float">
            <text:p>70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031" calcext:value-type="float">
            <text:p>1969103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OMERCIAL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75620000" calcext:value-type="float">
            <text:p>75620000</text:p>
          </table:table-cell>
          <table:table-cell office:value-type="string" calcext:value-type="string">
            <text:p>GO</text:p>
          </table:table-cell>
          <table:table-cell office:value-type="float" office:value="9549" calcext:value-type="float">
            <text:p>9549</text:p>
          </table:table-cell>
          <table:table-cell office:value-type="string" calcext:value-type="string">
            <text:p>PONTAL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64" calcext:value-type="float">
            <text:p>70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IRUA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691126" calcext:value-type="float">
            <text:p>196911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NTO ANGELO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870000" calcext:value-type="float">
            <text:p>98870000</text:p>
          </table:table-cell>
          <table:table-cell office:value-type="string" calcext:value-type="string">
            <text:p>RS</text:p>
          </table:table-cell>
          <table:table-cell office:value-type="float" office:value="8679" calcext:value-type="float">
            <text:p>8679</text:p>
          </table:table-cell>
          <table:table-cell office:value-type="string" calcext:value-type="string">
            <text:p>GIR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45" calcext:value-type="float">
            <text:p>70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PARECIDA DO TABOADO (M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115" calcext:value-type="float">
            <text:p>1970011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ESIDENTE DUTRA</text:p>
          </table:table-cell>
          <table:table-cell office:value-type="float" office:value="4022" calcext:value-type="float">
            <text:p>402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570000" calcext:value-type="float">
            <text:p>79570000</text:p>
          </table:table-cell>
          <table:table-cell office:value-type="string" calcext:value-type="string">
            <text:p>MS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APARECIDA DO TABOADO</text:p>
          </table:table-cell>
          <table:table-cell office:value-type="float" office:value="67" calcext:value-type="float">
            <text:p>67</text:p>
          </table:table-cell>
          <table:table-cell office:value-type="float" office:value="35651433" calcext:value-type="float">
            <text:p>3565143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5651344" calcext:value-type="float">
            <text:p>35651344</text:p>
          </table:table-cell>
          <table:table-cell office:value-type="string" calcext:value-type="string">
            <text:p>age070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26" calcext:value-type="float">
            <text:p>70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127" calcext:value-type="float">
            <text:p>197001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VICENTE PIGATTO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7220000" calcext:value-type="float">
            <text:p>97220000</text:p>
          </table:table-cell>
          <table:table-cell office:value-type="string" calcext:value-type="string">
            <text:p>RS</text:p>
          </table:table-cell>
          <table:table-cell office:value-type="float" office:value="8657" calcext:value-type="float">
            <text:p>8657</text:p>
          </table:table-cell>
          <table:table-cell office:value-type="string" calcext:value-type="string">
            <text:p>FAXINAL DO SOTURN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07" calcext:value-type="float">
            <text:p>70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211" calcext:value-type="float">
            <text:p>1970021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ARAO DO RIO BRANCO</text:p>
          </table:table-cell>
          <table:table-cell office:value-type="float" office:value="2108" calcext:value-type="float">
            <text:p>210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743050" calcext:value-type="float">
            <text:p>68743050</text:p>
          </table:table-cell>
          <table:table-cell office:value-type="string" calcext:value-type="string">
            <text:p>PA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ASTANH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98" calcext:value-type="float">
            <text:p>70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NAMBI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211" calcext:value-type="float">
            <text:p>1970021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ENG WALTER FAULHAB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280000" calcext:value-type="float">
            <text:p>98280000</text:p>
          </table:table-cell>
          <table:table-cell office:value-type="string" calcext:value-type="string">
            <text:p>RS</text:p>
          </table:table-cell>
          <table:table-cell office:value-type="float" office:value="8781" calcext:value-type="float">
            <text:p>8781</text:p>
          </table:table-cell>
          <table:table-cell office:value-type="string" calcext:value-type="string">
            <text:p>PANAMB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21" calcext:value-type="float">
            <text:p>71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REIROS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305" calcext:value-type="float">
            <text:p>1970030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M LUIZ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560000" calcext:value-type="float">
            <text:p>55560000</text:p>
          </table:table-cell>
          <table:table-cell office:value-type="string" calcext:value-type="string">
            <text:p>PE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BARREIR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02" calcext:value-type="float">
            <text:p>71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305" calcext:value-type="float">
            <text:p>19700305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TV NECI DE MELO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190001" calcext:value-type="float">
            <text:p>55190001</text:p>
          </table:table-cell>
          <table:table-cell office:value-type="string" calcext:value-type="string">
            <text:p>PE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SANTA CRUZ DO CAPIBARIB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93" calcext:value-type="float">
            <text:p>7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VENIDA PAULISTA 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325" calcext:value-type="float">
            <text:p>197003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AULISTA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CERQUEIRA CESAR</text:p>
          </table:table-cell>
          <table:table-cell office:value-type="float" office:value="1311933" calcext:value-type="float">
            <text:p>1311933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74" calcext:value-type="float">
            <text:p>71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330" calcext:value-type="float">
            <text:p>197003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ARA CAMPOS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530000" calcext:value-type="float">
            <text:p>18530000</text:p>
          </table:table-cell>
          <table:table-cell office:value-type="string" calcext:value-type="string">
            <text:p>SP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TIE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55" calcext:value-type="float">
            <text:p>71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BO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429" calcext:value-type="float">
            <text:p>1970042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LIO SILVEIR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4510490" calcext:value-type="float">
            <text:p>54510490</text:p>
          </table:table-cell>
          <table:table-cell office:value-type="string" calcext:value-type="string">
            <text:p>PE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CABO DE SANTO AGOSTINHO</text:p>
          </table:table-cell>
          <table:table-cell office:value-type="float" office:value="81" calcext:value-type="float">
            <text:p>81</text:p>
          </table:table-cell>
          <table:table-cell office:value-type="float" office:value="35123200" calcext:value-type="float">
            <text:p>35123200</text:p>
          </table:table-cell>
          <table:table-cell office:value-type="float" office:value="81" calcext:value-type="float">
            <text:p>81</text:p>
          </table:table-cell>
          <table:table-cell office:value-type="float" office:value="40034001" calcext:value-type="float">
            <text:p>40034001</text:p>
          </table:table-cell>
          <table:table-cell table:number-columns-repeated="2"/>
          <table:table-cell office:value-type="string" calcext:value-type="string">
            <text:p>AGE071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36" calcext:value-type="float">
            <text:p>71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SEBASTIAO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508" calcext:value-type="float">
            <text:p>197005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UQUE DE CAXIAS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1600200" calcext:value-type="float">
            <text:p>11600200</text:p>
          </table:table-cell>
          <table:table-cell office:value-type="string" calcext:value-type="string">
            <text:p>SP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SAO SEBASTI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17" calcext:value-type="float">
            <text:p>71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LECRIM - NATAL (RN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521" calcext:value-type="float">
            <text:p>1970052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DENTE BANDEIRA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ALECRIM</text:p>
          </table:table-cell>
          <table:table-cell office:value-type="float" office:value="59040200" calcext:value-type="float">
            <text:p>59040200</text:p>
          </table:table-cell>
          <table:table-cell office:value-type="string" calcext:value-type="string">
            <text:p>RN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NATAL</text:p>
          </table:table-cell>
          <table:table-cell office:value-type="float" office:value="84" calcext:value-type="float">
            <text:p>84</text:p>
          </table:table-cell>
          <table:table-cell office:value-type="float" office:value="40094025" calcext:value-type="float">
            <text:p>40094025</text:p>
          </table:table-cell>
          <table:table-cell office:value-type="float" office:value="84" calcext:value-type="float">
            <text:p>84</text:p>
          </table:table-cell>
          <table:table-cell office:value-type="float" office:value="40094010" calcext:value-type="float">
            <text:p>40094010</text:p>
          </table:table-cell>
          <table:table-cell office:value-type="float" office:value="84" calcext:value-type="float">
            <text:p>84</text:p>
          </table:table-cell>
          <table:table-cell office:value-type="float" office:value="40094033" calcext:value-type="float">
            <text:p>40094033</text:p>
          </table:table-cell>
          <table:table-cell office:value-type="string" calcext:value-type="string">
            <text:p>age071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06" calcext:value-type="float">
            <text:p>71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608" calcext:value-type="float">
            <text:p>197006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NTONIO PIRANGA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11160" calcext:value-type="float">
            <text:p>9911160</text:p>
          </table:table-cell>
          <table:table-cell office:value-type="string" calcext:value-type="string">
            <text:p>SP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DIADEM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89" calcext:value-type="float">
            <text:p>71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617" calcext:value-type="float">
            <text:p>197006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NE GRANCISCO GLICERIO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13550" calcext:value-type="float">
            <text:p>8613550</text:p>
          </table:table-cell>
          <table:table-cell office:value-type="string" calcext:value-type="string">
            <text:p>SP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SUZAN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60" calcext:value-type="float">
            <text:p>71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0902" calcext:value-type="float">
            <text:p>197009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HERVAL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BELENZINHO</text:p>
          </table:table-cell>
          <table:table-cell office:value-type="float" office:value="8210040" calcext:value-type="float">
            <text:p>821004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01" calcext:value-type="float">
            <text:p>7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RANKFURT ALEMANH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FU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EMANHA</text:p>
          </table:table-cell>
          <table:table-cell office:value-type="float" office:value="2038" calcext:value-type="float">
            <text:p>2038</text:p>
          </table:table-cell>
          <table:table-cell office:value-type="float" office:value="19701027" calcext:value-type="float">
            <text:p>19701027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NEUE MAINZER STRASSE</text:p>
          </table:table-cell>
          <table:table-cell office:value-type="string" calcext:value-type="string">
            <text:p>46-50</text:p>
          </table:table-cell>
          <table:table-cell office:value-type="string" calcext:value-type="string">
            <text:p>EDIF <text:s/>GARDEN TOWER</text:p>
          </table:table-cell>
          <table:table-cell office:value-type="string" calcext:value-type="string">
            <text:p>CENTER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84" calcext:value-type="float">
            <text:p>72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ELO JARDIM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1027" calcext:value-type="float">
            <text:p>1970102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SE ROBALINHO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150120" calcext:value-type="float">
            <text:p>55150120</text:p>
          </table:table-cell>
          <table:table-cell office:value-type="string" calcext:value-type="string">
            <text:p>PE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BELO JARDIM</text:p>
          </table:table-cell>
          <table:table-cell office:value-type="float" office:value="81" calcext:value-type="float">
            <text:p>81</text:p>
          </table:table-cell>
          <table:table-cell office:value-type="float" office:value="37261607" calcext:value-type="float">
            <text:p>37261607</text:p>
          </table:table-cell>
          <table:table-cell office:value-type="float" office:value="81" calcext:value-type="float">
            <text:p>81</text:p>
          </table:table-cell>
          <table:table-cell office:value-type="float" office:value="37261088" calcext:value-type="float">
            <text:p>37261088</text:p>
          </table:table-cell>
          <table:table-cell office:value-type="float" office:value="81" calcext:value-type="float">
            <text:p>81</text:p>
          </table:table-cell>
          <table:table-cell office:value-type="float" office:value="37261437" calcext:value-type="float">
            <text:p>37261437</text:p>
          </table:table-cell>
          <table:table-cell office:value-type="string" calcext:value-type="string">
            <text:p>AGE072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65" calcext:value-type="float">
            <text:p>72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OEMA - SAO PAULO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01114" calcext:value-type="float">
            <text:p>1970111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DOS JURUPIS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INDIANOPOLIS</text:p>
          </table:table-cell>
          <table:table-cell office:value-type="float" office:value="4088003" calcext:value-type="float">
            <text:p>4088003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46" calcext:value-type="float">
            <text:p>72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INHEIRO MACHAD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126" calcext:value-type="float">
            <text:p>1971012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O RIO BRANCO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470000" calcext:value-type="float">
            <text:p>96470000</text:p>
          </table:table-cell>
          <table:table-cell office:value-type="string" calcext:value-type="string">
            <text:p>RS</text:p>
          </table:table-cell>
          <table:table-cell office:value-type="float" office:value="8793" calcext:value-type="float">
            <text:p>8793</text:p>
          </table:table-cell>
          <table:table-cell office:value-type="string" calcext:value-type="string">
            <text:p>PINHEIRO MACHA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27" calcext:value-type="float">
            <text:p>72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FRANCISCO DE PAULA-RS 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325" calcext:value-type="float">
            <text:p>197103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NOEL VICENTE FERREIRA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400000" calcext:value-type="float">
            <text:p>95400000</text:p>
          </table:table-cell>
          <table:table-cell office:value-type="string" calcext:value-type="string">
            <text:p>RS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SAO FRANCISCO DE PAUL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08" calcext:value-type="float">
            <text:p>72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LORES DA CUNH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325" calcext:value-type="float">
            <text:p>1971032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MONTAURY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270000" calcext:value-type="float">
            <text:p>95270000</text:p>
          </table:table-cell>
          <table:table-cell office:value-type="string" calcext:value-type="string">
            <text:p>RS</text:p>
          </table:table-cell>
          <table:table-cell office:value-type="float" office:value="8661" calcext:value-type="float">
            <text:p>8661</text:p>
          </table:table-cell>
          <table:table-cell office:value-type="string" calcext:value-type="string">
            <text:p>FLORES DA CU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99" calcext:value-type="float">
            <text:p>72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RAU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325" calcext:value-type="float">
            <text:p>1971032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ULIO BORELLA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150000" calcext:value-type="float">
            <text:p>99150000</text:p>
          </table:table-cell>
          <table:table-cell office:value-type="string" calcext:value-type="string">
            <text:p>RS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MARA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70" calcext:value-type="float">
            <text:p>72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325" calcext:value-type="float">
            <text:p>197103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DRE JOAO MARIA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550000" calcext:value-type="float">
            <text:p>59550000</text:p>
          </table:table-cell>
          <table:table-cell office:value-type="string" calcext:value-type="string">
            <text:p>RN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JOAO CAM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50" calcext:value-type="float">
            <text:p>72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OVA ANDRADINA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325" calcext:value-type="float">
            <text:p>197103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NTONIO JOAQUIM DE MOURA ANDRADE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750000" calcext:value-type="float">
            <text:p>79750000</text:p>
          </table:table-cell>
          <table:table-cell office:value-type="string" calcext:value-type="string">
            <text:p>MS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NOVA ANDRADINA</text:p>
          </table:table-cell>
          <table:table-cell office:value-type="float" office:value="67" calcext:value-type="float">
            <text:p>67</text:p>
          </table:table-cell>
          <table:table-cell office:value-type="float" office:value="34411820" calcext:value-type="float">
            <text:p>34411820</text:p>
          </table:table-cell>
          <table:table-cell office:value-type="float" office:value="67" calcext:value-type="float">
            <text:p>67</text:p>
          </table:table-cell>
          <table:table-cell office:value-type="float" office:value="34411972" calcext:value-type="float">
            <text:p>34411972</text:p>
          </table:table-cell>
          <table:table-cell office:value-type="float" office:value="67" calcext:value-type="float">
            <text:p>67</text:p>
          </table:table-cell>
          <table:table-cell office:value-type="float" office:value="34411790" calcext:value-type="float">
            <text:p>34411790</text:p>
          </table:table-cell>
          <table:table-cell office:value-type="string" calcext:value-type="string">
            <text:p>age072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31" calcext:value-type="float">
            <text:p>72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GUAI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325" calcext:value-type="float">
            <text:p>197103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AL QUINTINO BOCAIU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3830040" calcext:value-type="float">
            <text:p>23830040</text:p>
          </table:table-cell>
          <table:table-cell office:value-type="string" calcext:value-type="string">
            <text:p>RJ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ITAGU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75" calcext:value-type="float">
            <text:p>73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RUMADO BA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325" calcext:value-type="float">
            <text:p>1971032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AP FRANCISCO S MEIRA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100000" calcext:value-type="float">
            <text:p>46100000</text:p>
          </table:table-cell>
          <table:table-cell office:value-type="string" calcext:value-type="string">
            <text:p>BA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BRUMAD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56" calcext:value-type="float">
            <text:p>73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6" calcext:value-type="float">
            <text:p>197105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LZANO DA CUNHA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840000" calcext:value-type="float">
            <text:p>99840000</text:p>
          </table:table-cell>
          <table:table-cell office:value-type="string" calcext:value-type="string">
            <text:p>RS</text:p>
          </table:table-cell>
          <table:table-cell office:value-type="float" office:value="8835" calcext:value-type="float">
            <text:p>8835</text:p>
          </table:table-cell>
          <table:table-cell office:value-type="string" calcext:value-type="string">
            <text:p>SANANDU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37" calcext:value-type="float">
            <text:p>73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NTO AUGUST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6" calcext:value-type="float">
            <text:p>1971050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IO BRANCO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8590000" calcext:value-type="float">
            <text:p>98590000</text:p>
          </table:table-cell>
          <table:table-cell office:value-type="string" calcext:value-type="string">
            <text:p>RS</text:p>
          </table:table-cell>
          <table:table-cell office:value-type="float" office:value="8859" calcext:value-type="float">
            <text:p>8859</text:p>
          </table:table-cell>
          <table:table-cell office:value-type="string" calcext:value-type="string">
            <text:p>SANTO AUGUS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18" calcext:value-type="float">
            <text:p>73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6" calcext:value-type="float">
            <text:p>197105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ULIO NOROES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150000" calcext:value-type="float">
            <text:p>63150000</text:p>
          </table:table-cell>
          <table:table-cell office:value-type="string" calcext:value-type="string">
            <text:p>CE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MPOS SAL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07" calcext:value-type="float">
            <text:p>73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7" calcext:value-type="float">
            <text:p>1971050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NTOS DUMONT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302080" calcext:value-type="float">
            <text:p>85302080</text:p>
          </table:table-cell>
          <table:table-cell office:value-type="string" calcext:value-type="string">
            <text:p>PR</text:p>
          </table:table-cell>
          <table:table-cell office:value-type="float" office:value="7659" calcext:value-type="float">
            <text:p>7659</text:p>
          </table:table-cell>
          <table:table-cell office:value-type="string" calcext:value-type="string">
            <text:p>LARANJEIRAS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80" calcext:value-type="float">
            <text:p>73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EDIANEIRA PR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7" calcext:value-type="float">
            <text:p>1971050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IA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884000" calcext:value-type="float">
            <text:p>85884000</text:p>
          </table:table-cell>
          <table:table-cell office:value-type="string" calcext:value-type="string">
            <text:p>PR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MEDIANE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60" calcext:value-type="float">
            <text:p>73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7" calcext:value-type="float">
            <text:p>1971050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887000" calcext:value-type="float">
            <text:p>89887000</text:p>
          </table:table-cell>
          <table:table-cell office:value-type="string" calcext:value-type="string">
            <text:p>SC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PALMIT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41" calcext:value-type="float">
            <text:p>73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7" calcext:value-type="float">
            <text:p>1971050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IRMAOS PICCOLI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642000" calcext:value-type="float">
            <text:p>89642000</text:p>
          </table:table-cell>
          <table:table-cell office:value-type="string" calcext:value-type="string">
            <text:p>SC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TANG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22" calcext:value-type="float">
            <text:p>73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507" calcext:value-type="float">
            <text:p>1971050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RNARDO LOCK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750000" calcext:value-type="float">
            <text:p>88750000</text:p>
          </table:table-cell>
          <table:table-cell office:value-type="string" calcext:value-type="string">
            <text:p>SC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BRACO DO NOR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03" calcext:value-type="float">
            <text:p>73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ONDRES INGLATERR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INGLATERRA</text:p>
          </table:table-cell>
          <table:table-cell office:value-type="float" office:value="2038" calcext:value-type="float">
            <text:p>2038</text:p>
          </table:table-cell>
          <table:table-cell office:value-type="float" office:value="19710702" calcext:value-type="float">
            <text:p>19710702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105/108 OLD BROAD STREET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NDAR 4</text:p>
          </table:table-cell>
          <table:table-cell office:value-type="string" calcext:value-type="string">
            <text:p>EC2N 1ER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47" calcext:value-type="float">
            <text:p>74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BRILHANTE M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702" calcext:value-type="float">
            <text:p>197107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THAIDE NOGUEIRA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130000" calcext:value-type="float">
            <text:p>79130000</text:p>
          </table:table-cell>
          <table:table-cell office:value-type="string" calcext:value-type="string">
            <text:p>MS</text:p>
          </table:table-cell>
          <table:table-cell office:value-type="float" office:value="9143" calcext:value-type="float">
            <text:p>9143</text:p>
          </table:table-cell>
          <table:table-cell office:value-type="string" calcext:value-type="string">
            <text:p>RIO BRILHA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28" calcext:value-type="float">
            <text:p>74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702" calcext:value-type="float">
            <text:p>197107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ELFIM MOREIRA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5953230" calcext:value-type="float">
            <text:p>25953230</text:p>
          </table:table-cell>
          <table:table-cell office:value-type="string" calcext:value-type="string">
            <text:p>RJ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TERES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09" calcext:value-type="float">
            <text:p>74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ORTO MURTINHO-M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820" calcext:value-type="float">
            <text:p>1971082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THOMAZ LARANJEIRA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280000" calcext:value-type="float">
            <text:p>79280000</text:p>
          </table:table-cell>
          <table:table-cell office:value-type="string" calcext:value-type="string">
            <text:p>MS</text:p>
          </table:table-cell>
          <table:table-cell office:value-type="float" office:value="9137" calcext:value-type="float">
            <text:p>9137</text:p>
          </table:table-cell>
          <table:table-cell office:value-type="string" calcext:value-type="string">
            <text:p>PORTO MURT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90" calcext:value-type="float">
            <text:p>74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MAMBAI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820" calcext:value-type="float">
            <text:p>1971082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IRADENTES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990000" calcext:value-type="float">
            <text:p>79990000</text:p>
          </table:table-cell>
          <table:table-cell office:value-type="string" calcext:value-type="string">
            <text:p>MS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AMAMB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70" calcext:value-type="float">
            <text:p>74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M JESUS DA LAP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820" calcext:value-type="float">
            <text:p>1971082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AVELINO BASTO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7600000" calcext:value-type="float">
            <text:p>47600000</text:p>
          </table:table-cell>
          <table:table-cell office:value-type="string" calcext:value-type="string">
            <text:p>BA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BOM JESUS DA LAP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51" calcext:value-type="float">
            <text:p>74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820" calcext:value-type="float">
            <text:p>1971082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IO BRANCO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450000" calcext:value-type="float">
            <text:p>97450000</text:p>
          </table:table-cell>
          <table:table-cell office:value-type="string" calcext:value-type="string">
            <text:p>RS</text:p>
          </table:table-cell>
          <table:table-cell office:value-type="float" office:value="8557" calcext:value-type="float">
            <text:p>8557</text:p>
          </table:table-cell>
          <table:table-cell office:value-type="string" calcext:value-type="string">
            <text:p>CACEQU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32" calcext:value-type="float">
            <text:p>74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827" calcext:value-type="float">
            <text:p>197108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REPUBLICA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925000" calcext:value-type="float">
            <text:p>86925000</text:p>
          </table:table-cell>
          <table:table-cell office:value-type="string" calcext:value-type="string">
            <text:p>PR</text:p>
          </table:table-cell>
          <table:table-cell office:value-type="float" office:value="7463" calcext:value-type="float">
            <text:p>7463</text:p>
          </table:table-cell>
          <table:table-cell office:value-type="string" calcext:value-type="string">
            <text:p>BORRAZ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13" calcext:value-type="float">
            <text:p>74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827" calcext:value-type="float">
            <text:p>197108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NILZA O. PIPINO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440000" calcext:value-type="float">
            <text:p>85440000</text:p>
          </table:table-cell>
          <table:table-cell office:value-type="string" calcext:value-type="string">
            <text:p>PR</text:p>
          </table:table-cell>
          <table:table-cell office:value-type="float" office:value="7933" calcext:value-type="float">
            <text:p>7933</text:p>
          </table:table-cell>
          <table:table-cell office:value-type="string" calcext:value-type="string">
            <text:p>UBIRA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02" calcext:value-type="float">
            <text:p>74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M JESUS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827" calcext:value-type="float">
            <text:p>197108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NOEL S DE AZEVEDO</text:p>
          </table:table-cell>
          <table:table-cell office:value-type="float" office:value="3036" calcext:value-type="float">
            <text:p>30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290000" calcext:value-type="float">
            <text:p>95290000</text:p>
          </table:table-cell>
          <table:table-cell office:value-type="string" calcext:value-type="string">
            <text:p>RS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BOM JES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85" calcext:value-type="float">
            <text:p>74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920" calcext:value-type="float">
            <text:p>1971092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ENJAMIN CONSTA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980000" calcext:value-type="float">
            <text:p>75980000</text:p>
          </table:table-cell>
          <table:table-cell office:value-type="string" calcext:value-type="string">
            <text:p>GO</text:p>
          </table:table-cell>
          <table:table-cell office:value-type="float" office:value="9523" calcext:value-type="float">
            <text:p>9523</text:p>
          </table:table-cell>
          <table:table-cell office:value-type="string" calcext:value-type="string">
            <text:p>PARAU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19" calcext:value-type="float">
            <text:p>75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ETIM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0920" calcext:value-type="float">
            <text:p>1971092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TIRADENT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2600054" calcext:value-type="float">
            <text:p>32600054</text:p>
          </table:table-cell>
          <table:table-cell office:value-type="string" calcext:value-type="string">
            <text:p>MG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BET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08" calcext:value-type="float">
            <text:p>75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1108" calcext:value-type="float">
            <text:p>197111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SSYR GONCALVES FONTES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5520570" calcext:value-type="float">
            <text:p>25520570</text:p>
          </table:table-cell>
          <table:table-cell office:value-type="string" calcext:value-type="string">
            <text:p>RJ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SAO JOAO DE MERIT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80" calcext:value-type="float">
            <text:p>75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TOR CAMPINAS-GOIANIA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1116" calcext:value-type="float">
            <text:p>197111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NHANGUERA</text:p>
          </table:table-cell>
          <table:table-cell office:value-type="float" office:value="9006" calcext:value-type="float">
            <text:p>9006</text:p>
          </table:table-cell>
          <table:table-cell/>
          <table:table-cell office:value-type="string" calcext:value-type="string">
            <text:p>SETOR CAMPINAS</text:p>
          </table:table-cell>
          <table:table-cell office:value-type="float" office:value="74503101" calcext:value-type="float">
            <text:p>74503101</text:p>
          </table:table-cell>
          <table:table-cell office:value-type="string" calcext:value-type="string">
            <text:p>GO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GOIAN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61" calcext:value-type="float">
            <text:p>75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O VERDE DE MATO GROSSO-MS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1116" calcext:value-type="float">
            <text:p>1971111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O RIO BRANCO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79480000" calcext:value-type="float">
            <text:p>79480000</text:p>
          </table:table-cell>
          <table:table-cell office:value-type="string" calcext:value-type="string">
            <text:p>MS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RIO VERDE DE MATO GROS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42" calcext:value-type="float">
            <text:p>75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ITUBA P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1218" calcext:value-type="float">
            <text:p>1971121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3 DE MAIO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181140" calcext:value-type="float">
            <text:p>68181140</text:p>
          </table:table-cell>
          <table:table-cell office:value-type="string" calcext:value-type="string">
            <text:p>PA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TAITU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23" calcext:value-type="float">
            <text:p>75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 BOM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1226" calcext:value-type="float">
            <text:p>197112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O LEOPOLDO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93700000" calcext:value-type="float">
            <text:p>93700000</text:p>
          </table:table-cell>
          <table:table-cell office:value-type="string" calcext:value-type="string">
            <text:p>RS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CAMPO BO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04" calcext:value-type="float">
            <text:p>75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11226" calcext:value-type="float">
            <text:p>197112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RLOS DIETZSCH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PORTAO</text:p>
          </table:table-cell>
          <table:table-cell office:value-type="float" office:value="80330000" calcext:value-type="float">
            <text:p>80330000</text:p>
          </table:table-cell>
          <table:table-cell office:value-type="string" calcext:value-type="string">
            <text:p>PR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CURIT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95" calcext:value-type="float">
            <text:p>75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117" calcext:value-type="float">
            <text:p>1972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ATRO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590000" calcext:value-type="float">
            <text:p>76590000</text:p>
          </table:table-cell>
          <table:table-cell office:value-type="string" calcext:value-type="string">
            <text:p>GO</text:p>
          </table:table-cell>
          <table:table-cell office:value-type="float" office:value="9601" calcext:value-type="float">
            <text:p>9601</text:p>
          </table:table-cell>
          <table:table-cell office:value-type="string" calcext:value-type="string">
            <text:p>SAO MIGUEL DO ARAGUA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76" calcext:value-type="float">
            <text:p>75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302" calcext:value-type="float">
            <text:p>197203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NA ANESIA CASTE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610000" calcext:value-type="float">
            <text:p>63610000</text:p>
          </table:table-cell>
          <table:table-cell office:value-type="string" calcext:value-type="string">
            <text:p>CE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MOMBA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57" calcext:value-type="float">
            <text:p>7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302" calcext:value-type="float">
            <text:p>197203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O PESSO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800010" calcext:value-type="float">
            <text:p>58800010</text:p>
          </table:table-cell>
          <table:table-cell office:value-type="string" calcext:value-type="string">
            <text:p>PB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SOUS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90" calcext:value-type="float">
            <text:p>76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OQUIO JAPA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QUIO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JAPAO</text:p>
          </table:table-cell>
          <table:table-cell office:value-type="float" office:value="2038" calcext:value-type="float">
            <text:p>2038</text:p>
          </table:table-cell>
          <table:table-cell office:value-type="float" office:value="19720328" calcext:value-type="float">
            <text:p>1972032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UNOUCHI KITAGUCHI BLD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-6-5 MARUNOUCHI</text:p>
          </table:table-cell>
          <table:table-cell office:value-type="string" calcext:value-type="string">
            <text:p>CHIYODA - KU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328" calcext:value-type="float">
            <text:p>1972032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DENTE VARGAS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600000" calcext:value-type="float">
            <text:p>29600000</text:p>
          </table:table-cell>
          <table:table-cell office:value-type="string" calcext:value-type="string">
            <text:p>ES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AFONSO CLAUD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52" calcext:value-type="float">
            <text:p>76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IS FRANC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815" calcext:value-type="float">
            <text:p>19720815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4 AV DE LA GRANDE ARMEE</text:p>
          </table:table-cell>
          <table:table-cell/>
          <table:table-cell office:value-type="string" calcext:value-type="string">
            <text:p>BOITE POSTAL 149-08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33" calcext:value-type="float">
            <text:p>76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ISBOA PORTUGAL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815" calcext:value-type="float">
            <text:p>1972081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ARQUES DE POMBAL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14" calcext:value-type="float">
            <text:p>76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EI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815" calcext:value-type="float">
            <text:p>1972081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DRE FELIP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3265010" calcext:value-type="float">
            <text:p>93265010</text:p>
          </table:table-cell>
          <table:table-cell office:value-type="string" calcext:value-type="string">
            <text:p>RS</text:p>
          </table:table-cell>
          <table:table-cell office:value-type="float" office:value="8651" calcext:value-type="float">
            <text:p>8651</text:p>
          </table:table-cell>
          <table:table-cell office:value-type="string" calcext:value-type="string">
            <text:p>ESTE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03" calcext:value-type="float">
            <text:p>76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NUDOS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0815" calcext:value-type="float">
            <text:p>1972081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EODORO DE MENDONCA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SAO BRAS</text:p>
          </table:table-cell>
          <table:table-cell office:value-type="float" office:value="66090150" calcext:value-type="float">
            <text:p>66090150</text:p>
          </table:table-cell>
          <table:table-cell office:value-type="string" calcext:value-type="string">
            <text:p>P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ELE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86" calcext:value-type="float">
            <text:p>76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1005" calcext:value-type="float">
            <text:p>1972100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29 DE AGOSTO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610210" calcext:value-type="float">
            <text:p>13610210</text:p>
          </table:table-cell>
          <table:table-cell office:value-type="string" calcext:value-type="string">
            <text:p>SP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LEM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67" calcext:value-type="float">
            <text:p>76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BIRA - ITABIR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21005" calcext:value-type="float">
            <text:p>1972100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IRADENTES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900013" calcext:value-type="float">
            <text:p>35900013</text:p>
          </table:table-cell>
          <table:table-cell office:value-type="string" calcext:value-type="string">
            <text:p>MG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ITABIRA</text:p>
          </table:table-cell>
          <table:table-cell table:number-columns-repeated="6"/>
          <table:table-cell office:value-type="string" calcext:value-type="string">
            <text:p>AGE0767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48" calcext:value-type="float">
            <text:p>76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702" calcext:value-type="float">
            <text:p>197307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INGLATERRA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86181000" calcext:value-type="float">
            <text:p>86181000</text:p>
          </table:table-cell>
          <table:table-cell office:value-type="string" calcext:value-type="string">
            <text:p>PR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CAMB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29" calcext:value-type="float">
            <text:p>76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ATIVIDADE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0829" calcext:value-type="float">
            <text:p>1973082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MARAL PEIXO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380000" calcext:value-type="float">
            <text:p>28380000</text:p>
          </table:table-cell>
          <table:table-cell office:value-type="string" calcext:value-type="string">
            <text:p>RJ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NATIVIDA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62" calcext:value-type="float">
            <text:p>77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NAMA PANAM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ANAMA</text:p>
          </table:table-cell>
          <table:table-cell office:value-type="float" office:value="2038" calcext:value-type="float">
            <text:p>2038</text:p>
          </table:table-cell>
          <table:table-cell office:value-type="float" office:value="19731106" calcext:value-type="float">
            <text:p>197311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V. AQUILINO DE LA GUARDIA/CALLE 47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DIF <text:s/>OCEAN BUSINESS PLAZAANDAR 12 <text:s text:c="23"/>OFICINA 1202 <text:s text:c="7"/>CXPST 0823-01180</text:p>
          </table:table-cell>
          <table:table-cell office:value-type="string" calcext:value-type="string">
            <text:p>MARBELLA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43" calcext:value-type="float">
            <text:p>77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FRANCISCO ESTADOS UNIDOS</text:p>
          </table:table-cell>
          <table:table-cell office:value-type="float" office:value="8" calcext:value-type="float">
            <text:p>8</text:p>
          </table:table-cell>
          <table:table-cell office:value-type="float" office:value="19951220" calcext:value-type="float">
            <text:p>199512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06" calcext:value-type="float">
            <text:p>19731106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CALIFORNIA STREET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70310500" calcext:value-type="float">
            <text:p>7031050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24" calcext:value-type="float">
            <text:p>77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06" calcext:value-type="float">
            <text:p>19731106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LARGO DA MATRIZ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800000" calcext:value-type="float">
            <text:p>99800000</text:p>
          </table:table-cell>
          <table:table-cell office:value-type="string" calcext:value-type="string">
            <text:p>RS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MARCELINO RAM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05" calcext:value-type="float">
            <text:p>77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06" calcext:value-type="float">
            <text:p>197311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UNHOZ DA ROCHA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160000" calcext:value-type="float">
            <text:p>87160000</text:p>
          </table:table-cell>
          <table:table-cell office:value-type="string" calcext:value-type="string">
            <text:p>PR</text:p>
          </table:table-cell>
          <table:table-cell office:value-type="float" office:value="7675" calcext:value-type="float">
            <text:p>7675</text:p>
          </table:table-cell>
          <table:table-cell office:value-type="string" calcext:value-type="string">
            <text:p>MANDAGUAC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96" calcext:value-type="float">
            <text:p>77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06" calcext:value-type="float">
            <text:p>197311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 AMIZADE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640000" calcext:value-type="float">
            <text:p>69640000</text:p>
          </table:table-cell>
          <table:table-cell office:value-type="string" calcext:value-type="string">
            <text:p>AM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TABATI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77" calcext:value-type="float">
            <text:p>77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06" calcext:value-type="float">
            <text:p>197311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OM JOSE TOMAZ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300000" calcext:value-type="float">
            <text:p>49300000</text:p>
          </table:table-cell>
          <table:table-cell office:value-type="string" calcext:value-type="string">
            <text:p>SE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TOBIAS BARRE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58" calcext:value-type="float">
            <text:p>77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16" calcext:value-type="float">
            <text:p>197311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RGE LACERDA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930000" calcext:value-type="float">
            <text:p>89930000</text:p>
          </table:table-cell>
          <table:table-cell office:value-type="string" calcext:value-type="string">
            <text:p>SC</text:p>
          </table:table-cell>
          <table:table-cell office:value-type="float" office:value="8329" calcext:value-type="float">
            <text:p>8329</text:p>
          </table:table-cell>
          <table:table-cell office:value-type="string" calcext:value-type="string">
            <text:p>SAO JOSE DO CED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39" calcext:value-type="float">
            <text:p>77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26" calcext:value-type="float">
            <text:p>197311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990000" calcext:value-type="float">
            <text:p>89990000</text:p>
          </table:table-cell>
          <table:table-cell office:value-type="string" calcext:value-type="string">
            <text:p>SC</text:p>
          </table:table-cell>
          <table:table-cell office:value-type="float" office:value="8333" calcext:value-type="float">
            <text:p>8333</text:p>
          </table:table-cell>
          <table:table-cell office:value-type="string" calcext:value-type="string">
            <text:p>SAO LOURENCO DO OES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10" calcext:value-type="float">
            <text:p>77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ORRES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31126" calcext:value-type="float">
            <text:p>1973112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5 DE NOVEMBRO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560000" calcext:value-type="float">
            <text:p>95560000</text:p>
          </table:table-cell>
          <table:table-cell office:value-type="string" calcext:value-type="string">
            <text:p>RS</text:p>
          </table:table-cell>
          <table:table-cell office:value-type="float" office:value="8933" calcext:value-type="float">
            <text:p>8933</text:p>
          </table:table-cell>
          <table:table-cell office:value-type="string" calcext:value-type="string">
            <text:p>TORR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09" calcext:value-type="float">
            <text:p>77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609" calcext:value-type="float">
            <text:p>198206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REI TEOFILO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9880000" calcext:value-type="float">
            <text:p>99880000</text:p>
          </table:table-cell>
          <table:table-cell office:value-type="string" calcext:value-type="string">
            <text:p>RS</text:p>
          </table:table-cell>
          <table:table-cell office:value-type="float" office:value="8735" calcext:value-type="float">
            <text:p>8735</text:p>
          </table:table-cell>
          <table:table-cell office:value-type="string" calcext:value-type="string">
            <text:p>MACHAD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34" calcext:value-type="float">
            <text:p>78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UBIATABA G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ALMARES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6350000" calcext:value-type="float">
            <text:p>76350000</text:p>
          </table:table-cell>
          <table:table-cell office:value-type="string" calcext:value-type="string">
            <text:p>GO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RUBIATA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15" calcext:value-type="float">
            <text:p>78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22 DE FEVEREIR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795000" calcext:value-type="float">
            <text:p>37795000</text:p>
          </table:table-cell>
          <table:table-cell office:value-type="string" calcext:value-type="string">
            <text:p>MG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ANDRAD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04" calcext:value-type="float">
            <text:p>78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RA DO CORDA M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IRADENT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950000" calcext:value-type="float">
            <text:p>65950000</text:p>
          </table:table-cell>
          <table:table-cell office:value-type="string" calcext:value-type="string">
            <text:p>MA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BARRA DO COR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87" calcext:value-type="float">
            <text:p>78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REZE DE MAIO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400000" calcext:value-type="float">
            <text:p>68400000</text:p>
          </table:table-cell>
          <table:table-cell office:value-type="string" calcext:value-type="string">
            <text:p>P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AME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PINOPOLIS - CAPINOPOLIS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float" office:value="102" calcext:value-type="float">
            <text:p>102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360000" calcext:value-type="float">
            <text:p>38360000</text:p>
          </table:table-cell>
          <table:table-cell office:value-type="string" calcext:value-type="string">
            <text:p>MG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CAPINOPOLIS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49" calcext:value-type="float">
            <text:p>78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RISTEU BORGES AGUIAR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360000" calcext:value-type="float">
            <text:p>29360000</text:p>
          </table:table-cell>
          <table:table-cell office:value-type="string" calcext:value-type="string">
            <text:p>ES</text:p>
          </table:table-cell>
          <table:table-cell office:value-type="float" office:value="5627" calcext:value-type="float">
            <text:p>5627</text:p>
          </table:table-cell>
          <table:table-cell office:value-type="string" calcext:value-type="string">
            <text:p>CASTE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25 DE JULHO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SEDE</text:p>
          </table:table-cell>
          <table:table-cell office:value-type="float" office:value="87820000" calcext:value-type="float">
            <text:p>87820000</text:p>
          </table:table-cell>
          <table:table-cell office:value-type="string" calcext:value-type="string">
            <text:p>PR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CIDADE GAUC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DIAMANTINO MT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O BATISTA DE ALMEIDA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400000" calcext:value-type="float">
            <text:p>78400000</text:p>
          </table:table-cell>
          <table:table-cell office:value-type="string" calcext:value-type="string">
            <text:p>MT</text:p>
          </table:table-cell>
          <table:table-cell office:value-type="float" office:value="9069" calcext:value-type="float">
            <text:p>9069</text:p>
          </table:table-cell>
          <table:table-cell office:value-type="string" calcext:value-type="string">
            <text:p>DIAMANTIN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91" calcext:value-type="float">
            <text:p>7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INDEPENDENCI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325000" calcext:value-type="float">
            <text:p>64325000</text:p>
          </table:table-cell>
          <table:table-cell office:value-type="string" calcext:value-type="string">
            <text:p>PI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ELESBAO VELO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72" calcext:value-type="float">
            <text:p>78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NOEL RIBAS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270000" calcext:value-type="float">
            <text:p>87270000</text:p>
          </table:table-cell>
          <table:table-cell office:value-type="string" calcext:value-type="string">
            <text:p>PR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ENGENHEIRO BELTR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06" calcext:value-type="float">
            <text:p>79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PUMOSO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NGELO MACALOS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400000" calcext:value-type="float">
            <text:p>99400000</text:p>
          </table:table-cell>
          <table:table-cell office:value-type="string" calcext:value-type="string">
            <text:p>RS</text:p>
          </table:table-cell>
          <table:table-cell office:value-type="float" office:value="8647" calcext:value-type="float">
            <text:p>8647</text:p>
          </table:table-cell>
          <table:table-cell office:value-type="string" calcext:value-type="string">
            <text:p>ESPUMOS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97" calcext:value-type="float">
            <text:p>79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M JACKSON B PRADO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500000" calcext:value-type="float">
            <text:p>48500000</text:p>
          </table:table-cell>
          <table:table-cell office:value-type="string" calcext:value-type="string">
            <text:p>BA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EUCLIDES DA CU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78" calcext:value-type="float">
            <text:p>79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UNAPOLIS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UQUE DE CAXIAS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820090" calcext:value-type="float">
            <text:p>45820090</text:p>
          </table:table-cell>
          <table:table-cell office:value-type="string" calcext:value-type="string">
            <text:p>BA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EUNAPOLIS</text:p>
          </table:table-cell>
          <table:table-cell office:value-type="float" office:value="73" calcext:value-type="float">
            <text:p>73</text:p>
          </table:table-cell>
          <table:table-cell office:value-type="float" office:value="31661670" calcext:value-type="float">
            <text:p>31661670</text:p>
          </table:table-cell>
          <table:table-cell table:number-columns-repeated="4"/>
          <table:table-cell office:value-type="string" calcext:value-type="string">
            <text:p>AGE0792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59" calcext:value-type="float">
            <text:p>79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LORIA DE DOURADOS (M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DENTE VARGAS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730000" calcext:value-type="float">
            <text:p>79730000</text:p>
          </table:table-cell>
          <table:table-cell office:value-type="string" calcext:value-type="string">
            <text:p>MS</text:p>
          </table:table-cell>
          <table:table-cell office:value-type="float" office:value="9079" calcext:value-type="float">
            <text:p>9079</text:p>
          </table:table-cell>
          <table:table-cell office:value-type="string" calcext:value-type="string">
            <text:p>GLORIA DE DOURAD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30" calcext:value-type="float">
            <text:p>79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ESIDENTE JUSCELINO KUBITSCHECK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402100" calcext:value-type="float">
            <text:p>77402100</text:p>
          </table:table-cell>
          <table:table-cell office:value-type="string" calcext:value-type="string">
            <text:p>TO</text:p>
          </table:table-cell>
          <table:table-cell office:value-type="float" office:value="9385" calcext:value-type="float">
            <text:p>9385</text:p>
          </table:table-cell>
          <table:table-cell office:value-type="string" calcext:value-type="string">
            <text:p>GURUP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HORIZONTIN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URUGUAI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8920000" calcext:value-type="float">
            <text:p>98920000</text:p>
          </table:table-cell>
          <table:table-cell office:value-type="string" calcext:value-type="string">
            <text:p>RS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HORIZONT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 CASTELO BRANCO</text:p>
          </table:table-cell>
          <table:table-cell office:value-type="float" office:value="2319" calcext:value-type="float">
            <text:p>231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560000" calcext:value-type="float">
            <text:p>87560000</text:p>
          </table:table-cell>
          <table:table-cell office:value-type="string" calcext:value-type="string">
            <text:p>PR</text:p>
          </table:table-cell>
          <table:table-cell office:value-type="float" office:value="7605" calcext:value-type="float">
            <text:p>7605</text:p>
          </table:table-cell>
          <table:table-cell office:value-type="string" calcext:value-type="string">
            <text:p>IPO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82" calcext:value-type="float">
            <text:p>79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NEREU RAMO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340000" calcext:value-type="float">
            <text:p>89340000</text:p>
          </table:table-cell>
          <table:table-cell office:value-type="string" calcext:value-type="string">
            <text:p>SC</text:p>
          </table:table-cell>
          <table:table-cell office:value-type="float" office:value="8159" calcext:value-type="float">
            <text:p>8159</text:p>
          </table:table-cell>
          <table:table-cell office:value-type="string" calcext:value-type="string">
            <text:p>ITAI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63" calcext:value-type="float">
            <text:p>79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PIRANGA SC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COMERCIO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896000" calcext:value-type="float">
            <text:p>89896000</text:p>
          </table:table-cell>
          <table:table-cell office:value-type="string" calcext:value-type="string">
            <text:p>SC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ITAPIRANG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44" calcext:value-type="float">
            <text:p>79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RANCISCO GLICERIO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250330" calcext:value-type="float">
            <text:p>13250330</text:p>
          </table:table-cell>
          <table:table-cell office:value-type="string" calcext:value-type="string">
            <text:p>SP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ITAT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12" calcext:value-type="float">
            <text:p>8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OAO PINHEIRO - JOAO PINHEIRO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AJOR MENDONCA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8770000" calcext:value-type="float">
            <text:p>38770000</text:p>
          </table:table-cell>
          <table:table-cell office:value-type="string" calcext:value-type="string">
            <text:p>MG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JOAO PINHEIRO</text:p>
          </table:table-cell>
          <table:table-cell table:number-columns-repeated="6"/>
          <table:table-cell office:value-type="string" calcext:value-type="string">
            <text:p>AGE0800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01" calcext:value-type="float">
            <text:p>8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AVRAS DO SUL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MEZA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390000" calcext:value-type="float">
            <text:p>97390000</text:p>
          </table:table-cell>
          <table:table-cell office:value-type="string" calcext:value-type="string">
            <text:p>RS</text:p>
          </table:table-cell>
          <table:table-cell office:value-type="float" office:value="8731" calcext:value-type="float">
            <text:p>8731</text:p>
          </table:table-cell>
          <table:table-cell office:value-type="string" calcext:value-type="string">
            <text:p>LAVRAS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84" calcext:value-type="float">
            <text:p>8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ANTONIO PAULINO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890000" calcext:value-type="float">
            <text:p>29890000</text:p>
          </table:table-cell>
          <table:table-cell office:value-type="string" calcext:value-type="string">
            <text:p>ES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MONTA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65" calcext:value-type="float">
            <text:p>80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STRADA GETULIO VARGAS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6540050" calcext:value-type="float">
            <text:p>26540050</text:p>
          </table:table-cell>
          <table:table-cell office:value-type="string" calcext:value-type="string">
            <text:p>RJ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NIL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46" calcext:value-type="float">
            <text:p>80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AISO DO TOCANTINS TO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OCANTINS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600000" calcext:value-type="float">
            <text:p>77600000</text:p>
          </table:table-cell>
          <table:table-cell office:value-type="string" calcext:value-type="string">
            <text:p>TO</text:p>
          </table:table-cell>
          <table:table-cell office:value-type="float" office:value="9519" calcext:value-type="float">
            <text:p>9519</text:p>
          </table:table-cell>
          <table:table-cell office:value-type="string" calcext:value-type="string">
            <text:p>PARAISO DO TOCANTIN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27" calcext:value-type="float">
            <text:p>80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 PEDRO I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710000" calcext:value-type="float">
            <text:p>85710000</text:p>
          </table:table-cell>
          <table:table-cell office:value-type="string" calcext:value-type="string">
            <text:p>PR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SANTO ANTONIO DO SUDOES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08" calcext:value-type="float">
            <text:p>80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GABRIEL DA PALHA-ES - 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RACIANO NEVES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780000" calcext:value-type="float">
            <text:p>29780000</text:p>
          </table:table-cell>
          <table:table-cell office:value-type="string" calcext:value-type="string">
            <text:p>ES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SAO GABRIEL DA PAL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99" calcext:value-type="float">
            <text:p>80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RECHAL DEODORO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5760000" calcext:value-type="float">
            <text:p>95760000</text:p>
          </table:table-cell>
          <table:table-cell office:value-type="string" calcext:value-type="string">
            <text:p>RS</text:p>
          </table:table-cell>
          <table:table-cell office:value-type="float" office:value="8893" calcext:value-type="float">
            <text:p>8893</text:p>
          </table:table-cell>
          <table:table-cell office:value-type="string" calcext:value-type="string">
            <text:p>SAO SEBASTIAO DO C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70" calcext:value-type="float">
            <text:p>80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O ANTONIO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900000" calcext:value-type="float">
            <text:p>96900000</text:p>
          </table:table-cell>
          <table:table-cell office:value-type="string" calcext:value-type="string">
            <text:p>RS</text:p>
          </table:table-cell>
          <table:table-cell office:value-type="float" office:value="8917" calcext:value-type="float">
            <text:p>8917</text:p>
          </table:table-cell>
          <table:table-cell office:value-type="string" calcext:value-type="string">
            <text:p>SOBRAD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50" calcext:value-type="float">
            <text:p>80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IO SC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. FEDDERSEN</text:p>
          </table:table-cell>
          <table:table-cell office:value-type="float" office:value="2073" calcext:value-type="float">
            <text:p>207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90000" calcext:value-type="float">
            <text:p>89190000</text:p>
          </table:table-cell>
          <table:table-cell office:value-type="string" calcext:value-type="string">
            <text:p>SC</text:p>
          </table:table-cell>
          <table:table-cell office:value-type="float" office:value="8351" calcext:value-type="float">
            <text:p>8351</text:p>
          </table:table-cell>
          <table:table-cell office:value-type="string" calcext:value-type="string">
            <text:p>TA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94" calcext:value-type="float">
            <text:p>81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RCY MARINH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900000" calcext:value-type="float">
            <text:p>77900000</text:p>
          </table:table-cell>
          <table:table-cell office:value-type="string" calcext:value-type="string">
            <text:p>TO</text:p>
          </table:table-cell>
          <table:table-cell office:value-type="float" office:value="9621" calcext:value-type="float">
            <text:p>9621</text:p>
          </table:table-cell>
          <table:table-cell office:value-type="string" calcext:value-type="string">
            <text:p>TOCANTI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75" calcext:value-type="float">
            <text:p>81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270130" calcext:value-type="float">
            <text:p>13270130</text:p>
          </table:table-cell>
          <table:table-cell office:value-type="string" calcext:value-type="string">
            <text:p>SP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VALINH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56" calcext:value-type="float">
            <text:p>81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ETANO FURQUIM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7700000" calcext:value-type="float">
            <text:p>27700000</text:p>
          </table:table-cell>
          <table:table-cell office:value-type="string" calcext:value-type="string">
            <text:p>RJ</text:p>
          </table:table-cell>
          <table:table-cell office:value-type="float" office:value="5923" calcext:value-type="float">
            <text:p>5923</text:p>
          </table:table-cell>
          <table:table-cell office:value-type="string" calcext:value-type="string">
            <text:p>VASSOU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37" calcext:value-type="float">
            <text:p>81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ROOKLIN PAULISTA SAO PAULO SP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QUIM NABUCO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BROOKLIN PAULISTA</text:p>
          </table:table-cell>
          <table:table-cell office:value-type="float" office:value="4621002" calcext:value-type="float">
            <text:p>4621002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18" calcext:value-type="float">
            <text:p>81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ACINTO AL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LATO DO PIQUIA</text:p>
          </table:table-cell>
          <table:table-cell office:value-type="float" office:value="69850000" calcext:value-type="float">
            <text:p>69850000</text:p>
          </table:table-cell>
          <table:table-cell office:value-type="string" calcext:value-type="string">
            <text:p>A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OCA DO AC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07" calcext:value-type="float">
            <text:p>81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PITAO POCO P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29 DE DEZEMBRO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650000" calcext:value-type="float">
            <text:p>68650000</text:p>
          </table:table-cell>
          <table:table-cell office:value-type="string" calcext:value-type="string">
            <text:p>PA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PITAO PO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80" calcext:value-type="float">
            <text:p>816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INHANHA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BANDEIRA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445000" calcext:value-type="float">
            <text:p>46445000</text:p>
          </table:table-cell>
          <table:table-cell office:value-type="string" calcext:value-type="string">
            <text:p>BA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CARINHA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60" calcext:value-type="float">
            <text:p>8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BOTIRAMA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EX-COMBATENTES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7520000" calcext:value-type="float">
            <text:p>47520000</text:p>
          </table:table-cell>
          <table:table-cell office:value-type="string" calcext:value-type="string">
            <text:p>BA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IBOTIRAM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41" calcext:value-type="float">
            <text:p>81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RIBEIRO JUNIOR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400030" calcext:value-type="float">
            <text:p>69400030</text:p>
          </table:table-cell>
          <table:table-cell office:value-type="string" calcext:value-type="string">
            <text:p>AM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NACAPUR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22" calcext:value-type="float">
            <text:p>81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GETULIO VARGAS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280000" calcext:value-type="float">
            <text:p>69280000</text:p>
          </table:table-cell>
          <table:table-cell office:value-type="string" calcext:value-type="string">
            <text:p>AM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ANICO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66" calcext:value-type="float">
            <text:p>82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AGOMINAS P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ID CASTELO BRANCO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625012" calcext:value-type="float">
            <text:p>68625012</text:p>
          </table:table-cell>
          <table:table-cell office:value-type="string" calcext:value-type="string">
            <text:p>PA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ARAGOMI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47" calcext:value-type="float">
            <text:p>82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ULISTA-PE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OAO PESSO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3401400" calcext:value-type="float">
            <text:p>53401400</text:p>
          </table:table-cell>
          <table:table-cell office:value-type="string" calcext:value-type="string">
            <text:p>PE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PAULI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28" calcext:value-type="float">
            <text:p>8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ADRE OLIVEIRA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800000" calcext:value-type="float">
            <text:p>49800000</text:p>
          </table:table-cell>
          <table:table-cell office:value-type="string" calcext:value-type="string">
            <text:p>SE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PORTO DA FOL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09" calcext:value-type="float">
            <text:p>82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O RODRIGUES PINTO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2280000" calcext:value-type="float">
            <text:p>62280000</text:p>
          </table:table-cell>
          <table:table-cell office:value-type="string" calcext:value-type="string">
            <text:p>C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SANTA QUITE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90" calcext:value-type="float">
            <text:p>82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FRANCISCO DUART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240000" calcext:value-type="float">
            <text:p>57240000</text:p>
          </table:table-cell>
          <table:table-cell office:value-type="string" calcext:value-type="string">
            <text:p>AL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SAO MIGUEL DOS CAMP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70" calcext:value-type="float">
            <text:p>82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BIUNA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PITAO CARDOSO DE MEL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150000" calcext:value-type="float">
            <text:p>18150000</text:p>
          </table:table-cell>
          <table:table-cell office:value-type="string" calcext:value-type="string">
            <text:p>SP</text:p>
          </table:table-cell>
          <table:table-cell office:value-type="float" office:value="6495" calcext:value-type="float">
            <text:p>6495</text:p>
          </table:table-cell>
          <table:table-cell office:value-type="string" calcext:value-type="string">
            <text:p>IBIU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51" calcext:value-type="float">
            <text:p>82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AGUATINGA CENTRO - BRASILIA (DF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117" calcext:value-type="float">
            <text:p>197401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QUADRA</text:p>
          </table:table-cell>
          <table:table-cell office:value-type="string" calcext:value-type="string">
            <text:p>QSA 02/04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OTE <text:s/>09/10/11/20/22 <text:s text:c="5"/>LOJA <text:s/>01,02,03,04,05,06,07</text:p>
          </table:table-cell>
          <table:table-cell office:value-type="string" calcext:value-type="string">
            <text:p>TAGUATINGA SUL</text:p>
          </table:table-cell>
          <table:table-cell office:value-type="float" office:value="72015020" calcext:value-type="float">
            <text:p>7201502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office:value-type="float" office:value="61" calcext:value-type="float">
            <text:p>61</text:p>
          </table:table-cell>
          <table:table-cell office:value-type="float" office:value="33511155" calcext:value-type="float">
            <text:p>33511155</text:p>
          </table:table-cell>
          <table:table-cell office:value-type="float" office:value="61" calcext:value-type="float">
            <text:p>61</text:p>
          </table:table-cell>
          <table:table-cell office:value-type="float" office:value="33518854" calcext:value-type="float">
            <text:p>33518854</text:p>
          </table:table-cell>
          <table:table-cell office:value-type="float" office:value="61" calcext:value-type="float">
            <text:p>61</text:p>
          </table:table-cell>
          <table:table-cell office:value-type="float" office:value="33510323" calcext:value-type="float">
            <text:p>33510323</text:p>
          </table:table-cell>
          <table:table-cell office:value-type="string" calcext:value-type="string">
            <text:p>age082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32" calcext:value-type="float">
            <text:p>82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ILAO ITALI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802" calcext:value-type="float">
            <text:p>1974080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CCHIN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13" calcext:value-type="float">
            <text:p>82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UBATAO 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827" calcext:value-type="float">
            <text:p>197408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9 DE ABRIL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1510001" calcext:value-type="float">
            <text:p>11510001</text:p>
          </table:table-cell>
          <table:table-cell office:value-type="string" calcext:value-type="string">
            <text:p>SP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CUBAT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02" calcext:value-type="float">
            <text:p>82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827" calcext:value-type="float">
            <text:p>197408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NOVE DE ABRIL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840056" calcext:value-type="float">
            <text:p>13840056</text:p>
          </table:table-cell>
          <table:table-cell office:value-type="string" calcext:value-type="string">
            <text:p>SP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MOGI-GUAC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38" calcext:value-type="float">
            <text:p>83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827" calcext:value-type="float">
            <text:p>19740827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ROD BA 523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KM 4</text:p>
          </table:table-cell>
          <table:table-cell office:value-type="string" calcext:value-type="string">
            <text:p>MATARIPE</text:p>
          </table:table-cell>
          <table:table-cell office:value-type="float" office:value="43900000" calcext:value-type="float">
            <text:p>43900000</text:p>
          </table:table-cell>
          <table:table-cell office:value-type="string" calcext:value-type="string">
            <text:p>BA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SAO FRANCISCO DO CON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19" calcext:value-type="float">
            <text:p>83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80926" calcext:value-type="float">
            <text:p>1988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SAO VICENTE</text:p>
          </table:table-cell>
          <table:table-cell office:value-type="string" calcext:value-type="string">
            <text:p>22-B</text:p>
          </table:table-cell>
          <table:table-cell office:value-type="string" calcext:value-type="string">
            <text:p>2 ANDAR</text:p>
          </table:table-cell>
          <table:table-cell office:value-type="string" calcext:value-type="string">
            <text:p>CENTRO</text:p>
          </table:table-cell>
          <table:table-cell office:value-type="float" office:value="35625000" calcext:value-type="float">
            <text:p>35625000</text:p>
          </table:table-cell>
          <table:table-cell office:value-type="string" calcext:value-type="string">
            <text:p>MG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QUARTEL GER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08" calcext:value-type="float">
            <text:p>83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ERNARDINO DE CAMPOS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ARAISO</text:p>
          </table:table-cell>
          <table:table-cell office:value-type="float" office:value="4004040" calcext:value-type="float">
            <text:p>400404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80" calcext:value-type="float">
            <text:p>83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LFANDEGA-RIO DE JANEIRO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ODRIGUES ALV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IS DO PORTO</text:p>
          </table:table-cell>
          <table:table-cell office:value-type="string" calcext:value-type="string">
            <text:p>CENTRO</text:p>
          </table:table-cell>
          <table:table-cell office:value-type="float" office:value="20081000" calcext:value-type="float">
            <text:p>2008100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61" calcext:value-type="float">
            <text:p>83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SA NORTE 504 - BRASILIA (DF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QUADRA</text:p>
          </table:table-cell>
          <table:table-cell office:value-type="string" calcext:value-type="string">
            <text:p>SEPN 504 BLOCO B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LOJA: 30;</text:p>
          </table:table-cell>
          <table:table-cell office:value-type="string" calcext:value-type="string">
            <text:p>ASA NORTE</text:p>
          </table:table-cell>
          <table:table-cell office:value-type="float" office:value="70730522" calcext:value-type="float">
            <text:p>70730522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office:value-type="float" office:value="61" calcext:value-type="float">
            <text:p>61</text:p>
          </table:table-cell>
          <table:table-cell office:value-type="float" office:value="34244000" calcext:value-type="float">
            <text:p>34244000</text:p>
          </table:table-cell>
          <table:table-cell table:number-columns-repeated="4"/>
          <table:table-cell office:value-type="string" calcext:value-type="string">
            <text:p>AGE1003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42" calcext:value-type="float">
            <text:p>83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SA SUL 507 BRASILIA D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2100" calcext:value-type="float">
            <text:p>6422100</text:p>
          </table:table-cell>
          <table:table-cell/>
          <table:table-cell office:value-type="string" calcext:value-type="string">
            <text:p>SHC/SUL CR QD. 507 - BL. C - LOJ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RREO</text:p>
          </table:table-cell>
          <table:table-cell office:value-type="string" calcext:value-type="string">
            <text:p>ASA SUL</text:p>
          </table:table-cell>
          <table:table-cell office:value-type="float" office:value="70351530" calcext:value-type="float">
            <text:p>7035153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23" calcext:value-type="float">
            <text:p>83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A DOM BASILIO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80906" calcext:value-type="float">
            <text:p>1988090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NOEL ARAUJ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165000" calcext:value-type="float">
            <text:p>46165000</text:p>
          </table:table-cell>
          <table:table-cell office:value-type="string" calcext:value-type="string">
            <text:p>BA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DOM BASILI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04" calcext:value-type="float">
            <text:p>83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UA DA ASSEMBLEIA - RIO DE JANEIRO (RJ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ODRIGO SILV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0011040" calcext:value-type="float">
            <text:p>2001104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95" calcext:value-type="float">
            <text:p>83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OYAZES - GOIANIA (GO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float" office:value="4" calcext:value-type="float">
            <text:p>4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QUADRA71 <text:s text:c="17"/>LOTE <text:s/>23</text:p>
          </table:table-cell>
          <table:table-cell office:value-type="string" calcext:value-type="string">
            <text:p>CENTRO</text:p>
          </table:table-cell>
          <table:table-cell office:value-type="float" office:value="74025020" calcext:value-type="float">
            <text:p>74025020</text:p>
          </table:table-cell>
          <table:table-cell office:value-type="string" calcext:value-type="string">
            <text:p>GO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GOIANIA</text:p>
          </table:table-cell>
          <table:table-cell office:value-type="float" office:value="62" calcext:value-type="float">
            <text:p>62</text:p>
          </table:table-cell>
          <table:table-cell office:value-type="float" office:value="32123800" calcext:value-type="float">
            <text:p>3212380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2290391" calcext:value-type="float">
            <text:p>32290391</text:p>
          </table:table-cell>
          <table:table-cell office:value-type="string" calcext:value-type="string">
            <text:p>age1242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76" calcext:value-type="float">
            <text:p>83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LA CARRAO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ONS CARRAO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string" calcext:value-type="string">
            <text:p>VL CARRAO</text:p>
          </table:table-cell>
          <table:table-cell office:value-type="float" office:value="3403002" calcext:value-type="float">
            <text:p>3403002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G. BOA VIAGEM - RECIFE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E SOUZA LEAO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1030300" calcext:value-type="float">
            <text:p>51030300</text:p>
          </table:table-cell>
          <table:table-cell office:value-type="string" calcext:value-type="string">
            <text:p>PE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RECIF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90" calcext:value-type="float">
            <text:p>84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CACHERI CURITIBA PR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326" calcext:value-type="float">
            <text:p>197403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ERASTO GAERTNER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BACACHERI</text:p>
          </table:table-cell>
          <table:table-cell office:value-type="float" office:value="82510160" calcext:value-type="float">
            <text:p>82510160</text:p>
          </table:table-cell>
          <table:table-cell office:value-type="string" calcext:value-type="string">
            <text:p>PR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CURIT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71" calcext:value-type="float">
            <text:p>84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AO DE DUPRAT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 DE DUPRAT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SE</text:p>
          </table:table-cell>
          <table:table-cell office:value-type="float" office:value="1023001" calcext:value-type="float">
            <text:p>1023001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52" calcext:value-type="float">
            <text:p>84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APICUIBA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RUI BARBOSA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11000" calcext:value-type="float">
            <text:p>6311000</text:p>
          </table:table-cell>
          <table:table-cell office:value-type="string" calcext:value-type="string">
            <text:p>SP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CARAPICUIBA</text:p>
          </table:table-cell>
          <table:table-cell office:value-type="float" office:value="11" calcext:value-type="float">
            <text:p>11</text:p>
          </table:table-cell>
          <table:table-cell office:value-type="float" office:value="41846477" calcext:value-type="float">
            <text:p>41846477</text:p>
          </table:table-cell>
          <table:table-cell office:value-type="float" office:value="11" calcext:value-type="float">
            <text:p>11</text:p>
          </table:table-cell>
          <table:table-cell office:value-type="float" office:value="41835235" calcext:value-type="float">
            <text:p>41835235</text:p>
          </table:table-cell>
          <table:table-cell office:value-type="float" office:value="11" calcext:value-type="float">
            <text:p>11</text:p>
          </table:table-cell>
          <table:table-cell office:value-type="float" office:value="41846224" calcext:value-type="float">
            <text:p>418462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33" calcext:value-type="float">
            <text:p>84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INHO DO MEIO 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OTASIO ALVE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BONFIM</text:p>
          </table:table-cell>
          <table:table-cell office:value-type="float" office:value="90410004" calcext:value-type="float">
            <text:p>90410004</text:p>
          </table:table-cell>
          <table:table-cell office:value-type="string" calcext:value-type="string">
            <text:p>RS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PORTO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14" calcext:value-type="float">
            <text:p>84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60711" calcext:value-type="float">
            <text:p>199607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81003" calcext:value-type="float">
            <text:p>19881003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LPIDIO PAULA RIBEIRO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990000" calcext:value-type="float">
            <text:p>75990000</text:p>
          </table:table-cell>
          <table:table-cell office:value-type="string" calcext:value-type="string">
            <text:p>GO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PALMIN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03" calcext:value-type="float">
            <text:p>84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JU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AL SAMPAI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JAS A/J</text:p>
          </table:table-cell>
          <table:table-cell office:value-type="string" calcext:value-type="string">
            <text:p>CAJU</text:p>
          </table:table-cell>
          <table:table-cell office:value-type="float" office:value="20931350" calcext:value-type="float">
            <text:p>2093135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86" calcext:value-type="float">
            <text:p>84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RIJOS-METR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0926" calcext:value-type="float">
            <text:p>1974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SPIRITO SANTO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0160030" calcext:value-type="float">
            <text:p>30160030</text:p>
          </table:table-cell>
          <table:table-cell office:value-type="string" calcext:value-type="string">
            <text:p>MG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BELO HORIZO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67" calcext:value-type="float">
            <text:p>84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EZESSEIS DE SETEMBRO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7440000" calcext:value-type="float">
            <text:p>37440000</text:p>
          </table:table-cell>
          <table:table-cell office:value-type="string" calcext:value-type="string">
            <text:p>MG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CAXAMB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48" calcext:value-type="float">
            <text:p>84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OM JOSE THOMAZ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SIQUEIRA CAMPOS</text:p>
          </table:table-cell>
          <table:table-cell office:value-type="float" office:value="49075200" calcext:value-type="float">
            <text:p>49075200</text:p>
          </table:table-cell>
          <table:table-cell office:value-type="string" calcext:value-type="string">
            <text:p>SE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ARACAJ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81" calcext:value-type="float">
            <text:p>85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41206" calcext:value-type="float">
            <text:p>19941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7" calcext:value-type="float">
            <text:p>198910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ARLOS ARNT</text:p>
          </table:table-cell>
          <table:table-cell office:value-type="float" office:value="1307" calcext:value-type="float">
            <text:p>1307</text:p>
          </table:table-cell>
          <table:table-cell table:number-columns-repeated="2"/>
          <table:table-cell office:value-type="float" office:value="95890000" calcext:value-type="float">
            <text:p>95890000</text:p>
          </table:table-cell>
          <table:table-cell office:value-type="string" calcext:value-type="string">
            <text:p>RS</text:p>
          </table:table-cell>
          <table:table-cell office:value-type="float" office:value="9821" calcext:value-type="float">
            <text:p>9821</text:p>
          </table:table-cell>
          <table:table-cell office:value-type="string" calcext:value-type="string">
            <text:p>TEUTON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62" calcext:value-type="float">
            <text:p>85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27" calcext:value-type="float">
            <text:p>198902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ODESTO VARGAS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8320000" calcext:value-type="float">
            <text:p>88320000</text:p>
          </table:table-cell>
          <table:table-cell office:value-type="string" calcext:value-type="string">
            <text:p>SC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ILHOTA</text:p>
          </table:table-cell>
          <table:table-cell office:value-type="float" office:value="47" calcext:value-type="float">
            <text:p>47</text:p>
          </table:table-cell>
          <table:table-cell office:value-type="float" office:value="33431245" calcext:value-type="float">
            <text:p>33431245</text:p>
          </table:table-cell>
          <table:table-cell table:number-columns-repeated="4"/>
          <table:table-cell office:value-type="string" calcext:value-type="string">
            <text:p>AGE314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43" calcext:value-type="float">
            <text:p>85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ARROZ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JAS A E B</text:p>
          </table:table-cell>
          <table:table-cell office:value-type="string" calcext:value-type="string">
            <text:p>PENHA CIRCULAR</text:p>
          </table:table-cell>
          <table:table-cell office:value-type="float" office:value="21011070" calcext:value-type="float">
            <text:p>2101107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24" calcext:value-type="float">
            <text:p>85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429" calcext:value-type="float">
            <text:p>1982042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TULIO VARGA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930000" calcext:value-type="float">
            <text:p>36930000</text:p>
          </table:table-cell>
          <table:table-cell office:value-type="string" calcext:value-type="string">
            <text:p>MG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SIMONES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05" calcext:value-type="float">
            <text:p>85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OAO PAULO SAO LUIS M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O PESSOA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JOAO PAULO</text:p>
          </table:table-cell>
          <table:table-cell office:value-type="float" office:value="65040020" calcext:value-type="float">
            <text:p>65040020</text:p>
          </table:table-cell>
          <table:table-cell office:value-type="string" calcext:value-type="string">
            <text:p>MA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AO LUIS</text:p>
          </table:table-cell>
          <table:table-cell office:value-type="float" office:value="98" calcext:value-type="float">
            <text:p>98</text:p>
          </table:table-cell>
          <table:table-cell office:value-type="float" office:value="2431350" calcext:value-type="float">
            <text:p>243135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434010" calcext:value-type="float">
            <text:p>2434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96" calcext:value-type="float">
            <text:p>85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08" calcext:value-type="float">
            <text:p>198902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EDRO VIEIRA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5669000" calcext:value-type="float">
            <text:p>35669000</text:p>
          </table:table-cell>
          <table:table-cell office:value-type="string" calcext:value-type="string">
            <text:p>MG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PAPAGAI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77" calcext:value-type="float">
            <text:p>85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ALVAO BUENO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LIBERDADE</text:p>
          </table:table-cell>
          <table:table-cell office:value-type="float" office:value="1506000" calcext:value-type="float">
            <text:p>1506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office:value-type="float" office:value="11" calcext:value-type="float">
            <text:p>11</text:p>
          </table:table-cell>
          <table:table-cell office:value-type="float" office:value="33473800" calcext:value-type="float">
            <text:p>334738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2088543" calcext:value-type="float">
            <text:p>32088543</text:p>
          </table:table-cell>
          <table:table-cell office:value-type="string" calcext:value-type="string">
            <text:p>age1196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58" calcext:value-type="float">
            <text:p>857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SCONDE CURITIBA-PR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VISCONDE DE GUARAPUAVA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0060060" calcext:value-type="float">
            <text:p>80060060</text:p>
          </table:table-cell>
          <table:table-cell office:value-type="string" calcext:value-type="string">
            <text:p>PR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CURITIB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39" calcext:value-type="float">
            <text:p>85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ARRASHOPPING RIO DE JANEIRO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AS AMERICAS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LOJAS E G H</text:p>
          </table:table-cell>
          <table:table-cell office:value-type="string" calcext:value-type="string">
            <text:p>BARRA DA TIJUCA</text:p>
          </table:table-cell>
          <table:table-cell office:value-type="float" office:value="22640000" calcext:value-type="float">
            <text:p>2264000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10" calcext:value-type="float">
            <text:p>85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20001019" calcext:value-type="float">
            <text:p>2000101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O CESAR DE OLIVEIRA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ELDORADO</text:p>
          </table:table-cell>
          <table:table-cell office:value-type="float" office:value="32315000" calcext:value-type="float">
            <text:p>32315000</text:p>
          </table:table-cell>
          <table:table-cell office:value-type="string" calcext:value-type="string">
            <text:p>MG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CONTAGEM</text:p>
          </table:table-cell>
          <table:table-cell office:value-type="float" office:value="31" calcext:value-type="float">
            <text:p>31</text:p>
          </table:table-cell>
          <table:table-cell office:value-type="float" office:value="33955288" calcext:value-type="float">
            <text:p>3395528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3955288" calcext:value-type="float">
            <text:p>33955288</text:p>
          </table:table-cell>
          <table:table-cell office:value-type="string" calcext:value-type="string">
            <text:p>AGE2818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53" calcext:value-type="float">
            <text:p>86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 SRA DE LOURDES-CAXIAS DO SUL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ININBU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N SRA DE LOURDES</text:p>
          </table:table-cell>
          <table:table-cell office:value-type="float" office:value="95020001" calcext:value-type="float">
            <text:p>95020001</text:p>
          </table:table-cell>
          <table:table-cell office:value-type="string" calcext:value-type="string">
            <text:p>RS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CAXIAS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34" calcext:value-type="float">
            <text:p>86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OUTOR EDUARDO COTCHING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VILA FORMOSA</text:p>
          </table:table-cell>
          <table:table-cell office:value-type="float" office:value="3356001" calcext:value-type="float">
            <text:p>3356001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office:value-type="float" office:value="11" calcext:value-type="float">
            <text:p>11</text:p>
          </table:table-cell>
          <table:table-cell office:value-type="float" office:value="2715011" calcext:value-type="float">
            <text:p>271501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15" calcext:value-type="float">
            <text:p>86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I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EDROSO DA SILVEIRA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PARI</text:p>
          </table:table-cell>
          <table:table-cell office:value-type="float" office:value="3028000" calcext:value-type="float">
            <text:p>3028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04" calcext:value-type="float">
            <text:p>86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TURIASSU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PERDIZES</text:p>
          </table:table-cell>
          <table:table-cell office:value-type="float" office:value="5005000" calcext:value-type="float">
            <text:p>5005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87" calcext:value-type="float">
            <text:p>86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TIRADENTES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LUZ</text:p>
          </table:table-cell>
          <table:table-cell office:value-type="float" office:value="1102010" calcext:value-type="float">
            <text:p>110201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68" calcext:value-type="float">
            <text:p>86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SILVIO ROMER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ATUAPE</text:p>
          </table:table-cell>
          <table:table-cell office:value-type="float" office:value="3323000" calcext:value-type="float">
            <text:p>3323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49" calcext:value-type="float">
            <text:p>86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BEIRA NATAL RN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UQUE DE CAXIA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IBEIRA</text:p>
          </table:table-cell>
          <table:table-cell office:value-type="float" office:value="59012200" calcext:value-type="float">
            <text:p>59012200</text:p>
          </table:table-cell>
          <table:table-cell office:value-type="string" calcext:value-type="string">
            <text:p>RN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NAT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20" calcext:value-type="float">
            <text:p>86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UDGE RAMOS SAO BERNARDO DO CAMPO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RUDGE RAMOS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SEDE</text:p>
          </table:table-cell>
          <table:table-cell office:value-type="float" office:value="9772040" calcext:value-type="float">
            <text:p>9772040</text:p>
          </table:table-cell>
          <table:table-cell office:value-type="string" calcext:value-type="string">
            <text:p>SP</text:p>
          </table:table-cell>
          <table:table-cell office:value-type="float" office:value="7075" calcext:value-type="float">
            <text:p>7075</text:p>
          </table:table-cell>
          <table:table-cell office:value-type="string" calcext:value-type="string">
            <text:p>SAO BERNARDO DO CAMP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MIGUEL PAULISTA-METR.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RLINDO COLACO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SAO MIGUEL PAULISTA</text:p>
          </table:table-cell>
          <table:table-cell office:value-type="float" office:value="8010010" calcext:value-type="float">
            <text:p>801001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91" calcext:value-type="float">
            <text:p>86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VICENTE-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REI GASPAR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1310060" calcext:value-type="float">
            <text:p>11310060</text:p>
          </table:table-cell>
          <table:table-cell office:value-type="string" calcext:value-type="string">
            <text:p>SP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SAO VICE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TE DE ABRIL - SAO PAULO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TE DE ABRIL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044908" calcext:value-type="float">
            <text:p>1044908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ILVA BUENO-METR.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ILVA BUENO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IPIRANGA</text:p>
          </table:table-cell>
          <table:table-cell office:value-type="float" office:value="4208001" calcext:value-type="float">
            <text:p>4208001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97" calcext:value-type="float">
            <text:p>87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OBRADINHO METR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OML CENTRAL QC B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BRADINHO</text:p>
          </table:table-cell>
          <table:table-cell office:value-type="float" office:value="73070043" calcext:value-type="float">
            <text:p>73070043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78" calcext:value-type="float">
            <text:p>87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A PAZ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UTINGA</text:p>
          </table:table-cell>
          <table:table-cell office:value-type="float" office:value="9220310" calcext:value-type="float">
            <text:p>9220310</text:p>
          </table:table-cell>
          <table:table-cell office:value-type="string" calcext:value-type="string">
            <text:p>SP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SANTO AND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59" calcext:value-type="float">
            <text:p>87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ARADOURO J PESSOA PB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09" calcext:value-type="float">
            <text:p>197410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AMA E MELO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ARADOURO</text:p>
          </table:table-cell>
          <table:table-cell office:value-type="float" office:value="58010450" calcext:value-type="float">
            <text:p>58010450</text:p>
          </table:table-cell>
          <table:table-cell office:value-type="string" calcext:value-type="string">
            <text:p>PB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JOAO PESSO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30" calcext:value-type="float">
            <text:p>87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V CURSINO SAO PAULO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O CURSINO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RDIM DA SAUDE</text:p>
          </table:table-cell>
          <table:table-cell office:value-type="float" office:value="4132000" calcext:value-type="float">
            <text:p>4132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10" calcext:value-type="float">
            <text:p>87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LA ALPINA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STA BARROS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VILA ALPINA</text:p>
          </table:table-cell>
          <table:table-cell office:value-type="float" office:value="3210000" calcext:value-type="float">
            <text:p>3210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office:value-type="float" office:value="11" calcext:value-type="float">
            <text:p>11</text:p>
          </table:table-cell>
          <table:table-cell office:value-type="float" office:value="69173888" calcext:value-type="float">
            <text:p>6917388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173456" calcext:value-type="float">
            <text:p>691734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POPEMBA</text:p>
          </table:table-cell>
          <table:table-cell office:value-type="float" office:value="4159" calcext:value-type="float">
            <text:p>4159</text:p>
          </table:table-cell>
          <table:table-cell/>
          <table:table-cell office:value-type="string" calcext:value-type="string">
            <text:p>SUBDIST.ALTO MOOCA</text:p>
          </table:table-cell>
          <table:table-cell office:value-type="float" office:value="3374000" calcext:value-type="float">
            <text:p>3374000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82" calcext:value-type="float">
            <text:p>87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13 DE MAIO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VILA GALVAO</text:p>
          </table:table-cell>
          <table:table-cell office:value-type="float" office:value="7071050" calcext:value-type="float">
            <text:p>7071050</text:p>
          </table:table-cell>
          <table:table-cell office:value-type="string" calcext:value-type="string">
            <text:p>SP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GUARULH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63" calcext:value-type="float">
            <text:p>879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LA VELHA ES-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ERONIMO MONTEIRO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9100401" calcext:value-type="float">
            <text:p>29100401</text:p>
          </table:table-cell>
          <table:table-cell office:value-type="string" calcext:value-type="string">
            <text:p>ES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VILA VEL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05" calcext:value-type="float">
            <text:p>88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ILA BELMIRO - SANTOS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20001016" calcext:value-type="float">
            <text:p>200010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. CARVALHO MENDONCA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VILA BELMIRO</text:p>
          </table:table-cell>
          <table:table-cell office:value-type="float" office:value="11070101" calcext:value-type="float">
            <text:p>11070101</text:p>
          </table:table-cell>
          <table:table-cell office:value-type="string" calcext:value-type="string">
            <text:p>SP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SANT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88" calcext:value-type="float">
            <text:p>88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CESITA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21 DE ABRIL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CESITA</text:p>
          </table:table-cell>
          <table:table-cell office:value-type="float" office:value="35181619" calcext:value-type="float">
            <text:p>35181619</text:p>
          </table:table-cell>
          <table:table-cell office:value-type="string" calcext:value-type="string">
            <text:p>MG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TIMOTE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69" calcext:value-type="float">
            <text:p>88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AULO GUERREIRO FRANCO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7560000" calcext:value-type="float">
            <text:p>17560000</text:p>
          </table:table-cell>
          <table:table-cell office:value-type="string" calcext:value-type="string">
            <text:p>SP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VERA CRUZ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40" calcext:value-type="float">
            <text:p>88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ADRE JOAO NOLT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5210000" calcext:value-type="float">
            <text:p>15210000</text:p>
          </table:table-cell>
          <table:table-cell office:value-type="string" calcext:value-type="string">
            <text:p>SP</text:p>
          </table:table-cell>
          <table:table-cell office:value-type="float" office:value="6757" calcext:value-type="float">
            <text:p>6757</text:p>
          </table:table-cell>
          <table:table-cell office:value-type="string" calcext:value-type="string">
            <text:p>NOVA ALI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20" calcext:value-type="float">
            <text:p>88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331" calcext:value-type="float">
            <text:p>199303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27" calcext:value-type="float">
            <text:p>198902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88000" calcext:value-type="float">
            <text:p>89188000</text:p>
          </table:table-cell>
          <table:table-cell office:value-type="string" calcext:value-type="string">
            <text:p>SC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GRONOMI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01" calcext:value-type="float">
            <text:p>88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INTERNACIONAL DO RJ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RM CARGA/5 I.R.FED</text:p>
          </table:table-cell>
          <table:table-cell office:value-type="string" calcext:value-type="string">
            <text:p>ILHA GOVERNADOR</text:p>
          </table:table-cell>
          <table:table-cell office:value-type="float" office:value="21853480" calcext:value-type="float">
            <text:p>21853480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92" calcext:value-type="float">
            <text:p>88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111" calcext:value-type="float">
            <text:p>198901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O TOSTA</text:p>
          </table:table-cell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29490000" calcext:value-type="float">
            <text:p>29490000</text:p>
          </table:table-cell>
          <table:table-cell office:value-type="string" calcext:value-type="string">
            <text:p>ES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ATILIO VIVACQ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73" calcext:value-type="float">
            <text:p>88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331" calcext:value-type="float">
            <text:p>199303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27" calcext:value-type="float">
            <text:p>198902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86000" calcext:value-type="float">
            <text:p>89186000</text:p>
          </table:table-cell>
          <table:table-cell office:value-type="string" calcext:value-type="string">
            <text:p>SC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AURO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54" calcext:value-type="float">
            <text:p>88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331" calcext:value-type="float">
            <text:p>199303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27" calcext:value-type="float">
            <text:p>198902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HENRIQUE SCHROE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82000" calcext:value-type="float">
            <text:p>89182000</text:p>
          </table:table-cell>
          <table:table-cell office:value-type="string" calcext:value-type="string">
            <text:p>SC</text:p>
          </table:table-cell>
          <table:table-cell office:value-type="float" office:value="8195" calcext:value-type="float">
            <text:p>8195</text:p>
          </table:table-cell>
          <table:table-cell office:value-type="string" calcext:value-type="string">
            <text:p>LONTR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35" calcext:value-type="float">
            <text:p>88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7" calcext:value-type="float">
            <text:p>198910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BELA VIS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95333000" calcext:value-type="float">
            <text:p>95333000</text:p>
          </table:table-cell>
          <table:table-cell office:value-type="string" calcext:value-type="string">
            <text:p>RS</text:p>
          </table:table-cell>
          <table:table-cell office:value-type="float" office:value="8411" calcext:value-type="float">
            <text:p>8411</text:p>
          </table:table-cell>
          <table:table-cell office:value-type="string" calcext:value-type="string">
            <text:p>FAGUNDES VAREL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79" calcext:value-type="float">
            <text:p>89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TIRIRICAL - SAO LUIS/M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21" calcext:value-type="float">
            <text:p>1989022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UAJAJARAS LOTES 17 A 20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TIRIRICAL</text:p>
          </table:table-cell>
          <table:table-cell office:value-type="float" office:value="65046660" calcext:value-type="float">
            <text:p>65046660</text:p>
          </table:table-cell>
          <table:table-cell office:value-type="string" calcext:value-type="string">
            <text:p>MA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AO LU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50" calcext:value-type="float">
            <text:p>89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08" calcext:value-type="float">
            <text:p>198902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O ROSARIO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305000" calcext:value-type="float">
            <text:p>37305000</text:p>
          </table:table-cell>
          <table:table-cell office:value-type="string" calcext:value-type="string">
            <text:p>MG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MADRE DE DEUS DE MI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30" calcext:value-type="float">
            <text:p>89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990218" calcext:value-type="float">
            <text:p>199902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111" calcext:value-type="float">
            <text:p>198901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ANTONIO BALBINO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840000" calcext:value-type="float">
            <text:p>48840000</text:p>
          </table:table-cell>
          <table:table-cell office:value-type="string" calcext:value-type="string">
            <text:p>BA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CANSANC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11" calcext:value-type="float">
            <text:p>89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IDIMO MAULAZ SILVA</text:p>
          </table:table-cell>
          <table:table-cell office:value-type="string" calcext:value-type="string">
            <text:p>329-A</text:p>
          </table:table-cell>
          <table:table-cell table:number-columns-repeated="2"/>
          <table:table-cell office:value-type="float" office:value="17160000" calcext:value-type="float">
            <text:p>17160000</text:p>
          </table:table-cell>
          <table:table-cell office:value-type="string" calcext:value-type="string">
            <text:p>SP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AREAL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MPRESA SIA - BRASILIA (DF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TRECHO</text:p>
          </table:table-cell>
          <table:table-cell office:value-type="string" calcext:value-type="string">
            <text:p>SIA TRECHO 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OTE <text:s/>365 <text:s text:c="16"/>ANDAR 1</text:p>
          </table:table-cell>
          <table:table-cell office:value-type="string" calcext:value-type="string">
            <text:p>ZONA INDUSTRIAL (GUARA)</text:p>
          </table:table-cell>
          <table:table-cell office:value-type="float" office:value="71200027" calcext:value-type="float">
            <text:p>71200027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office:value-type="float" office:value="61" calcext:value-type="float">
            <text:p>61</text:p>
          </table:table-cell>
          <table:table-cell office:value-type="float" office:value="34038003" calcext:value-type="float">
            <text:p>3403800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2343384" calcext:value-type="float">
            <text:p>32343384</text:p>
          </table:table-cell>
          <table:table-cell office:value-type="string" calcext:value-type="string">
            <text:p>AGE1231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83" calcext:value-type="float">
            <text:p>89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08" calcext:value-type="float">
            <text:p>198902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O F PIMENTA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39590000" calcext:value-type="float">
            <text:p>39590000</text:p>
          </table:table-cell>
          <table:table-cell office:value-type="string" calcext:value-type="string">
            <text:p>MG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JURAMEN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64" calcext:value-type="float">
            <text:p>89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EVARISTA CAVALHERI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17970000" calcext:value-type="float">
            <text:p>17970000</text:p>
          </table:table-cell>
          <table:table-cell office:value-type="string" calcext:value-type="string">
            <text:p>SP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SAO JOAO DO PAU D'AL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45" calcext:value-type="float">
            <text:p>89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VOLUNTARIOS DA PATRIA PORTO ALEGRE RS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7" calcext:value-type="float">
            <text:p>198910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OLUNTARIOS DA PATRIA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0030003" calcext:value-type="float">
            <text:p>90030003</text:p>
          </table:table-cell>
          <table:table-cell office:value-type="string" calcext:value-type="string">
            <text:p>RS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PORTO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26" calcext:value-type="float">
            <text:p>898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331" calcext:value-type="float">
            <text:p>199303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URICIO CARDOSO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99435000" calcext:value-type="float">
            <text:p>99435000</text:p>
          </table:table-cell>
          <table:table-cell office:value-type="string" calcext:value-type="string">
            <text:p>RS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CAMPOS BORGE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07" calcext:value-type="float">
            <text:p>89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AMA CENTRO - BRASILIA (DF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HOTELEIRO, LOTE 04, LOJ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ETOR CENTRAL</text:p>
          </table:table-cell>
          <table:table-cell office:value-type="float" office:value="72405980" calcext:value-type="float">
            <text:p>7240598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85" calcext:value-type="float">
            <text:p>9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NUCLEO BANDEIRANTE (DF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CENTRAL 625/6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RREO E SOBRELOJA</text:p>
          </table:table-cell>
          <table:table-cell office:value-type="string" calcext:value-type="string">
            <text:p>NUCLEO BANDEIRANTE</text:p>
          </table:table-cell>
          <table:table-cell office:value-type="float" office:value="71710012" calcext:value-type="float">
            <text:p>71710012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66" calcext:value-type="float">
            <text:p>90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90112" calcext:value-type="float">
            <text:p>199901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IMAO DIA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517000" calcext:value-type="float">
            <text:p>49517000</text:p>
          </table:table-cell>
          <table:table-cell office:value-type="string" calcext:value-type="string">
            <text:p>SE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PINH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47" calcext:value-type="float">
            <text:p>90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EXICO MEXICO</text:p>
          </table:table-cell>
          <table:table-cell office:value-type="float" office:value="8" calcext:value-type="float">
            <text:p>8</text:p>
          </table:table-cell>
          <table:table-cell office:value-type="float" office:value="19951220" calcext:value-type="float">
            <text:p>199512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010" calcext:value-type="float">
            <text:p>19741010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PASEO DE LA REFORM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 PISO</text:p>
          </table:table-cell>
          <table:table-cell office:value-type="string" calcext:value-type="string">
            <text:p>COLONIA JUAREZ</text:p>
          </table:table-cell>
          <table:table-cell office:value-type="float" office:value="70310500" calcext:value-type="float">
            <text:p>7031050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28" calcext:value-type="float">
            <text:p>90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PO ALEGRE (AL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NADOR MAXIMO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250000" calcext:value-type="float">
            <text:p>57250000</text:p>
          </table:table-cell>
          <table:table-cell office:value-type="string" calcext:value-type="string">
            <text:p>AL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CAMPO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09" calcext:value-type="float">
            <text:p>9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922" calcext:value-type="float">
            <text:p>1989092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TILIA AMARAL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37960000" calcext:value-type="float">
            <text:p>37960000</text:p>
          </table:table-cell>
          <table:table-cell office:value-type="string" calcext:value-type="string">
            <text:p>MG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SAO TOMAS DE AQUIN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90" calcext:value-type="float">
            <text:p>90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EASA RECIFE - RECIFE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ODOVIA</text:p>
          </table:table-cell>
          <table:table-cell office:value-type="string" calcext:value-type="string">
            <text:p>BR-101 SUL 5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KM <text:s text:c="3"/>70 CEASA</text:p>
          </table:table-cell>
          <table:table-cell office:value-type="string" calcext:value-type="string">
            <text:p>CURADO</text:p>
          </table:table-cell>
          <table:table-cell office:value-type="float" office:value="50790900" calcext:value-type="float">
            <text:p>50790900</text:p>
          </table:table-cell>
          <table:table-cell office:value-type="string" calcext:value-type="string">
            <text:p>PE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RECIFE</text:p>
          </table:table-cell>
          <table:table-cell office:value-type="float" office:value="81" calcext:value-type="float">
            <text:p>81</text:p>
          </table:table-cell>
          <table:table-cell office:value-type="float" office:value="32521262" calcext:value-type="float">
            <text:p>32521262</text:p>
          </table:table-cell>
          <table:table-cell office:value-type="float" office:value="81" calcext:value-type="float">
            <text:p>81</text:p>
          </table:table-cell>
          <table:table-cell office:value-type="float" office:value="32521266" calcext:value-type="float">
            <text:p>32521266</text:p>
          </table:table-cell>
          <table:table-cell office:value-type="float" office:value="81" calcext:value-type="float">
            <text:p>81</text:p>
          </table:table-cell>
          <table:table-cell office:value-type="float" office:value="32521013" calcext:value-type="float">
            <text:p>32521013</text:p>
          </table:table-cell>
          <table:table-cell office:value-type="string" calcext:value-type="string">
            <text:p>AGE2889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70" calcext:value-type="float">
            <text:p>90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20" calcext:value-type="float">
            <text:p>1989102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DEZEMBRO</text:p>
          </table:table-cell>
          <table:table-cell office:value-type="string" calcext:value-type="string">
            <text:p>SN</text:p>
          </table:table-cell>
          <table:table-cell table:number-columns-repeated="2"/>
          <table:table-cell office:value-type="float" office:value="85565000" calcext:value-type="float">
            <text:p>85565000</text:p>
          </table:table-cell>
          <table:table-cell office:value-type="string" calcext:value-type="string">
            <text:p>PR</text:p>
          </table:table-cell>
          <table:table-cell office:value-type="float" office:value="8477" calcext:value-type="float">
            <text:p>8477</text:p>
          </table:table-cell>
          <table:table-cell office:value-type="string" calcext:value-type="string">
            <text:p>SULI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51" calcext:value-type="float">
            <text:p>907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60711" calcext:value-type="float">
            <text:p>199607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REDERICO WESTPHALEN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98675000" calcext:value-type="float">
            <text:p>98675000</text:p>
          </table:table-cell>
          <table:table-cell office:value-type="string" calcext:value-type="string">
            <text:p>RS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SEDE NO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32" calcext:value-type="float">
            <text:p>90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01012" calcext:value-type="float">
            <text:p>199010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36100" calcext:value-type="float">
            <text:p>6436100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INDUSTRIAL DE ARATU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ARATU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BA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SIMOES FIL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13" calcext:value-type="float">
            <text:p>90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RATU-EST.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2100" calcext:value-type="float">
            <text:p>6422100</text:p>
          </table:table-cell>
          <table:table-cell/>
          <table:table-cell office:value-type="string" calcext:value-type="string">
            <text:p>CT INDL ARATU Z COMERCIAL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QUADRA 1 LOTE 4</text:p>
          </table:table-cell>
          <table:table-cell office:value-type="string" calcext:value-type="string">
            <text:p>ARATU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BA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SIMOES FIL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IBERDADE - SALVADOR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DA LIBERDADE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string" calcext:value-type="string">
            <text:p>LIBRDADE</text:p>
          </table:table-cell>
          <table:table-cell office:value-type="float" office:value="40375017" calcext:value-type="float">
            <text:p>40375017</text:p>
          </table:table-cell>
          <table:table-cell office:value-type="string" calcext:value-type="string">
            <text:p>BA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SALVADOR</text:p>
          </table:table-cell>
          <table:table-cell office:value-type="float" office:value="71" calcext:value-type="float">
            <text:p>71</text:p>
          </table:table-cell>
          <table:table-cell office:value-type="float" office:value="32561514" calcext:value-type="float">
            <text:p>32561514</text:p>
          </table:table-cell>
          <table:table-cell office:value-type="float" office:value="71" calcext:value-type="float">
            <text:p>71</text:p>
          </table:table-cell>
          <table:table-cell office:value-type="float" office:value="32561770" calcext:value-type="float">
            <text:p>32561770</text:p>
          </table:table-cell>
          <table:table-cell office:value-type="float" office:value="71" calcext:value-type="float">
            <text:p>71</text:p>
          </table:table-cell>
          <table:table-cell office:value-type="float" office:value="32561534" calcext:value-type="float">
            <text:p>325615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38" calcext:value-type="float">
            <text:p>9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20" calcext:value-type="float">
            <text:p>1989102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O JOAO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7175000" calcext:value-type="float">
            <text:p>87175000</text:p>
          </table:table-cell>
          <table:table-cell office:value-type="string" calcext:value-type="string">
            <text:p>PR</text:p>
          </table:table-cell>
          <table:table-cell office:value-type="float" office:value="7615" calcext:value-type="float">
            <text:p>7615</text:p>
          </table:table-cell>
          <table:table-cell office:value-type="string" calcext:value-type="string">
            <text:p>ITAMB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19" calcext:value-type="float">
            <text:p>91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RAISO DO SUL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7" calcext:value-type="float">
            <text:p>198910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X MUCKLER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6530000" calcext:value-type="float">
            <text:p>96530000</text:p>
          </table:table-cell>
          <table:table-cell office:value-type="string" calcext:value-type="string">
            <text:p>RS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PARAISO DO SUL</text:p>
          </table:table-cell>
          <table:table-cell office:value-type="float" office:value="55" calcext:value-type="float">
            <text:p>55</text:p>
          </table:table-cell>
          <table:table-cell office:value-type="float" office:value="32621022" calcext:value-type="float">
            <text:p>32621022</text:p>
          </table:table-cell>
          <table:table-cell office:value-type="float" office:value="51" calcext:value-type="float">
            <text:p>51</text:p>
          </table:table-cell>
          <table:table-cell office:value-type="float" office:value="32621014" calcext:value-type="float">
            <text:p>32621014</text:p>
          </table:table-cell>
          <table:table-cell office:value-type="float" office:value="55" calcext:value-type="float">
            <text:p>55</text:p>
          </table:table-cell>
          <table:table-cell office:value-type="float" office:value="32621014" calcext:value-type="float">
            <text:p>32621014</text:p>
          </table:table-cell>
          <table:table-cell office:value-type="string" calcext:value-type="string">
            <text:p>age324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08" calcext:value-type="float">
            <text:p>9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FAZENDA BRASILEIRO</text:p>
          </table:table-cell>
          <table:table-cell office:value-type="string" calcext:value-type="string">
            <text:p>SN</text:p>
          </table:table-cell>
          <table:table-cell table:number-columns-repeated="2"/>
          <table:table-cell office:value-type="float" office:value="48770000" calcext:value-type="float">
            <text:p>48770000</text:p>
          </table:table-cell>
          <table:table-cell office:value-type="string" calcext:value-type="string">
            <text:p>BA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TEOFILAND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80" calcext:value-type="float">
            <text:p>91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ODOVIA</text:p>
          </table:table-cell>
          <table:table-cell office:value-type="string" calcext:value-type="string">
            <text:p>BR 476</text:p>
          </table:table-cell>
          <table:table-cell/>
          <table:table-cell office:value-type="string" calcext:value-type="string">
            <text:p>KM 16</text:p>
          </table:table-cell>
          <table:table-cell office:value-type="string" calcext:value-type="string">
            <text:p>CIDADE IND.ARAUCAR.</text:p>
          </table:table-cell>
          <table:table-cell office:value-type="float" office:value="83702055" calcext:value-type="float">
            <text:p>83702055</text:p>
          </table:table-cell>
          <table:table-cell office:value-type="string" calcext:value-type="string">
            <text:p>PR</text:p>
          </table:table-cell>
          <table:table-cell office:value-type="float" office:value="7435" calcext:value-type="float">
            <text:p>7435</text:p>
          </table:table-cell>
          <table:table-cell office:value-type="string" calcext:value-type="string">
            <text:p>ARAUCA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61" calcext:value-type="float">
            <text:p>91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RESIDENTE VARGAS - SANTA MARIA (R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OFESSOR TEIXEIRA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7015550" calcext:value-type="float">
            <text:p>97015550</text:p>
          </table:table-cell>
          <table:table-cell office:value-type="string" calcext:value-type="string">
            <text:p>RS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SANTA MAR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42" calcext:value-type="float">
            <text:p>91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MINGOS MARCOLIN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820000" calcext:value-type="float">
            <text:p>29820000</text:p>
          </table:table-cell>
          <table:table-cell office:value-type="string" calcext:value-type="string">
            <text:p>ES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AGUA DOCE DO NOR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23" calcext:value-type="float">
            <text:p>91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EDICILANDIA P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ENEDITO DO VAL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LOTE <text:s/>01 <text:s text:c="17"/>QUADRA08</text:p>
          </table:table-cell>
          <table:table-cell office:value-type="string" calcext:value-type="string">
            <text:p>CENTRO</text:p>
          </table:table-cell>
          <table:table-cell office:value-type="float" office:value="68145000" calcext:value-type="float">
            <text:p>68145000</text:p>
          </table:table-cell>
          <table:table-cell office:value-type="string" calcext:value-type="string">
            <text:p>PA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MEDICILANDIA</text:p>
          </table:table-cell>
          <table:table-cell office:value-type="float" office:value="93" calcext:value-type="float">
            <text:p>93</text:p>
          </table:table-cell>
          <table:table-cell office:value-type="float" office:value="35311270" calcext:value-type="float">
            <text:p>35311270</text:p>
          </table:table-cell>
          <table:table-cell office:value-type="float" office:value="93" calcext:value-type="float">
            <text:p>93</text:p>
          </table:table-cell>
          <table:table-cell office:value-type="float" office:value="35311269" calcext:value-type="float">
            <text:p>35311269</text:p>
          </table:table-cell>
          <table:table-cell table:number-columns-repeated="2"/>
          <table:table-cell office:value-type="string" calcext:value-type="string">
            <text:p>age321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04" calcext:value-type="float">
            <text:p>91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RODOVIA SP 332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KM 132</text:p>
          </table:table-cell>
          <table:table-cell office:value-type="string" calcext:value-type="string">
            <text:p>ZONA RURAL</text:p>
          </table:table-cell>
          <table:table-cell office:value-type="float" office:value="13140031" calcext:value-type="float">
            <text:p>13140031</text:p>
          </table:table-cell>
          <table:table-cell office:value-type="string" calcext:value-type="string">
            <text:p>SP</text:p>
          </table:table-cell>
          <table:table-cell office:value-type="float" office:value="6831" calcext:value-type="float">
            <text:p>6831</text:p>
          </table:table-cell>
          <table:table-cell office:value-type="string" calcext:value-type="string">
            <text:p>PAULIN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95" calcext:value-type="float">
            <text:p>91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O BAT SOARES SOUZA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4945010" calcext:value-type="float">
            <text:p>94945010</text:p>
          </table:table-cell>
          <table:table-cell office:value-type="string" calcext:value-type="string">
            <text:p>RS</text:p>
          </table:table-cell>
          <table:table-cell office:value-type="float" office:value="8561" calcext:value-type="float">
            <text:p>8561</text:p>
          </table:table-cell>
          <table:table-cell office:value-type="string" calcext:value-type="string">
            <text:p>CACHOEIRINH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29" calcext:value-type="float">
            <text:p>92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MERICO BRASILIENSE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4610000" calcext:value-type="float">
            <text:p>14610000</text:p>
          </table:table-cell>
          <table:table-cell office:value-type="string" calcext:value-type="string">
            <text:p>SP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IPU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LOC <text:s/>RODOVIA CE 021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KM 04</text:p>
          </table:table-cell>
          <table:table-cell office:value-type="string" calcext:value-type="string">
            <text:p>PAJUCARA</text:p>
          </table:table-cell>
          <table:table-cell office:value-type="float" office:value="61901410" calcext:value-type="float">
            <text:p>61901410</text:p>
          </table:table-cell>
          <table:table-cell office:value-type="string" calcext:value-type="string">
            <text:p>CE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MARACANAU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90" calcext:value-type="float">
            <text:p>92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922" calcext:value-type="float">
            <text:p>1989092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AO JOS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9735000" calcext:value-type="float">
            <text:p>39735000</text:p>
          </table:table-cell>
          <table:table-cell office:value-type="string" calcext:value-type="string">
            <text:p>MG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DIVINOLANDIA DE MI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71" calcext:value-type="float">
            <text:p>92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870520" calcext:value-type="float">
            <text:p>198705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41209" calcext:value-type="float">
            <text:p>19741209</text:p>
          </table:table-cell>
          <table:table-cell office:value-type="float" office:value="6436100" calcext:value-type="float">
            <text:p>6436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 ESQUINA COM RUA 16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ZONA LIBRE DE COLON</text:p>
          </table:table-cell>
          <table:table-cell office:value-type="float" office:value="70310500" calcext:value-type="float">
            <text:p>7031050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52" calcext:value-type="float">
            <text:p>92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MSTERDAM HOLAND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404" calcext:value-type="float">
            <text:p>197504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HERENGRACHT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33" calcext:value-type="float">
            <text:p>92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891212" calcext:value-type="float">
            <text:p>198912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404" calcext:value-type="float">
            <text:p>19750404</text:p>
          </table:table-cell>
          <table:table-cell office:value-type="float" office:value="6436100" calcext:value-type="float">
            <text:p>6436100</text:p>
          </table:table-cell>
          <table:table-cell/>
          <table:table-cell office:value-type="string" calcext:value-type="string">
            <text:p>HOCHSTRASS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0310500" calcext:value-type="float">
            <text:p>7031050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4" calcext:value-type="float">
            <text:p>92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NOVE DE JULHO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5860000" calcext:value-type="float">
            <text:p>15860000</text:p>
          </table:table-cell>
          <table:table-cell office:value-type="string" calcext:value-type="string">
            <text:p>SP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B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03" calcext:value-type="float">
            <text:p>92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404" calcext:value-type="float">
            <text:p>197504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ODOVIA</text:p>
          </table:table-cell>
          <table:table-cell office:value-type="string" calcext:value-type="string">
            <text:p>BR 116 KM 47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SEROPEDICA</text:p>
          </table:table-cell>
          <table:table-cell office:value-type="float" office:value="23810011" calcext:value-type="float">
            <text:p>23810011</text:p>
          </table:table-cell>
          <table:table-cell office:value-type="string" calcext:value-type="string">
            <text:p>RJ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ITAGU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86" calcext:value-type="float">
            <text:p>92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301" calcext:value-type="float">
            <text:p>199303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23" calcext:value-type="float">
            <text:p>19890223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REF BENEDITO MARINHO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178000" calcext:value-type="float">
            <text:p>58178000</text:p>
          </table:table-cell>
          <table:table-cell office:value-type="string" calcext:value-type="string">
            <text:p>PB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NOVA FLORE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67" calcext:value-type="float">
            <text:p>92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ARAO DE ITAPURA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BOTAFOGO</text:p>
          </table:table-cell>
          <table:table-cell office:value-type="float" office:value="13076000" calcext:value-type="float">
            <text:p>13076000</text:p>
          </table:table-cell>
          <table:table-cell office:value-type="string" calcext:value-type="string">
            <text:p>SP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CAMPI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09" calcext:value-type="float">
            <text:p>93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01012" calcext:value-type="float">
            <text:p>199010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111" calcext:value-type="float">
            <text:p>198901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O BENEDITO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300000" calcext:value-type="float">
            <text:p>68300000</text:p>
          </table:table-cell>
          <table:table-cell office:value-type="string" calcext:value-type="string">
            <text:p>PA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GURUP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81" calcext:value-type="float">
            <text:p>93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111" calcext:value-type="float">
            <text:p>1989011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ULIO CAMPOS</text:p>
          </table:table-cell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78380000" calcext:value-type="float">
            <text:p>78380000</text:p>
          </table:table-cell>
          <table:table-cell office:value-type="string" calcext:value-type="string">
            <text:p>MT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DENIS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62" calcext:value-type="float">
            <text:p>93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MPRESA SAVASSI - BELO HORIZONTE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404" calcext:value-type="float">
            <text:p>19750404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JOAO PINHEIRO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NDAR 3</text:p>
          </table:table-cell>
          <table:table-cell office:value-type="string" calcext:value-type="string">
            <text:p>LOURDES</text:p>
          </table:table-cell>
          <table:table-cell office:value-type="float" office:value="30130188" calcext:value-type="float">
            <text:p>30130188</text:p>
          </table:table-cell>
          <table:table-cell office:value-type="string" calcext:value-type="string">
            <text:p>MG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BELO HORIZONTE</text:p>
          </table:table-cell>
          <table:table-cell office:value-type="float" office:value="31" calcext:value-type="float">
            <text:p>31</text:p>
          </table:table-cell>
          <table:table-cell office:value-type="float" office:value="32381200" calcext:value-type="float">
            <text:p>32381200</text:p>
          </table:table-cell>
          <table:table-cell office:value-type="float" office:value="31" calcext:value-type="float">
            <text:p>31</text:p>
          </table:table-cell>
          <table:table-cell office:value-type="float" office:value="40033001" calcext:value-type="float">
            <text:p>40033001</text:p>
          </table:table-cell>
          <table:table-cell table:number-columns-repeated="2"/>
          <table:table-cell office:value-type="string" calcext:value-type="string">
            <text:p>AGE1229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43" calcext:value-type="float">
            <text:p>93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216" calcext:value-type="float">
            <text:p>1989021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ORONEL CABRAL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4720000" calcext:value-type="float">
            <text:p>14720000</text:p>
          </table:table-cell>
          <table:table-cell office:value-type="string" calcext:value-type="string">
            <text:p>SP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TAIU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424" calcext:value-type="float">
            <text:p>93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60711" calcext:value-type="float">
            <text:p>199607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7" calcext:value-type="float">
            <text:p>198910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HENRIQUE VILANOVA</text:p>
          </table:table-cell>
          <table:table-cell office:value-type="string" calcext:value-type="string">
            <text:p>S N</text:p>
          </table:table-cell>
          <table:table-cell table:number-columns-repeated="2"/>
          <table:table-cell office:value-type="float" office:value="96770000" calcext:value-type="float">
            <text:p>96770000</text:p>
          </table:table-cell>
          <table:table-cell office:value-type="string" calcext:value-type="string">
            <text:p>R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CERRO GRANDE DO SU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05" calcext:value-type="float">
            <text:p>93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80617" calcext:value-type="float">
            <text:p>199806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20428" calcext:value-type="float">
            <text:p>1982042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UI BARBOS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280000" calcext:value-type="float">
            <text:p>45280000</text:p>
          </table:table-cell>
          <table:table-cell office:value-type="string" calcext:value-type="string">
            <text:p>BA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IGUA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96" calcext:value-type="float">
            <text:p>93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404" calcext:value-type="float">
            <text:p>197504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L MASCARENHAS MORAIS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string" calcext:value-type="string">
            <text:p>BOA VIAGEM</text:p>
          </table:table-cell>
          <table:table-cell office:value-type="float" office:value="52050310" calcext:value-type="float">
            <text:p>52050310</text:p>
          </table:table-cell>
          <table:table-cell office:value-type="string" calcext:value-type="string">
            <text:p>PE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RECIF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77" calcext:value-type="float">
            <text:p>93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90330" calcext:value-type="float">
            <text:p>199903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404" calcext:value-type="float">
            <text:p>1975040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VERBO DIVINO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TERREO</text:p>
          </table:table-cell>
          <table:table-cell office:value-type="string" calcext:value-type="string">
            <text:p>STO AMARO PAULISTA</text:p>
          </table:table-cell>
          <table:table-cell office:value-type="float" office:value="4719907" calcext:value-type="float">
            <text:p>4719907</text:p>
          </table:table-cell>
          <table:table-cell office:value-type="string" calcext:value-type="string">
            <text:p>SP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SAO PAUL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8" calcext:value-type="float">
            <text:p>93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TABIRITO - ITABIRITO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404" calcext:value-type="float">
            <text:p>19750404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. GUILHERM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5450000" calcext:value-type="float">
            <text:p>35450000</text:p>
          </table:table-cell>
          <table:table-cell office:value-type="string" calcext:value-type="string">
            <text:p>MG</text:p>
          </table:table-cell>
          <table:table-cell office:value-type="float" office:value="4637" calcext:value-type="float">
            <text:p>4637</text:p>
          </table:table-cell>
          <table:table-cell office:value-type="string" calcext:value-type="string">
            <text:p>ITABIRITO</text:p>
          </table:table-cell>
          <table:table-cell table:number-columns-repeated="6"/>
          <table:table-cell office:value-type="string" calcext:value-type="string">
            <text:p>AGE0849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39" calcext:value-type="float">
            <text:p>93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AJURE PORTO ALEGRE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124" calcext:value-type="float">
            <text:p>1976112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NERAL CAMAR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4 ANDAR</text:p>
          </table:table-cell>
          <table:table-cell office:value-type="string" calcext:value-type="string">
            <text:p>CENTRO</text:p>
          </table:table-cell>
          <table:table-cell office:value-type="float" office:value="90010230" calcext:value-type="float">
            <text:p>90010230</text:p>
          </table:table-cell>
          <table:table-cell office:value-type="string" calcext:value-type="string">
            <text:p>RS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PORTO ALEG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72" calcext:value-type="float">
            <text:p>94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526" calcext:value-type="float">
            <text:p>1975052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S EXPEDICIONARIOS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430000" calcext:value-type="float">
            <text:p>46430000</text:p>
          </table:table-cell>
          <table:table-cell office:value-type="string" calcext:value-type="string">
            <text:p>BA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GUANAMB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53" calcext:value-type="float">
            <text:p>94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526" calcext:value-type="float">
            <text:p>19750526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DR. ALBERTO D'OLIVEIRA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680000" calcext:value-type="float">
            <text:p>55680000</text:p>
          </table:table-cell>
          <table:table-cell office:value-type="string" calcext:value-type="string">
            <text:p>PE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BONI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34" calcext:value-type="float">
            <text:p>94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LGUEIRO-PE EST. 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526" calcext:value-type="float">
            <text:p>197505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OSMUNDO BEZERRA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000000" calcext:value-type="float">
            <text:p>56000000</text:p>
          </table:table-cell>
          <table:table-cell office:value-type="string" calcext:value-type="string">
            <text:p>PE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SALGU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15" calcext:value-type="float">
            <text:p>94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1026" calcext:value-type="float">
            <text:p>197610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IMPLICIANO F FONSECA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360000" calcext:value-type="float">
            <text:p>49360000</text:p>
          </table:table-cell>
          <table:table-cell office:value-type="string" calcext:value-type="string">
            <text:p>SE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BOQUI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04" calcext:value-type="float">
            <text:p>94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526" calcext:value-type="float">
            <text:p>197505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PRES JOAO PESSOA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755000" calcext:value-type="float">
            <text:p>58755000</text:p>
          </table:table-cell>
          <table:table-cell office:value-type="string" calcext:value-type="string">
            <text:p>PB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PRINCESA ISABE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87" calcext:value-type="float">
            <text:p>94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 UNIF</text:p>
          </table:table-cell>
          <table:table-cell office:value-type="float" office:value="8" calcext:value-type="float">
            <text:p>8</text:p>
          </table:table-cell>
          <table:table-cell office:value-type="float" office:value="19990622" calcext:value-type="float">
            <text:p>199906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917" calcext:value-type="float">
            <text:p>1975091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SENADOR DANTA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LA 3901 39 ANDAR</text:p>
          </table:table-cell>
          <table:table-cell office:value-type="string" calcext:value-type="string">
            <text:p>CENTRO</text:p>
          </table:table-cell>
          <table:table-cell office:value-type="float" office:value="20031202" calcext:value-type="float">
            <text:p>20031202</text:p>
          </table:table-cell>
          <table:table-cell office:value-type="string" calcext:value-type="string">
            <text:p>RJ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IO DE JANEIR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68" calcext:value-type="float">
            <text:p>94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JURACY MAGALHAE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630000" calcext:value-type="float">
            <text:p>44630000</text:p>
          </table:table-cell>
          <table:table-cell office:value-type="string" calcext:value-type="string">
            <text:p>BA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MAI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49" calcext:value-type="float">
            <text:p>94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.JOSE GONCALVES DE SA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8540000" calcext:value-type="float">
            <text:p>48540000</text:p>
          </table:table-cell>
          <table:table-cell office:value-type="string" calcext:value-type="string">
            <text:p>BA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JEREMOAB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20" calcext:value-type="float">
            <text:p>948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RACAS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R JOAO PESSO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5360000" calcext:value-type="float">
            <text:p>45360000</text:p>
          </table:table-cell>
          <table:table-cell office:value-type="string" calcext:value-type="string">
            <text:p>BA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MARAC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COARACI BELEM P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NOEL BARATA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VILA DE ICOARACY</text:p>
          </table:table-cell>
          <table:table-cell office:value-type="float" office:value="66810100" calcext:value-type="float">
            <text:p>66810100</text:p>
          </table:table-cell>
          <table:table-cell office:value-type="string" calcext:value-type="string">
            <text:p>P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ELEM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44" calcext:value-type="float">
            <text:p>95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ICINIO DE ALMEIDA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CASTRO ALVE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NTRO</text:p>
          </table:table-cell>
          <table:table-cell office:value-type="float" office:value="46330000" calcext:value-type="float">
            <text:p>46330000</text:p>
          </table:table-cell>
          <table:table-cell office:value-type="string" calcext:value-type="string">
            <text:p>BA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LICINIO DE ALMEID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25" calcext:value-type="float">
            <text:p>95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331" calcext:value-type="float">
            <text:p>199303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STA TEREZINHA</text:p>
          </table:table-cell>
          <table:table-cell office:value-type="float" office:value="89340000" calcext:value-type="float">
            <text:p>89340000</text:p>
          </table:table-cell>
          <table:table-cell office:value-type="string" calcext:value-type="string">
            <text:p>SC</text:p>
          </table:table-cell>
          <table:table-cell office:value-type="float" office:value="8159" calcext:value-type="float">
            <text:p>8159</text:p>
          </table:table-cell>
          <table:table-cell office:value-type="string" calcext:value-type="string">
            <text:p>ITAIOPOLI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06" calcext:value-type="float">
            <text:p>95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BONFIM CAMPINAS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GOVERNADOR PEDRO TOLEDO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ONFIM</text:p>
          </table:table-cell>
          <table:table-cell office:value-type="float" office:value="13070150" calcext:value-type="float">
            <text:p>13070150</text:p>
          </table:table-cell>
          <table:table-cell office:value-type="string" calcext:value-type="string">
            <text:p>SP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CAMPINA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97" calcext:value-type="float">
            <text:p>95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IMPERADOR PETROPOLIS RJ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IMPERADOR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5620001" calcext:value-type="float">
            <text:p>25620001</text:p>
          </table:table-cell>
          <table:table-cell office:value-type="string" calcext:value-type="string">
            <text:p>RJ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PETROPOLIS</text:p>
          </table:table-cell>
          <table:table-cell office:value-type="float" office:value="24" calcext:value-type="float">
            <text:p>24</text:p>
          </table:table-cell>
          <table:table-cell office:value-type="float" office:value="22436143" calcext:value-type="float">
            <text:p>2243614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425190" calcext:value-type="float">
            <text:p>22425190</text:p>
          </table:table-cell>
          <table:table-cell office:value-type="string" calcext:value-type="string">
            <text:p>age288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78" calcext:value-type="float">
            <text:p>95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8" calcext:value-type="float">
            <text:p>1989101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BANDEIRA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720000" calcext:value-type="float">
            <text:p>17720000</text:p>
          </table:table-cell>
          <table:table-cell office:value-type="string" calcext:value-type="string">
            <text:p>SP</text:p>
          </table:table-cell>
          <table:table-cell office:value-type="float" office:value="7003" calcext:value-type="float">
            <text:p>7003</text:p>
          </table:table-cell>
          <table:table-cell office:value-type="string" calcext:value-type="string">
            <text:p>SALMOUR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59" calcext:value-type="float">
            <text:p>95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DUCANDOS METR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LEOPOLDO PERES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EDUCANDOS</text:p>
          </table:table-cell>
          <table:table-cell office:value-type="float" office:value="69070250" calcext:value-type="float">
            <text:p>69070250</text:p>
          </table:table-cell>
          <table:table-cell office:value-type="string" calcext:value-type="string">
            <text:p>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NAU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0" calcext:value-type="float">
            <text:p>95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BASE ALM CASTRO E SILVA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ILHA MOCAN GRANDE</text:p>
          </table:table-cell>
          <table:table-cell office:value-type="float" office:value="24355090" calcext:value-type="float">
            <text:p>24355090</text:p>
          </table:table-cell>
          <table:table-cell office:value-type="string" calcext:value-type="string">
            <text:p>RJ</text:p>
          </table:table-cell>
          <table:table-cell office:value-type="float" office:value="5865" calcext:value-type="float">
            <text:p>5865</text:p>
          </table:table-cell>
          <table:table-cell office:value-type="string" calcext:value-type="string">
            <text:p>NITERO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10" calcext:value-type="float">
            <text:p>95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ERNANDES DA CUNHA - SALVADOR (BA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ERNANDES DA CUNHA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MENDES</text:p>
          </table:table-cell>
          <table:table-cell office:value-type="float" office:value="40445201" calcext:value-type="float">
            <text:p>40445201</text:p>
          </table:table-cell>
          <table:table-cell office:value-type="string" calcext:value-type="string">
            <text:p>BA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SALVADOR</text:p>
          </table:table-cell>
          <table:table-cell office:value-type="float" office:value="71" calcext:value-type="float">
            <text:p>71</text:p>
          </table:table-cell>
          <table:table-cell office:value-type="float" office:value="33128431" calcext:value-type="float">
            <text:p>3312843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3124571" calcext:value-type="float">
            <text:p>331245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AO JOSE DO BELMONTE PE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728" calcext:value-type="float">
            <text:p>1975072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PIRES RIBEIRO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950000" calcext:value-type="float">
            <text:p>56950000</text:p>
          </table:table-cell>
          <table:table-cell office:value-type="string" calcext:value-type="string">
            <text:p>PE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SAO JOSE DO BELMONT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82" calcext:value-type="float">
            <text:p>95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630" calcext:value-type="float">
            <text:p>197506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UI BARBOSA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690000" calcext:value-type="float">
            <text:p>45690000</text:p>
          </table:table-cell>
          <table:table-cell office:value-type="string" calcext:value-type="string">
            <text:p>BA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UN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16" calcext:value-type="float">
            <text:p>9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AMACARI-EST.UNIF.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0923" calcext:value-type="float">
            <text:p>19760923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DELINA DE SA</text:p>
          </table:table-cell>
          <table:table-cell office:value-type="string" calcext:value-type="string">
            <text:p>S/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2800060" calcext:value-type="float">
            <text:p>42800060</text:p>
          </table:table-cell>
          <table:table-cell office:value-type="string" calcext:value-type="string">
            <text:p>BA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CAMACA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05" calcext:value-type="float">
            <text:p>96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60923" calcext:value-type="float">
            <text:p>19760923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NTENOR NAVARR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280000" calcext:value-type="float">
            <text:p>58280000</text:p>
          </table:table-cell>
          <table:table-cell office:value-type="string" calcext:value-type="string">
            <text:p>PB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MAMANGUAP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88" calcext:value-type="float">
            <text:p>96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GENERAL DANTA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460000" calcext:value-type="float">
            <text:p>59460000</text:p>
          </table:table-cell>
          <table:table-cell office:value-type="string" calcext:value-type="string">
            <text:p>RN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SAO PAULO DO POTENG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69" calcext:value-type="float">
            <text:p>96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 S DA CONCEICAO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9700000" calcext:value-type="float">
            <text:p>59700000</text:p>
          </table:table-cell>
          <table:table-cell office:value-type="string" calcext:value-type="string">
            <text:p>RN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POD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40" calcext:value-type="float">
            <text:p>96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BOATAO DOS GUARARAPES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NOSSA SENHORA DO ROSARIO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4110130" calcext:value-type="float">
            <text:p>54110130</text:p>
          </table:table-cell>
          <table:table-cell office:value-type="string" calcext:value-type="string">
            <text:p>PE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JABOATAO DOS GUARARAPES</text:p>
          </table:table-cell>
          <table:table-cell office:value-type="float" office:value="81" calcext:value-type="float">
            <text:p>81</text:p>
          </table:table-cell>
          <table:table-cell office:value-type="float" office:value="34811757" calcext:value-type="float">
            <text:p>3481175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4811592" calcext:value-type="float">
            <text:p>34811592</text:p>
          </table:table-cell>
          <table:table-cell office:value-type="string" calcext:value-type="string">
            <text:p>AGE0934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20" calcext:value-type="float">
            <text:p>96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OLON DE LUCENA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P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CONCEICA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01" calcext:value-type="float">
            <text:p>96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QUINZE DE NOVEMBRO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3005000" calcext:value-type="float">
            <text:p>83005000</text:p>
          </table:table-cell>
          <table:table-cell office:value-type="string" calcext:value-type="string">
            <text:p>PR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SAO JOSE DOS PINHAIS</text:p>
          </table:table-cell>
          <table:table-cell office:value-type="float" office:value="41" calcext:value-type="float">
            <text:p>41</text:p>
          </table:table-cell>
          <table:table-cell office:value-type="float" office:value="33819200" calcext:value-type="float">
            <text:p>3381920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819250" calcext:value-type="float">
            <text:p>33819250</text:p>
          </table:table-cell>
          <table:table-cell office:value-type="string" calcext:value-type="string">
            <text:p>AGE0982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92" calcext:value-type="float">
            <text:p>96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AVEN NECO TEIXEIRA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460000" calcext:value-type="float">
            <text:p>64460000</text:p>
          </table:table-cell>
          <table:table-cell office:value-type="string" calcext:value-type="string">
            <text:p>PI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AGUA BRANC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73" calcext:value-type="float">
            <text:p>96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R JOAO PESSOA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220000" calcext:value-type="float">
            <text:p>56220000</text:p>
          </table:table-cell>
          <table:table-cell office:value-type="string" calcext:value-type="string">
            <text:p>PE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BODOC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54" calcext:value-type="float">
            <text:p>96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CUSTODIA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ÇA</text:p>
          </table:table-cell>
          <table:table-cell office:value-type="string" calcext:value-type="string">
            <text:p>PADRE LEAO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6640000" calcext:value-type="float">
            <text:p>56640000</text:p>
          </table:table-cell>
          <table:table-cell office:value-type="string" calcext:value-type="string">
            <text:p>PE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CUSTODIA</text:p>
          </table:table-cell>
          <table:table-cell office:value-type="float" office:value="87" calcext:value-type="float">
            <text:p>87</text:p>
          </table:table-cell>
          <table:table-cell office:value-type="float" office:value="38481272" calcext:value-type="float">
            <text:p>38481272</text:p>
          </table:table-cell>
          <table:table-cell office:value-type="float" office:value="87" calcext:value-type="float">
            <text:p>87</text:p>
          </table:table-cell>
          <table:table-cell office:value-type="float" office:value="38481886" calcext:value-type="float">
            <text:p>38481886</text:p>
          </table:table-cell>
          <table:table-cell office:value-type="float" office:value="87" calcext:value-type="float">
            <text:p>87</text:p>
          </table:table-cell>
          <table:table-cell office:value-type="float" office:value="38481131" calcext:value-type="float">
            <text:p>38481131</text:p>
          </table:table-cell>
          <table:table-cell office:value-type="string" calcext:value-type="string">
            <text:p>age0917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98" calcext:value-type="float">
            <text:p>97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JOAQUIM CHAGAS FILHO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2940000" calcext:value-type="float">
            <text:p>62940000</text:p>
          </table:table-cell>
          <table:table-cell office:value-type="string" calcext:value-type="string">
            <text:p>CE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MORADA NOV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79" calcext:value-type="float">
            <text:p>97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11" calcext:value-type="float">
            <text:p>19750811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A MATRIZ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3520000" calcext:value-type="float">
            <text:p>63520000</text:p>
          </table:table-cell>
          <table:table-cell office:value-type="string" calcext:value-type="string">
            <text:p>CE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OROS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50" calcext:value-type="float">
            <text:p>97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A MINDURI MG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922" calcext:value-type="float">
            <text:p>19890922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IXOS</text:p>
          </table:table-cell>
          <table:table-cell office:value-type="float" office:value="37447000" calcext:value-type="float">
            <text:p>37447000</text:p>
          </table:table-cell>
          <table:table-cell office:value-type="string" calcext:value-type="string">
            <text:p>MG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MINDUR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30" calcext:value-type="float">
            <text:p>97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406" calcext:value-type="float">
            <text:p>199304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8" calcext:value-type="float">
            <text:p>1989101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LAUDIO L DE CASTILHO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5360000" calcext:value-type="float">
            <text:p>15360000</text:p>
          </table:table-cell>
          <table:table-cell office:value-type="string" calcext:value-type="string">
            <text:p>SP</text:p>
          </table:table-cell>
          <table:table-cell office:value-type="float" office:value="7147" calcext:value-type="float">
            <text:p>7147</text:p>
          </table:table-cell>
          <table:table-cell office:value-type="string" calcext:value-type="string">
            <text:p>SUD MENNUCCI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11" calcext:value-type="float">
            <text:p>97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PAA - BARRA DE SAO MIGUEL AL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MIRIEL CAVALCANTE</text:p>
          </table:table-cell>
          <table:table-cell office:value-type="string" calcext:value-type="string">
            <text:p>S N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180000" calcext:value-type="float">
            <text:p>57180000</text:p>
          </table:table-cell>
          <table:table-cell office:value-type="string" calcext:value-type="string">
            <text:p>AL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BARRA DE SAO MIGUE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25" calcext:value-type="float">
            <text:p>197508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SAUDADE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CAMPOS ELISEOS</text:p>
          </table:table-cell>
          <table:table-cell office:value-type="float" office:value="14085000" calcext:value-type="float">
            <text:p>14085000</text:p>
          </table:table-cell>
          <table:table-cell office:value-type="string" calcext:value-type="string">
            <text:p>SP</text:p>
          </table:table-cell>
          <table:table-cell office:value-type="float" office:value="6969" calcext:value-type="float">
            <text:p>6969</text:p>
          </table:table-cell>
          <table:table-cell office:value-type="string" calcext:value-type="string">
            <text:p>RIBEIRAO PRE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83" calcext:value-type="float">
            <text:p>97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GRAVATA (PE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25" calcext:value-type="float">
            <text:p>19750825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RAO LINS DE ANDRA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AVATA CENTRO</text:p>
          </table:table-cell>
          <table:table-cell office:value-type="float" office:value="55641080" calcext:value-type="float">
            <text:p>55641080</text:p>
          </table:table-cell>
          <table:table-cell office:value-type="string" calcext:value-type="string">
            <text:p>PE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GRAVATA</text:p>
          </table:table-cell>
          <table:table-cell office:value-type="float" office:value="81" calcext:value-type="float">
            <text:p>81</text:p>
          </table:table-cell>
          <table:table-cell office:value-type="float" office:value="35330388" calcext:value-type="float">
            <text:p>35330388</text:p>
          </table:table-cell>
          <table:table-cell office:value-type="float" office:value="81" calcext:value-type="float">
            <text:p>81</text:p>
          </table:table-cell>
          <table:table-cell office:value-type="float" office:value="35330998" calcext:value-type="float">
            <text:p>35330998</text:p>
          </table:table-cell>
          <table:table-cell office:value-type="float" office:value="81" calcext:value-type="float">
            <text:p>81</text:p>
          </table:table-cell>
          <table:table-cell office:value-type="float" office:value="35330870" calcext:value-type="float">
            <text:p>35330870</text:p>
          </table:table-cell>
          <table:table-cell office:value-type="string" calcext:value-type="string">
            <text:p>AGE0922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64" calcext:value-type="float">
            <text:p>97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25" calcext:value-type="float">
            <text:p>197508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ULIO CAVALCANTE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7400000" calcext:value-type="float">
            <text:p>57400000</text:p>
          </table:table-cell>
          <table:table-cell office:value-type="string" calcext:value-type="string">
            <text:p>AL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PAO DE ACUCA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45" calcext:value-type="float">
            <text:p>97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SERTAOZINHO SP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25" calcext:value-type="float">
            <text:p>19750825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BARAO DO RIO BRANCO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4160570" calcext:value-type="float">
            <text:p>14160570</text:p>
          </table:table-cell>
          <table:table-cell office:value-type="string" calcext:value-type="string">
            <text:p>SP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SERTAOZINH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26" calcext:value-type="float">
            <text:p>97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60523" calcext:value-type="float">
            <text:p>199605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98440000" calcext:value-type="float">
            <text:p>98440000</text:p>
          </table:table-cell>
          <table:table-cell office:value-type="string" calcext:value-type="string">
            <text:p>RS</text:p>
          </table:table-cell>
          <table:table-cell office:value-type="float" office:value="8567" calcext:value-type="float">
            <text:p>8567</text:p>
          </table:table-cell>
          <table:table-cell office:value-type="string" calcext:value-type="string">
            <text:p>CAICA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60" calcext:value-type="float">
            <text:p>98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JANAUBA - JANAUB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829" calcext:value-type="float">
            <text:p>19750829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DO COMERCIO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39440001" calcext:value-type="float">
            <text:p>39440001</text:p>
          </table:table-cell>
          <table:table-cell office:value-type="string" calcext:value-type="string">
            <text:p>MG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JANAUBA</text:p>
          </table:table-cell>
          <table:table-cell table:number-columns-repeated="6"/>
          <table:table-cell office:value-type="string" calcext:value-type="string">
            <text:p>AGE093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40" calcext:value-type="float">
            <text:p>98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908" calcext:value-type="float">
            <text:p>1975090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5 DE SETEMBRO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800000" calcext:value-type="float">
            <text:p>69800000</text:p>
          </table:table-cell>
          <table:table-cell office:value-type="string" calcext:value-type="string">
            <text:p>AM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AI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21" calcext:value-type="float">
            <text:p>98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930210" calcext:value-type="float">
            <text:p>19930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20" calcext:value-type="float">
            <text:p>1989102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GETULIO VARGAS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87120000" calcext:value-type="float">
            <text:p>87120000</text:p>
          </table:table-cell>
          <table:table-cell office:value-type="string" calcext:value-type="string">
            <text:p>PR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FLOREST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02" calcext:value-type="float">
            <text:p>98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8840000" calcext:value-type="float">
            <text:p>78840000</text:p>
          </table:table-cell>
          <table:table-cell office:value-type="string" calcext:value-type="string">
            <text:p>MT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CAMPO VER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93" calcext:value-type="float">
            <text:p>98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912" calcext:value-type="float">
            <text:p>19750912</text:p>
          </table:table-cell>
          <table:table-cell office:value-type="float" office:value="6422100" calcext:value-type="float">
            <text:p>6422100</text:p>
          </table:table-cell>
          <table:table-cell/>
          <table:table-cell office:value-type="string" calcext:value-type="string">
            <text:p>AVEN SETE DE SETEMBRO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8540000" calcext:value-type="float">
            <text:p>68540000</text:p>
          </table:table-cell>
          <table:table-cell office:value-type="string" calcext:value-type="string">
            <text:p>PA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ONCEICAO DO ARAGUA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74" calcext:value-type="float">
            <text:p>98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917" calcext:value-type="float">
            <text:p>1975091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DA BANDEIRA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600000" calcext:value-type="float">
            <text:p>44600000</text:p>
          </table:table-cell>
          <table:table-cell office:value-type="string" calcext:value-type="string">
            <text:p>BA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IPI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55" calcext:value-type="float">
            <text:p>98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AJINHA - LAJINHA (MG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926" calcext:value-type="float">
            <text:p>19750926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ESTOR V DE GOUVEIA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6980000" calcext:value-type="float">
            <text:p>36980000</text:p>
          </table:table-cell>
          <table:table-cell office:value-type="string" calcext:value-type="string">
            <text:p>MG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LAJINHA</text:p>
          </table:table-cell>
          <table:table-cell table:number-columns-repeated="6"/>
          <table:table-cell office:value-type="string" calcext:value-type="string">
            <text:p>CESUP.PLATBH.MG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36" calcext:value-type="float">
            <text:p>98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LOS ANGELES ESTADOS UNIDOS</text:p>
          </table:table-cell>
          <table:table-cell office:value-type="float" office:value="8" calcext:value-type="float">
            <text:p>8</text:p>
          </table:table-cell>
          <table:table-cell office:value-type="float" office:value="20040723" calcext:value-type="float">
            <text:p>200407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926" calcext:value-type="float">
            <text:p>19750926</text:p>
          </table:table-cell>
          <table:table-cell office:value-type="float" office:value="6421200" calcext:value-type="float">
            <text:p>6421200</text:p>
          </table:table-cell>
          <table:table-cell/>
          <table:table-cell office:value-type="string" calcext:value-type="string">
            <text:p>SOUTH FLOWER STREET</text:p>
          </table:table-cell>
          <table:table-cell office:value-type="float" office:value="614" calcext:value-type="float">
            <text:p>614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17" calcext:value-type="float">
            <text:p>98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0926" calcext:value-type="float">
            <text:p>19750926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MARIO FERREIRA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5180000" calcext:value-type="float">
            <text:p>75180000</text:p>
          </table:table-cell>
          <table:table-cell office:value-type="string" calcext:value-type="string">
            <text:p>GO</text:p>
          </table:table-cell>
          <table:table-cell office:value-type="float" office:value="9609" calcext:value-type="float">
            <text:p>9609</text:p>
          </table:table-cell>
          <table:table-cell office:value-type="string" calcext:value-type="string">
            <text:p>SILVAN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06" calcext:value-type="float">
            <text:p>9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LORIDA PAULISTA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14" calcext:value-type="float">
            <text:p>19751014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GERSON VERONESI FERRACINI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7830000" calcext:value-type="float">
            <text:p>17830000</text:p>
          </table:table-cell>
          <table:table-cell office:value-type="string" calcext:value-type="string">
            <text:p>SP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FLORIDA PAULISTA</text:p>
          </table:table-cell>
          <table:table-cell office:value-type="float" office:value="18" calcext:value-type="float">
            <text:p>18</text:p>
          </table:table-cell>
          <table:table-cell office:value-type="float" office:value="35811226" calcext:value-type="float">
            <text:p>35811226</text:p>
          </table:table-cell>
          <table:table-cell table:number-columns-repeated="4"/>
          <table:table-cell office:value-type="string" calcext:value-type="string">
            <text:p>AGE0920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31" calcext:value-type="float">
            <text:p>99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MAIRINQUE (SP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14" calcext:value-type="float">
            <text:p>1975101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FRANCISCO A P OLIVEIRA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8120000" calcext:value-type="float">
            <text:p>18120000</text:p>
          </table:table-cell>
          <table:table-cell office:value-type="string" calcext:value-type="string">
            <text:p>SP</text:p>
          </table:table-cell>
          <table:table-cell office:value-type="float" office:value="6669" calcext:value-type="float">
            <text:p>6669</text:p>
          </table:table-cell>
          <table:table-cell office:value-type="string" calcext:value-type="string">
            <text:p>MAIRINQU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12" calcext:value-type="float">
            <text:p>99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OMA ITALIA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14" calcext:value-type="float">
            <text:p>1975101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LUDOVIS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 ANDAR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9707" calcext:value-type="float">
            <text:p>9707</text:p>
          </table:table-cell>
          <table:table-cell office:value-type="string" calcext:value-type="string">
            <text:p>EXTERIO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01" calcext:value-type="float">
            <text:p>99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1018" calcext:value-type="float">
            <text:p>19891018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O ORATORIO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PARQUE DAS NACOES</text:p>
          </table:table-cell>
          <table:table-cell office:value-type="float" office:value="9280000" calcext:value-type="float">
            <text:p>9280000</text:p>
          </table:table-cell>
          <table:table-cell office:value-type="string" calcext:value-type="string">
            <text:p>SP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SANTO ANDR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84" calcext:value-type="float">
            <text:p>99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ESTOCOLMO SUECIA</text:p>
          </table:table-cell>
          <table:table-cell office:value-type="float" office:value="8" calcext:value-type="float">
            <text:p>8</text:p>
          </table:table-cell>
          <table:table-cell office:value-type="float" office:value="19960326" calcext:value-type="float">
            <text:p>199603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14" calcext:value-type="float">
            <text:p>19751014</text:p>
          </table:table-cell>
          <table:table-cell office:value-type="float" office:value="6436100" calcext:value-type="float">
            <text:p>6436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MASTER SAMUELSGATA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0310500" calcext:value-type="float">
            <text:p>70310500</text:p>
          </table:table-cell>
          <table:table-cell office:value-type="string" calcext:value-type="string">
            <text:p>DF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BRASILI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65" calcext:value-type="float">
            <text:p>99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10911" calcext:value-type="float">
            <text:p>200109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890830" calcext:value-type="float">
            <text:p>19890830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BRASIL, ESQUINA C/RUA JOSE MIRI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99165000" calcext:value-type="float">
            <text:p>99165000</text:p>
          </table:table-cell>
          <table:table-cell office:value-type="string" calcext:value-type="string">
            <text:p>RS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CAMARG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46" calcext:value-type="float">
            <text:p>99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FATIMA DO SUL (MS)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14" calcext:value-type="float">
            <text:p>19751014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AVENIDA</text:p>
          </table:table-cell>
          <table:table-cell office:value-type="string" calcext:value-type="string">
            <text:p>NOVE DE JULHO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700000" calcext:value-type="float">
            <text:p>79700000</text:p>
          </table:table-cell>
          <table:table-cell office:value-type="string" calcext:value-type="string">
            <text:p>MS</text:p>
          </table:table-cell>
          <table:table-cell office:value-type="float" office:value="9075" calcext:value-type="float">
            <text:p>9075</text:p>
          </table:table-cell>
          <table:table-cell office:value-type="string" calcext:value-type="string">
            <text:p>FATIMA DO SUL</text:p>
          </table:table-cell>
          <table:table-cell office:value-type="float" office:value="67" calcext:value-type="float">
            <text:p>67</text:p>
          </table:table-cell>
          <table:table-cell office:value-type="float" office:value="34671408" calcext:value-type="float">
            <text:p>34671408</text:p>
          </table:table-cell>
          <table:table-cell office:value-type="float" office:value="67" calcext:value-type="float">
            <text:p>67</text:p>
          </table:table-cell>
          <table:table-cell office:value-type="float" office:value="34671306" calcext:value-type="float">
            <text:p>34671306</text:p>
          </table:table-cell>
          <table:table-cell table:number-columns-repeated="2"/>
          <table:table-cell office:value-type="string" calcext:value-type="string">
            <text:p>AGE0845@BB.COM.B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27" calcext:value-type="float">
            <text:p>99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14" calcext:value-type="float">
            <text:p>19751014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CEL ARISTILIANO RAMOS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9110001" calcext:value-type="float">
            <text:p>89110001</text:p>
          </table:table-cell>
          <table:table-cell office:value-type="string" calcext:value-type="string">
            <text:p>SC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GASPA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08" calcext:value-type="float">
            <text:p>99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27" calcext:value-type="float">
            <text:p>1975102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PIO XII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6900000" calcext:value-type="float">
            <text:p>46900000</text:p>
          </table:table-cell>
          <table:table-cell office:value-type="string" calcext:value-type="string">
            <text:p>BA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SEABRA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99" calcext:value-type="float">
            <text:p>99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27" calcext:value-type="float">
            <text:p>197510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NOVE DE JULH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13320005" calcext:value-type="float">
            <text:p>13320005</text:p>
          </table:table-cell>
          <table:table-cell office:value-type="string" calcext:value-type="string">
            <text:p>SP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SALTO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70" calcext:value-type="float">
            <text:p>99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 office:value-type="string" calcext:value-type="string">
            <text:p>RIBEIRA DO POMBAL BA EST UNIF</text:p>
          </table:table-cell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27" calcext:value-type="float">
            <text:p>19751027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EVENCIA BRITO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8400000" calcext:value-type="float">
            <text:p>48400000</text:p>
          </table:table-cell>
          <table:table-cell office:value-type="string" calcext:value-type="string">
            <text:p>BA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RIBEIRA DO POMB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64" calcext:value-type="float">
            <text:p>100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CO DO BRASIL 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51103" calcext:value-type="float">
            <text:p>200511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38" calcext:value-type="float">
            <text:p>2038</text:p>
          </table:table-cell>
          <table:table-cell office:value-type="float" office:value="19751027" calcext:value-type="float">
            <text:p>19751027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PRACA</text:p>
          </table:table-cell>
          <table:table-cell office:value-type="string" calcext:value-type="string">
            <text:p>ALUISIO ALVE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865000" calcext:value-type="float">
            <text:p>59865000</text:p>
          </table:table-cell>
          <table:table-cell office:value-type="string" calcext:value-type="string">
            <text:p>R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UMARIZAL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7:08:36.862315276</meta:creation-date>
    <dc:date>2019-12-12T17:09:13.339822767</dc:date>
    <meta:editing-duration>PT36S</meta:editing-duration>
    <meta:editing-cycles>1</meta:editing-cycles>
    <meta:document-statistic meta:table-count="1" meta:cell-count="22039" meta:object-count="0"/>
    <meta:generator>LibreOffice/6.0.7.3$Linux_X86_64 LibreOffice_project/00m0$Build-3</meta:generator>
  </office:meta>
</office:document-meta>
</file>